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27/Configurations2/" manifest:media-type="application/vnd.sun.xml.ui.configuration"/>
  <manifest:file-entry manifest:full-path="Object 27/manifest.rdf" manifest:media-type="application/rdf+xml"/>
  <manifest:file-entry manifest:full-path="Object 27/style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8/Configurations2/" manifest:media-type="application/vnd.sun.xml.ui.configuration"/>
  <manifest:file-entry manifest:full-path="Object 28/styles.xml" manifest:media-type="text/xml"/>
  <manifest:file-entry manifest:full-path="Object 28/manifest.rdf" manifest:media-type="application/rdf+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spreadsheet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12/manifest.rdf" manifest:media-type="application/rdf+xml"/>
  <manifest:file-entry manifest:full-path="Object 12/style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manifest.rdf" manifest:media-type="application/rdf+xml"/>
  <manifest:file-entry manifest:full-path="Object 15/" manifest:version="1.2" manifest:media-type="application/vnd.oasis.opendocument.spreadsheet"/>
  <manifest:file-entry manifest:full-path="Object 16/Configurations2/" manifest:media-type="application/vnd.sun.xml.ui.configuration"/>
  <manifest:file-entry manifest:full-path="Object 16/styles.xml" manifest:media-type="text/xml"/>
  <manifest:file-entry manifest:full-path="Object 16/manifest.rdf" manifest:media-type="application/rdf+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styles.xml" manifest:media-type="text/xml"/>
  <manifest:file-entry manifest:full-path="Object 18/manifest.rdf" manifest:media-type="application/rdf+xml"/>
  <manifest:file-entry manifest:full-path="Object 18/content.xml" manifest:media-type="text/xml"/>
  <manifest:file-entry manifest:full-path="Object 18/" manifest:version="1.2" manifest:media-type="application/vnd.oasis.opendocument.spreadsheet"/>
  <manifest:file-entry manifest:full-path="Object 20/Configurations2/" manifest:media-type="application/vnd.sun.xml.ui.configuration"/>
  <manifest:file-entry manifest:full-path="Object 20/styles.xml" manifest:media-type="text/xml"/>
  <manifest:file-entry manifest:full-path="Object 20/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spreadsheet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" manifest:version="1.2" manifest:media-type="application/vnd.oasis.opendocument.spreadsheet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manifest.rdf" manifest:media-type="application/rdf+xml"/>
  <manifest:file-entry manifest:full-path="Object 19/styles.xml" manifest:media-type="text/xml"/>
  <manifest:file-entry manifest:full-path="Object 19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4E000026DA000008D398CC2B480E558A45.wmf" manifest:media-type="image/x-wm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248cm" fo:margin-left="-0.265cm" table:align="left" style:writing-mode="lr-tb"/>
    </style:style>
    <style:style style:name="Tableau1.A" style:family="table-column">
      <style:table-column-properties style:column-width="2.29cm"/>
    </style:style>
    <style:style style:name="Tableau1.B" style:family="table-column">
      <style:table-column-properties style:column-width="1.741cm"/>
    </style:style>
    <style:style style:name="Tableau1.C" style:family="table-column">
      <style:table-column-properties style:column-width="2.217cm"/>
    </style:style>
    <style:style style:name="Tableau1.1" style:family="table-row">
      <style:table-row-properties style:min-row-height="0.45cm" fo:keep-together="auto"/>
    </style:style>
    <style:style style:name="Tableau1.A1" style:family="table-cell">
      <style:table-cell-properties style:vertical-align="bottom" fo:padding-left="0.026cm" fo:padding-right="0.026cm" fo:padding-top="0.026cm" fo:padding-bottom="0cm" fo:border-left="none" fo:border-right="none" fo:border-top="none" fo:border-bottom="1.5pt solid #008000" style:writing-mode="lr-tb"/>
    </style:style>
    <style:style style:name="Tableau1.B1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.C1" style:family="table-cell">
      <style:table-cell-properties style:vertical-align="bottom" fo:padding-left="0.026cm" fo:padding-right="0.026cm" fo:padding-top="0.026cm" fo:padding-bottom="0cm" fo:border-left="0.75pt solid #008000" fo:border-right="1.5pt solid #008000" fo:border-top="1.5pt solid #008000" fo:border-bottom="1.5pt solid #008000" style:writing-mode="lr-tb"/>
    </style:style>
    <style:style style:name="Tableau1.A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0.75pt solid #008000" style:writing-mode="lr-tb"/>
    </style:style>
    <style:style style:name="Tableau1.C2" style:family="table-cell">
      <style:table-cell-properties style:vertical-align="bottom" fo:padding-left="0.026cm" fo:padding-right="0.026cm" fo:padding-top="0.026cm" fo:padding-bottom="0cm" fo:border-left="0.75pt solid #008000" fo:border-right="1.5pt solid #008000" fo:border-top="1.5pt solid #008000" fo:border-bottom="0.75pt solid #008000" style:writing-mode="lr-tb"/>
    </style:style>
    <style:style style:name="Tableau1.A3" style:family="table-cell">
      <style:table-cell-properties style:vertical-align="bottom" fo:padding-left="0.026cm" fo:padding-right="0.026cm" fo:padding-top="0.026cm" fo:padding-bottom="0cm" fo:border-left="1.5pt solid #008000" fo:border-right="none" fo:border-top="0.75pt solid #008000" fo:border-bottom="0.75pt solid #008000" style:writing-mode="lr-tb"/>
    </style:style>
    <style:style style:name="Tableau1.C3" style:family="table-cell">
      <style:table-cell-properties style:vertical-align="bottom" fo:padding-left="0.026cm" fo:padding-right="0.026cm" fo:padding-top="0.026cm" fo:padding-bottom="0cm" fo:border-left="0.75pt solid #008000" fo:border-right="1.5pt solid #008000" fo:border-top="0.75pt solid #008000" fo:border-bottom="0.75pt solid #008000" style:writing-mode="lr-tb"/>
    </style:style>
    <style:style style:name="Tableau1.A4" style:family="table-cell">
      <style:table-cell-properties style:vertical-align="bottom" fo:padding-left="0.026cm" fo:padding-right="0.026cm" fo:padding-top="0.026cm" fo:padding-bottom="0cm" fo:border-left="1.5pt solid #008000" fo:border-right="none" fo:border-top="0.75pt solid #008000" fo:border-bottom="1.5pt solid #008000" style:writing-mode="lr-tb"/>
    </style:style>
    <style:style style:name="Tableau1.C4" style:family="table-cell">
      <style:table-cell-properties style:vertical-align="bottom" fo:padding-left="0.026cm" fo:padding-right="0.026cm" fo:padding-top="0.026cm" fo:padding-bottom="0cm" fo:border-left="0.75pt solid #008000" fo:border-right="1.5pt solid #008000" fo:border-top="0.75pt solid #008000" fo:border-bottom="1.5pt solid #008000" style:writing-mode="lr-tb"/>
    </style:style>
    <style:style style:name="Tableau1.B5" style:family="table-cell">
      <style:table-cell-properties style:vertical-align="bottom" fo:padding-left="0.026cm" fo:padding-right="0.026cm" fo:padding-top="0.026cm" fo:padding-bottom="0cm" fo:border-left="0.75pt solid #008000" fo:border-right="none" fo:border-top="1.5pt solid #008000" fo:border-bottom="1.5pt solid #008000" style:writing-mode="lr-tb"/>
    </style:style>
    <style:style style:name="Tableau2" style:family="table">
      <style:table-properties style:width="9.409cm" fo:margin-left="-0.265cm" table:align="left" style:writing-mode="lr-tb"/>
    </style:style>
    <style:style style:name="Tableau2.A" style:family="table-column">
      <style:table-column-properties style:column-width="5.616cm"/>
    </style:style>
    <style:style style:name="Tableau2.B" style:family="table-column">
      <style:table-column-properties style:column-width="1.658cm"/>
    </style:style>
    <style:style style:name="Tableau2.C" style:family="table-column">
      <style:table-column-properties style:column-width="2.134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2.C1" style:family="table-cell">
      <style:table-cell-properties style:vertical-align="bottom" fo:padding-left="0.026cm" fo:padding-right="0.026cm" fo:padding-top="0.026cm" fo:padding-bottom="0cm" fo:border="1.5pt solid #008000" style:writing-mode="lr-tb"/>
    </style:style>
    <style:style style:name="Tableau2.A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0.75pt solid #008000" style:writing-mode="lr-tb"/>
    </style:style>
    <style:style style:name="Tableau2.C2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1.5pt solid #008000" fo:border-bottom="0.75pt solid #008000" style:writing-mode="lr-tb"/>
    </style:style>
    <style:style style:name="Tableau2.A3" style:family="table-cell">
      <style:table-cell-properties style:vertical-align="bottom" fo:padding-left="0.026cm" fo:padding-right="0.026cm" fo:padding-top="0.026cm" fo:padding-bottom="0cm" fo:border-left="1.5pt solid #008000" fo:border-right="none" fo:border-top="0.75pt solid #008000" fo:border-bottom="0.75pt solid #008000" style:writing-mode="lr-tb"/>
    </style:style>
    <style:style style:name="Tableau2.C3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0.75pt solid #008000" fo:border-bottom="0.75pt solid #008000" style:writing-mode="lr-tb"/>
    </style:style>
    <style:style style:name="Tableau2.A7" style:family="table-cell">
      <style:table-cell-properties style:vertical-align="bottom" fo:padding-left="0.026cm" fo:padding-right="0.026cm" fo:padding-top="0.026cm" fo:padding-bottom="0cm" fo:border-left="1.5pt solid #008000" fo:border-right="none" fo:border-top="0.75pt solid #008000" fo:border-bottom="1.5pt solid #008000" style:writing-mode="lr-tb"/>
    </style:style>
    <style:style style:name="Tableau2.C7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0.75pt solid #008000" fo:border-bottom="1.5pt solid #008000" style:writing-mode="lr-tb"/>
    </style:style>
    <style:style style:name="Tableau3" style:family="table">
      <style:table-properties style:width="7.519cm" fo:margin-left="-0.265cm" table:align="left" style:writing-mode="lr-tb"/>
    </style:style>
    <style:style style:name="Tableau3.A" style:family="table-column">
      <style:table-column-properties style:column-width="4.299cm"/>
    </style:style>
    <style:style style:name="Tableau3.B" style:family="table-column">
      <style:table-column-properties style:column-width="1.139cm"/>
    </style:style>
    <style:style style:name="Tableau3.C" style:family="table-column">
      <style:table-column-properties style:column-width="1.653cm"/>
    </style:style>
    <style:style style:name="Tableau3.D" style:family="table-column">
      <style:table-column-properties style:column-width="0.106cm"/>
    </style:style>
    <style:style style:name="Tableau3.G" style:family="table-column">
      <style:table-column-properties style:column-width="0.111cm"/>
    </style:style>
    <style:style style:name="Tableau3.1" style:family="table-row">
      <style:table-row-properties style:min-row-height="0.45cm" fo:keep-together="always"/>
    </style:style>
    <style:style style:name="Tableau3.A1" style:family="table-cell">
      <style:table-cell-properties style:vertical-align="bottom" fo:padding="0cm" fo:border-left="none" fo:border-right="none" fo:border-top="none" fo:border-bottom="1.5pt solid #008000" style:writing-mode="lr-tb"/>
    </style:style>
    <style:style style:name="Tableau3.D1" style:family="table-cell">
      <style:table-cell-properties style:vertical-align="top" fo:padding="0cm" fo:border="none" style:writing-mode="lr-tb"/>
    </style:style>
    <style:style style:name="Tableau3.B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3.C2" style:family="table-cell">
      <style:table-cell-properties style:vertical-align="bottom" fo:padding-left="0.026cm" fo:padding-right="0.026cm" fo:padding-top="0.026cm" fo:padding-bottom="0cm" fo:border="1.5pt solid #008000" style:writing-mode="lr-tb"/>
    </style:style>
    <style:style style:name="Tableau3.3" style:family="table-row">
      <style:table-row-properties style:min-row-height="0.45cm" fo:keep-together="auto"/>
    </style:style>
    <style:style style:name="Tableau4" style:family="table">
      <style:table-properties style:width="15.909cm" fo:margin-left="-0.265cm" table:align="left" style:writing-mode="lr-tb"/>
    </style:style>
    <style:style style:name="Tableau4.A" style:family="table-column">
      <style:table-column-properties style:column-width="6.23cm"/>
    </style:style>
    <style:style style:name="Tableau4.B" style:family="table-column">
      <style:table-column-properties style:column-width="1.309cm"/>
    </style:style>
    <style:style style:name="Tableau4.G" style:family="table-column">
      <style:table-column-properties style:column-width="0.937cm"/>
    </style:style>
    <style:style style:name="Tableau4.H" style:family="table-column">
      <style:table-column-properties style:column-width="2.198cm"/>
    </style:style>
    <style:style style:name="Tableau4.1" style:family="table-row">
      <style:table-row-properties style:min-row-height="0.041cm" fo:keep-together="auto"/>
    </style:style>
    <style:style style:name="Tableau4.A1" style:family="table-cell">
      <style:table-cell-properties style:vertical-align="middle" fo:background-color="#ffffff" fo:padding-left="0.026cm" fo:padding-right="0.026cm" fo:padding-top="0.026cm" fo:padding-bottom="0cm" fo:border-left="1.5pt solid #008000" fo:border-right="none" fo:border-top="1.5pt solid #008000" fo:border-bottom="1.5pt solid #008000" style:writing-mode="lr-tb">
        <style:background-image/>
      </style:table-cell-properties>
    </style:style>
    <style:style style:name="Tableau4.B1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C1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D1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E1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F1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G1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H1" style:family="table-cell">
      <style:table-cell-properties style:vertical-align="middle" fo:padding-left="0.026cm" fo:padding-right="0.026cm" fo:padding-top="0.026cm" fo:padding-bottom="0cm" fo:border="1.5pt solid #008000" style:writing-mode="lr-tb"/>
    </style:style>
    <style:style style:name="Tableau4.B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C2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D2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E2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F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G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H2" style:family="table-cell">
      <style:table-cell-properties style:vertical-align="middle" fo:padding-left="0.026cm" fo:padding-right="0.026cm" fo:padding-top="0.026cm" fo:padding-bottom="0cm" fo:border="1.5pt solid #008000" style:writing-mode="lr-tb"/>
    </style:style>
    <style:style style:name="Tableau4.B3" style:family="table-cell">
      <style:table-cell-properties style:vertical-align="bottom" fo:background-color="#ffffff" fo:padding-left="0.026cm" fo:padding-right="0.026cm" fo:padding-top="0.026cm" fo:padding-bottom="0cm" fo:border-left="1.5pt solid #008000" fo:border-right="none" fo:border-top="1.5pt solid #008000" fo:border-bottom="1.5pt solid #008000" style:writing-mode="lr-tb">
        <style:background-image/>
      </style:table-cell-properties>
    </style:style>
    <style:style style:name="Tableau4.C3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D3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E3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F3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G3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H3" style:family="table-cell">
      <style:table-cell-properties style:vertical-align="middle" fo:padding-left="0.026cm" fo:padding-right="0.026cm" fo:padding-top="0.026cm" fo:padding-bottom="0cm" fo:border="1.5pt solid #008000" style:writing-mode="lr-tb"/>
    </style:style>
    <style:style style:name="Tableau4.C4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D4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E4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F4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G4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H4" style:family="table-cell">
      <style:table-cell-properties style:vertical-align="middle" fo:padding-left="0.026cm" fo:padding-right="0.026cm" fo:padding-top="0.026cm" fo:padding-bottom="0cm" fo:border="1.5pt solid #008000" style:writing-mode="lr-tb"/>
    </style:style>
    <style:style style:name="Tableau4.C5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D5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E5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F5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G5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H5" style:family="table-cell">
      <style:table-cell-properties style:vertical-align="middle" fo:background-color="#ffffff" fo:padding-left="0.026cm" fo:padding-right="0.026cm" fo:padding-top="0.026cm" fo:padding-bottom="0cm" fo:border="1.5pt solid #008000" style:writing-mode="lr-tb">
        <style:background-image/>
      </style:table-cell-properties>
    </style:style>
    <style:style style:name="Tableau4.C6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D6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E6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F6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G6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C7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D7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E7" style:family="table-cell">
      <style:table-cell-properties style:vertical-align="top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F7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G7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C8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D8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E8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F8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G8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4.H8" style:family="table-cell">
      <style:table-cell-properties style:vertical-align="middle" fo:padding-left="0.026cm" fo:padding-right="0.026cm" fo:padding-top="0.026cm" fo:padding-bottom="0cm" fo:border="1.5pt solid #008000" style:writing-mode="lr-tb"/>
    </style:style>
    <style:style style:name="Tableau5" style:family="table">
      <style:table-properties style:width="13.737cm" fo:margin-left="-0.265cm" table:align="left" style:writing-mode="lr-tb"/>
    </style:style>
    <style:style style:name="Tableau5.A" style:family="table-column">
      <style:table-column-properties style:column-width="4.187cm"/>
    </style:style>
    <style:style style:name="Tableau5.B" style:family="table-column">
      <style:table-column-properties style:column-width="2.117cm"/>
    </style:style>
    <style:style style:name="Tableau5.E" style:family="table-column">
      <style:table-column-properties style:column-width="3.2cm"/>
    </style:style>
    <style:style style:name="Tableau5.1" style:family="table-row">
      <style:table-row-properties style:min-row-height="0.45cm" fo:keep-together="auto"/>
    </style:style>
    <style:style style:name="Tableau5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5.B1" style:family="table-cell">
      <style:table-cell-properties style:vertical-align="middle" fo:padding-left="0.123cm" fo:padding-right="0.123cm" fo:padding-top="0cm" fo:padding-bottom="0cm" fo:border-left="1.5pt solid #008000" fo:border-right="none" fo:border-top="1.5pt solid #008000" fo:border-bottom="1.5pt solid #008000" style:writing-mode="lr-tb"/>
    </style:style>
    <style:style style:name="Tableau5.D1" style:family="table-cell">
      <style:table-cell-properties style:vertical-align="middle" fo:padding-left="0.123cm" fo:padding-right="0.123cm" fo:padding-top="0cm" fo:padding-bottom="0cm" fo:border="1.5pt solid #008000" style:writing-mode="lr-tb"/>
    </style:style>
    <style:style style:name="Tableau5.A2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8000" style:writing-mode="lr-tb"/>
    </style:style>
    <style:style style:name="Tableau5.A3" style:family="table-cell">
      <style:table-cell-properties style:vertical-align="middle" fo:padding-left="0.123cm" fo:padding-right="0.123cm" fo:padding-top="0cm" fo:padding-bottom="0cm" fo:border-left="1.5pt solid #008000" fo:border-right="none" fo:border-top="1.5pt solid #008000" fo:border-bottom="0.75pt solid #008000" style:writing-mode="lr-tb"/>
    </style:style>
    <style:style style:name="Tableau5.B3" style:family="table-cell">
      <style:table-cell-properties style:vertical-align="bottom" fo:padding-left="0.123cm" fo:padding-right="0.123cm" fo:padding-top="0cm" fo:padding-bottom="0cm" fo:border-left="1.5pt solid #008000" fo:border-right="none" fo:border-top="1.5pt solid #008000" fo:border-bottom="0.75pt solid #008000" style:writing-mode="lr-tb"/>
    </style:style>
    <style:style style:name="Tableau5.E3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1.5pt solid #008000" fo:border-bottom="0.75pt solid #008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1.5pt solid #008000" fo:border-right="none" fo:border-top="0.75pt solid #008000" fo:border-bottom="0.75pt solid #008000" style:writing-mode="lr-tb"/>
    </style:style>
    <style:style style:name="Tableau5.B4" style:family="table-cell">
      <style:table-cell-properties style:vertical-align="bottom" fo:padding-left="0.123cm" fo:padding-right="0.123cm" fo:padding-top="0cm" fo:padding-bottom="0cm" fo:border-left="1.5pt solid #008000" fo:border-right="none" fo:border-top="0.75pt solid #008000" fo:border-bottom="0.75pt solid #008000" style:writing-mode="lr-tb"/>
    </style:style>
    <style:style style:name="Tableau5.E4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0.75pt solid #008000" fo:border-bottom="0.75pt solid #008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1.5pt solid #008000" fo:border-right="none" fo:border-top="0.75pt solid #008000" fo:border-bottom="1.5pt solid #008000" style:writing-mode="lr-tb"/>
    </style:style>
    <style:style style:name="Tableau5.B6" style:family="table-cell">
      <style:table-cell-properties style:vertical-align="bottom" fo:padding-left="0.123cm" fo:padding-right="0.123cm" fo:padding-top="0cm" fo:padding-bottom="0cm" fo:border-left="1.5pt solid #008000" fo:border-right="none" fo:border-top="0.75pt solid #008000" fo:border-bottom="1.5pt solid #008000" style:writing-mode="lr-tb"/>
    </style:style>
    <style:style style:name="Tableau5.E6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0.75pt solid #008000" fo:border-bottom="1.5pt solid #008000" style:writing-mode="lr-tb"/>
    </style:style>
    <style:style style:name="Tableau6" style:family="table">
      <style:table-properties style:width="10.001cm" fo:margin-left="-0.265cm" table:align="left" style:writing-mode="lr-tb"/>
    </style:style>
    <style:style style:name="Tableau6.A" style:family="table-column">
      <style:table-column-properties style:column-width="5.445cm"/>
    </style:style>
    <style:style style:name="Tableau6.B" style:family="table-column">
      <style:table-column-properties style:column-width="2.117cm"/>
    </style:style>
    <style:style style:name="Tableau6.C" style:family="table-column">
      <style:table-column-properties style:column-width="2.439cm"/>
    </style:style>
    <style:style style:name="Tableau6.1" style:family="table-row">
      <style:table-row-properties style:min-row-height="0.45cm" fo:keep-together="auto"/>
    </style:style>
    <style:style style:name="Tableau6.A1" style:family="table-cell">
      <style:table-cell-properties style:vertical-align="bottom" fo:padding-left="0.123cm" fo:padding-right="0.123cm" fo:padding-top="0cm" fo:padding-bottom="0cm" fo:border-left="none" fo:border-right="none" fo:border-top="none" fo:border-bottom="1.5pt solid #008000" style:writing-mode="lr-tb"/>
    </style:style>
    <style:style style:name="Tableau6.B1" style:family="table-cell">
      <style:table-cell-properties style:vertical-align="middle" fo:padding-left="0.123cm" fo:padding-right="0.123cm" fo:padding-top="0cm" fo:padding-bottom="0cm" fo:border-left="1.5pt solid #008000" fo:border-right="none" fo:border-top="1.5pt solid #008000" fo:border-bottom="1.5pt solid #008000" style:writing-mode="lr-tb"/>
    </style:style>
    <style:style style:name="Tableau6.C1" style:family="table-cell">
      <style:table-cell-properties style:vertical-align="middle" fo:padding-left="0.123cm" fo:padding-right="0.123cm" fo:padding-top="0cm" fo:padding-bottom="0cm" fo:border="1.5pt solid #008000" style:writing-mode="lr-tb"/>
    </style:style>
    <style:style style:name="Tableau6.A2" style:family="table-cell">
      <style:table-cell-properties style:vertical-align="bottom" fo:padding-left="0.123cm" fo:padding-right="0.123cm" fo:padding-top="0cm" fo:padding-bottom="0cm" fo:border-left="1.5pt solid #008000" fo:border-right="none" fo:border-top="1.5pt solid #008000" fo:border-bottom="1.5pt solid #008000" style:writing-mode="lr-tb"/>
    </style:style>
    <style:style style:name="Tableau6.C2" style:family="table-cell">
      <style:table-cell-properties style:vertical-align="bottom" fo:padding-left="0.123cm" fo:padding-right="0.123cm" fo:padding-top="0cm" fo:padding-bottom="0cm" fo:border="1.5pt solid #008000" style:writing-mode="lr-tb"/>
    </style:style>
    <style:style style:name="Tableau7" style:family="table">
      <style:table-properties style:width="9.604cm" fo:margin-left="-0.265cm" table:align="left" style:writing-mode="lr-tb"/>
    </style:style>
    <style:style style:name="Tableau7.A" style:family="table-column">
      <style:table-column-properties style:column-width="3.974cm"/>
    </style:style>
    <style:style style:name="Tableau7.B" style:family="table-column">
      <style:table-column-properties style:column-width="1.326cm"/>
    </style:style>
    <style:style style:name="Tableau7.D" style:family="table-column">
      <style:table-column-properties style:column-width="1.229cm"/>
    </style:style>
    <style:style style:name="Tableau7.E" style:family="table-column">
      <style:table-column-properties style:column-width="1.748cm"/>
    </style:style>
    <style:style style:name="Tableau7.1" style:family="table-row">
      <style:table-row-properties style:min-row-height="0.45cm"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1.5pt solid #008000" fo:border-right="none" fo:border-top="1.5pt solid #008000" fo:border-bottom="1.5pt solid #008000" style:writing-mode="lr-tb"/>
    </style:style>
    <style:style style:name="Tableau7.E1" style:family="table-cell">
      <style:table-cell-properties style:vertical-align="middle" fo:padding-left="0.123cm" fo:padding-right="0.123cm" fo:padding-top="0cm" fo:padding-bottom="0cm" fo:border="1.5pt solid #008000" style:writing-mode="lr-tb"/>
    </style:style>
    <style:style style:name="Tableau7.A2" style:family="table-cell">
      <style:table-cell-properties style:vertical-align="bottom" fo:padding-left="0.123cm" fo:padding-right="0.123cm" fo:padding-top="0cm" fo:padding-bottom="0cm" fo:border-left="1.5pt solid #008000" fo:border-right="none" fo:border-top="1.5pt solid #008000" fo:border-bottom="none" style:writing-mode="lr-tb"/>
    </style:style>
    <style:style style:name="Tableau7.E2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1.5pt solid #008000" fo:border-bottom="none" style:writing-mode="lr-tb"/>
    </style:style>
    <style:style style:name="Tableau7.A3" style:family="table-cell">
      <style:table-cell-properties style:vertical-align="bottom" fo:padding-left="0.123cm" fo:padding-right="0.123cm" fo:padding-top="0cm" fo:padding-bottom="0cm" fo:border-left="1.5pt solid #008000" fo:border-right="none" fo:border-top="none" fo:border-bottom="none" style:writing-mode="lr-tb"/>
    </style:style>
    <style:style style:name="Tableau7.E3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none" fo:border-bottom="none" style:writing-mode="lr-tb"/>
    </style:style>
    <style:style style:name="Tableau7.A6" style:family="table-cell">
      <style:table-cell-properties style:vertical-align="bottom" fo:padding-left="0.123cm" fo:padding-right="0.123cm" fo:padding-top="0cm" fo:padding-bottom="0cm" fo:border-left="1.5pt solid #008000" fo:border-right="none" fo:border-top="none" fo:border-bottom="1.5pt solid #008000" style:writing-mode="lr-tb"/>
    </style:style>
    <style:style style:name="Tableau7.E6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none" fo:border-bottom="1.5pt solid #008000" style:writing-mode="lr-tb"/>
    </style:style>
    <style:style style:name="Tableau7.A7" style:family="table-cell">
      <style:table-cell-properties style:vertical-align="bottom" fo:padding-left="0.123cm" fo:padding-right="0.123cm" fo:padding-top="0cm" fo:padding-bottom="0cm" fo:border-left="1.5pt solid #008000" fo:border-right="none" fo:border-top="1.5pt solid #008000" fo:border-bottom="1.5pt solid #008000" style:writing-mode="lr-tb"/>
    </style:style>
    <style:style style:name="Tableau7.E7" style:family="table-cell">
      <style:table-cell-properties style:vertical-align="bottom" fo:padding-left="0.123cm" fo:padding-right="0.123cm" fo:padding-top="0cm" fo:padding-bottom="0cm" fo:border="1.5pt solid #008000" style:writing-mode="lr-tb"/>
    </style:style>
    <style:style style:name="Tableau8" style:family="table">
      <style:table-properties style:width="12.024cm" fo:margin-left="-0.265cm" table:align="left" style:writing-mode="lr-tb"/>
    </style:style>
    <style:style style:name="Tableau8.A" style:family="table-column">
      <style:table-column-properties style:column-width="3.836cm"/>
    </style:style>
    <style:style style:name="Tableau8.B" style:family="table-column">
      <style:table-column-properties style:column-width="1.425cm"/>
    </style:style>
    <style:style style:name="Tableau8.C" style:family="table-column">
      <style:table-column-properties style:column-width="1.326cm"/>
    </style:style>
    <style:style style:name="Tableau8.D" style:family="table-column">
      <style:table-column-properties style:column-width="1.522cm"/>
    </style:style>
    <style:style style:name="Tableau8.F" style:family="table-column">
      <style:table-column-properties style:column-width="2.392cm"/>
    </style:style>
    <style:style style:name="Tableau8.1" style:family="table-row">
      <style:table-row-properties style:min-row-height="0.45cm" fo:keep-together="auto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8000" style:writing-mode="lr-tb"/>
    </style:style>
    <style:style style:name="Tableau8.B1" style:family="table-cell">
      <style:table-cell-properties style:vertical-align="middle" fo:padding-left="0.123cm" fo:padding-right="0.123cm" fo:padding-top="0cm" fo:padding-bottom="0cm" fo:border-left="1.5pt solid #008000" fo:border-right="none" fo:border-top="1.5pt solid #008000" fo:border-bottom="1.5pt solid #008000" style:writing-mode="lr-tb"/>
    </style:style>
    <style:style style:name="Tableau8.F1" style:family="table-cell">
      <style:table-cell-properties style:vertical-align="top" fo:padding-left="0.123cm" fo:padding-right="0.123cm" fo:padding-top="0cm" fo:padding-bottom="0cm" fo:border="1.5pt solid #008000" style:writing-mode="lr-tb"/>
    </style:style>
    <style:style style:name="Tableau8.A2" style:family="table-cell">
      <style:table-cell-properties style:vertical-align="bottom" fo:padding-left="0.123cm" fo:padding-right="0.123cm" fo:padding-top="0cm" fo:padding-bottom="0cm" fo:border-left="1.5pt solid #008000" fo:border-right="none" fo:border-top="1.5pt solid #008000" fo:border-bottom="none" style:writing-mode="lr-tb"/>
    </style:style>
    <style:style style:name="Tableau8.F2" style:family="table-cell">
      <style:table-cell-properties style:vertical-align="top" fo:padding-left="0.123cm" fo:padding-right="0.123cm" fo:padding-top="0cm" fo:padding-bottom="0cm" fo:border-left="1.5pt solid #008000" fo:border-right="1.5pt solid #008000" fo:border-top="1.5pt solid #008000" fo:border-bottom="none" style:writing-mode="lr-tb"/>
    </style:style>
    <style:style style:name="Tableau8.A3" style:family="table-cell">
      <style:table-cell-properties style:vertical-align="bottom" fo:padding-left="0.123cm" fo:padding-right="0.123cm" fo:padding-top="0cm" fo:padding-bottom="0cm" fo:border-left="1.5pt solid #008000" fo:border-right="none" fo:border-top="none" fo:border-bottom="1.5pt solid #008000" style:writing-mode="lr-tb"/>
    </style:style>
    <style:style style:name="Tableau8.F3" style:family="table-cell">
      <style:table-cell-properties style:vertical-align="top" fo:padding-left="0.123cm" fo:padding-right="0.123cm" fo:padding-top="0cm" fo:padding-bottom="0cm" fo:border-left="1.5pt solid #008000" fo:border-right="1.5pt solid #008000" fo:border-top="none" fo:border-bottom="1.5pt solid #008000" style:writing-mode="lr-tb"/>
    </style:style>
    <style:style style:name="Tableau9" style:family="table">
      <style:table-properties style:width="11.518cm" fo:margin-left="-0.265cm" table:align="left" style:writing-mode="lr-tb"/>
    </style:style>
    <style:style style:name="Tableau9.A" style:family="table-column">
      <style:table-column-properties style:column-width="4.6cm"/>
    </style:style>
    <style:style style:name="Tableau9.B" style:family="table-column">
      <style:table-column-properties style:column-width="1.542cm"/>
    </style:style>
    <style:style style:name="Tableau9.C" style:family="table-column">
      <style:table-column-properties style:column-width="1.679cm"/>
    </style:style>
    <style:style style:name="Tableau9.E" style:family="table-column">
      <style:table-column-properties style:column-width="2.155cm"/>
    </style:style>
    <style:style style:name="Tableau9.1" style:family="table-row">
      <style:table-row-properties style:min-row-height="0.45cm" fo:keep-together="auto"/>
    </style:style>
    <style:style style:name="Tableau9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9.B1" style:family="table-cell">
      <style:table-cell-properties style:vertical-align="middle" fo:padding-left="0.123cm" fo:padding-right="0.123cm" fo:padding-top="0cm" fo:padding-bottom="0cm" fo:border-left="1.5pt solid #008000" fo:border-right="none" fo:border-top="1.5pt solid #008000" fo:border-bottom="1.5pt solid #008000" style:writing-mode="lr-tb"/>
    </style:style>
    <style:style style:name="Tableau9.D1" style:family="table-cell">
      <style:table-cell-properties style:vertical-align="middle" fo:padding-left="0.123cm" fo:padding-right="0.123cm" fo:padding-top="0cm" fo:padding-bottom="0cm" fo:border="1.5pt solid #008000" style:writing-mode="lr-tb"/>
    </style:style>
    <style:style style:name="Tableau9.A2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8000" style:writing-mode="lr-tb"/>
    </style:style>
    <style:style style:name="Tableau9.A3" style:family="table-cell">
      <style:table-cell-properties style:vertical-align="bottom" fo:padding-left="0.123cm" fo:padding-right="0.123cm" fo:padding-top="0cm" fo:padding-bottom="0cm" fo:border-left="1.5pt solid #008000" fo:border-right="none" fo:border-top="1.5pt solid #008000" fo:border-bottom="none" style:writing-mode="lr-tb"/>
    </style:style>
    <style:style style:name="Tableau9.E3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1.5pt solid #008000" fo:border-bottom="none" style:writing-mode="lr-tb"/>
    </style:style>
    <style:style style:name="Tableau9.A4" style:family="table-cell">
      <style:table-cell-properties style:vertical-align="bottom" fo:padding-left="0.123cm" fo:padding-right="0.123cm" fo:padding-top="0cm" fo:padding-bottom="0cm" fo:border-left="1.5pt solid #008000" fo:border-right="none" fo:border-top="none" fo:border-bottom="none" style:writing-mode="lr-tb"/>
    </style:style>
    <style:style style:name="Tableau9.E4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none" fo:border-bottom="none" style:writing-mode="lr-tb"/>
    </style:style>
    <style:style style:name="Tableau9.A6" style:family="table-cell">
      <style:table-cell-properties style:vertical-align="bottom" fo:padding-left="0.123cm" fo:padding-right="0.123cm" fo:padding-top="0cm" fo:padding-bottom="0cm" fo:border-left="1.5pt solid #008000" fo:border-right="none" fo:border-top="none" fo:border-bottom="1.5pt solid #008000" style:writing-mode="lr-tb"/>
    </style:style>
    <style:style style:name="Tableau9.E6" style:family="table-cell">
      <style:table-cell-properties style:vertical-align="bottom" fo:padding-left="0.123cm" fo:padding-right="0.123cm" fo:padding-top="0cm" fo:padding-bottom="0cm" fo:border-left="1.5pt solid #008000" fo:border-right="1.5pt solid #008000" fo:border-top="none" fo:border-bottom="1.5pt solid #008000" style:writing-mode="lr-tb"/>
    </style:style>
    <style:style style:name="Tableau10" style:family="table">
      <style:table-properties style:width="15.307cm" fo:margin-left="-0.265cm" table:align="left" style:writing-mode="lr-tb"/>
    </style:style>
    <style:style style:name="Tableau10.A" style:family="table-column">
      <style:table-column-properties style:column-width="1.074cm"/>
    </style:style>
    <style:style style:name="Tableau10.B" style:family="table-column">
      <style:table-column-properties style:column-width="1.251cm"/>
    </style:style>
    <style:style style:name="Tableau10.L" style:family="table-column">
      <style:table-column-properties style:column-width="1.727cm"/>
    </style:style>
    <style:style style:name="Tableau10.1" style:family="table-row">
      <style:table-row-properties style:min-row-height="0.45cm" fo:keep-together="auto"/>
    </style:style>
    <style:style style:name="Tableau10.A1" style:family="table-cell">
      <style:table-cell-properties style:vertical-align="bottom" fo:padding-left="0.026cm" fo:padding-right="0.026cm" fo:padding-top="0.026cm" fo:padding-bottom="0cm" fo:border-left="none" fo:border-right="none" fo:border-top="none" fo:border-bottom="1.5pt solid #008000" style:writing-mode="lr-tb"/>
    </style:style>
    <style:style style:name="Tableau10.B1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0.L1" style:family="table-cell">
      <style:table-cell-properties style:vertical-align="bottom" fo:padding-left="0.026cm" fo:padding-right="0.026cm" fo:padding-top="0.026cm" fo:padding-bottom="0cm" fo:border="1.5pt solid #008000" style:writing-mode="lr-tb"/>
    </style:style>
    <style:style style:name="Tableau11" style:family="table">
      <style:table-properties style:width="7.608cm" fo:margin-left="-0.265cm" table:align="left" style:writing-mode="lr-tb"/>
    </style:style>
    <style:style style:name="Tableau11.A" style:family="table-column">
      <style:table-column-properties style:column-width="1.466cm"/>
    </style:style>
    <style:style style:name="Tableau11.B" style:family="table-column">
      <style:table-column-properties style:column-width="1.164cm"/>
    </style:style>
    <style:style style:name="Tableau11.D" style:family="table-column">
      <style:table-column-properties style:column-width="1.08cm"/>
    </style:style>
    <style:style style:name="Tableau11.F" style:family="table-column">
      <style:table-column-properties style:column-width="1.655cm"/>
    </style:style>
    <style:style style:name="Tableau11.1" style:family="table-row">
      <style:table-row-properties style:min-row-height="0.45cm" fo:keep-together="auto"/>
    </style:style>
    <style:style style:name="Tableau11.A1" style:family="table-cell">
      <style:table-cell-properties style:vertical-align="bottom" fo:padding-left="0.026cm" fo:padding-right="0.026cm" fo:padding-top="0.026cm" fo:padding-bottom="0cm" fo:border-left="none" fo:border-right="none" fo:border-top="none" fo:border-bottom="1.5pt solid #008000" style:writing-mode="lr-tb"/>
    </style:style>
    <style:style style:name="Tableau11.B1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1.F1" style:family="table-cell">
      <style:table-cell-properties style:vertical-align="bottom" fo:padding-left="0.026cm" fo:padding-right="0.026cm" fo:padding-top="0.026cm" fo:padding-bottom="0cm" fo:border="1.5pt solid #008000" style:writing-mode="lr-tb"/>
    </style:style>
    <style:style style:name="Tableau12" style:family="table">
      <style:table-properties style:width="16.935cm" fo:margin-left="-0.265cm" table:align="left" style:writing-mode="lr-tb"/>
    </style:style>
    <style:style style:name="Tableau12.A" style:family="table-column">
      <style:table-column-properties style:column-width="10.268cm"/>
    </style:style>
    <style:style style:name="Tableau12.B" style:family="table-column">
      <style:table-column-properties style:column-width="1.266cm"/>
    </style:style>
    <style:style style:name="Tableau12.C" style:family="table-column">
      <style:table-column-properties style:column-width="1.231cm"/>
    </style:style>
    <style:style style:name="Tableau12.F" style:family="table-column">
      <style:table-column-properties style:column-width="1.707cm"/>
    </style:style>
    <style:style style:name="Tableau12.1" style:family="table-row">
      <style:table-row-properties style:min-row-height="0.423cm" fo:keep-together="auto"/>
    </style:style>
    <style:style style:name="Tableau12.A1" style:family="table-cell">
      <style:table-cell-properties style:vertical-align="bottom" fo:padding-left="0.026cm" fo:padding-right="0.026cm" fo:padding-top="0.026cm" fo:padding-bottom="0cm" fo:border-left="none" fo:border-right="none" fo:border-top="none" fo:border-bottom="1.5pt solid #008000" style:writing-mode="lr-tb"/>
    </style:style>
    <style:style style:name="Tableau12.B1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2.F1" style:family="table-cell">
      <style:table-cell-properties style:vertical-align="bottom" fo:padding-left="0.026cm" fo:padding-right="0.026cm" fo:padding-top="0.026cm" fo:padding-bottom="0cm" fo:border="1.5pt solid #008000" style:writing-mode="lr-tb"/>
    </style:style>
    <style:style style:name="Tableau12.A2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0.75pt solid #008000" style:writing-mode="lr-tb"/>
    </style:style>
    <style:style style:name="Tableau12.C2" style:family="table-cell">
      <style:table-cell-properties style:vertical-align="middle" fo:padding-left="0.026cm" fo:padding-right="0.026cm" fo:padding-top="0.026cm" fo:padding-bottom="0cm" fo:border-left="0.75pt solid #008000" fo:border-right="none" fo:border-top="1.5pt solid #008000" fo:border-bottom="0.75pt solid #008000" style:writing-mode="lr-tb"/>
    </style:style>
    <style:style style:name="Tableau12.F2" style:family="table-cell">
      <style:table-cell-properties style:vertical-align="middle" fo:padding-left="0.026cm" fo:padding-right="0.026cm" fo:padding-top="0.026cm" fo:padding-bottom="0cm" fo:border-left="0.75pt solid #008000" fo:border-right="1.5pt solid #008000" fo:border-top="1.5pt solid #008000" fo:border-bottom="0.75pt solid #008000" style:writing-mode="lr-tb"/>
    </style:style>
    <style:style style:name="Tableau12.3" style:family="table-row">
      <style:table-row-properties style:min-row-height="0.45cm" fo:keep-together="auto"/>
    </style:style>
    <style:style style:name="Tableau12.A3" style:family="table-cell">
      <style:table-cell-properties style:vertical-align="middle" fo:padding-left="0.026cm" fo:padding-right="0.026cm" fo:padding-top="0.026cm" fo:padding-bottom="0cm" fo:border-left="1.5pt solid #008000" fo:border-right="none" fo:border-top="0.75pt solid #008000" fo:border-bottom="0.75pt solid #008000" style:writing-mode="lr-tb"/>
    </style:style>
    <style:style style:name="Tableau12.C3" style:family="table-cell">
      <style:table-cell-properties style:vertical-align="middle" fo:padding-left="0.026cm" fo:padding-right="0.026cm" fo:padding-top="0.026cm" fo:padding-bottom="0cm" fo:border-left="0.75pt solid #008000" fo:border-right="none" fo:border-top="0.75pt solid #008000" fo:border-bottom="0.75pt solid #008000" style:writing-mode="lr-tb"/>
    </style:style>
    <style:style style:name="Tableau12.F3" style:family="table-cell">
      <style:table-cell-properties style:vertical-align="middle" fo:padding-left="0.026cm" fo:padding-right="0.026cm" fo:padding-top="0.026cm" fo:padding-bottom="0cm" fo:border-left="0.75pt solid #008000" fo:border-right="1.5pt solid #008000" fo:border-top="0.75pt solid #008000" fo:border-bottom="0.75pt solid #008000" style:writing-mode="lr-tb"/>
    </style:style>
    <style:style style:name="Tableau12.A12" style:family="table-cell">
      <style:table-cell-properties style:vertical-align="middle" fo:padding-left="0.026cm" fo:padding-right="0.026cm" fo:padding-top="0.026cm" fo:padding-bottom="0cm" fo:border-left="1.5pt solid #008000" fo:border-right="none" fo:border-top="0.75pt solid #008000" fo:border-bottom="1.5pt solid #008000" style:writing-mode="lr-tb"/>
    </style:style>
    <style:style style:name="Tableau12.C12" style:family="table-cell">
      <style:table-cell-properties style:vertical-align="middle" fo:padding-left="0.026cm" fo:padding-right="0.026cm" fo:padding-top="0.026cm" fo:padding-bottom="0cm" fo:border-left="0.75pt solid #008000" fo:border-right="none" fo:border-top="0.75pt solid #008000" fo:border-bottom="1.5pt solid #008000" style:writing-mode="lr-tb"/>
    </style:style>
    <style:style style:name="Tableau12.F12" style:family="table-cell">
      <style:table-cell-properties style:vertical-align="middle" fo:padding-left="0.026cm" fo:padding-right="0.026cm" fo:padding-top="0.026cm" fo:padding-bottom="0cm" fo:border-left="0.75pt solid #008000" fo:border-right="1.5pt solid #008000" fo:border-top="0.75pt solid #008000" fo:border-bottom="1.5pt solid #008000" style:writing-mode="lr-tb"/>
    </style:style>
    <style:style style:name="Tableau12.A13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2.C13" style:family="table-cell">
      <style:table-cell-properties style:vertical-align="middle" fo:padding-left="0.026cm" fo:padding-right="0.026cm" fo:padding-top="0.026cm" fo:padding-bottom="0cm" fo:border-left="0.75pt solid #008000" fo:border-right="none" fo:border-top="1.5pt solid #008000" fo:border-bottom="1.5pt solid #008000" style:writing-mode="lr-tb"/>
    </style:style>
    <style:style style:name="Tableau12.F13" style:family="table-cell">
      <style:table-cell-properties style:vertical-align="middle" fo:padding-left="0.026cm" fo:padding-right="0.026cm" fo:padding-top="0.026cm" fo:padding-bottom="0cm" fo:border-left="0.75pt solid #008000" fo:border-right="1.5pt solid #008000" fo:border-top="1.5pt solid #008000" fo:border-bottom="1.5pt solid #008000" style:writing-mode="lr-tb"/>
    </style:style>
    <style:style style:name="Tableau13" style:family="table">
      <style:table-properties style:width="12.226cm" fo:margin-left="-0.265cm" table:align="left" style:writing-mode="lr-tb"/>
    </style:style>
    <style:style style:name="Tableau13.A" style:family="table-column">
      <style:table-column-properties style:column-width="4.897cm"/>
    </style:style>
    <style:style style:name="Tableau13.B" style:family="table-column">
      <style:table-column-properties style:column-width="0.838cm"/>
    </style:style>
    <style:style style:name="Tableau13.E" style:family="table-column">
      <style:table-column-properties style:column-width="1.446cm"/>
    </style:style>
    <style:style style:name="Tableau13.G" style:family="table-column">
      <style:table-column-properties style:column-width="1.923cm"/>
    </style:style>
    <style:style style:name="Tableau13.1" style:family="table-row">
      <style:table-row-properties style:min-row-height="0.041cm" fo:keep-together="auto"/>
    </style:style>
    <style:style style:name="Tableau13.A1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3.C1" style:family="table-cell">
      <style:table-cell-properties style:vertical-align="bottom" fo:padding-left="0.026cm" fo:padding-right="0.026cm" fo:padding-top="0.026cm" fo:padding-bottom="0cm" fo:border-left="none" fo:border-right="none" fo:border-top="1.5pt solid #008000" fo:border-bottom="1.5pt solid #008000" style:writing-mode="lr-tb"/>
    </style:style>
    <style:style style:name="Tableau13.G1" style:family="table-cell">
      <style:table-cell-properties style:vertical-align="bottom" fo:padding-left="0.026cm" fo:padding-right="0.026cm" fo:padding-top="0.026cm" fo:padding-bottom="0cm" fo:border-left="none" fo:border-right="1.5pt solid #008000" fo:border-top="1.5pt solid #008000" fo:border-bottom="1.5pt solid #008000" style:writing-mode="lr-tb"/>
    </style:style>
    <style:style style:name="Tableau13.A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none" style:writing-mode="lr-tb"/>
    </style:style>
    <style:style style:name="Tableau13.C2" style:family="table-cell">
      <style:table-cell-properties style:vertical-align="bottom" fo:padding-left="0.026cm" fo:padding-right="0.026cm" fo:padding-top="0.026cm" fo:padding-bottom="0cm" fo:border-left="none" fo:border-right="none" fo:border-top="1.5pt solid #008000" fo:border-bottom="none" style:writing-mode="lr-tb"/>
    </style:style>
    <style:style style:name="Tableau13.G2" style:family="table-cell">
      <style:table-cell-properties style:vertical-align="bottom" fo:padding-left="0.026cm" fo:padding-right="0.026cm" fo:padding-top="0.026cm" fo:padding-bottom="0cm" fo:border-left="none" fo:border-right="1.5pt solid #008000" fo:border-top="1.5pt solid #008000" fo:border-bottom="none" style:writing-mode="lr-tb"/>
    </style:style>
    <style:style style:name="Tableau13.A3" style:family="table-cell">
      <style:table-cell-properties style:vertical-align="bottom" fo:padding-left="0.026cm" fo:padding-right="0.026cm" fo:padding-top="0.026cm" fo:padding-bottom="0cm" fo:border-left="1.5pt solid #008000" fo:border-right="none" fo:border-top="none" fo:border-bottom="none" style:writing-mode="lr-tb"/>
    </style:style>
    <style:style style:name="Tableau13.C3" style:family="table-cell">
      <style:table-cell-properties style:vertical-align="bottom" fo:padding-left="0.026cm" fo:padding-right="0.026cm" fo:padding-top="0.026cm" fo:padding-bottom="0cm" fo:border="none" style:writing-mode="lr-tb"/>
    </style:style>
    <style:style style:name="Tableau13.G3" style:family="table-cell">
      <style:table-cell-properties style:vertical-align="bottom" fo:padding-left="0.026cm" fo:padding-right="0.026cm" fo:padding-top="0.026cm" fo:padding-bottom="0cm" fo:border-left="none" fo:border-right="1.5pt solid #008000" fo:border-top="none" fo:border-bottom="none" style:writing-mode="lr-tb"/>
    </style:style>
    <style:style style:name="Tableau13.A4" style:family="table-cell">
      <style:table-cell-properties style:vertical-align="bottom" fo:padding-left="0.026cm" fo:padding-right="0.026cm" fo:padding-top="0.026cm" fo:padding-bottom="0cm" fo:border-left="1.5pt solid #008000" fo:border-right="none" fo:border-top="none" fo:border-bottom="1.5pt solid #008000" style:writing-mode="lr-tb"/>
    </style:style>
    <style:style style:name="Tableau13.C4" style:family="table-cell">
      <style:table-cell-properties style:vertical-align="bottom" fo:padding-left="0.026cm" fo:padding-right="0.026cm" fo:padding-top="0.026cm" fo:padding-bottom="0cm" fo:border-left="none" fo:border-right="none" fo:border-top="none" fo:border-bottom="1.5pt solid #008000" style:writing-mode="lr-tb"/>
    </style:style>
    <style:style style:name="Tableau13.G4" style:family="table-cell">
      <style:table-cell-properties style:vertical-align="bottom" fo:padding-left="0.026cm" fo:padding-right="0.026cm" fo:padding-top="0.026cm" fo:padding-bottom="0cm" fo:border-left="none" fo:border-right="1.5pt solid #008000" fo:border-top="none" fo:border-bottom="1.5pt solid #008000" style:writing-mode="lr-tb"/>
    </style:style>
    <style:style style:name="Tableau14" style:family="table">
      <style:table-properties style:width="13.25cm" fo:margin-left="-0.265cm" table:align="left" style:writing-mode="lr-tb"/>
    </style:style>
    <style:style style:name="Tableau14.A" style:family="table-column">
      <style:table-column-properties style:column-width="2.191cm"/>
    </style:style>
    <style:style style:name="Tableau14.B" style:family="table-column">
      <style:table-column-properties style:column-width="2.117cm"/>
    </style:style>
    <style:style style:name="Tableau14.F" style:family="table-column">
      <style:table-column-properties style:column-width="2.593cm"/>
    </style:style>
    <style:style style:name="Tableau14.1" style:family="table-row">
      <style:table-row-properties style:min-row-height="0.45cm" fo:keep-together="auto"/>
    </style:style>
    <style:style style:name="Tableau14.A1" style:family="table-cell">
      <style:table-cell-properties style:vertical-align="bottom" fo:padding-left="0.026cm" fo:padding-right="0.026cm" fo:padding-top="0.026cm" fo:padding-bottom="0cm" fo:border-left="none" fo:border-right="none" fo:border-top="none" fo:border-bottom="1.5pt solid #008000" style:writing-mode="lr-tb"/>
    </style:style>
    <style:style style:name="Tableau14.B1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4.F1" style:family="table-cell">
      <style:table-cell-properties style:vertical-align="bottom" fo:padding-left="0.026cm" fo:padding-right="0.026cm" fo:padding-top="0.026cm" fo:padding-bottom="0cm" fo:border="1.5pt solid #008000" style:writing-mode="lr-tb"/>
    </style:style>
    <style:style style:name="Tableau14.A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none" style:writing-mode="lr-tb"/>
    </style:style>
    <style:style style:name="Tableau14.F2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1.5pt solid #008000" fo:border-bottom="none" style:writing-mode="lr-tb"/>
    </style:style>
    <style:style style:name="Tableau14.A3" style:family="table-cell">
      <style:table-cell-properties style:vertical-align="bottom" fo:padding-left="0.026cm" fo:padding-right="0.026cm" fo:padding-top="0.026cm" fo:padding-bottom="0cm" fo:border-left="1.5pt solid #008000" fo:border-right="none" fo:border-top="none" fo:border-bottom="none" style:writing-mode="lr-tb"/>
    </style:style>
    <style:style style:name="Tableau14.F3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none" fo:border-bottom="none" style:writing-mode="lr-tb"/>
    </style:style>
    <style:style style:name="Tableau14.A8" style:family="table-cell">
      <style:table-cell-properties style:vertical-align="bottom" fo:padding-left="0.026cm" fo:padding-right="0.026cm" fo:padding-top="0.026cm" fo:padding-bottom="0cm" fo:border-left="1.5pt solid #008000" fo:border-right="none" fo:border-top="none" fo:border-bottom="1.5pt solid #008000" style:writing-mode="lr-tb"/>
    </style:style>
    <style:style style:name="Tableau14.F8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none" fo:border-bottom="1.5pt solid #008000" style:writing-mode="lr-tb"/>
    </style:style>
    <style:style style:name="Tableau15" style:family="table">
      <style:table-properties style:width="12.039cm" fo:margin-left="-0.265cm" table:align="left" style:writing-mode="lr-tb"/>
    </style:style>
    <style:style style:name="Tableau15.A" style:family="table-column">
      <style:table-column-properties style:column-width="7.816cm"/>
    </style:style>
    <style:style style:name="Tableau15.B" style:family="table-column">
      <style:table-column-properties style:column-width="0.937cm"/>
    </style:style>
    <style:style style:name="Tableau15.E" style:family="table-column">
      <style:table-column-properties style:column-width="1.413cm"/>
    </style:style>
    <style:style style:name="Tableau15.1" style:family="table-row">
      <style:table-row-properties style:min-row-height="0.041cm" fo:keep-together="auto"/>
    </style:style>
    <style:style style:name="Tableau15.A1" style:family="table-cell">
      <style:table-cell-properties style:vertical-align="bottom" fo:padding-left="0.026cm" fo:padding-right="0.026cm" fo:padding-top="0.026cm" fo:padding-bottom="0cm" fo:border-left="none" fo:border-right="none" fo:border-top="none" fo:border-bottom="1.5pt solid #008000" style:writing-mode="lr-tb"/>
    </style:style>
    <style:style style:name="Tableau15.B1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5.E1" style:family="table-cell">
      <style:table-cell-properties style:vertical-align="bottom" fo:padding-left="0.026cm" fo:padding-right="0.026cm" fo:padding-top="0.026cm" fo:padding-bottom="0cm" fo:border="1.5pt solid #008000" style:writing-mode="lr-tb"/>
    </style:style>
    <style:style style:name="Tableau15.A2" style:family="table-cell">
      <style:table-cell-properties style:vertical-align="bottom" fo:padding-left="0.026cm" fo:padding-right="0.026cm" fo:padding-top="0.026cm" fo:padding-bottom="0cm" fo:border-left="1.5pt solid #008000" fo:border-right="none" fo:border-top="1.5pt solid #008000" fo:border-bottom="none" style:writing-mode="lr-tb"/>
    </style:style>
    <style:style style:name="Tableau15.E2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1.5pt solid #008000" fo:border-bottom="none" style:writing-mode="lr-tb"/>
    </style:style>
    <style:style style:name="Tableau15.A3" style:family="table-cell">
      <style:table-cell-properties style:vertical-align="bottom" fo:padding-left="0.026cm" fo:padding-right="0.026cm" fo:padding-top="0.026cm" fo:padding-bottom="0cm" fo:border-left="1.5pt solid #008000" fo:border-right="none" fo:border-top="none" fo:border-bottom="none" style:writing-mode="lr-tb"/>
    </style:style>
    <style:style style:name="Tableau15.E3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none" fo:border-bottom="none" style:writing-mode="lr-tb"/>
    </style:style>
    <style:style style:name="Tableau15.A6" style:family="table-cell">
      <style:table-cell-properties style:vertical-align="bottom" fo:padding-left="0.026cm" fo:padding-right="0.026cm" fo:padding-top="0.026cm" fo:padding-bottom="0cm" fo:border-left="1.5pt solid #008000" fo:border-right="none" fo:border-top="none" fo:border-bottom="1.5pt solid #008000" style:writing-mode="lr-tb"/>
    </style:style>
    <style:style style:name="Tableau15.E6" style:family="table-cell">
      <style:table-cell-properties style:vertical-align="bottom" fo:padding-left="0.026cm" fo:padding-right="0.026cm" fo:padding-top="0.026cm" fo:padding-bottom="0cm" fo:border-left="1.5pt solid #008000" fo:border-right="1.5pt solid #008000" fo:border-top="none" fo:border-bottom="1.5pt solid #008000" style:writing-mode="lr-tb"/>
    </style:style>
    <style:style style:name="Tableau16" style:family="table">
      <style:table-properties style:width="18.346cm" fo:margin-left="-1.489cm" table:align="left" style:writing-mode="lr-tb"/>
    </style:style>
    <style:style style:name="Tableau16.A" style:family="table-column">
      <style:table-column-properties style:column-width="6.555cm"/>
    </style:style>
    <style:style style:name="Tableau16.B" style:family="table-column">
      <style:table-column-properties style:column-width="1.231cm"/>
    </style:style>
    <style:style style:name="Tableau16.J" style:family="table-column">
      <style:table-column-properties style:column-width="1.942cm"/>
    </style:style>
    <style:style style:name="Tableau16.1" style:family="table-row">
      <style:table-row-properties style:min-row-height="0.041cm" fo:keep-together="auto"/>
    </style:style>
    <style:style style:name="Tableau16.A1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1.5pt solid #008000" style:writing-mode="lr-tb"/>
    </style:style>
    <style:style style:name="Tableau16.J1" style:family="table-cell">
      <style:table-cell-properties style:vertical-align="middle" fo:padding-left="0.026cm" fo:padding-right="0.026cm" fo:padding-top="0.026cm" fo:padding-bottom="0cm" fo:border="1.5pt solid #008000" style:writing-mode="lr-tb"/>
    </style:style>
    <style:style style:name="Tableau16.A3" style:family="table-cell">
      <style:table-cell-properties style:vertical-align="middle" fo:padding-left="0.026cm" fo:padding-right="0.026cm" fo:padding-top="0.026cm" fo:padding-bottom="0cm" fo:border-left="1.5pt solid #008000" fo:border-right="none" fo:border-top="1.5pt solid #008000" fo:border-bottom="none" style:writing-mode="lr-tb"/>
    </style:style>
    <style:style style:name="Tableau16.J3" style:family="table-cell">
      <style:table-cell-properties style:vertical-align="middle" fo:padding-left="0.026cm" fo:padding-right="0.026cm" fo:padding-top="0.026cm" fo:padding-bottom="0cm" fo:border-left="1.5pt solid #008000" fo:border-right="1.5pt solid #008000" fo:border-top="1.5pt solid #008000" fo:border-bottom="none" style:writing-mode="lr-tb"/>
    </style:style>
    <style:style style:name="Tableau16.A4" style:family="table-cell">
      <style:table-cell-properties style:vertical-align="middle" fo:padding-left="0.026cm" fo:padding-right="0.026cm" fo:padding-top="0.026cm" fo:padding-bottom="0cm" fo:border-left="1.5pt solid #008000" fo:border-right="none" fo:border-top="none" fo:border-bottom="none" style:writing-mode="lr-tb"/>
    </style:style>
    <style:style style:name="Tableau16.J4" style:family="table-cell">
      <style:table-cell-properties style:vertical-align="middle" fo:padding-left="0.026cm" fo:padding-right="0.026cm" fo:padding-top="0.026cm" fo:padding-bottom="0cm" fo:border-left="1.5pt solid #008000" fo:border-right="1.5pt solid #008000" fo:border-top="none" fo:border-bottom="none" style:writing-mode="lr-tb"/>
    </style:style>
    <style:style style:name="Tableau16.A18" style:family="table-cell">
      <style:table-cell-properties style:vertical-align="middle" fo:padding-left="0.026cm" fo:padding-right="0.026cm" fo:padding-top="0.026cm" fo:padding-bottom="0cm" fo:border-left="1.5pt solid #008000" fo:border-right="none" fo:border-top="none" fo:border-bottom="1.5pt solid #008000" style:writing-mode="lr-tb"/>
    </style:style>
    <style:style style:name="Tableau16.J18" style:family="table-cell">
      <style:table-cell-properties style:vertical-align="middle" fo:padding-left="0.026cm" fo:padding-right="0.026cm" fo:padding-top="0.026cm" fo:padding-bottom="0cm" fo:border-left="1.5pt solid #008000" fo:border-right="1.5pt solid #008000" fo:border-top="none" fo:border-bottom="1.5pt solid #008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  <style:text-properties fo:color="#ff3300" fo:font-weight="bold" officeooo:rsid="001fceb0" officeooo:paragraph-rsid="001fceb0" style:font-weight-asian="bold" style:font-weight-complex="bold"/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Footer">
      <style:paragraph-properties fo:text-align="justify" style:justify-single-word="false">
        <style:tab-stops/>
      </style:paragraph-properties>
    </style:style>
    <style:style style:name="P4" style:family="paragraph" style:parent-style-name="Footer">
      <style:paragraph-properties>
        <style:tab-stops/>
      </style:paragraph-properties>
      <style:text-properties fo:color="#ff3300" fo:font-weight="bold" officeooo:rsid="00104632" style:font-weight-asian="bold" style:font-weight-complex="bold"/>
    </style:style>
    <style:style style:name="P5" style:family="paragraph" style:parent-style-name="Footer">
      <style:paragraph-properties>
        <style:tab-stops/>
      </style:paragraph-properties>
      <style:text-properties fo:color="#ff3300" fo:font-weight="bold" officeooo:rsid="00104632" officeooo:paragraph-rsid="00104632" style:font-weight-asian="bold" style:font-weight-complex="bold"/>
    </style:style>
    <style:style style:name="P6" style:family="paragraph" style:parent-style-name="Footer">
      <style:paragraph-properties fo:text-align="justify" style:justify-single-word="false">
        <style:tab-stops/>
      </style:paragraph-properties>
      <style:text-properties fo:color="#ff3300" fo:font-weight="bold" officeooo:rsid="00109e90" officeooo:paragraph-rsid="00109e90" style:font-weight-asian="bold" style:font-weight-complex="bold"/>
    </style:style>
    <style:style style:name="P7" style:family="paragraph" style:parent-style-name="Footer">
      <style:paragraph-properties fo:text-align="justify" style:justify-single-word="false">
        <style:tab-stops/>
      </style:paragraph-properties>
      <style:text-properties fo:color="#ff3300" fo:font-weight="bold" officeooo:paragraph-rsid="002c82d2" style:font-weight-asian="bold" style:font-weight-complex="bold"/>
    </style:style>
    <style:style style:name="P8" style:family="paragraph" style:parent-style-name="Footer">
      <style:paragraph-properties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Footer">
      <style:paragraph-properties fo:text-align="justify" style:justify-single-word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Footer">
      <style:paragraph-properties>
        <style:tab-stops/>
      </style:paragraph-properties>
      <style:text-properties fo:color="#000000" fo:font-weight="normal" officeooo:rsid="00104632" officeooo:paragraph-rsid="00287857" style:font-weight-asian="normal" style:font-weight-complex="normal"/>
    </style:style>
    <style:style style:name="P11" style:family="paragraph" style:parent-style-name="Footer">
      <style:paragraph-properties>
        <style:tab-stops/>
      </style:paragraph-properties>
      <style:text-properties fo:color="#000000" fo:font-weight="normal" officeooo:rsid="00104632" officeooo:paragraph-rsid="00104632" style:font-weight-asian="normal" style:font-weight-complex="normal"/>
    </style:style>
    <style:style style:name="P12" style:family="paragraph" style:parent-style-name="Footer">
      <style:paragraph-properties fo:text-align="justify" style:justify-single-word="false">
        <style:tab-stops/>
      </style:paragraph-properties>
      <style:text-properties fo:color="#000000" fo:font-weight="normal" officeooo:paragraph-rsid="002c82d2" style:font-weight-asian="normal" style:font-weight-complex="normal"/>
    </style:style>
    <style:style style:name="P13" style:family="paragraph" style:parent-style-name="Footer">
      <style:paragraph-properties fo:text-align="justify" style:justify-single-word="false">
        <style:tab-stops/>
      </style:paragraph-properties>
      <style:text-properties fo:color="#000000" fo:font-weight="normal" officeooo:rsid="00109e90" officeooo:paragraph-rsid="002c82d2" style:font-weight-asian="normal" style:font-weight-complex="normal"/>
    </style:style>
    <style:style style:name="P14" style:family="paragraph" style:parent-style-name="Footer">
      <style:paragraph-properties fo:text-align="justify" style:justify-single-word="false">
        <style:tab-stops/>
      </style:paragraph-properties>
      <style:text-properties fo:color="#000000" fo:font-weight="normal" officeooo:rsid="0060f187" officeooo:paragraph-rsid="0060f187" style:font-weight-asian="normal" style:font-weight-complex="normal"/>
    </style:style>
    <style:style style:name="P15" style:family="paragraph" style:parent-style-name="Footer">
      <style:paragraph-properties>
        <style:tab-stops/>
      </style:paragraph-properties>
      <style:text-properties fo:color="#000000" fo:font-weight="normal" officeooo:rsid="0060f187" officeooo:paragraph-rsid="0060f187" style:font-weight-asian="normal" style:font-weight-complex="normal"/>
    </style:style>
    <style:style style:name="P16" style:family="paragraph" style:parent-style-name="Footer">
      <style:paragraph-properties>
        <style:tab-stops/>
      </style:paragraph-properties>
      <style:text-properties fo:color="#000000" fo:font-weight="normal" officeooo:rsid="00249aae" officeooo:paragraph-rsid="00249aae" style:font-weight-asian="normal" style:font-weight-complex="normal"/>
    </style:style>
    <style:style style:name="P17" style:family="paragraph" style:parent-style-name="Footer">
      <style:paragraph-properties fo:text-align="justify" style:justify-single-word="false">
        <style:tab-stops/>
      </style:paragraph-properties>
      <style:text-properties fo:color="#000000" officeooo:paragraph-rsid="002c82d2"/>
    </style:style>
    <style:style style:name="P18" style:family="paragraph" style:parent-style-name="Footer">
      <style:paragraph-properties>
        <style:tab-stops/>
      </style:paragraph-properties>
      <style:text-properties officeooo:rsid="006381a1" officeooo:paragraph-rsid="006381a1"/>
    </style:style>
    <style:style style:name="P19" style:family="paragraph" style:parent-style-name="Footer">
      <style:paragraph-properties fo:margin-top="0cm" fo:margin-bottom="0.212cm" loext:contextual-spacing="false">
        <style:tab-stops/>
      </style:paragraph-properties>
    </style:style>
    <style:style style:name="P20" style:family="paragraph" style:parent-style-name="Footer">
      <style:paragraph-properties fo:margin-top="0cm" fo:margin-bottom="0.212cm" loext:contextual-spacing="false">
        <style:tab-stops/>
      </style:paragraph-properties>
      <style:text-properties officeooo:rsid="002685e7" officeooo:paragraph-rsid="002685e7"/>
    </style:style>
    <style:style style:name="P21" style:family="paragraph" style:parent-style-name="Footer">
      <style:paragraph-properties fo:margin-top="0cm" fo:margin-bottom="0.212cm" loext:contextual-spacing="false"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Footer">
      <style:paragraph-properties fo:margin-top="0cm" fo:margin-bottom="0.212cm" loext:contextual-spacing="false">
        <style:tab-stops/>
      </style:paragraph-properties>
      <style:text-properties fo:color="#000000" officeooo:rsid="002685e7" officeooo:paragraph-rsid="002685e7"/>
    </style:style>
    <style:style style:name="P23" style:family="paragraph" style:parent-style-name="Corps_20_de_20_texte_20_2">
      <style:paragraph-properties fo:margin-top="0cm" fo:margin-bottom="0.212cm" loext:contextual-spacing="false"/>
    </style:style>
    <style:style style:name="P24" style:family="paragraph" style:parent-style-name="Corps_20_de_20_texte_20_2">
      <style:paragraph-properties fo:margin-top="0cm" fo:margin-bottom="0.212cm" loext:contextual-spacing="false"/>
      <style:text-properties fo:font-weight="bold" style:font-weight-asian="bold" style:font-weight-complex="bold"/>
    </style:style>
    <style:style style:name="P25" style:family="paragraph" style:parent-style-name="Corps_20_de_20_texte_20_2">
      <style:paragraph-properties fo:margin-top="0cm" fo:margin-bottom="0.212cm" loext:contextual-spacing="false"/>
      <style:text-properties fo:color="#000000" officeooo:paragraph-rsid="003224de"/>
    </style:style>
    <style:style style:name="P26" style:family="paragraph" style:parent-style-name="Corps_20_de_20_texte_20_2">
      <style:paragraph-properties fo:margin-top="0cm" fo:margin-bottom="0.212cm" loext:contextual-spacing="false"/>
      <style:text-properties fo:color="#000000" officeooo:rsid="003224de" officeooo:paragraph-rsid="003224de"/>
    </style:style>
    <style:style style:name="P27" style:family="paragraph" style:parent-style-name="Corps_20_de_20_texte_20_2">
      <style:paragraph-properties fo:margin-top="0cm" fo:margin-bottom="0.212cm" loext:contextual-spacing="false"/>
      <style:text-properties fo:color="#000000" fo:font-weight="normal" officeooo:paragraph-rsid="0032cec4" style:font-weight-asian="normal" style:font-weight-complex="normal"/>
    </style:style>
    <style:style style:name="P28" style:family="paragraph" style:parent-style-name="Corps_20_de_20_texte_20_2">
      <style:paragraph-properties fo:margin-top="0cm" fo:margin-bottom="0.212cm" loext:contextual-spacing="false"/>
      <style:text-properties fo:color="#000000" fo:font-weight="normal" officeooo:rsid="003224de" officeooo:paragraph-rsid="0032cec4" style:font-weight-asian="normal" style:font-weight-complex="normal"/>
    </style:style>
    <style:style style:name="P29" style:family="paragraph" style:parent-style-name="Corps_20_de_20_texte_20_2">
      <style:paragraph-properties fo:margin-top="0cm" fo:margin-bottom="0.212cm" loext:contextual-spacing="false"/>
      <style:text-properties fo:color="#000000" fo:font-weight="normal" officeooo:rsid="001dd521" officeooo:paragraph-rsid="001dd521" style:font-weight-asian="normal" style:font-weight-complex="normal"/>
    </style:style>
    <style:style style:name="P30" style:family="paragraph" style:parent-style-name="Corps_20_de_20_texte_20_2">
      <style:paragraph-properties fo:margin-top="0cm" fo:margin-bottom="0.212cm" loext:contextual-spacing="false"/>
      <style:text-properties fo:color="#000000" fo:font-weight="normal" officeooo:rsid="004c7114" officeooo:paragraph-rsid="004c7114" style:font-weight-asian="normal" style:font-weight-complex="normal"/>
    </style:style>
    <style:style style:name="P31" style:family="paragraph" style:parent-style-name="Corps_20_de_20_texte_20_2">
      <style:paragraph-properties fo:margin-top="0cm" fo:margin-bottom="0.212cm" loext:contextual-spacing="false"/>
      <style:text-properties fo:color="#000000" fo:font-weight="normal" officeooo:paragraph-rsid="001dd521" style:font-weight-asian="normal" style:font-weight-complex="normal"/>
    </style:style>
    <style:style style:name="P32" style:family="paragraph" style:parent-style-name="Corps_20_de_20_texte_20_2">
      <style:paragraph-properties fo:margin-top="0cm" fo:margin-bottom="0.212cm" loext:contextual-spacing="false"/>
      <style:text-properties fo:color="#000000" officeooo:rsid="004c7114" officeooo:paragraph-rsid="004c7114"/>
    </style:style>
    <style:style style:name="P33" style:family="paragraph" style:parent-style-name="Corps_20_de_20_texte_20_2">
      <style:paragraph-properties fo:margin-top="0cm" fo:margin-bottom="0.212cm" loext:contextual-spacing="false"/>
      <style:text-properties fo:color="#000000" fo:font-weight="bold" officeooo:paragraph-rsid="001dd521" style:font-weight-asian="bold" style:font-weight-complex="bold"/>
    </style:style>
    <style:style style:name="P34" style:family="paragraph" style:parent-style-name="Corps_20_de_20_texte_20_2">
      <style:paragraph-properties fo:margin-top="0cm" fo:margin-bottom="0.212cm" loext:contextual-spacing="false"/>
      <style:text-properties fo:color="#ff3300" fo:font-weight="bold" officeooo:rsid="001dd521" style:font-weight-asian="bold" style:font-weight-complex="bold"/>
    </style:style>
    <style:style style:name="P35" style:family="paragraph" style:parent-style-name="Corps_20_de_20_texte_20_2">
      <style:paragraph-properties fo:margin-top="0cm" fo:margin-bottom="0.212cm" loext:contextual-spacing="false"/>
      <style:text-properties fo:color="#21409a"/>
    </style:style>
    <style:style style:name="P3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37" style:family="paragraph" style:parent-style-name="Standard">
      <style:paragraph-properties fo:margin-top="0cm" fo:margin-bottom="0.212cm" loext:contextual-spacing="false" fo:text-align="justify" style:justify-single-word="false"/>
      <style:text-properties fo:color="#21409a" officeooo:rsid="0014dfc8" officeooo:paragraph-rsid="0014dfc8"/>
    </style:style>
    <style:style style:name="P38" style:family="paragraph" style:parent-style-name="Standard">
      <style:paragraph-properties fo:margin-top="0cm" fo:margin-bottom="0.212cm" loext:contextual-spacing="false" fo:text-align="justify" style:justify-single-word="false"/>
      <style:text-properties fo:color="#ff3300" fo:font-weight="bold" officeooo:rsid="00154bf7" officeooo:paragraph-rsid="00154bf7" style:font-weight-asian="bold" style:font-weight-complex="bold"/>
    </style:style>
    <style:style style:name="P39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/>
    </style:style>
    <style:style style:name="P40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style:font-weight-asian="normal" style:font-weight-complex="normal"/>
    </style:style>
    <style:style style:name="P41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paragraph-rsid="0017b772" style:font-weight-asian="normal" style:font-weight-complex="normal"/>
    </style:style>
    <style:style style:name="P42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paragraph-rsid="0044e62f" style:font-weight-asian="normal" style:font-weight-complex="normal"/>
    </style:style>
    <style:style style:name="P43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rsid="0014dfc8" officeooo:paragraph-rsid="0014dfc8" style:font-weight-asian="normal" style:font-weight-complex="normal"/>
    </style:style>
    <style:style style:name="P44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rsid="003e2831" officeooo:paragraph-rsid="003e2831" style:font-weight-asian="normal" style:font-weight-complex="normal"/>
    </style:style>
    <style:style style:name="P45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rsid="004038ba" officeooo:paragraph-rsid="004038ba" style:font-weight-asian="normal" style:font-weight-complex="normal"/>
    </style:style>
    <style:style style:name="P46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rsid="004038ba" officeooo:paragraph-rsid="00166217" style:font-weight-asian="normal" style:font-weight-complex="normal"/>
    </style:style>
    <style:style style:name="P47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rsid="0017b772" officeooo:paragraph-rsid="0017b772" style:font-weight-asian="normal" style:font-weight-complex="normal"/>
    </style:style>
    <style:style style:name="P48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rsid="0017b772" officeooo:paragraph-rsid="0044e62f" style:font-weight-asian="normal" style:font-weight-complex="normal"/>
    </style:style>
    <style:style style:name="P49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rsid="004529b5" officeooo:paragraph-rsid="004529b5" style:font-weight-asian="normal" style:font-weight-complex="normal"/>
    </style:style>
    <style:style style:name="P50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fo:font-weight="normal" officeooo:rsid="0045d8a6" officeooo:paragraph-rsid="0045d8a6" style:font-weight-asian="normal" style:font-weight-complex="normal"/>
    </style:style>
    <style:style style:name="P51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officeooo:rsid="003d6464" officeooo:paragraph-rsid="003d6464"/>
    </style:style>
    <style:style style:name="P52" style:family="paragraph" style:parent-style-name="Standard">
      <style:paragraph-properties fo:margin-top="0cm" fo:margin-bottom="0.212cm" loext:contextual-spacing="false" fo:text-align="justify" style:justify-single-word="false"/>
      <style:text-properties fo:font-weight="bold" style:font-weight-asian="bold" style:font-weight-complex="bold"/>
    </style:style>
    <style:style style:name="P53" style:family="paragraph" style:parent-style-name="Standard">
      <style:paragraph-properties fo:margin-top="0cm" fo:margin-bottom="0.212cm" loext:contextual-spacing="false" fo:text-align="justify" style:justify-single-word="false"/>
      <style:text-properties fo:font-weight="bold" officeooo:rsid="003ed49d" officeooo:paragraph-rsid="003ed49d" style:font-weight-asian="bold" style:font-weight-complex="bold"/>
    </style:style>
    <style:style style:name="P54" style:family="paragraph" style:parent-style-name="Standard">
      <style:paragraph-properties fo:margin-top="0cm" fo:margin-bottom="0.212cm" loext:contextual-spacing="false" fo:text-align="justify" style:justify-single-word="false"/>
      <style:text-properties officeooo:rsid="003d6464" officeooo:paragraph-rsid="003d6464"/>
    </style:style>
    <style:style style:name="P55" style:family="paragraph" style:parent-style-name="Standard">
      <style:paragraph-properties fo:margin-top="0cm" fo:margin-bottom="0.212cm" loext:contextual-spacing="false" fo:text-align="justify" style:justify-single-word="false"/>
      <style:text-properties fo:font-weight="normal" officeooo:rsid="003ed49d" officeooo:paragraph-rsid="003ed49d" style:font-weight-asian="normal" style:font-weight-complex="normal"/>
    </style:style>
    <style:style style:name="P56" style:family="paragraph" style:parent-style-name="Standard">
      <style:paragraph-properties fo:margin-top="0cm" fo:margin-bottom="0.212cm" loext:contextual-spacing="false" fo:text-align="justify" style:justify-single-word="false"/>
      <style:text-properties officeooo:rsid="004529b5" officeooo:paragraph-rsid="004529b5"/>
    </style:style>
    <style:style style:name="P57" style:family="paragraph" style:parent-style-name="Standard">
      <style:paragraph-properties fo:margin-top="0cm" fo:margin-bottom="0.212cm" loext:contextual-spacing="false" fo:text-align="justify" style:justify-single-word="false" fo:keep-together="always" fo:keep-with-next="always"/>
    </style:style>
    <style:style style:name="P58" style:family="paragraph" style:parent-style-name="Standard">
      <style:paragraph-properties fo:margin-top="0cm" fo:margin-bottom="0.212cm" loext:contextual-spacing="false" fo:text-align="justify" style:justify-single-word="false" fo:keep-together="always" fo:keep-with-next="always"/>
      <style:text-properties fo:font-weight="bold" style:font-weight-asian="bold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style:font-style-asian="italic" style:font-size-complex="8pt" style:font-style-complex="italic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use-window-font-color="true" fo:font-size="10pt" fo:language="fr" fo:country="FR" officeooo:rsid="005675f2" officeooo:paragraph-rsid="005675f2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P61" style:family="paragraph" style:parent-style-name="Corps_20_de_20_texte_20_2">
      <style:text-properties fo:color="#21409a"/>
    </style:style>
    <style:style style:name="P62" style:family="paragraph" style:parent-style-name="Corps_20_de_20_texte_20_2">
      <style:text-properties fo:color="#000000" officeooo:paragraph-rsid="003097da"/>
    </style:style>
    <style:style style:name="P63" style:family="paragraph" style:parent-style-name="Corps_20_de_20_texte_20_2">
      <style:text-properties fo:color="#000000" officeooo:rsid="003097da" officeooo:paragraph-rsid="003097da"/>
    </style:style>
    <style:style style:name="P64" style:family="paragraph" style:parent-style-name="Corps_20_de_20_texte_20_2">
      <style:text-properties fo:color="#000000" fo:font-weight="normal" officeooo:rsid="003097da" officeooo:paragraph-rsid="003097da" style:font-weight-asian="normal" style:font-weight-complex="normal"/>
    </style:style>
    <style:style style:name="P65" style:family="paragraph" style:parent-style-name="Corps_20_de_20_texte_20_2">
      <style:text-properties fo:color="#ff3300" fo:font-weight="bold" officeooo:rsid="00121096" style:font-weight-asian="bold" style:font-weight-complex="bold"/>
    </style:style>
    <style:style style:name="P66" style:family="paragraph" style:parent-style-name="Corps_20_de_20_texte_20_2">
      <style:text-properties fo:color="#ff3300" fo:font-weight="bold" officeooo:rsid="00121096" officeooo:paragraph-rsid="00121096" style:font-weight-asian="bold" style:font-weight-complex="bold"/>
    </style:style>
    <style:style style:name="P67" style:family="paragraph" style:parent-style-name="Standard">
      <style:text-properties style:font-name-asian="Arial Unicode MS"/>
    </style:style>
    <style:style style:name="P68" style:family="paragraph" style:parent-style-name="Standard">
      <style:paragraph-properties style:snap-to-layout-grid="false"/>
      <style:text-properties style:font-name-asian="Arial Unicode MS"/>
    </style:style>
    <style:style style:name="P69" style:family="paragraph" style:parent-style-name="Standard">
      <style:paragraph-properties fo:text-align="end" style:justify-single-word="false" style:snap-to-layout-grid="false"/>
      <style:text-properties style:font-name-asian="Arial Unicode MS"/>
    </style:style>
    <style:style style:name="P70" style:family="paragraph" style:parent-style-name="Standard">
      <style:paragraph-properties fo:text-align="end" style:justify-single-word="false"/>
      <style:text-properties style:font-name-asian="Arial Unicode MS" style:font-size-complex="8pt"/>
    </style:style>
    <style:style style:name="P71" style:family="paragraph" style:parent-style-name="Standard">
      <style:paragraph-properties fo:text-align="justify" style:justify-single-word="false"/>
      <style:text-properties style:font-name-asian="Arial Unicode MS" style:font-size-complex="8pt" style:font-weight-complex="bold"/>
    </style:style>
    <style:style style:name="P72" style:family="paragraph" style:parent-style-name="Standard">
      <style:paragraph-properties style:snap-to-layout-grid="false"/>
    </style:style>
    <style:style style:name="P73" style:family="paragraph" style:parent-style-name="Standard">
      <style:text-properties fo:font-weight="bold" style:font-weight-asian="bold"/>
    </style:style>
    <style:style style:name="P74" style:family="paragraph" style:parent-style-name="Standard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8" style:family="paragraph" style:parent-style-name="Standard">
      <style:paragraph-properties fo:text-align="end" style:justify-single-word="false"/>
      <style:text-properties fo:font-weight="bold" style:font-weight-asian="bold" style:font-size-complex="8pt" style:font-weight-complex="bold"/>
    </style:style>
    <style:style style:name="P79" style:family="paragraph" style:parent-style-name="Standard">
      <style:paragraph-properties fo:text-align="end" style:justify-single-word="false"/>
      <style:text-properties fo:font-weight="bold" style:font-name-asian="Arial Unicode MS" style:font-weight-asian="bold" style:font-size-complex="8pt"/>
    </style:style>
    <style:style style:name="P80" style:family="paragraph" style:parent-style-name="Standard">
      <style:paragraph-properties fo:text-align="end" style:justify-single-word="false"/>
      <style:text-properties fo:font-weight="bold" style:font-name-asian="Arial Unicode MS" style:font-weight-asian="bold" style:font-size-complex="8pt" style:font-weight-complex="bold"/>
    </style:style>
    <style:style style:name="P81" style:family="paragraph" style:parent-style-name="Standard">
      <style:text-properties fo:font-weight="bold" style:font-name-asian="Arial Unicode MS" style:font-weight-asian="bold" style:font-weight-complex="bold"/>
    </style:style>
    <style:style style:name="P82" style:family="paragraph" style:parent-style-name="Standard">
      <style:paragraph-properties fo:text-align="end" style:justify-single-word="false"/>
    </style:style>
    <style:style style:name="P83" style:family="paragraph" style:parent-style-name="Standard">
      <style:paragraph-properties fo:text-align="center" style:justify-single-word="false"/>
    </style:style>
    <style:style style:name="P84" style:family="paragraph" style:parent-style-name="Standard">
      <style:paragraph-properties style:snap-to-layout-grid="false"/>
      <style:text-properties style:font-name="Times New Roman" style:font-name-asian="Arial Unicode MS" style:font-name-complex="Times New Roman"/>
    </style:style>
    <style:style style:name="P85" style:family="paragraph" style:parent-style-name="Standard">
      <style:paragraph-properties style:snap-to-layout-grid="false"/>
      <style:text-properties style:font-name="Times New Roman" fo:font-weight="bold" style:font-weight-asian="bold" style:font-name-complex="Times New Roman" style:font-weight-complex="bold"/>
    </style:style>
    <style:style style:name="P86" style:family="paragraph" style:parent-style-name="Standard">
      <style:text-properties style:font-name="Times New Roman" fo:font-size="9pt" style:font-size-asian="9pt" style:font-name-complex="Times New Roman" style:font-size-complex="9pt"/>
    </style:style>
    <style:style style:name="P87" style:family="paragraph" style:parent-style-name="Standard">
      <style:text-properties fo:color="#21409a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text-properties style:font-size-complex="8pt"/>
    </style:style>
    <style:style style:name="P90" style:family="paragraph" style:parent-style-name="Standard">
      <style:paragraph-properties fo:text-align="end" style:justify-single-word="false"/>
      <style:text-properties style:font-size-complex="8pt"/>
    </style:style>
    <style:style style:name="P91" style:family="paragraph" style:parent-style-name="Standard">
      <style:text-properties fo:font-style="italic" style:font-style-asian="italic" style:font-size-complex="8pt" style:font-style-complex="italic"/>
    </style:style>
    <style:style style:name="P92" style:family="paragraph" style:parent-style-name="Standard">
      <style:paragraph-properties fo:text-align="justify" style:justify-single-word="false"/>
      <style:text-properties fo:font-style="italic" style:font-style-asian="italic" style:font-size-complex="8pt" style:font-style-complex="italic"/>
    </style:style>
    <style:style style:name="P9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94" style:family="paragraph" style:parent-style-name="Standard">
      <style:paragraph-properties fo:text-align="end" style:justify-single-word="false" style:snap-to-layout-grid="false"/>
      <style:text-properties fo:font-style="italic" style:font-name-asian="Arial Unicode MS" style:font-style-asian="italic" style:font-style-complex="italic"/>
    </style:style>
    <style:style style:name="P95" style:family="paragraph" style:parent-style-name="Standard">
      <style:text-properties fo:font-size="8pt" style:font-size-asian="8pt"/>
    </style:style>
    <style:style style:name="P96" style:family="paragraph" style:parent-style-name="Standard">
      <style:text-properties fo:font-size="8pt" style:font-name-asian="Arial Unicode MS" style:font-size-asian="8pt" style:font-size-complex="8pt"/>
    </style:style>
    <style:style style:name="P97" style:family="paragraph" style:parent-style-name="Standard">
      <style:text-properties officeooo:rsid="00215c95" officeooo:paragraph-rsid="00215c95"/>
    </style:style>
    <style:style style:name="P98" style:family="paragraph" style:parent-style-name="Standard">
      <style:text-properties fo:color="#ff3300" fo:font-weight="bold" officeooo:rsid="00109e90" style:font-weight-asian="bold" style:font-weight-complex="bold"/>
    </style:style>
    <style:style style:name="P99" style:family="paragraph" style:parent-style-name="Standard">
      <style:text-properties fo:color="#ff3300" fo:font-weight="bold" officeooo:rsid="001fceb0" style:font-weight-asian="bold" style:font-weight-complex="bold"/>
    </style:style>
    <style:style style:name="P100" style:family="paragraph" style:parent-style-name="Standard">
      <style:text-properties fo:color="#ff3300" fo:font-weight="bold" officeooo:rsid="00215c95" style:font-weight-asian="bold" style:font-weight-complex="bold"/>
    </style:style>
    <style:style style:name="P101" style:family="paragraph" style:parent-style-name="Standard">
      <style:text-properties fo:color="#ff3300" fo:font-style="normal" fo:font-weight="bold" officeooo:rsid="001fceb0" style:font-style-asian="normal" style:font-weight-asian="bold" style:font-style-complex="normal" style:font-weight-complex="bold"/>
    </style:style>
    <style:style style:name="P102" style:family="paragraph" style:parent-style-name="Standard">
      <style:text-properties fo:color="#000000" fo:font-weight="normal" style:font-weight-asian="normal" style:font-weight-complex="normal"/>
    </style:style>
    <style:style style:name="P103" style:family="paragraph" style:parent-style-name="Standard">
      <style:text-properties fo:color="#000000" fo:font-weight="normal" officeooo:rsid="00109e90" officeooo:paragraph-rsid="002dbefa" style:font-weight-asian="normal" style:font-weight-complex="normal"/>
    </style:style>
    <style:style style:name="P104" style:family="paragraph" style:parent-style-name="Standard">
      <style:text-properties fo:color="#000000" fo:font-weight="normal" officeooo:rsid="005062a0" officeooo:paragraph-rsid="005062a0" style:font-weight-asian="normal" style:font-weight-complex="normal"/>
    </style:style>
    <style:style style:name="P105" style:family="paragraph" style:parent-style-name="Standard">
      <style:text-properties fo:color="#000000" fo:font-weight="normal" officeooo:rsid="00510d9b" officeooo:paragraph-rsid="00510d9b" style:font-weight-asian="normal" style:font-weight-complex="normal"/>
    </style:style>
    <style:style style:name="P106" style:family="paragraph" style:parent-style-name="Standard">
      <style:text-properties fo:color="#000000" fo:font-weight="normal" officeooo:rsid="005675f2" officeooo:paragraph-rsid="005675f2" style:font-weight-asian="normal" style:font-weight-complex="normal"/>
    </style:style>
    <style:style style:name="P107" style:family="paragraph" style:parent-style-name="Standard">
      <style:text-properties fo:color="#000000" fo:font-weight="normal" officeooo:rsid="005a5e9f" officeooo:paragraph-rsid="005a5e9f" style:font-weight-asian="normal" style:font-weight-complex="normal"/>
    </style:style>
    <style:style style:name="P108" style:family="paragraph" style:parent-style-name="Standard">
      <style:text-properties fo:color="#000000" fo:font-weight="normal" officeooo:rsid="002349c2" officeooo:paragraph-rsid="002349c2" style:font-weight-asian="normal" style:font-weight-complex="normal"/>
    </style:style>
    <style:style style:name="P109" style:family="paragraph" style:parent-style-name="Standard">
      <style:text-properties fo:color="#000000" fo:font-weight="normal" officeooo:rsid="005d3518" officeooo:paragraph-rsid="005d3518" style:font-weight-asian="normal" style:font-weight-complex="normal"/>
    </style:style>
    <style:style style:name="P110" style:family="paragraph" style:parent-style-name="Standard">
      <style:text-properties fo:color="#000000" fo:font-weight="normal" officeooo:rsid="005eba97" officeooo:paragraph-rsid="005eba97" style:font-weight-asian="normal" style:font-weight-complex="normal"/>
    </style:style>
    <style:style style:name="P111" style:family="paragraph" style:parent-style-name="Standard">
      <style:text-properties fo:color="#000000" fo:font-weight="normal" officeooo:rsid="00215c95" officeooo:paragraph-rsid="005eba97" style:font-weight-asian="normal" style:font-weight-complex="normal"/>
    </style:style>
    <style:style style:name="P112" style:family="paragraph" style:parent-style-name="Standard">
      <style:text-properties fo:color="#000000" fo:font-weight="normal" officeooo:rsid="005fa5b0" officeooo:paragraph-rsid="005fa5b0" style:font-weight-asian="normal" style:font-weight-complex="normal"/>
    </style:style>
    <style:style style:name="P113" style:family="paragraph" style:parent-style-name="Standard">
      <style:text-properties fo:color="#000000" officeooo:paragraph-rsid="004fe2f3"/>
    </style:style>
    <style:style style:name="P114" style:family="paragraph" style:parent-style-name="Standard">
      <style:text-properties fo:color="#000000" officeooo:rsid="004fe2f3" officeooo:paragraph-rsid="004fe2f3"/>
    </style:style>
    <style:style style:name="P115" style:family="paragraph" style:parent-style-name="Standard">
      <style:text-properties fo:color="#000000" fo:font-weight="bold" style:font-weight-asian="bold" style:font-weight-complex="bold"/>
    </style:style>
    <style:style style:name="P116" style:family="paragraph" style:parent-style-name="Standard">
      <style:paragraph-properties fo:text-align="justify" style:justify-single-word="false"/>
      <style:text-properties officeooo:rsid="003812d0" officeooo:paragraph-rsid="003812d0"/>
    </style:style>
    <style:style style:name="P117" style:family="paragraph" style:parent-style-name="Standard">
      <style:paragraph-properties fo:text-align="justify" style:justify-single-word="false"/>
      <style:text-properties officeooo:rsid="003859d4" officeooo:paragraph-rsid="003859d4"/>
    </style:style>
    <style:style style:name="P118" style:family="paragraph" style:parent-style-name="Standard">
      <style:text-properties fo:font-weight="normal" officeooo:rsid="005206b9" officeooo:paragraph-rsid="005206b9" style:font-weight-asian="normal" style:font-weight-complex="normal"/>
    </style:style>
    <style:style style:name="P119" style:family="paragraph" style:parent-style-name="Standard">
      <style:text-properties officeooo:rsid="005206b9" officeooo:paragraph-rsid="005206b9"/>
    </style:style>
    <style:style style:name="P120" style:family="paragraph" style:parent-style-name="Standard">
      <style:text-properties officeooo:paragraph-rsid="0052e02a"/>
    </style:style>
    <style:style style:name="P121" style:family="paragraph" style:parent-style-name="Standard">
      <style:text-properties officeooo:rsid="0052e02a" officeooo:paragraph-rsid="0052e02a"/>
    </style:style>
    <style:style style:name="P122" style:family="paragraph" style:parent-style-name="Standard">
      <style:text-properties officeooo:rsid="00547d65" officeooo:paragraph-rsid="00547d65"/>
    </style:style>
    <style:style style:name="P123" style:family="paragraph" style:parent-style-name="Standard">
      <style:text-properties officeooo:rsid="005c0421" officeooo:paragraph-rsid="005c0421"/>
    </style:style>
    <style:style style:name="P124" style:family="paragraph" style:parent-style-name="Standard">
      <style:text-properties officeooo:rsid="005eba97" officeooo:paragraph-rsid="005eba97"/>
    </style:style>
    <style:style style:name="P125" style:family="paragraph" style:parent-style-name="Standard">
      <style:text-properties officeooo:rsid="005fa5b0" officeooo:paragraph-rsid="005fa5b0"/>
    </style:style>
    <style:style style:name="P126" style:family="paragraph" style:parent-style-name="Standard">
      <style:paragraph-properties fo:keep-together="always" fo:keep-with-next="always"/>
    </style:style>
    <style:style style:name="P127" style:family="paragraph" style:parent-style-name="Standard">
      <style:paragraph-properties fo:keep-together="always" fo:keep-with-next="always"/>
      <style:text-properties officeooo:paragraph-rsid="00547d65"/>
    </style:style>
    <style:style style:name="P128" style:family="paragraph" style:parent-style-name="Standard">
      <style:paragraph-properties fo:keep-together="always" fo:keep-with-next="always"/>
      <style:text-properties fo:color="#21409a"/>
    </style:style>
    <style:style style:name="P129" style:family="paragraph" style:parent-style-name="Standard">
      <style:paragraph-properties fo:keep-together="always" fo:keep-with-next="always"/>
      <style:text-properties fo:font-weight="bold" style:font-weight-asian="bold"/>
    </style:style>
    <style:style style:name="P130" style:family="paragraph" style:parent-style-name="Standard">
      <style:paragraph-properties fo:keep-together="always" fo:keep-with-next="always"/>
      <style:text-properties fo:font-weight="bold" style:font-weight-asian="bold" style:font-size-complex="8pt" style:font-weight-complex="bold"/>
    </style:style>
    <style:style style:name="P131" style:family="paragraph" style:parent-style-name="Standard">
      <style:paragraph-properties fo:text-align="center" style:justify-single-word="false" fo:keep-together="always" fo:keep-with-next="always"/>
      <style:text-properties fo:font-weight="bold" style:font-weight-asian="bold" style:font-size-complex="8pt" style:font-weight-complex="bold"/>
    </style:style>
    <style:style style:name="P132" style:family="paragraph" style:parent-style-name="Standard">
      <style:paragraph-properties fo:text-align="center" style:justify-single-word="false" fo:keep-together="always" fo:keep-with-next="always"/>
      <style:text-properties fo:font-weight="bold" style:font-weight-asian="bold"/>
    </style:style>
    <style:style style:name="P133" style:family="paragraph" style:parent-style-name="Standard">
      <style:paragraph-properties fo:keep-together="always" fo:keep-with-next="always"/>
      <style:text-properties fo:font-weight="bold" style:font-weight-asian="bold" style:font-weight-complex="bold"/>
    </style:style>
    <style:style style:name="P134" style:family="paragraph" style:parent-style-name="Standard">
      <style:paragraph-properties fo:keep-together="always" fo:keep-with-next="always"/>
      <style:text-properties fo:font-weight="bold" officeooo:paragraph-rsid="002dbefa" style:font-weight-asian="bold" style:font-weight-complex="bold"/>
    </style:style>
    <style:style style:name="P135" style:family="paragraph" style:parent-style-name="Standard">
      <style:paragraph-properties fo:text-align="end" style:justify-single-word="false" fo:keep-together="always" fo:keep-with-next="always"/>
      <style:text-properties fo:font-weight="bold" style:font-weight-asian="bold" style:font-weight-complex="bold"/>
    </style:style>
    <style:style style:name="P136" style:family="paragraph" style:parent-style-name="Standard">
      <style:paragraph-properties fo:text-align="center" style:justify-single-word="false" fo:keep-together="always" fo:keep-with-next="always"/>
      <style:text-properties fo:font-weight="bold" style:font-weight-asian="bold" style:font-weight-complex="bold"/>
    </style:style>
    <style:style style:name="P137" style:family="paragraph" style:parent-style-name="Standard">
      <style:paragraph-properties fo:text-align="end" style:justify-single-word="false" fo:keep-together="always" fo:keep-with-next="always"/>
    </style:style>
    <style:style style:name="P138" style:family="paragraph" style:parent-style-name="Standard">
      <style:paragraph-properties fo:text-align="center" style:justify-single-word="false" fo:keep-together="always" fo:keep-with-next="always" style:snap-to-layout-grid="false"/>
    </style:style>
    <style:style style:name="P139" style:family="paragraph" style:parent-style-name="Standard">
      <style:paragraph-properties fo:text-align="justify" style:justify-single-word="false" fo:keep-together="always" fo:keep-with-next="always"/>
    </style:style>
    <style:style style:name="P140" style:family="paragraph" style:parent-style-name="Standard">
      <style:paragraph-properties fo:text-align="end" style:justify-single-word="false" fo:keep-together="always" fo:keep-with-next="always"/>
      <style:text-properties style:font-name-asian="Arial Unicode MS" style:font-size-complex="8pt"/>
    </style:style>
    <style:style style:name="P141" style:family="paragraph" style:parent-style-name="Standard">
      <style:paragraph-properties fo:keep-together="always" fo:keep-with-next="always"/>
      <style:text-properties style:font-name-asian="Arial Unicode MS"/>
    </style:style>
    <style:style style:name="P142" style:family="paragraph" style:parent-style-name="Standard">
      <style:paragraph-properties fo:text-align="center" style:justify-single-word="false" fo:keep-together="always" fo:keep-with-next="always" style:snap-to-layout-grid="false"/>
      <style:text-properties style:font-name="Times New Roman" fo:font-weight="bold" style:font-weight-asian="bold" style:font-name-complex="Times New Roman"/>
    </style:style>
    <style:style style:name="P143" style:family="paragraph" style:parent-style-name="Standard">
      <style:paragraph-properties fo:keep-together="always" fo:keep-with-next="always"/>
      <style:text-properties fo:color="#ff3300" fo:font-weight="bold" officeooo:rsid="00109e90" style:font-weight-asian="bold" style:font-weight-complex="bold"/>
    </style:style>
    <style:style style:name="P144" style:family="paragraph" style:parent-style-name="Standard">
      <style:paragraph-properties fo:keep-together="always" fo:keep-with-next="always" text:number-lines="false" text:line-number="0"/>
    </style:style>
    <style:style style:name="P145" style:family="paragraph" style:parent-style-name="Standard">
      <style:paragraph-properties fo:keep-together="always" fo:keep-with-next="always" text:number-lines="false" text:line-number="0" style:snap-to-layout-grid="false"/>
    </style:style>
    <style:style style:name="P146" style:family="paragraph" style:parent-style-name="Standard">
      <style:paragraph-properties fo:keep-together="always" fo:keep-with-next="always" text:number-lines="false" text:line-number="0"/>
      <style:text-properties style:font-name-asian="Arial Unicode MS"/>
    </style:style>
    <style:style style:name="P147" style:family="paragraph" style:parent-style-name="Standard">
      <style:paragraph-properties fo:text-align="center" style:justify-single-word="false" fo:keep-together="always" fo:keep-with-next="always" text:number-lines="false" text:line-number="0"/>
      <style:text-properties fo:font-weight="bold" style:font-weight-asian="bold"/>
    </style:style>
    <style:style style:name="P148" style:family="paragraph" style:parent-style-name="Standard">
      <style:paragraph-properties fo:keep-together="always" fo:keep-with-next="always" text:number-lines="false" text:line-number="0"/>
      <style:text-properties fo:font-weight="bold" style:font-weight-asian="bold" style:font-weight-complex="bold"/>
    </style:style>
    <style:style style:name="P149" style:family="paragraph" style:parent-style-name="Standard">
      <style:paragraph-properties fo:keep-together="always" fo:keep-with-next="always" text:number-lines="false" text:line-number="0" style:snap-to-layout-grid="false"/>
      <style:text-properties fo:font-weight="bold" style:font-weight-asian="bold" style:font-weight-complex="bold"/>
    </style:style>
    <style:style style:name="P150" style:family="paragraph" style:parent-style-name="Standard">
      <style:paragraph-properties fo:text-align="end" style:justify-single-word="false" fo:keep-together="always" fo:keep-with-next="always" text:number-lines="false" text:line-number="0"/>
      <style:text-properties fo:font-weight="bold" style:font-weight-asian="bold" style:font-weight-complex="bold"/>
    </style:style>
    <style:style style:name="P151" style:family="paragraph" style:parent-style-name="Standard">
      <style:paragraph-properties fo:text-align="end" style:justify-single-word="false" fo:keep-together="always" fo:keep-with-next="always" text:number-lines="false" text:line-number="0"/>
    </style:style>
    <style:style style:name="P152" style:family="paragraph" style:parent-style-name="Standard">
      <style:paragraph-properties fo:margin-top="0.423cm" fo:margin-bottom="0cm" loext:contextual-spacing="false"/>
    </style:style>
    <style:style style:name="P153" style:family="paragraph" style:parent-style-name="Standard">
      <style:paragraph-properties fo:margin-top="0.423cm" fo:margin-bottom="0cm" loext:contextual-spacing="false"/>
      <style:text-properties officeooo:rsid="004a4b26" officeooo:paragraph-rsid="004a4b26"/>
    </style:style>
    <style:style style:name="P154" style:family="paragraph" style:parent-style-name="Standard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P155" style:family="paragraph" style:parent-style-name="Standard">
      <style:paragraph-properties fo:margin-left="0cm" fo:margin-right="6.75cm" fo:text-align="end" style:justify-single-word="false" fo:keep-together="always" fo:text-indent="0cm" style:auto-text-indent="false" fo:keep-with-next="always" text:number-lines="false" text:line-number="0"/>
      <style:text-properties style:font-name-asian="Arial Unicode MS"/>
    </style:style>
    <style:style style:name="P156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57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58" style:family="paragraph" style:parent-style-name="Standard">
      <style:paragraph-properties fo:margin-left="0cm" fo:margin-right="7.001cm" fo:margin-top="0cm" fo:margin-bottom="0.212cm" loext:contextual-spacing="false" fo:text-align="end" style:justify-single-word="false" fo:keep-together="always" fo:text-indent="0cm" style:auto-text-indent="false" fo:keep-with-next="always"/>
    </style:style>
    <style:style style:name="P159" style:family="paragraph" style:parent-style-name="Standard">
      <style:paragraph-properties fo:margin-left="0cm" fo:margin-right="7.001cm" fo:margin-top="0cm" fo:margin-bottom="0.212cm" loext:contextual-spacing="false" fo:text-align="end" style:justify-single-word="false" fo:keep-together="always" fo:text-indent="0cm" style:auto-text-indent="false" fo:keep-with-next="always"/>
      <style:text-properties fo:font-weight="bold" style:font-weight-asian="bold"/>
    </style:style>
    <style:style style:name="P160" style:family="paragraph" style:parent-style-name="Standard">
      <style:paragraph-properties fo:margin-top="0.212cm" fo:margin-bottom="0.212cm" loext:contextual-spacing="false" fo:text-align="justify" style:justify-single-word="false"/>
    </style:style>
    <style:style style:name="P161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ff3300" fo:font-weight="bold" officeooo:rsid="001a1196" officeooo:paragraph-rsid="001a1196" style:font-weight-asian="bold" style:font-weight-complex="bold"/>
    </style:style>
    <style:style style:name="P162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officeooo:rsid="004688e3" officeooo:paragraph-rsid="004688e3"/>
    </style:style>
    <style:style style:name="P163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/>
    </style:style>
    <style:style style:name="P164" style:family="paragraph" style:parent-style-name="Standard">
      <style:paragraph-properties fo:margin-top="0.212cm" fo:margin-bottom="0.212cm" loext:contextual-spacing="false" fo:text-align="justify" style:justify-single-word="false"/>
      <style:text-properties fo:color="#000000" fo:font-weight="normal" officeooo:rsid="0048f245" officeooo:paragraph-rsid="0048f245" style:font-weight-asian="normal" style:font-weight-complex="normal"/>
    </style:style>
    <style:style style:name="P165" style:family="paragraph" style:parent-style-name="Standard">
      <style:paragraph-properties fo:margin-top="0.212cm" fo:margin-bottom="0.212cm" loext:contextual-spacing="false"/>
      <style:text-properties fo:color="#000000" fo:font-weight="normal" officeooo:rsid="001d2a50" officeooo:paragraph-rsid="001d2a50" style:font-weight-asian="normal" style:font-weight-complex="normal"/>
    </style:style>
    <style:style style:name="P166" style:family="paragraph" style:parent-style-name="Standard">
      <style:paragraph-properties fo:margin-top="0.212cm" fo:margin-bottom="0.212cm" loext:contextual-spacing="false"/>
      <style:text-properties fo:color="#000000" fo:font-weight="normal" officeooo:paragraph-rsid="001d2a50" style:font-weight-asian="normal" style:font-weight-complex="normal"/>
    </style:style>
    <style:style style:name="P167" style:family="paragraph" style:parent-style-name="Standard">
      <style:paragraph-properties fo:margin-top="0.212cm" fo:margin-bottom="0.212cm" loext:contextual-spacing="false"/>
      <style:text-properties fo:color="#000000" fo:font-weight="bold" officeooo:paragraph-rsid="001d2a50" style:font-weight-asian="bold" style:font-weight-complex="bold"/>
    </style:style>
    <style:style style:name="P168" style:family="paragraph" style:paren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P169" style:family="paragraph" style:parent-style-name="Standard">
      <style:paragraph-properties fo:margin-top="0.423cm" fo:margin-bottom="0.212cm" loext:contextual-spacing="false"/>
      <style:text-properties fo:color="#000000"/>
    </style:style>
    <style:style style:name="P170" style:family="paragraph" style:parent-style-name="Standard">
      <style:paragraph-properties fo:margin-top="0.423cm" fo:margin-bottom="0.212cm" loext:contextual-spacing="false"/>
      <style:text-properties fo:color="#000000" fo:font-weight="normal" officeooo:paragraph-rsid="0012882f" style:font-weight-asian="normal" style:font-weight-complex="normal"/>
    </style:style>
    <style:style style:name="P171" style:family="paragraph" style:parent-style-name="Standard">
      <style:paragraph-properties fo:margin-top="0.423cm" fo:margin-bottom="0.212cm" loext:contextual-spacing="false"/>
      <style:text-properties fo:color="#000000" fo:font-style="normal" fo:font-weight="normal" officeooo:rsid="00142861" officeooo:paragraph-rsid="00142861" style:font-style-asian="normal" style:font-weight-asian="normal" style:font-size-complex="8pt" style:font-style-complex="normal" style:font-weight-complex="normal"/>
    </style:style>
    <style:style style:name="P172" style:family="paragraph" style:parent-style-name="Standard">
      <style:paragraph-properties fo:margin-top="0.423cm" fo:margin-bottom="0.212cm" loext:contextual-spacing="false"/>
      <style:text-properties fo:font-style="italic" style:font-style-asian="italic" style:font-size-complex="8pt" style:font-style-complex="italic"/>
    </style:style>
    <style:style style:name="P173" style:family="paragraph" style:parent-style-name="Standard">
      <style:paragraph-properties fo:margin-top="0.423cm" fo:margin-bottom="0.212cm" loext:contextual-spacing="false"/>
      <style:text-properties fo:font-style="normal" officeooo:paragraph-rsid="00142861" style:font-style-asian="normal" style:font-size-complex="8pt" style:font-style-complex="normal"/>
    </style:style>
    <style:style style:name="P174" style:family="paragraph" style:parent-style-name="Heading_20_2">
      <style:paragraph-properties fo:keep-together="always"/>
    </style:style>
    <style:style style:name="P175" style:family="paragraph" style:parent-style-name="Heading_20_2">
      <style:paragraph-properties fo:keep-together="always"/>
      <style:text-properties style:font-name-asian="Arial Unicode MS"/>
    </style:style>
    <style:style style:name="P176" style:family="paragraph" style:parent-style-name="Heading_20_2">
      <style:paragraph-properties fo:keep-with-next="auto"/>
    </style:style>
    <style:style style:name="P177" style:family="paragraph" style:parent-style-name="Heading_20_2">
      <style:paragraph-properties fo:keep-together="always" text:number-lines="false" text:line-number="0"/>
    </style:style>
    <style:style style:name="P178" style:family="paragraph" style:parent-style-name="Heading_20_2">
      <style:paragraph-properties fo:keep-together="always" fo:break-before="page"/>
      <style:text-properties officeooo:paragraph-rsid="0052e02a"/>
    </style:style>
    <style:style style:name="P179" style:family="paragraph" style:parent-style-name="Heading_20_2" style:list-style-name="">
      <style:paragraph-properties fo:margin-left="0cm" fo:margin-right="0cm" fo:keep-together="always" fo:text-indent="0cm" style:auto-text-indent="false"/>
      <style:text-properties fo:color="#000000" fo:font-size="10pt" fo:language="fr" fo:country="FR" fo:font-weight="normal" officeooo:rsid="005675f2" officeooo:paragraph-rsid="005675f2" style:font-name-asian="Times New Roman" style:font-size-asian="10pt" style:language-asian="zh" style:country-asian="CN" style:font-weight-asian="normal" style:font-name-complex="Arial1" style:font-size-complex="10pt" style:language-complex="ar" style:country-complex="SA" style:font-weight-complex="normal"/>
    </style:style>
    <style:style style:name="P180" style:family="paragraph" style:parent-style-name="Standard" style:master-page-name="Standard">
      <style:paragraph-properties style:page-number="auto"/>
    </style:style>
    <style:style style:name="P181" style:family="paragraph" style:parent-style-name="Standard" style:list-style-name="WW8Num2">
      <style:paragraph-properties fo:text-align="justify" style:justify-single-word="false"/>
      <style:text-properties fo:font-weight="bold" style:font-weight-asian="bold" style:font-weight-complex="bold"/>
    </style:style>
    <style:style style:name="P182" style:family="paragraph" style:parent-style-name="Standard" style:list-style-name="WW8Num3">
      <style:paragraph-properties fo:text-align="justify" style:justify-single-word="false"/>
    </style:style>
    <style:style style:name="P183" style:family="paragraph" style:parent-style-name="Standard" style:list-style-name="WW8Num4">
      <style:paragraph-properties fo:margin-top="0.423cm" fo:margin-bottom="0.212cm" loext:contextual-spacing="false"/>
      <style:text-properties fo:font-weight="bold" style:font-weight-asian="bold" style:font-weight-complex="bold"/>
    </style:style>
    <style:style style:name="P184" style:family="paragraph" style:parent-style-name="Standard" style:list-style-name="WW8Num2">
      <style:paragraph-properties fo:margin-left="0.63cm" fo:margin-right="0cm" fo:margin-top="0cm" fo:margin-bottom="0.212cm" loext:contextual-spacing="false" fo:text-align="justify" style:justify-single-word="false" fo:text-indent="-0.63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-asian="Arial Unicode MS"/>
    </style:style>
    <style:style style:name="T2" style:family="text">
      <style:text-properties style:font-name-asian="Arial Unicode MS" style:font-size-complex="8pt"/>
    </style:style>
    <style:style style:name="T3" style:family="text">
      <style:text-properties style:font-name-asian="Arial Unicode MS" style:font-size-complex="8pt" style:font-weight-complex="bold"/>
    </style:style>
    <style:style style:name="T4" style:family="text">
      <style:text-properties style:font-size-complex="8pt"/>
    </style:style>
    <style:style style:name="T5" style:family="text">
      <style:text-properties style:text-position="sub 58%" style:font-size-complex="8pt"/>
    </style:style>
    <style:style style:name="T6" style:family="text">
      <style:text-properties style:font-name-asian="Arial1"/>
    </style:style>
    <style:style style:name="T7" style:family="text">
      <style:text-properties style:font-name-asian="Arial1" style:font-size-complex="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name-asian="Arial1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9e90" style:font-weight-asian="bold" style:font-weight-complex="bold"/>
    </style:style>
    <style:style style:name="T12" style:family="text">
      <style:text-properties fo:font-weight="bold" officeooo:rsid="0012882f" style:font-weight-asian="bold" style:font-weight-complex="bold"/>
    </style:style>
    <style:style style:name="T13" style:family="text">
      <style:text-properties fo:font-weight="bold" officeooo:rsid="00142861" style:font-weight-asian="bold" style:font-weight-complex="bold"/>
    </style:style>
    <style:style style:name="T14" style:family="text">
      <style:text-properties fo:font-weight="bold" officeooo:rsid="003859d4" style:font-weight-asian="bold" style:font-weight-complex="bold"/>
    </style:style>
    <style:style style:name="T15" style:family="text">
      <style:text-properties fo:font-weight="bold" officeooo:rsid="0044e62f" style:font-weight-asian="bold" style:font-weight-complex="bold"/>
    </style:style>
    <style:style style:name="T16" style:family="text">
      <style:text-properties fo:font-weight="bold" officeooo:rsid="0019451e" style:font-weight-asian="bold" style:font-weight-complex="bold"/>
    </style:style>
    <style:style style:name="T17" style:family="text">
      <style:text-properties fo:font-weight="bold" officeooo:rsid="001d2a50" style:font-weight-asian="bold" style:font-weight-complex="bold"/>
    </style:style>
    <style:style style:name="T18" style:family="text">
      <style:text-properties fo:font-weight="bold" officeooo:rsid="001dd521" style:font-weight-asian="bold" style:font-weight-complex="bold"/>
    </style:style>
    <style:style style:name="T19" style:family="text">
      <style:text-properties fo:font-weight="bold" officeooo:rsid="004fe2f3" style:font-weight-asian="bold" style:font-weight-complex="bold"/>
    </style:style>
    <style:style style:name="T20" style:family="text">
      <style:text-properties fo:font-weight="bold" officeooo:rsid="0052e02a" style:font-weight-asian="bold" style:font-weight-complex="bold"/>
    </style:style>
    <style:style style:name="T21" style:family="text">
      <style:text-properties fo:font-weight="bold" officeooo:rsid="005fa5b0" style:font-weight-asian="bold" style:font-weight-complex="bold"/>
    </style:style>
    <style:style style:name="T22" style:family="text">
      <style:text-properties fo:font-weight="bold" officeooo:rsid="006381a1" style:font-weight-asian="bold" style:font-weight-complex="bold"/>
    </style:style>
    <style:style style:name="T23" style:family="text">
      <style:text-properties style:text-position="super 58%" style:font-size-complex="8pt"/>
    </style:style>
    <style:style style:name="T24" style:family="text">
      <style:text-properties fo:language="nl" fo:country="NL"/>
    </style:style>
    <style:style style:name="T25" style:family="text">
      <style:text-properties officeooo:rsid="00109e90"/>
    </style:style>
    <style:style style:name="T26" style:family="text">
      <style:text-properties officeooo:rsid="0012882f"/>
    </style:style>
    <style:style style:name="T27" style:family="text">
      <style:text-properties officeooo:rsid="0017b772"/>
    </style:style>
    <style:style style:name="T28" style:family="text">
      <style:text-properties officeooo:rsid="0019451e"/>
    </style:style>
    <style:style style:name="T29" style:family="text">
      <style:text-properties officeooo:rsid="001d2a50"/>
    </style:style>
    <style:style style:name="T30" style:family="text">
      <style:text-properties officeooo:rsid="001dd521"/>
    </style:style>
    <style:style style:name="T31" style:family="text">
      <style:text-properties officeooo:rsid="00287857"/>
    </style:style>
    <style:style style:name="T32" style:family="text">
      <style:text-properties officeooo:rsid="002c82d2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c82d2" style:font-weight-asian="normal" style:font-weight-complex="normal"/>
    </style:style>
    <style:style style:name="T35" style:family="text">
      <style:text-properties fo:font-weight="normal" officeooo:rsid="00109e90" style:font-weight-asian="normal" style:font-weight-complex="normal"/>
    </style:style>
    <style:style style:name="T36" style:family="text">
      <style:text-properties fo:font-weight="normal" officeooo:rsid="00195152" style:font-weight-asian="normal" style:font-weight-complex="normal"/>
    </style:style>
    <style:style style:name="T37" style:family="text">
      <style:text-properties fo:font-weight="normal" officeooo:rsid="004688e3" style:font-weight-asian="normal" style:font-weight-complex="normal"/>
    </style:style>
    <style:style style:name="T38" style:family="text">
      <style:text-properties fo:color="#000000" fo:font-weight="normal" style:font-weight-asian="normal" style:font-weight-complex="normal"/>
    </style:style>
    <style:style style:name="T39" style:family="text">
      <style:text-properties fo:color="#000000" fo:font-weight="normal" officeooo:rsid="002c82d2" style:font-weight-asian="normal" style:font-weight-complex="normal"/>
    </style:style>
    <style:style style:name="T40" style:family="text">
      <style:text-properties fo:color="#000000" fo:font-weight="normal" officeooo:rsid="00109e90" style:font-weight-asian="normal" style:font-weight-complex="normal"/>
    </style:style>
    <style:style style:name="T41" style:family="text">
      <style:text-properties fo:color="#000000" fo:font-weight="normal" officeooo:rsid="003765cb" style:font-weight-asian="normal" style:font-weight-complex="normal"/>
    </style:style>
    <style:style style:name="T42" style:family="text">
      <style:text-properties fo:color="#000000" fo:font-weight="normal" officeooo:rsid="00142861" style:font-weight-asian="normal" style:font-weight-complex="normal"/>
    </style:style>
    <style:style style:name="T43" style:family="text">
      <style:text-properties officeooo:rsid="002dbefa"/>
    </style:style>
    <style:style style:name="T44" style:family="text">
      <style:text-properties officeooo:rsid="003097da"/>
    </style:style>
    <style:style style:name="T45" style:family="text">
      <style:text-properties officeooo:rsid="003224de"/>
    </style:style>
    <style:style style:name="T46" style:family="text">
      <style:text-properties officeooo:rsid="0032cec4"/>
    </style:style>
    <style:style style:name="T47" style:family="text">
      <style:text-properties officeooo:rsid="0034503d"/>
    </style:style>
    <style:style style:name="T48" style:family="text">
      <style:text-properties officeooo:rsid="003bd4a6"/>
    </style:style>
    <style:style style:name="T49" style:family="text">
      <style:text-properties officeooo:rsid="003d6464"/>
    </style:style>
    <style:style style:name="T50" style:family="text">
      <style:text-properties officeooo:rsid="0014dfc8"/>
    </style:style>
    <style:style style:name="T51" style:family="text">
      <style:text-properties officeooo:rsid="00166217"/>
    </style:style>
    <style:style style:name="T52" style:family="text">
      <style:text-properties officeooo:rsid="0044e62f"/>
    </style:style>
    <style:style style:name="T53" style:family="text">
      <style:text-properties officeooo:rsid="004688e3"/>
    </style:style>
    <style:style style:name="T54" style:family="text">
      <style:text-properties officeooo:rsid="004c7114"/>
    </style:style>
    <style:style style:name="T55" style:family="text">
      <style:text-properties officeooo:rsid="004fe2f3"/>
    </style:style>
    <style:style style:name="T56" style:family="text">
      <style:text-properties officeooo:rsid="00510d9b"/>
    </style:style>
    <style:style style:name="T57" style:family="text">
      <style:text-properties officeooo:rsid="0052e02a"/>
    </style:style>
    <style:style style:name="T58" style:family="text">
      <style:text-properties officeooo:rsid="0057671b"/>
    </style:style>
    <style:style style:name="T59" style:family="text">
      <style:text-properties officeooo:rsid="0057800d"/>
    </style:style>
    <style:style style:name="T60" style:family="text">
      <style:text-properties officeooo:rsid="005a5e9f"/>
    </style:style>
    <style:style style:name="T61" style:family="text">
      <style:text-properties officeooo:rsid="005d3518"/>
    </style:style>
    <style:style style:name="T62" style:family="text">
      <style:text-properties officeooo:rsid="005eba97"/>
    </style:style>
    <style:style style:name="T63" style:family="text">
      <style:text-properties officeooo:rsid="0060f187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0"/>
      <text:p text:style-name="Standard"/>
      <text:p text:style-name="Text_20_body">Exercices de statistiques de la préparation au concours interne normal de contrôleurs 2020</text:p>
      <text:p text:style-name="Text_20_body"/>
      <text:p text:style-name="Text_20_body">Session 2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Calcul d’évolution</text:h>
      <text:h text:style-name="P176" text:outline-level="2">Exercice 1 : Les élèves nouveaux arrivants non francophones</text:h>
      <text:p text:style-name="P67">Titre : Nombre d‘élèves nouveaux arrivants non francophones aux rentrées scolaires 2002 et 2003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2"/>
          </table:table-cell>
          <table:table-cell table:style-name="Tableau1.B1" office:value-type="string">
            <text:p text:style-name="P74">2002-2003</text:p>
          </table:table-cell>
          <table:table-cell table:style-name="Tableau1.C1" office:value-type="string">
            <text:p text:style-name="P74">2003-2004</text:p>
          </table:table-cell>
        </table:table-row>
        <table:table-row table:style-name="Tableau1.1">
          <table:table-cell table:style-name="Tableau1.A2" office:value-type="string">
            <text:p text:style-name="Standard">Premier degré</text:p>
          </table:table-cell>
          <table:table-cell table:style-name="Tableau1.A2" office:value-type="string">
            <text:p text:style-name="P82">17 980</text:p>
          </table:table-cell>
          <table:table-cell table:style-name="Tableau1.C2" office:value-type="string">
            <text:p text:style-name="P82">18 610</text:p>
          </table:table-cell>
        </table:table-row>
        <table:table-row table:style-name="Tableau1.1">
          <table:table-cell table:style-name="Tableau1.A3" office:value-type="string">
            <text:p text:style-name="Standard">Collège</text:p>
          </table:table-cell>
          <table:table-cell table:style-name="Tableau1.A3" office:value-type="string">
            <text:p text:style-name="P82">18 150</text:p>
          </table:table-cell>
          <table:table-cell table:style-name="Tableau1.C3" office:value-type="string">
            <text:p text:style-name="P82">17 990</text:p>
          </table:table-cell>
        </table:table-row>
        <table:table-row table:style-name="Tableau1.1">
          <table:table-cell table:style-name="Tableau1.A4" office:value-type="string">
            <text:p text:style-name="Standard">Lycée</text:p>
          </table:table-cell>
          <table:table-cell table:style-name="Tableau1.A4" office:value-type="string">
            <text:p text:style-name="P82">2 100</text:p>
          </table:table-cell>
          <table:table-cell table:style-name="Tableau1.C4" office:value-type="string">
            <text:p text:style-name="P82">2 540</text:p>
          </table:table-cell>
        </table:table-row>
        <table:table-row table:style-name="Tableau1.1">
          <table:table-cell table:style-name="Tableau1.B1" office:value-type="string">
            <text:p text:style-name="P74">Total</text:p>
          </table:table-cell>
          <table:table-cell table:style-name="Tableau1.B5" office:value-type="string">
            <text:p text:style-name="P75">38 230</text:p>
          </table:table-cell>
          <table:table-cell table:style-name="Tableau1.C1" office:value-type="string">
            <text:p text:style-name="P75">39 140</text:p>
          </table:table-cell>
        </table:table-row>
      </table:table>
      <text:p text:style-name="Standard"/>
      <text:p text:style-name="P21">1. Calculer la variation absolue pour chaque niveau entre deux rentrées scolaires ? Quel niveau a le plus augmenté ? Baissé ?</text:p>
      <text:p text:style-name="P19"/>
      <text:p text:style-name="P20">La variation absolue du nombre d’élèves nouveaux arrivants non francophones dans le premier degré vaut 18610 – 17980 = 630. Les résultats pour les autres niveaux sont présentés dans le tableau ci-dessous :</text:p>
      <text:p text:style-name="P19"><draw:frame draw:style-name="fr2" draw:name="Objet1" text:anchor-type="char" svg:x="0.205cm" svg:y="0.273cm" svg:width="9.663cm" svg:height="2.25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19"/>
      <text:p text:style-name="P19"/>
      <text:p text:style-name="P19"/>
      <text:p text:style-name="P22">Le niveau qui a le plus augmenté en valeur absolue des effectifs de nouveaux arrivants non francophones est le premier degré. Celui qui baisse le plus, et qui est le seul à baisser, est celui du collège.</text:p>
      <text:p text:style-name="P3"/>
      <text:p text:style-name="P8">2. calculer la variation relative (ou en pourcentage) pour chaque niveau entre deux rentrées scolaires ? Quel niveau a le plus augmenté ? Baissé ?</text:p>
      <text:p text:style-name="P2"/>
      <text:p text:style-name="P2"/>
      <text:p text:style-name="P10">L’<text:span text:style-name="T31">évolution en pourcentage</text:span> des effectifs du premier degré est de <text:span text:style-name="T31">t</text:span>=(Eff0304-Eff0203)/Eff0203*100</text:p>
      <text:p text:style-name="P10">=&gt; <text:span text:style-name="T31">t</text:span> = <text:s/>3,5 %</text:p>
      <text:p text:style-name="P10"/>
      <text:p text:style-name="P10">De <text:span text:style-name="T31">la</text:span> même <text:span text:style-name="T31">manière</text:span>, <text:span text:style-name="T31">on obtient </text:span>les autres <text:span text:style-name="T31">évolutions en pourcentage</text:span> d’effectifs présenté<text:span text:style-name="T31">e</text:span>s dans le tableau ci-desso<text:span text:style-name="T31">us :</text:span></text:p>
      <text:p text:style-name="P2"/>
      <text:p text:style-name="P2"><draw:frame draw:style-name="fr2" draw:name="Objet2" text:anchor-type="char" svg:x="0.377cm" svg:y="0.159cm" svg:width="11.471cm" svg:height="2.97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/>
      <text:p text:style-name="P11">L’augmentation relative la plus importante des effectifs a eu lieu au lycée (+21,0%) alors que le seul niveau d’études qui connaît une baisse des effectifs entre 2002-2003 et 2003-2004 est le collège avec -0,9 % d’élèves.</text:p>
      <text:p text:style-name="P11"/>
      <text:p text:style-name="P11"/>
      <text:p text:style-name="P11"/>
      <text:p text:style-name="P11"/>
      <text:h text:style-name="P176" text:outline-level="2"><text:soft-page-break/>Exercice 2 : La situation des jeunes au regard de l’emploi</text:h>
      <text:p text:style-name="P21">Le tableau ci dessous indique la situation des jeunes au regard de l’emploi en 1989 et en 1983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76">Situation</text:p>
            </table:table-cell>
            <table:table-cell table:style-name="Tableau2.A1" office:value-type="string">
              <text:p text:style-name="P76">1983</text:p>
            </table:table-cell>
            <table:table-cell table:style-name="Tableau2.C1" office:value-type="string">
              <text:p text:style-name="P76">1989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Standard">Scolarisées</text:p>
          </table:table-cell>
          <table:table-cell table:style-name="Tableau2.A2" office:value-type="string">
            <text:p text:style-name="P82">34,1</text:p>
          </table:table-cell>
          <table:table-cell table:style-name="Tableau2.C2" office:value-type="string">
            <text:p text:style-name="P82">40,5</text:p>
          </table:table-cell>
        </table:table-row>
        <table:table-row table:style-name="Tableau2.1">
          <table:table-cell table:style-name="Tableau2.A3" office:value-type="string">
            <text:p text:style-name="Standard">Stagiaires</text:p>
          </table:table-cell>
          <table:table-cell table:style-name="Tableau2.A3" office:value-type="string">
            <text:p text:style-name="P82">1,3</text:p>
          </table:table-cell>
          <table:table-cell table:style-name="Tableau2.C3" office:value-type="string">
            <text:p text:style-name="P82">1,4</text:p>
          </table:table-cell>
        </table:table-row>
        <table:table-row table:style-name="Tableau2.1">
          <table:table-cell table:style-name="Tableau2.A3" office:value-type="string">
            <text:p text:style-name="Standard">Actives avec emploi</text:p>
          </table:table-cell>
          <table:table-cell table:style-name="Tableau2.A3" office:value-type="string">
            <text:p text:style-name="P82">37,7</text:p>
          </table:table-cell>
          <table:table-cell table:style-name="Tableau2.C3" office:value-type="string">
            <text:p text:style-name="P82">36,3</text:p>
          </table:table-cell>
        </table:table-row>
        <table:table-row table:style-name="Tableau2.1">
          <table:table-cell table:style-name="Tableau2.A3" office:value-type="string">
            <text:p text:style-name="Standard">Chômeuses</text:p>
          </table:table-cell>
          <table:table-cell table:style-name="Tableau2.A3" office:value-type="string">
            <text:p text:style-name="P82">13,6</text:p>
          </table:table-cell>
          <table:table-cell table:style-name="Tableau2.C3" office:value-type="string">
            <text:p text:style-name="P82">10,3</text:p>
          </table:table-cell>
        </table:table-row>
        <table:table-row table:style-name="Tableau2.1">
          <table:table-cell table:style-name="Tableau2.A3" office:value-type="string">
            <text:p text:style-name="Standard">Inactives</text:p>
          </table:table-cell>
          <table:table-cell table:style-name="Tableau2.A3" office:value-type="string">
            <text:p text:style-name="P82">11,0</text:p>
          </table:table-cell>
          <table:table-cell table:style-name="Tableau2.C3" office:value-type="string">
            <text:p text:style-name="P82">8,4</text:p>
          </table:table-cell>
        </table:table-row>
        <table:table-row table:style-name="Tableau2.1">
          <table:table-cell table:style-name="Tableau2.A7" office:value-type="string">
            <text:p text:style-name="Standard">Non déclarées</text:p>
          </table:table-cell>
          <table:table-cell table:style-name="Tableau2.A7" office:value-type="string">
            <text:p text:style-name="P82">2,3</text:p>
          </table:table-cell>
          <table:table-cell table:style-name="Tableau2.C7" office:value-type="string">
            <text:p text:style-name="P82">3,1</text:p>
          </table:table-cell>
        </table:table-row>
        <table:table-row table:style-name="Tableau2.1">
          <table:table-cell table:style-name="Tableau2.A1" office:value-type="string">
            <text:p text:style-name="P74">Total</text:p>
          </table:table-cell>
          <table:table-cell table:style-name="Tableau2.A1" office:value-type="string">
            <text:p text:style-name="P75">100,0</text:p>
          </table:table-cell>
          <table:table-cell table:style-name="Tableau2.C1" office:value-type="string">
            <text:p text:style-name="P75">100,0</text:p>
          </table:table-cell>
        </table:table-row>
      </table:table>
      <text:p text:style-name="Standard"/>
      <text:p text:style-name="Standard"/>
      <text:p text:style-name="P74">Calculer les évolutions en points pour chacune des situations entre ces deux années</text:p>
      <text:p text:style-name="Standard"/>
      <text:p text:style-name="Standard"/>
      <text:p text:style-name="P17"><text:span text:style-name="T32">L’évolution vp </text:span>en point<text:span text:style-name="T32">s</text:span><text:span text:style-name="T11"> </text:span><text:span text:style-name="T34">de la part</text:span><text:span text:style-name="T33"> </text:span><text:span text:style-name="T35">des jeunes scolarisés </text:span><text:span text:style-name="T33">entre 1983 et 1989 </text:span><text:span text:style-name="T35">vaut :</text:span></text:p>
      <text:p text:style-name="P7"/>
      <text:p text:style-name="P7"><text:span text:style-name="T40">vp</text:span><text:span text:style-name="T38">=</text:span><text:span text:style-name="T39">p</text:span><text:span text:style-name="T38">1989-</text:span><text:span text:style-name="T39">p</text:span><text:span text:style-name="T38">1983</text:span></text:p>
      <text:p text:style-name="P12"><text:span text:style-name="T25">=&gt; vp=</text:span>40,5-34,1</text:p>
      <text:p text:style-name="P13">=&gt; <text:span text:style-name="T10">vp =6,4points.</text:span></text:p>
      <text:p text:style-name="P13"/>
      <text:p text:style-name="P13">De même, les <text:span text:style-name="T32">évolutions</text:span> en points de la situation des autres jeunes au regard de l’emploi est présentée dans le tableau ci-dessous.</text:p>
      <text:p text:style-name="P3"/>
      <text:p text:style-name="P3"><draw:frame draw:style-name="fr2" draw:name="Objet3" text:anchor-type="char" svg:x="0.497cm" svg:y="0.035cm" svg:width="8.853cm" svg:height="4.16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76" text:outline-level="2"><text:soft-page-break/>Exercice 3 : La situation matrimoniale des couples</text:h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column table:style-name="Tableau3.G"/>
        <table:table-row table:style-name="Tableau3.1">
          <table:table-cell table:style-name="Tableau3.A1" table:number-rows-spanned="2" office:value-type="string">
            <text:p text:style-name="P83">Nombre de couples mariés <text:line-break/>et non mariés pour chaque</text:p>
            <text:p text:style-name="P83">année étudiée</text:p>
          </table:table-cell>
          <table:table-cell table:style-name="Tableau3.A1" office:value-type="string">
            <text:p text:style-name="P68"/>
          </table:table-cell>
          <table:table-cell table:style-name="Tableau3.A1" office:value-type="string">
            <text:p text:style-name="Standard">en milliers</text:p>
          </table:table-cell>
          <table:table-cell table:style-name="Tableau3.D1" office:value-type="string">
            <text:p text:style-name="P72"/>
          </table:table-cell>
          <table:table-cell table:style-name="Tableau3.D1" office:value-type="string">
            <text:p text:style-name="P84"/>
          </table:table-cell>
          <table:table-cell table:style-name="Tableau3.D1" office:value-type="string">
            <text:p text:style-name="P84"/>
          </table:table-cell>
          <table:table-cell table:style-name="Tableau3.D1" office:value-type="string">
            <text:p text:style-name="P84"/>
          </table:table-cell>
        </table:table-row>
        <table:table-row table:style-name="Tableau3.1">
          <table:covered-table-cell/>
          <table:table-cell table:style-name="Tableau3.B2" office:value-type="string">
            <text:p text:style-name="P82">1980</text:p>
          </table:table-cell>
          <table:table-cell table:style-name="Tableau3.C2" table:number-columns-spanned="5" office:value-type="string">
            <text:p text:style-name="P82">2000</text:p>
          </table:table-cell>
          <table:covered-table-cell/>
          <table:covered-table-cell/>
          <table:covered-table-cell/>
          <table:covered-table-cell/>
        </table:table-row>
        <table:table-row table:style-name="Tableau3.3">
          <table:table-cell table:style-name="Tableau3.B2" office:value-type="string">
            <text:p text:style-name="Standard">Couples mariés</text:p>
          </table:table-cell>
          <table:table-cell table:style-name="Tableau3.B2" office:value-type="string">
            <text:p text:style-name="P82">10 309</text:p>
          </table:table-cell>
          <table:table-cell table:style-name="Tableau3.C2" table:number-columns-spanned="5" office:value-type="string">
            <text:p text:style-name="P82">12 070</text:p>
          </table:table-cell>
          <table:covered-table-cell/>
          <table:covered-table-cell/>
          <table:covered-table-cell/>
          <table:covered-table-cell/>
        </table:table-row>
        <table:table-row table:style-name="Tableau3.3">
          <table:table-cell table:style-name="Tableau3.B2" office:value-type="string">
            <text:p text:style-name="Standard">couples non mariés</text:p>
          </table:table-cell>
          <table:table-cell table:style-name="Tableau3.B2" office:value-type="string">
            <text:p text:style-name="P82">310</text:p>
          </table:table-cell>
          <table:table-cell table:style-name="Tableau3.C2" table:number-columns-spanned="5" office:value-type="string">
            <text:p text:style-name="P82">1 707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34">1 Calculer la répartition des couples selon leur statut matrimonial pour chaque année</text:p>
      <text:p text:style-name="P98"/>
      <text:p text:style-name="P103">La part p des couples mariés en 1980 vaut p=(10309/10309+310)*100</text:p>
      <text:p text:style-name="P103">=&gt; <text:span text:style-name="T10">p=97,1 %</text:span></text:p>
      <text:p text:style-name="P103"/>
      <text:p text:style-name="P103"><text:span text:style-name="T43">L</text:span>a répartition des couples selon leur statut matrimonial pour chaque année ainsi obtenue est présentée dans le tableau ci-dess<text:span text:style-name="T43">o</text:span>us.</text:p>
      <text:p text:style-name="Standard"/>
      <text:p text:style-name="Standard"><draw:frame draw:style-name="fr2" draw:name="Objet4" text:anchor-type="char" svg:x="-0.388cm" svg:y="0.187cm" svg:width="8.551cm" svg:height="3.046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P126"/>
      <text:p text:style-name="P128"/>
      <text:p text:style-name="P143"/>
      <text:p text:style-name="Standard"/>
      <text:p text:style-name="Standard"/>
      <text:p text:style-name="Standard"/>
      <text:p text:style-name="P74">2 Calculer l’évolution en pourcentage des couples mariés d’une part et non mariés d’autre part entre 1980 et 2000</text:p>
      <text:p text:style-name="P61"/>
      <text:p text:style-name="P62"><text:span text:style-name="T44">L’é</text:span>volution <text:span text:style-name="T44">en pourcentage du nombre de</text:span> couples mariés <text:span text:style-name="T44">entre 1980 et 2000 vaut</text:span></text:p>
      <text:p text:style-name="P62"><text:span text:style-name="T44">t </text:span>= (12 070-10 309)/10 309 <text:span text:style-name="T10"><text:s/></text:span><text:span text:style-name="T33"><text:s/>* </text:span><text:span text:style-name="T35">100</text:span></text:p>
      <text:p text:style-name="P63"><text:span text:style-name="T35">=</text:span><text:span text:style-name="T33">&gt; </text:span><text:span text:style-name="T10">t = 17,1 %</text:span></text:p>
      <text:p text:style-name="P64"/>
      <text:p text:style-name="P64">On obtient de la même manière l’évolution en pourcentage du nombre de couples non mariés. Le résultat est présenté dans le tableau ci-dssous :</text:p>
      <text:p text:style-name="P65"/>
      <text:p text:style-name="P66"><draw:frame draw:style-name="fr2" draw:name="Objet27" text:anchor-type="char" svg:x="-0.388cm" svg:y="0.187cm" svg:width="8.548cm" svg:height="3.039cm" draw:z-index="19"><draw:object xlink:href="./Object 27" xlink:type="simple" xlink:show="embed" xlink:actuate="onLoad"/><draw:image xlink:href="./ObjectReplacements/Object 27" xlink:type="simple" xlink:show="embed" xlink:actuate="onLoad"/><svg:desc>Objet OLE</svg:desc></draw:frame></text:p>
      <text:p text:style-name="P66"/>
      <text:p text:style-name="Corps_20_de_20_texte_20_2"/>
      <text:p text:style-name="Corps_20_de_20_texte_20_2"/>
      <text:p text:style-name="Corps_20_de_20_texte_20_2"/>
      <text:p text:style-name="Corps_20_de_20_texte_20_2"/>
      <text:p text:style-name="Corps_20_de_20_texte_20_2"/>
      <text:p text:style-name="Corps_20_de_20_texte_20_2"/>
      <text:p text:style-name="Corps_20_de_20_texte_20_2"/>
      <text:p text:style-name="P24">3 Calculer l’évolution en effectifs des couples non mariés entre 1980 et 2000 </text:p>
      <text:p text:style-name="P35"/>
      <text:p text:style-name="P25"><text:span text:style-name="T45">L’é</text:span>volution <text:span text:style-name="T45">du nombre de </text:span>couples non mariés en effectifs <text:span text:style-name="T45">vaut :</text:span></text:p>
      <text:p text:style-name="P25"><text:span text:style-name="T45">N </text:span>= 1 707-310 <text:s/></text:p>
      <text:p text:style-name="P26">=&gt; N = <text:span text:style-name="T10">1 397 milliers de couples non mariés</text:span> supplémentaires <text:span text:style-name="T46">entre 1980 et 2000</text:span>.</text:p>
      <text:p text:style-name="P24">4 Calculer l’évolution en effectifs des couples mariés entre 1980 et 2000 </text:p>
      <text:p text:style-name="P27"><text:span text:style-name="T45">L’é</text:span>volution <text:span text:style-name="T45">du nombre de </text:span>couples mariés en effectifs <text:span text:style-name="T45">vaut :</text:span></text:p>
      <text:p text:style-name="P27"><text:span text:style-name="T45">N </text:span>= 1<text:span text:style-name="T46">2</text:span> 07<text:span text:style-name="T46">0 </text:span>- <text:span text:style-name="T46">10309</text:span> <text:s/></text:p>
      <text:p text:style-name="P28"><text:span text:style-name="T26">=&gt; N = </text:span><text:span text:style-name="T12">1 761 milliers de couples mariés</text:span><text:span text:style-name="T26"> supplémentaires entre 1980 et 2000.</text:span></text:p>
      <text:p text:style-name="P23"><text:soft-page-break/></text:p>
      <text:h text:style-name="P174" text:outline-level="2">Exercice 4 : Les émissions de gaz à effet de serres au titre du protocole de Kyoto</text:h>
      <text:p text:style-name="P130">Émissions de gaz à effet de serres au titre du protocole de Kyoto</text:p>
      <text:p text:style-name="P137"><text:span text:style-name="T4">En millions de tonnes d’équivalent CO</text:span><text:span text:style-name="T5">2</text:span></text:p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131">Émission de gaz <text:line-break/>(hors utilisation des terres, <text:line-break/>leur changement et la forêt UTCF)</text:p>
          </table:table-cell>
          <table:table-cell table:style-name="Tableau4.B1" office:value-type="string">
            <text:p text:style-name="P131">2003 (r)</text:p>
          </table:table-cell>
          <table:table-cell table:style-name="Tableau4.C1" office:value-type="string">
            <text:p text:style-name="P131">2004 (r)</text:p>
          </table:table-cell>
          <table:table-cell table:style-name="Tableau4.D1" office:value-type="string">
            <text:p text:style-name="P131">2005 (r)</text:p>
          </table:table-cell>
          <table:table-cell table:style-name="Tableau4.E1" office:value-type="string">
            <text:p text:style-name="P131">2006 (r)</text:p>
          </table:table-cell>
          <table:table-cell table:style-name="Tableau4.F1" office:value-type="string">
            <text:p text:style-name="P131">2007 (r)</text:p>
          </table:table-cell>
          <table:table-cell table:style-name="Tableau4.G1" office:value-type="string">
            <text:p text:style-name="P131">2008</text:p>
          </table:table-cell>
          <table:table-cell table:style-name="Tableau4.H1" office:value-type="string">
            <text:p text:style-name="P131">1990/2008<text:line-break/>(en %)</text:p>
          </table:table-cell>
        </table:table-row>
        <table:table-row table:style-name="Tableau4.1">
          <table:table-cell table:style-name="Tableau4.A1" office:value-type="string">
            <text:p text:style-name="P139"><text:span text:style-name="T3">CO</text:span><text:span text:style-name="T5">2</text:span></text:p>
          </table:table-cell>
          <table:table-cell table:style-name="Tableau4.B2" office:value-type="string">
            <text:p text:style-name="P70">412,0</text:p>
          </table:table-cell>
          <table:table-cell table:style-name="Tableau4.C2" office:value-type="string">
            <text:p text:style-name="P90">415,0</text:p>
          </table:table-cell>
          <table:table-cell table:style-name="Tableau4.D2" office:value-type="string">
            <text:p text:style-name="P90">420,0</text:p>
          </table:table-cell>
          <table:table-cell table:style-name="Tableau4.E2" office:value-type="string">
            <text:p text:style-name="P90">406,0</text:p>
          </table:table-cell>
          <table:table-cell table:style-name="Tableau4.F2" office:value-type="string">
            <text:p text:style-name="P70">396,0</text:p>
          </table:table-cell>
          <table:table-cell table:style-name="Tableau4.G2" office:value-type="string">
            <text:p text:style-name="P70">391,0</text:p>
          </table:table-cell>
          <table:table-cell table:style-name="Tableau4.H2" office:value-type="string">
            <text:p text:style-name="P140">-1,1</text:p>
          </table:table-cell>
        </table:table-row>
        <table:table-row table:style-name="Tableau4.1">
          <table:table-cell table:style-name="Tableau4.A1" office:value-type="string">
            <text:p text:style-name="P88"><text:span text:style-name="T3">CH</text:span><text:span text:style-name="T5">4</text:span></text:p>
          </table:table-cell>
          <table:table-cell table:style-name="Tableau4.B3" office:value-type="string">
            <text:p text:style-name="P70">57,0</text:p>
          </table:table-cell>
          <table:table-cell table:style-name="Tableau4.C3" office:value-type="string">
            <text:p text:style-name="P90">56,0</text:p>
          </table:table-cell>
          <table:table-cell table:style-name="Tableau4.D3" office:value-type="string">
            <text:p text:style-name="P90">55,0</text:p>
          </table:table-cell>
          <table:table-cell table:style-name="Tableau4.E3" office:value-type="string">
            <text:p text:style-name="P90">54,0</text:p>
          </table:table-cell>
          <table:table-cell table:style-name="Tableau4.F3" office:value-type="string">
            <text:p text:style-name="P70">54,0</text:p>
          </table:table-cell>
          <table:table-cell table:style-name="Tableau4.G3" office:value-type="string">
            <text:p text:style-name="P70">54,0</text:p>
          </table:table-cell>
          <table:table-cell table:style-name="Tableau4.H3" office:value-type="string">
            <text:p text:style-name="P70">-17,0</text:p>
          </table:table-cell>
        </table:table-row>
        <table:table-row table:style-name="Tableau4.1">
          <table:table-cell table:style-name="Tableau4.A1" office:value-type="string">
            <text:p text:style-name="P71">N2O</text:p>
          </table:table-cell>
          <table:table-cell table:style-name="Tableau4.B3" office:value-type="string">
            <text:p text:style-name="P70">70,0</text:p>
          </table:table-cell>
          <table:table-cell table:style-name="Tableau4.C4" office:value-type="string">
            <text:p text:style-name="P90">68,0</text:p>
          </table:table-cell>
          <table:table-cell table:style-name="Tableau4.D4" office:value-type="string">
            <text:p text:style-name="P90">67,0</text:p>
          </table:table-cell>
          <table:table-cell table:style-name="Tableau4.E4" office:value-type="string">
            <text:p text:style-name="P90">65,0</text:p>
          </table:table-cell>
          <table:table-cell table:style-name="Tableau4.F4" office:value-type="string">
            <text:p text:style-name="P70">64,0</text:p>
          </table:table-cell>
          <table:table-cell table:style-name="Tableau4.G4" office:value-type="string">
            <text:p text:style-name="P70">65,0</text:p>
          </table:table-cell>
          <table:table-cell table:style-name="Tableau4.H4" office:value-type="string">
            <text:p text:style-name="P70">-29,0</text:p>
          </table:table-cell>
        </table:table-row>
        <table:table-row table:style-name="Tableau4.1">
          <table:table-cell table:style-name="Tableau4.A1" office:value-type="string">
            <text:p text:style-name="P71">HFC</text:p>
          </table:table-cell>
          <table:table-cell table:style-name="Tableau4.B3" office:value-type="string">
            <text:p text:style-name="P70">10,8</text:p>
          </table:table-cell>
          <table:table-cell table:style-name="Tableau4.C5" office:value-type="string">
            <text:p text:style-name="P90">11,4</text:p>
          </table:table-cell>
          <table:table-cell table:style-name="Tableau4.D5" office:value-type="string">
            <text:p text:style-name="P90">12,4</text:p>
          </table:table-cell>
          <table:table-cell table:style-name="Tableau4.E5" office:value-type="string">
            <text:p text:style-name="P90">13,6</text:p>
          </table:table-cell>
          <table:table-cell table:style-name="Tableau4.F5" office:value-type="string">
            <text:p text:style-name="P70">14,4</text:p>
          </table:table-cell>
          <table:table-cell table:style-name="Tableau4.G5" office:value-type="string">
            <text:p text:style-name="P70">15,3</text:p>
          </table:table-cell>
          <table:table-cell table:style-name="Tableau4.H5" office:value-type="string">
            <text:p text:style-name="P70">313,0</text:p>
          </table:table-cell>
        </table:table-row>
        <table:table-row table:style-name="Tableau4.1">
          <table:table-cell table:style-name="Tableau4.A1" office:value-type="string">
            <text:p text:style-name="P71">PFC</text:p>
          </table:table-cell>
          <table:table-cell table:style-name="Tableau4.B3" office:value-type="string">
            <text:p text:style-name="P70">3,2</text:p>
          </table:table-cell>
          <table:table-cell table:style-name="Tableau4.C6" office:value-type="string">
            <text:p text:style-name="P90">2,2</text:p>
          </table:table-cell>
          <table:table-cell table:style-name="Tableau4.D6" office:value-type="string">
            <text:p text:style-name="P90">1,4</text:p>
          </table:table-cell>
          <table:table-cell table:style-name="Tableau4.E6" office:value-type="string">
            <text:p text:style-name="P90">1,2</text:p>
          </table:table-cell>
          <table:table-cell table:style-name="Tableau4.F6" office:value-type="string">
            <text:p text:style-name="P70">0,9</text:p>
          </table:table-cell>
          <table:table-cell table:style-name="Tableau4.G6" office:value-type="string">
            <text:p text:style-name="P70">0,6</text:p>
          </table:table-cell>
          <table:table-cell table:style-name="Tableau4.H5" office:value-type="string">
            <text:p text:style-name="P70">-87,0</text:p>
          </table:table-cell>
        </table:table-row>
        <table:table-row table:style-name="Tableau4.1">
          <table:table-cell table:style-name="Tableau4.A1" office:value-type="string">
            <text:p text:style-name="P71">SF</text:p>
          </table:table-cell>
          <table:table-cell table:style-name="Tableau4.B3" office:value-type="string">
            <text:p text:style-name="P70">1,0</text:p>
          </table:table-cell>
          <table:table-cell table:style-name="Tableau4.C7" office:value-type="string">
            <text:p text:style-name="P90">1,2</text:p>
          </table:table-cell>
          <table:table-cell table:style-name="Tableau4.D7" office:value-type="string">
            <text:p text:style-name="P90">1,0</text:p>
          </table:table-cell>
          <table:table-cell table:style-name="Tableau4.E7" office:value-type="string">
            <text:p text:style-name="P90">0,9</text:p>
          </table:table-cell>
          <table:table-cell table:style-name="Tableau4.F7" office:value-type="string">
            <text:p text:style-name="P70">0,8</text:p>
          </table:table-cell>
          <table:table-cell table:style-name="Tableau4.G7" office:value-type="string">
            <text:p text:style-name="P70">0,7</text:p>
          </table:table-cell>
          <table:table-cell table:style-name="Tableau4.H5" office:value-type="string">
            <text:p text:style-name="P70">-65,0</text:p>
          </table:table-cell>
        </table:table-row>
        <table:table-row table:style-name="Tableau4.1">
          <table:table-cell table:style-name="Tableau4.A1" office:value-type="string">
            <text:p text:style-name="P71">Pouvoir de réchauffement global (PRG)</text:p>
          </table:table-cell>
          <table:table-cell table:style-name="Tableau4.B3" office:value-type="string">
            <text:p text:style-name="P80">554,0</text:p>
          </table:table-cell>
          <table:table-cell table:style-name="Tableau4.C8" office:value-type="string">
            <text:p text:style-name="P78">553,8</text:p>
          </table:table-cell>
          <table:table-cell table:style-name="Tableau4.D8" office:value-type="string">
            <text:p text:style-name="P78">556,8</text:p>
          </table:table-cell>
          <table:table-cell table:style-name="Tableau4.E8" office:value-type="string">
            <text:p text:style-name="P78">540,7</text:p>
          </table:table-cell>
          <table:table-cell table:style-name="Tableau4.F8" office:value-type="string">
            <text:p text:style-name="P80">530,1</text:p>
          </table:table-cell>
          <table:table-cell table:style-name="Tableau4.G8" office:value-type="string">
            <text:p text:style-name="P80">526,6</text:p>
          </table:table-cell>
          <table:table-cell table:style-name="Tableau4.H8" office:value-type="string">
            <text:p text:style-name="P79">-6,4</text:p>
          </table:table-cell>
        </table:table-row>
      </table:table>
      <text:p text:style-name="P88"><text:span text:style-name="T7"><text:s/></text:span><text:span text:style-name="T4">(r) : données révisées.</text:span></text:p>
      <text:p text:style-name="P89">Champ : France y compris Saint-Martin et Saint-Barthélemy.</text:p>
      <text:p text:style-name="P91">Source : Citepa (Centre Interprofessionnel Technique d'Études de la Pollution Atmosphérique)</text:p>
      <text:p text:style-name="P96"/>
      <text:list xml:id="list998312633928970153" text:style-name="WW8Num4">
        <text:list-item>
          <text:p text:style-name="P183">Quel est le pouvoir de réchauffement global en 2007 ? </text:p>
        </text:list-item>
      </text:list>
      <text:p text:style-name="P169">En 2007, le pouvoir de réchauffement global est de <text:span text:style-name="T10">530,1 millions de tonnes d’équivalent CO2</text:span>.</text:p>
      <text:list xml:id="list153904624777014" text:continue-numbering="true" text:style-name="WW8Num4">
        <text:list-item>
          <text:p text:style-name="P183">Quelle est la variation absolue des émissions de gaz <text:span text:style-name="T2">CH</text:span><text:span text:style-name="T5">4 </text:span><text:span text:style-name="T4">entre 2003 et 2008 ? Quel est le taux de variation ?</text:span></text:p>
        </text:list-item>
      </text:list>
      <text:p text:style-name="P170"><text:span text:style-name="T26">La v</text:span>ariation absolue <text:span text:style-name="T47">va</text:span> <text:span text:style-name="T26">des émissions de gaz CH4 entre 2003 et 2008 vaut</text:span></text:p>
      <text:p text:style-name="P170"><text:span text:style-name="T26">va=</text:span>54,0 <text:s/>- <text:s/>5<text:span text:style-name="T26">7</text:span>,0 =<text:span text:style-name="T10"> -</text:span><text:span text:style-name="T12">3</text:span> <text:span text:style-name="T12">millions de tonnes d’équivalents CO2</text:span><text:span text:style-name="T26">.</text:span></text:p>
      <text:p text:style-name="P170"><text:span text:style-name="T26">Le t</text:span>aux <text:span text:style-name="T26">de</text:span> <text:span text:style-name="T26">v</text:span>ariation <text:span text:style-name="T26">t de ces mêmes émissions vaut</text:span>  : </text:p>
      <text:p text:style-name="P170"><text:span text:style-name="T26">t </text:span>=<text:span text:style-name="T26">(</text:span>(54,0 <text:s/>- <text:s/>5<text:span text:style-name="T26">7</text:span>,0 )/5<text:span text:style-name="T26">7</text:span>,0<text:span text:style-name="T26">)</text:span> <text:s/>* <text:span text:style-name="T26">100</text:span>= <text:span text:style-name="T10">- </text:span><text:span text:style-name="T13">5</text:span><text:span text:style-name="T10">,</text:span><text:span text:style-name="T13">3</text:span><text:span text:style-name="T10"> %</text:span></text:p>
      <text:list xml:id="list153904803980645" text:continue-numbering="true" text:style-name="WW8Num4">
        <text:list-item>
          <text:p text:style-name="P183">A combien s’élevaient les émissions de gaz en 1990 ? Faites le calcul pour les six gaz et pour le pouvoir de réchauffement global. </text:p>
        </text:list-item>
      </text:list>
      <text:p text:style-name="P171">Nous savons que le taux d’évolution t vaut :</text:p>
      <text:p text:style-name="P171">t=((Valeur finale – Valeur initiale)/Valeur initiale) * 100.</text:p>
      <text:p text:style-name="P171">Nous recherchons la valeur initiale des émissions de CO2, en 1990.</text:p>
      <text:p text:style-name="P171">Nous savons que t vaut -1,1 % et Valeur finale vaut 391 millions de tonnes d’équivalents CO2</text:p>
      <text:p text:style-name="P171">Donc -1,1 = ((391 – x)/x)*100</text:p>
      <text:p text:style-name="P171">=&gt; (391-x)/x=-1,1/100</text:p>
      <text:p text:style-name="P171">=&gt;391/x-x/x=-1,1/100</text:p>
      <text:p text:style-name="P171">=&gt;391/x-1=-1,1/100</text:p>
      <text:p text:style-name="P171">=&gt;391/x = 1-1,1/100</text:p>
      <text:p text:style-name="P171"><text:soft-page-break/>=&gt; x/391=1/(1-1,1/100)</text:p>
      <text:p text:style-name="P171">=&gt; x = 391/(1-1,1/100)</text:p>
      <text:p text:style-name="P171">=&gt; x=<text:span text:style-name="T10">395,3 millions de tonnes de CO2</text:span> émis en 1990.</text:p>
      <text:p text:style-name="P173"><text:span text:style-name="T41">L</text:span><text:span text:style-name="T42">es résultats, </text:span><text:span text:style-name="T41">en millions de tonnes équivalent CO2,</text:span><text:span text:style-name="T42"> </text:span><text:span text:style-name="T41">pour les autres gaz obtenus de la même manière</text:span><text:span text:style-name="T42"> sont présentés dans le tableau ci-dessous :</text:span></text:p>
      <text:p text:style-name="P172"><draw:frame draw:style-name="fr2" draw:name="Objet6" text:anchor-type="char" svg:x="0.485cm" svg:y="0.191cm" svg:width="15.827cm" svg:height="4.0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72"/>
      <text:h text:style-name="P174" text:outline-level="2">Exercice 5 : Les professions médicales en France</text:h>
      <text:p text:style-name="P67"/>
      <table:table table:name="Tableau5" table:style-name="Tableau5">
        <table:table-column table:style-name="Tableau5.A"/>
        <table:table-column table:style-name="Tableau5.B" table:number-columns-repeated="3"/>
        <table:table-column table:style-name="Tableau5.E"/>
        <table:table-row table:style-name="Tableau5.1">
          <table:table-cell table:style-name="Tableau5.A1" office:value-type="string">
            <text:p text:style-name="P72"/>
          </table:table-cell>
          <table:table-cell table:style-name="Tableau5.B1" table:number-columns-spanned="2" office:value-type="string">
            <text:p text:style-name="P77">France métropolitaine</text:p>
          </table:table-cell>
          <table:covered-table-cell/>
          <table:table-cell table:style-name="Tableau5.D1" table:number-columns-spanned="2" office:value-type="string">
            <text:p text:style-name="P77">Départements d'outre-mer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85"/>
          </table:table-cell>
          <table:table-cell table:style-name="Tableau5.B1" office:value-type="string">
            <text:p text:style-name="P77">2009</text:p>
          </table:table-cell>
          <table:table-cell table:style-name="Tableau5.B1" office:value-type="string">
            <text:p text:style-name="P77">2010</text:p>
          </table:table-cell>
          <table:table-cell table:style-name="Tableau5.B1" office:value-type="string">
            <text:p text:style-name="P77">2009</text:p>
          </table:table-cell>
          <table:table-cell table:style-name="Tableau5.D1" office:value-type="string">
            <text:p text:style-name="P77">2010</text:p>
          </table:table-cell>
        </table:table-row>
        <table:table-row table:style-name="Tableau5.1">
          <table:table-cell table:style-name="Tableau5.A3" office:value-type="string">
            <text:p text:style-name="P73"> Médecins</text:p>
          </table:table-cell>
          <table:table-cell table:style-name="Tableau5.B3" office:value-type="string">
            <text:p text:style-name="P82">209 143</text:p>
          </table:table-cell>
          <table:table-cell table:style-name="Tableau5.B3" office:value-type="string">
            <text:p text:style-name="P82">207 457</text:p>
          </table:table-cell>
          <table:table-cell table:style-name="Tableau5.B3" office:value-type="string">
            <text:p text:style-name="P82">4 678</text:p>
          </table:table-cell>
          <table:table-cell table:style-name="Tableau5.E3" office:value-type="string">
            <text:p text:style-name="P82">4 587</text:p>
          </table:table-cell>
        </table:table-row>
        <table:table-row table:style-name="Tableau5.1">
          <table:table-cell table:style-name="Tableau5.A4" office:value-type="string">
            <text:p text:style-name="P73"> Chirurgiens-dentistes</text:p>
          </table:table-cell>
          <table:table-cell table:style-name="Tableau5.B4" office:value-type="string">
            <text:p text:style-name="P82">41 116</text:p>
          </table:table-cell>
          <table:table-cell table:style-name="Tableau5.B4" office:value-type="string">
            <text:p text:style-name="P82">40 930</text:p>
          </table:table-cell>
          <table:table-cell table:style-name="Tableau5.B4" office:value-type="string">
            <text:p text:style-name="P82">852</text:p>
          </table:table-cell>
          <table:table-cell table:style-name="Tableau5.E4" office:value-type="string">
            <text:p text:style-name="P82">869</text:p>
          </table:table-cell>
        </table:table-row>
        <table:table-row table:style-name="Tableau5.1">
          <table:table-cell table:style-name="Tableau5.A4" office:value-type="string">
            <text:p text:style-name="P73"> Sages-femmes</text:p>
          </table:table-cell>
          <table:table-cell table:style-name="Tableau5.B4" office:value-type="string">
            <text:p text:style-name="P82">18 847</text:p>
          </table:table-cell>
          <table:table-cell table:style-name="Tableau5.B4" office:value-type="string">
            <text:p text:style-name="P82">19 208</text:p>
          </table:table-cell>
          <table:table-cell table:style-name="Tableau5.B4" office:value-type="string">
            <text:p text:style-name="P82">804</text:p>
          </table:table-cell>
          <table:table-cell table:style-name="Tableau5.E4" office:value-type="string">
            <text:p text:style-name="P82">832</text:p>
          </table:table-cell>
        </table:table-row>
        <table:table-row table:style-name="Tableau5.1">
          <table:table-cell table:style-name="Tableau5.A6" office:value-type="string">
            <text:p text:style-name="P73"> Pharmaciens</text:p>
          </table:table-cell>
          <table:table-cell table:style-name="Tableau5.B6" office:value-type="string">
            <text:p text:style-name="P82">73 128</text:p>
          </table:table-cell>
          <table:table-cell table:style-name="Tableau5.B6" office:value-type="string">
            <text:p text:style-name="P82">74 059</text:p>
          </table:table-cell>
          <table:table-cell table:style-name="Tableau5.B6" office:value-type="string">
            <text:p text:style-name="P82">1 337</text:p>
          </table:table-cell>
          <table:table-cell table:style-name="Tableau5.E6" office:value-type="string">
            <text:p text:style-name="P82">1 373</text:p>
          </table:table-cell>
        </table:table-row>
      </table:table>
      <text:p text:style-name="Standard"><text:span text:style-name="T4">Champ : France au 1</text:span><text:span text:style-name="T23">er</text:span><text:span text:style-name="T4"> janvier.</text:span></text:p>
      <text:p text:style-name="P91">Source : Drees</text:p>
      <text:p text:style-name="P86"/>
      <text:p text:style-name="P86"/>
      <text:list xml:id="list4049246139051759010" text:style-name="WW8Num2">
        <text:list-item>
          <text:p text:style-name="P181">Calculer les évolutions en effectifs et en pourcentages de différentes professions médicales entre 2009 et 2010, pour la France métropolitaine puis pour les Dom.</text:p>
        </text:list-item>
      </text:list>
      <text:p text:style-name="P88"/>
      <text:p text:style-name="P116">L’évolution N en effectifs du nombre de médecins en France métropolitaine entre 2009 et 2010 vaut :</text:p>
      <text:p text:style-name="P116">N = 207 457 – 209 143 =<text:span text:style-name="T10"> - 1686 médecins</text:span>.</text:p>
      <text:p text:style-name="P116">Cela correspond à une évolution en pourcentage t de :</text:p>
      <text:p text:style-name="P116">t = ((207 457 – 209 143)/209 143) * 100</text:p>
      <text:p text:style-name="P116">=&gt;<text:span text:style-name="T10"> t = -</text:span><text:span text:style-name="T14">0,8 %</text:span></text:p>
      <text:p text:style-name="P116"/>
      <text:p text:style-name="P117">De la même manière, on obtient les évolutions en effectifs et pourcentages des autres professions médicales présentées dans le tableau ci-dessous :</text:p>
      <text:p text:style-name="P59"><draw:frame draw:style-name="fr2" draw:name="Objet7" text:anchor-type="char" svg:x="0.614cm" svg:y="0.3cm" svg:width="13.746cm" svg:height="4.45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92"/>
      <text:p text:style-name="P92"/>
      <text:list xml:id="list153904950748761" text:continue-numbering="true" text:style-name="WW8Num2">
        <text:list-item>
          <text:p text:style-name="P184"><text:soft-page-break/>Commenter</text:p>
        </text:list-item>
      </text:list>
      <text:p text:style-name="P36"/>
      <text:p text:style-name="P39">Entre 2009 et 2010, le nombre de médecins a baissé <text:span text:style-name="T48">en Métropole et encore plus fortement en Outre-Mer. Pour toutes les autres professions médicales, il y a une hausse des effectifs, relativement plus marquée dans l’Outre-Mer qu’en métropole. La seule exception concerne les chirurgiens-dentistes en Métropole dont les effectifs se réduisent de 0,5 % alors qu’on observe la même année une hausse de 2 % des effectifs dans les dom.</text:span></text:p>
      <text:h text:style-name="P177" text:outline-level="2">Exercice 6 : Le <text:span text:style-name="T1">Budget, les frais et les effectifs de la justice</text:span></text:h>
      <text:p text:style-name="P146">Budget, frais et effectifs de la justice en 2011</text:p>
      <text:p text:style-name="P146"/>
      <text:p text:style-name="P155">En millions d’euros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P145"/>
            </table:table-cell>
            <table:table-cell table:style-name="Tableau6.B1" office:value-type="string">
              <text:p text:style-name="P147">2009</text:p>
            </table:table-cell>
            <table:table-cell table:style-name="Tableau6.C1" office:value-type="string">
              <text:p text:style-name="P147">2011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148">Budget (1)</text:p>
          </table:table-cell>
          <table:table-cell table:style-name="Tableau6.A2" office:value-type="string">
            <text:p text:style-name="P149"/>
          </table:table-cell>
          <table:table-cell table:style-name="Tableau6.C2" office:value-type="string">
            <text:p text:style-name="P149"/>
          </table:table-cell>
        </table:table-row>
        <table:table-row table:style-name="Tableau6.1">
          <table:table-cell table:style-name="Tableau6.A2" office:value-type="string">
            <text:p text:style-name="P144">Crédits de paiement</text:p>
          </table:table-cell>
          <table:table-cell table:style-name="Tableau6.A2" office:value-type="string">
            <text:p text:style-name="P150">6 632,1</text:p>
          </table:table-cell>
          <table:table-cell table:style-name="Tableau6.C2" office:value-type="string">
            <text:p text:style-name="P151">7 138,1</text:p>
          </table:table-cell>
        </table:table-row>
        <table:table-row table:style-name="Tableau6.1">
          <table:table-cell table:style-name="Tableau6.A2" office:value-type="string">
            <text:p text:style-name="P144">dont dépenses de personnel</text:p>
          </table:table-cell>
          <table:table-cell table:style-name="Tableau6.A2" office:value-type="string">
            <text:p text:style-name="P151">4 068,9</text:p>
          </table:table-cell>
          <table:table-cell table:style-name="Tableau6.C2" office:value-type="string">
            <text:p text:style-name="P151">4 374,8</text:p>
          </table:table-cell>
        </table:table-row>
        <table:table-row table:style-name="Tableau6.1">
          <table:table-cell table:style-name="Tableau6.C2" table:number-columns-spanned="3" office:value-type="string">
            <text:p text:style-name="P148"/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44">Frais de justice</text:p>
          </table:table-cell>
          <table:table-cell table:style-name="Tableau6.A2" office:value-type="string">
            <text:p text:style-name="P151">432,5</text:p>
          </table:table-cell>
          <table:table-cell table:style-name="Tableau6.C2" office:value-type="string">
            <text:p text:style-name="P151">400,0</text:p>
          </table:table-cell>
        </table:table-row>
        <table:table-row table:style-name="Tableau6.1">
          <table:table-cell table:style-name="Tableau6.A2" office:value-type="string">
            <text:p text:style-name="P144">aide juridictionnelle</text:p>
          </table:table-cell>
          <table:table-cell table:style-name="Tableau6.A2" office:value-type="string">
            <text:p text:style-name="P151">308,4</text:p>
          </table:table-cell>
          <table:table-cell table:style-name="Tableau6.C2" office:value-type="string">
            <text:p text:style-name="P151">nd</text:p>
          </table:table-cell>
        </table:table-row>
        <table:table-row table:style-name="Tableau6.1">
          <table:table-cell table:style-name="Tableau6.A2" table:number-columns-spanned="2" office:value-type="string">
            <text:p text:style-name="P148">Effectifs réel (3)</text:p>
          </table:table-cell>
          <table:covered-table-cell/>
          <table:table-cell table:style-name="Tableau6.C2" office:value-type="string">
            <text:p text:style-name="P149"/>
          </table:table-cell>
        </table:table-row>
        <table:table-row table:style-name="Tableau6.1">
          <table:table-cell table:style-name="Tableau6.A2" office:value-type="string">
            <text:p text:style-name="P144">Ensemble de la justice</text:p>
          </table:table-cell>
          <table:table-cell table:style-name="Tableau6.A2" office:value-type="string">
            <text:p text:style-name="P151">72 749,0</text:p>
          </table:table-cell>
          <table:table-cell table:style-name="Tableau6.C2" office:value-type="string">
            <text:p text:style-name="P151">76 025,0</text:p>
          </table:table-cell>
        </table:table-row>
        <table:table-row table:style-name="Tableau6.1">
          <table:table-cell table:style-name="Tableau6.A2" office:value-type="string">
            <text:p text:style-name="P144">dont justice judiciaire </text:p>
          </table:table-cell>
          <table:table-cell table:style-name="Tableau6.A2" office:value-type="string">
            <text:p text:style-name="P151">29 295,0</text:p>
          </table:table-cell>
          <table:table-cell table:style-name="Tableau6.C2" office:value-type="string">
            <text:p text:style-name="P151">31 018,0</text:p>
          </table:table-cell>
        </table:table-row>
        <table:table-row table:style-name="Tableau6.1">
          <table:table-cell table:style-name="Tableau6.A2" office:value-type="string">
            <text:p text:style-name="Standard">dont administration pénitentiaire</text:p>
          </table:table-cell>
          <table:table-cell table:style-name="Tableau6.A2" office:value-type="string">
            <text:p text:style-name="P82">33 020,0</text:p>
          </table:table-cell>
          <table:table-cell table:style-name="Tableau6.C2" office:value-type="string">
            <text:p text:style-name="P82">35 057,0</text:p>
          </table:table-cell>
        </table:table-row>
      </table:table>
      <text:p text:style-name="P156">nd : donnée non disponible</text:p>
      <text:list xml:id="list876079429993361732" text:style-name="WW8Num3">
        <text:list-item>
          <text:p text:style-name="P182">: loi de finance initiale</text:p>
        </text:list-item>
        <text:list-item>
          <text:p text:style-name="P182"> : constituent une partie des dépenses ordinaires</text:p>
        </text:list-item>
        <text:list-item>
          <text:p text:style-name="P182">En équivalent temps plein travaillé</text:p>
        </text:list-item>
      </text:list>
      <text:p text:style-name="P157">Champ : France</text:p>
      <text:p text:style-name="P157">Source : sous-direction de la statistique et des études du Ministère de la Justice</text:p>
      <text:p text:style-name="P36"/>
      <text:p text:style-name="P52">1 Quels sont les effectifs réels de l’ensemble de la mission de la justice en 2011 ?</text:p>
      <text:p text:style-name="P40"><text:span text:style-name="T50">Les effectifs réels de l’ensemble de la mission de justice en 2011 sont de </text:span>76 025 <text:span text:style-name="T49">équivalent temps plein travaillé.</text:span></text:p>
      <text:p text:style-name="P52">2 Quels sont les effectifs réels de l’ensemble de la mission de la justice en 2010 ?</text:p>
      <text:p text:style-name="P43">Nous savons que l’évolution des effectifs réels de la justice t entre 2011 et 2010 vaut :</text:p>
      <text:p text:style-name="P43">t = ((Eff2011-Eff2010)/Eff2010)*100</text:p>
      <text:p text:style-name="P43">=&gt; (Eff2011-Eff2010)/Eff2010=t/100</text:p>
      <text:p text:style-name="P43">=&gt; Eff2011/Eff2010 – 1 = t/100</text:p>
      <text:p text:style-name="P43">=&gt; Eff2011/Eff2010 = 1 + t/100</text:p>
      <text:p text:style-name="P43">Eff2011 étant non nul, on a donc :</text:p>
      <text:p text:style-name="P43">=&gt; Eff2010/Eff2011 = 1 / (1+t/100)</text:p>
      <text:p text:style-name="P43">=&gt; Eff2010=Eff2011/(1+t/100)</text:p>
      <text:p text:style-name="P43">=&gt; Eff2010 = 76 025 / (1 + 3,3/100)</text:p>
      <text:p text:style-name="P43">=&gt; Eff2010 = 73 596 personnes.</text:p>
      <text:p text:style-name="P43"/>
      <text:p text:style-name="P43">Les effectifs de l’ensemble de la mission de justice en 2010 sont de 73 596 <text:span text:style-name="T49">équivalents temps plein travaillé</text:span>.</text:p>
      <text:p text:style-name="P37"/>
      <text:p text:style-name="P37"><text:soft-page-break/></text:p>
      <text:p text:style-name="P52">3 Calculer le budget, les frais et les effectifs de la Justice en 2010 selon l’ensemble des catégories du tableau.</text:p>
      <text:p text:style-name="P36"/>
      <text:p text:style-name="P54">Les crédits de paiement c en 2010 valaient :</text:p>
      <text:p text:style-name="P39"><text:span text:style-name="T49">c </text:span>= 7138,1/(1+4,3/<text:span text:style-name="T49">100</text:span>)</text:p>
      <text:p text:style-name="P51">=&gt; <text:span text:style-name="T10">c = 6 843,8 millions d’euros</text:span>.</text:p>
      <text:p text:style-name="P38"/>
      <text:p text:style-name="P44">De la même manière, on obtient les données 2010 des autres budgets et effectifs de la justice présentées dans le tableau ci-dessous :</text:p>
      <text:p text:style-name="P36"><draw:frame draw:style-name="fr2" draw:name="Objet8" text:anchor-type="char" svg:x="-0.335cm" svg:y="-0.002cm" svg:width="12.203cm" svg:height="6.06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174" text:outline-level="2">Exercice 7 : Les exploitations agricoles selon la taille</text:h>
      <text:p text:style-name="P141"/>
      <text:p text:style-name="P57">Exploitations agricoles selon la taille</text:p>
      <text:p text:style-name="P158">En milliers</text:p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132">superficie en hectare</text:p>
          </table:table-cell>
          <table:table-cell table:style-name="Tableau7.A1" office:value-type="string">
            <text:p text:style-name="P132">1979</text:p>
          </table:table-cell>
          <table:table-cell table:style-name="Tableau7.A1" office:value-type="string">
            <text:p text:style-name="P132">1988</text:p>
          </table:table-cell>
          <table:table-cell table:style-name="Tableau7.A1" office:value-type="string">
            <text:p text:style-name="P132">2000</text:p>
          </table:table-cell>
          <table:table-cell table:style-name="Tableau7.E1" office:value-type="string">
            <text:p text:style-name="P132">2005</text:p>
          </table:table-cell>
        </table:table-row>
        <table:table-row table:style-name="Tableau7.1">
          <table:table-cell table:style-name="Tableau7.A2" office:value-type="string">
            <text:p text:style-name="P126">[0 ; 20[</text:p>
          </table:table-cell>
          <table:table-cell table:style-name="Tableau7.A2" office:value-type="string">
            <text:p text:style-name="P137">767</text:p>
          </table:table-cell>
          <table:table-cell table:style-name="Tableau7.A2" office:value-type="string">
            <text:p text:style-name="P137">557</text:p>
          </table:table-cell>
          <table:table-cell table:style-name="Tableau7.A2" office:value-type="string">
            <text:p text:style-name="P137">325</text:p>
          </table:table-cell>
          <table:table-cell table:style-name="Tableau7.E2" office:value-type="string">
            <text:p text:style-name="P137">237</text:p>
          </table:table-cell>
        </table:table-row>
        <table:table-row table:style-name="Tableau7.1">
          <table:table-cell table:style-name="Tableau7.A3" office:value-type="string">
            <text:p text:style-name="P126">[20 ; 50[ </text:p>
          </table:table-cell>
          <table:table-cell table:style-name="Tableau7.A3" office:value-type="string">
            <text:p text:style-name="P137">347</text:p>
          </table:table-cell>
          <table:table-cell table:style-name="Tableau7.A3" office:value-type="string">
            <text:p text:style-name="P137">288</text:p>
          </table:table-cell>
          <table:table-cell table:style-name="Tableau7.A3" office:value-type="string">
            <text:p text:style-name="P137">138</text:p>
          </table:table-cell>
          <table:table-cell table:style-name="Tableau7.E3" office:value-type="string">
            <text:p text:style-name="P137">109</text:p>
          </table:table-cell>
        </table:table-row>
        <table:table-row table:style-name="Tableau7.1">
          <table:table-cell table:style-name="Tableau7.A3" office:value-type="string">
            <text:p text:style-name="P126">[50 ; 100[ </text:p>
          </table:table-cell>
          <table:table-cell table:style-name="Tableau7.A3" office:value-type="string">
            <text:p text:style-name="P137">114</text:p>
          </table:table-cell>
          <table:table-cell table:style-name="Tableau7.A3" office:value-type="string">
            <text:p text:style-name="P137">128</text:p>
          </table:table-cell>
          <table:table-cell table:style-name="Tableau7.A3" office:value-type="string">
            <text:p text:style-name="P137">122</text:p>
          </table:table-cell>
          <table:table-cell table:style-name="Tableau7.E3" office:value-type="string">
            <text:p text:style-name="P137">113</text:p>
          </table:table-cell>
        </table:table-row>
        <table:table-row table:style-name="Tableau7.1">
          <table:table-cell table:style-name="Tableau7.A3" office:value-type="string">
            <text:p text:style-name="P126">[100 ; 200[ </text:p>
          </table:table-cell>
          <table:table-cell table:style-name="Tableau7.A3" office:value-type="string">
            <text:p text:style-name="P137">29</text:p>
          </table:table-cell>
          <table:table-cell table:style-name="Tableau7.A3" office:value-type="string">
            <text:p text:style-name="P137">37</text:p>
          </table:table-cell>
          <table:table-cell table:style-name="Tableau7.A3" office:value-type="string">
            <text:p text:style-name="P137">64</text:p>
          </table:table-cell>
          <table:table-cell table:style-name="Tableau7.E3" office:value-type="string">
            <text:p text:style-name="P137">70</text:p>
          </table:table-cell>
        </table:table-row>
        <table:table-row table:style-name="Tableau7.1">
          <table:table-cell table:style-name="Tableau7.A6" office:value-type="string">
            <text:p text:style-name="P126">&gt; 200</text:p>
          </table:table-cell>
          <table:table-cell table:style-name="Tableau7.A6" office:value-type="string">
            <text:p text:style-name="P137">6</text:p>
          </table:table-cell>
          <table:table-cell table:style-name="Tableau7.A6" office:value-type="string">
            <text:p text:style-name="P137">7</text:p>
          </table:table-cell>
          <table:table-cell table:style-name="Tableau7.A6" office:value-type="string">
            <text:p text:style-name="P137">14</text:p>
          </table:table-cell>
          <table:table-cell table:style-name="Tableau7.E6" office:value-type="string">
            <text:p text:style-name="P137">17</text:p>
          </table:table-cell>
        </table:table-row>
        <table:table-row table:style-name="Tableau7.1">
          <table:table-cell table:style-name="Tableau7.A7" office:value-type="string">
            <text:p text:style-name="P129">Ensemble</text:p>
          </table:table-cell>
          <table:table-cell table:style-name="Tableau7.A7" office:value-type="string">
            <text:p text:style-name="P135">1 263</text:p>
          </table:table-cell>
          <table:table-cell table:style-name="Tableau7.A7" office:value-type="string">
            <text:p text:style-name="P135">1 017</text:p>
          </table:table-cell>
          <table:table-cell table:style-name="Tableau7.A7" office:value-type="string">
            <text:p text:style-name="P135">663</text:p>
          </table:table-cell>
          <table:table-cell table:style-name="Tableau7.E7" office:value-type="string">
            <text:p text:style-name="P135">546</text:p>
          </table:table-cell>
        </table:table-row>
      </table:table>
      <text:p text:style-name="P157">Champ : France métropolitaine</text:p>
      <text:p text:style-name="P157">Source : Ministère de l’agriculture et de la Pêche, Scees, Agreste</text:p>
      <text:p text:style-name="P57"/>
      <text:p text:style-name="P52">1 pour chaque année, calculer la répartition selon la taille de exploitations agricoles</text:p>
      <text:p text:style-name="P55">En 1979, la part p des exploitations de moins de 20 hectares représentait :</text:p>
      <text:p text:style-name="P55">p = (767/1263) * 100</text:p>
      <text:p text:style-name="P53">=&gt; p = 60,7 %de l’ensemble des exploitations agricoles.</text:p>
      <text:p text:style-name="P55">On obtient de la même manière les répartitions selon les autres tailles d’exploitations agricoles pour chaque années, présentées dans le tableau ci-dessous :</text:p>
      <text:p text:style-name="P53"><draw:frame draw:style-name="fr2" draw:name="Objet28" text:anchor-type="char" svg:x="-0.229cm" svg:y="0.129cm" svg:width="11.038cm" svg:height="2.942cm" draw:z-index="21"><draw:object xlink:href="./Object 28" xlink:type="simple" xlink:show="embed" xlink:actuate="onLoad"/><draw:image xlink:href="./ObjectReplacements/Object 28" xlink:type="simple" xlink:show="embed" xlink:actuate="onLoad"/><svg:desc>Objet OLE</svg:desc></draw:frame></text:p>
      <text:p text:style-name="P53"/>
      <text:p text:style-name="P53"><draw:frame draw:style-name="fr3" draw:name="Objet5" text:anchor-type="paragraph" svg:width="2.254cm" svg:height="473490.318cm" draw:z-index="20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53"/>
      <text:p text:style-name="P52">2 Calculer les pourcentages d’évolution des exploitations pour chaque taille entre 1979 et 2005 et entre 2000 et 2005.</text:p>
      <text:p text:style-name="P45">Le taux d’évolution du nombre d’exploitations agricoles entre 1979 et 2005 est de :</text:p>
      <text:p text:style-name="P45">t=((237-767)/767)*100</text:p>
      <text:p text:style-name="P45">=&gt; t = -69,1 %</text:p>
      <text:p text:style-name="P46">Les évolutions des exploitations pour chaque taille entre 1979 et 2005 et entre 2000 et 2005 obtenues de cette manière sont présentées dans le tableau ci-dessous :</text:p>
      <text:p text:style-name="P57"><draw:frame draw:style-name="fr2" draw:name="Objet9" text:anchor-type="char" svg:x="-0.229cm" svg:y="0.312cm" svg:width="8.999cm" svg:height="2.88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h text:style-name="P176" text:outline-level="2">Exercice 8 : Les croissances comparées de la population et du nombre de ménages </text:h>
      <text:p text:style-name="P57">Croissances comparées de la population et du nombre de ménages :</text:p>
      <text:p text:style-name="P159">En milliers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 table:number-columns-repeated="2"/>
        <table:table-column table:style-name="Tableau8.F"/>
        <table:table-row table:style-name="Tableau8.1">
          <table:table-cell table:style-name="Tableau8.A1" office:value-type="string">
            <text:p text:style-name="P138"/>
          </table:table-cell>
          <table:table-cell table:style-name="Tableau8.B1" office:value-type="string">
            <text:p text:style-name="P132">1975</text:p>
          </table:table-cell>
          <table:table-cell table:style-name="Tableau8.B1" office:value-type="string">
            <text:p text:style-name="P132">1982</text:p>
          </table:table-cell>
          <table:table-cell table:style-name="Tableau8.B1" office:value-type="string">
            <text:p text:style-name="P132">1990</text:p>
          </table:table-cell>
          <table:table-cell table:style-name="Tableau8.B1" office:value-type="string">
            <text:p text:style-name="P132">1999</text:p>
          </table:table-cell>
          <table:table-cell table:style-name="Tableau8.F1" office:value-type="string">
            <text:p text:style-name="P132">Évolution 2005/1990</text:p>
          </table:table-cell>
        </table:table-row>
        <table:table-row table:style-name="Tableau8.1">
          <table:table-cell table:style-name="Tableau8.A2" office:value-type="string">
            <text:p text:style-name="P126">Population</text:p>
          </table:table-cell>
          <table:table-cell table:style-name="Tableau8.A2" office:value-type="string">
            <text:p text:style-name="P137">52 599 </text:p>
          </table:table-cell>
          <table:table-cell table:style-name="Tableau8.A2" office:value-type="string">
            <text:p text:style-name="P137">54 296</text:p>
          </table:table-cell>
          <table:table-cell table:style-name="Tableau8.A2" office:value-type="string">
            <text:p text:style-name="P137">56 652</text:p>
          </table:table-cell>
          <table:table-cell table:style-name="Tableau8.A2" office:value-type="string">
            <text:p text:style-name="P137">58 492</text:p>
          </table:table-cell>
          <table:table-cell table:style-name="Tableau8.F2" office:value-type="string">
            <text:p text:style-name="P137">+7,20%</text:p>
          </table:table-cell>
        </table:table-row>
        <table:table-row table:style-name="Tableau8.1">
          <table:table-cell table:style-name="Tableau8.A3" office:value-type="string">
            <text:p text:style-name="P126">Nombre de ménages </text:p>
          </table:table-cell>
          <table:table-cell table:style-name="Tableau8.A3" office:value-type="string">
            <text:p text:style-name="P137">17 745</text:p>
          </table:table-cell>
          <table:table-cell table:style-name="Tableau8.A3" office:value-type="string">
            <text:p text:style-name="P137">19 589</text:p>
          </table:table-cell>
          <table:table-cell table:style-name="Tableau8.A3" office:value-type="string">
            <text:p text:style-name="P137">21 542</text:p>
          </table:table-cell>
          <table:table-cell table:style-name="Tableau8.A3" office:value-type="string">
            <text:p text:style-name="P137">23 776</text:p>
          </table:table-cell>
          <table:table-cell table:style-name="Tableau8.F3" office:value-type="string">
            <text:p text:style-name="P137">+19,25%</text:p>
          </table:table-cell>
        </table:table-row>
      </table:table>
      <text:p text:style-name="P157">Champ : France métropolitaine</text:p>
      <text:p text:style-name="P157">Source : Insee</text:p>
      <text:p text:style-name="P52">1 Quelle était la population et le nombre de ménages en 1982 ?</text:p>
      <text:p text:style-name="P40">En 1982, il y avait 54 296 <text:span text:style-name="T51">000</text:span> personnes<text:span text:style-name="T51"> </text:span><text:s/>en <text:span text:style-name="T51">F</text:span>rance réparties dans 19 589 <text:span text:style-name="T51">000</text:span> ménages.</text:p>
      <text:p text:style-name="P36"/>
      <text:p text:style-name="P52">2 Calculer l’évolution de la population et du nombre de ménages entre 1975 et 1982 ?</text:p>
      <text:p text:style-name="P41"><text:span text:style-name="T27">L’ é</text:span>volution <text:span text:style-name="T27">v</text:span> de la population entre 1975 et 1982 <text:span text:style-name="T27">vaut :</text:span></text:p>
      <text:p text:style-name="P42"><text:span text:style-name="T27">v = </text:span>( (54 296 – 52 599) / 52 299) * <text:span text:style-name="T27">100</text:span> </text:p>
      <text:p text:style-name="P42"><text:span text:style-name="T52">=&gt; </text:span><text:span text:style-name="T15">v = </text:span><text:span text:style-name="T10">3,2 %.</text:span></text:p>
      <text:p text:style-name="P47"><text:span text:style-name="T52">L</text:span>’évolution du nombre de ménages entre 1975 et 1982 vaut :</text:p>
      <text:p text:style-name="P48">v = ( (19 589 – 17 745) / 17 745) * 100 </text:p>
      <text:p text:style-name="P48"><text:span text:style-name="T52">=&gt; </text:span><text:span text:style-name="T15">v=</text:span><text:span text:style-name="T10">10,4 %</text:span>.</text:p>
      <text:p text:style-name="P52">3 Calculer la population et le nombre de ménages en 2005</text:p>
      <text:p text:style-name="P36"/>
      <text:p text:style-name="P56">On sait que le taux d’évolution t de 2005 par rapport à 1990 vaut ((V2005 – V1990)/V1990) * 100</text:p>
      <text:p text:style-name="P56">Donc V2005/V1990 – 1 = t/100</text:p>
      <text:p text:style-name="P56">=&gt; V2005 = 1 + t/100</text:p>
      <text:p text:style-name="P56">=&gt; V2005 = V1990 * (1 + t/100)</text:p>
      <text:p text:style-name="P56">Par conséquent, la population p de la France métropolitaine valait en 2005 :</text:p>
      <text:p text:style-name="P49"><text:soft-page-break/>p = 56 652 <text:span text:style-name="T28">000 </text:span>* (1 + 7,20/100)</text:p>
      <text:p text:style-name="P49"><text:span text:style-name="T10">p = <text:s/>60 731 </text:span><text:span text:style-name="T16">000</text:span><text:span text:style-name="T10"> personnes</text:span>.</text:p>
      <text:p text:style-name="P49">Et le nombre de ménages m en 2005 valait :</text:p>
      <text:p text:style-name="P49">m = 21 542 <text:span text:style-name="T28">000</text:span> * (1 + 19,25/100)</text:p>
      <text:p text:style-name="P49">=&gt; <text:span text:style-name="T10">m = <text:s/>25 689 </text:span><text:span text:style-name="T16">000 </text:span><text:span text:style-name="T10">ménages</text:span>.</text:p>
      <text:h text:style-name="P176" text:outline-level="2">Exercice 9 : Les études sur les salaires des hommes et des femmes</text:h>
      <text:p text:style-name="P58">Études sur les salaires des hommes et des femmes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/>
        <table:table-row table:style-name="Tableau9.1">
          <table:table-cell table:style-name="Tableau9.A1" office:value-type="string">
            <text:p text:style-name="P138"/>
          </table:table-cell>
          <table:table-cell table:style-name="Tableau9.B1" table:number-columns-spanned="2" office:value-type="string">
            <text:p text:style-name="P132">Salaire net annuel en 1999 en euros</text:p>
          </table:table-cell>
          <table:covered-table-cell/>
          <table:table-cell table:style-name="Tableau9.D1" table:number-columns-spanned="2" office:value-type="string">
            <text:p text:style-name="P132">Évolution 1999/1998 en %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142"/>
          </table:table-cell>
          <table:table-cell table:style-name="Tableau9.B1" office:value-type="string">
            <text:p text:style-name="P132">Homme </text:p>
          </table:table-cell>
          <table:table-cell table:style-name="Tableau9.B1" office:value-type="string">
            <text:p text:style-name="P132">Femmes</text:p>
          </table:table-cell>
          <table:table-cell table:style-name="Tableau9.B1" office:value-type="string">
            <text:p text:style-name="P132">Homme </text:p>
          </table:table-cell>
          <table:table-cell table:style-name="Tableau9.D1" office:value-type="string">
            <text:p text:style-name="P132">Femmes</text:p>
          </table:table-cell>
        </table:table-row>
        <table:table-row table:style-name="Tableau9.1">
          <table:table-cell table:style-name="Tableau9.A3" office:value-type="string">
            <text:p text:style-name="P126">Cadres</text:p>
          </table:table-cell>
          <table:table-cell table:style-name="Tableau9.A3" office:value-type="string">
            <text:p text:style-name="P82">40 610</text:p>
          </table:table-cell>
          <table:table-cell table:style-name="Tableau9.A3" office:value-type="string">
            <text:p text:style-name="P82">30 720</text:p>
          </table:table-cell>
          <table:table-cell table:style-name="Tableau9.A3" office:value-type="string">
            <text:p text:style-name="P82">2,60%</text:p>
          </table:table-cell>
          <table:table-cell table:style-name="Tableau9.E3" office:value-type="string">
            <text:p text:style-name="P82">2,80%</text:p>
          </table:table-cell>
        </table:table-row>
        <table:table-row table:style-name="Tableau9.1">
          <table:table-cell table:style-name="Tableau9.A4" office:value-type="string">
            <text:p text:style-name="P126">Professions intermédiaires</text:p>
          </table:table-cell>
          <table:table-cell table:style-name="Tableau9.A4" office:value-type="string">
            <text:p text:style-name="P82">22 670</text:p>
          </table:table-cell>
          <table:table-cell table:style-name="Tableau9.A4" office:value-type="string">
            <text:p text:style-name="P82">19 410</text:p>
          </table:table-cell>
          <table:table-cell table:style-name="Tableau9.A4" office:value-type="string">
            <text:p text:style-name="P82">0,50%</text:p>
          </table:table-cell>
          <table:table-cell table:style-name="Tableau9.E4" office:value-type="string">
            <text:p text:style-name="P82">0,50%</text:p>
          </table:table-cell>
        </table:table-row>
        <table:table-row table:style-name="Tableau9.1">
          <table:table-cell table:style-name="Tableau9.A4" office:value-type="string">
            <text:p text:style-name="P126">Employés</text:p>
          </table:table-cell>
          <table:table-cell table:style-name="Tableau9.A4" office:value-type="string">
            <text:p text:style-name="P82">15 970</text:p>
          </table:table-cell>
          <table:table-cell table:style-name="Tableau9.A4" office:value-type="string">
            <text:p text:style-name="P82">14 440</text:p>
          </table:table-cell>
          <table:table-cell table:style-name="Tableau9.A4" office:value-type="string">
            <text:p text:style-name="P82">-0,30%</text:p>
          </table:table-cell>
          <table:table-cell table:style-name="Tableau9.E4" office:value-type="string">
            <text:p text:style-name="P82">0,50%</text:p>
          </table:table-cell>
        </table:table-row>
        <table:table-row table:style-name="Tableau9.1">
          <table:table-cell table:style-name="Tableau9.A6" office:value-type="string">
            <text:p text:style-name="P126">Ouvriers</text:p>
          </table:table-cell>
          <table:table-cell table:style-name="Tableau9.A6" office:value-type="string">
            <text:p text:style-name="P82">15 150</text:p>
          </table:table-cell>
          <table:table-cell table:style-name="Tableau9.A6" office:value-type="string">
            <text:p text:style-name="P82">12 350</text:p>
          </table:table-cell>
          <table:table-cell table:style-name="Tableau9.A6" office:value-type="string">
            <text:p text:style-name="P82">0,70%</text:p>
          </table:table-cell>
          <table:table-cell table:style-name="Tableau9.E6" office:value-type="string">
            <text:p text:style-name="P82">0,30%</text:p>
          </table:table-cell>
        </table:table-row>
      </table:table>
      <text:p text:style-name="P57"/>
      <text:p text:style-name="P57">Calculer les salaires nets en 1998 pour les hommes et les femmes par catégories socioprofessionnelles</text:p>
      <text:p text:style-name="P50">Le salaire net annuel des hommes cadres en 1998 vaut :</text:p>
      <text:p text:style-name="P50">S1998 = S1999/(1+t/100)</text:p>
      <text:p text:style-name="P50">=&gt; S1998 = 40 610/(1+2,6/100)</text:p>
      <text:p text:style-name="P50">=&gt; <text:span text:style-name="T10">S1998 = 39 581 euros net annuel.</text:span></text:p>
      <text:p text:style-name="P50"/>
      <text:p text:style-name="P50">Les salaires des hommes et des femmes par catégories socioprofessionnelles en 1998, obtenus de cette manière, sont présentés dans le tableau ci-dessous :</text:p>
      <text:p text:style-name="P36"><draw:frame draw:style-name="fr1" draw:name="Image1" text:anchor-type="char" svg:width="9.941cm" svg:height="2.254cm" draw:z-index="9"><draw:image xlink:href="Pictures/2000004E000026DA000008D398CC2B480E558A45.wmf" xlink:type="simple" xlink:show="embed" xlink:actuate="onLoad"/></draw:frame></text:p>
      <text:h text:style-name="Heading_20_1" text:outline-level="1">Calculs d’indices</text:h>
      <text:h text:style-name="P174" text:outline-level="2">Exercice 1 : Les cas de sida d’après l’année de diagnostic dans l’Union européenne</text:h>
      <text:p text:style-name="P74">Diagnostics du SIDA par pays de l’Union Européenne et par année de diagnostic</text:p>
      <text:p text:style-name="Standard"><draw:frame draw:style-name="fr2" draw:name="Objet10" text:anchor-type="char" svg:x="-0.078cm" svg:y="0.115cm" svg:width="11.28cm" svg:height="7.216cm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4">1 Quelle est la population étudiée, l’unité statistique, le (s) caractère(s) étudié(s) et sa (leur) nature ?</text:p>
      <text:p text:style-name="P162">La population étudiée, c’est l’ensemble des personnes diagnostiquées du SIDA dans l’Union Européenne de 1992 à 1995.</text:p>
      <text:p text:style-name="P162">L’unité statistique est l’individu diagnostiqué du SIDA.</text:p>
      <text:p text:style-name="P163"><text:span text:style-name="T53">Les caractères étudiés sont l’a</text:span>nnée du diagnostic<text:span text:style-name="T10"> </text:span><text:span text:style-name="T36">et </text:span><text:span text:style-name="T37">le</text:span><text:span text:style-name="T36"> pays d’origine. </text:span><text:span text:style-name="T37">Le premier caractère est qualitatif ordinal et le second qualitatif nominal.</text:span></text:p>
      <text:p text:style-name="P16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4"><text:soft-page-break/>2. Pour les années 1992 et 1995 calculer la répartition des cas selon le pays d’origine au sein de l’UE</text:p>
      <text:p text:style-name="P164">La part des diagnostiqués du SIDA en Autriche relativement à l’Union Européenne vaut :</text:p>
      <text:p text:style-name="P164">p = (191 / (191+248+209+21+5183+1823+190+726+4261+12+511+405+5013+127+1574)) * 100</text:p>
      <text:p text:style-name="P164">=&gt; <text:span text:style-name="T10">p = 1,0 %.</text:span></text:p>
      <text:p text:style-name="P164">Les proportions pour les autres pays, en 1992 et 1995, obtenus selon ce même raisonnement, sont présentés dans le tableau ci-dessous :</text:p>
      <text:p text:style-name="P161"/>
      <text:p text:style-name="P160"><draw:frame draw:style-name="fr2" draw:name="Objet11" text:anchor-type="char" svg:x="1.252cm" svg:y="-0.051cm" svg:width="7.625cm" svg:height="8.39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54">3. Calculer les indices en base 100 en 1992 (1 décimale) pour la France et la Suède.</text:p>
      <text:p text:style-name="P153">L’indice en base 100 en 1992 pour l’année 1993 en France vaut :</text:p>
      <text:p text:style-name="P153">I1993/1992 = (V1993/V1992) * 100</text:p>
      <text:p text:style-name="P153">=&gt; I1993/1992 = (5 514/5 183) * 100</text:p>
      <text:p text:style-name="P153">=&gt;<text:span text:style-name="T10"> I1993/1992 = 106,4</text:span></text:p>
      <text:p text:style-name="P153">Les indices en base 100 en 1992 pour les autres années pour la France et la Suède, obtenus de la même manière, sont présentés dans le tableau ci-dessous : </text:p>
      <text:p text:style-name="P152"><draw:frame draw:style-name="fr2" draw:name="Objet12" text:anchor-type="char" svg:x="0.062cm" svg:y="0.716cm" svg:width="14.002cm" svg:height="1.39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52"/>
      <text:p text:style-name="P152"/>
      <text:p text:style-name="P152"/>
      <text:h text:style-name="P174" text:outline-level="2"><text:soft-page-break/>Exercice 2 : Les indices mensuels des produits de grande consommation</text:h>
      <text:p text:style-name="P67">On dispose des indices mensuels des produits de grande consommation – Ensemble des ménages – France métropolitaine –Grande distribution</text:p>
      <text:p text:style-name="P67"/>
      <table:table table:name="Tableau10" table:style-name="Tableau10">
        <table:table-column table:style-name="Tableau10.A"/>
        <table:table-column table:style-name="Tableau10.B" table:number-columns-repeated="10"/>
        <table:table-column table:style-name="Tableau10.L"/>
        <table:table-row table:style-name="Tableau10.1">
          <table:table-cell table:style-name="Tableau10.A1" office:value-type="string">
            <text:p text:style-name="P72"/>
          </table:table-cell>
          <table:table-cell table:style-name="Tableau10.B1" office:value-type="string">
            <text:p text:style-name="P82">Fév.-11</text:p>
          </table:table-cell>
          <table:table-cell table:style-name="Tableau10.B1" office:value-type="string">
            <text:p text:style-name="P82">Fév.-10</text:p>
          </table:table-cell>
          <table:table-cell table:style-name="Tableau10.B1" office:value-type="string">
            <text:p text:style-name="P82">Fév.-09</text:p>
          </table:table-cell>
          <table:table-cell table:style-name="Tableau10.B1" office:value-type="string">
            <text:p text:style-name="P82">Fév.-08</text:p>
          </table:table-cell>
          <table:table-cell table:style-name="Tableau10.B1" office:value-type="string">
            <text:p text:style-name="P82">Fév.-07</text:p>
          </table:table-cell>
          <table:table-cell table:style-name="Tableau10.B1" office:value-type="string">
            <text:p text:style-name="P82">Fév.-03</text:p>
          </table:table-cell>
          <table:table-cell table:style-name="Tableau10.B1" office:value-type="string">
            <text:p text:style-name="P82">Fév.-02</text:p>
          </table:table-cell>
          <table:table-cell table:style-name="Tableau10.B1" office:value-type="string">
            <text:p text:style-name="P82">Fév.-01</text:p>
          </table:table-cell>
          <table:table-cell table:style-name="Tableau10.B1" office:value-type="string">
            <text:p text:style-name="P82">Fév.-00</text:p>
          </table:table-cell>
          <table:table-cell table:style-name="Tableau10.B1" office:value-type="string">
            <text:p text:style-name="P82">Fév.-99</text:p>
          </table:table-cell>
          <table:table-cell table:style-name="Tableau10.L1" office:value-type="string">
            <text:p text:style-name="P82">Fév.-98</text:p>
          </table:table-cell>
        </table:table-row>
        <table:table-row table:style-name="Tableau10.1">
          <table:table-cell table:style-name="Tableau10.B1" office:value-type="string">
            <text:p text:style-name="Standard">Valeur</text:p>
          </table:table-cell>
          <table:table-cell table:style-name="Tableau10.B1" office:value-type="string">
            <text:p text:style-name="P82">120,7</text:p>
          </table:table-cell>
          <table:table-cell table:style-name="Tableau10.B1" office:value-type="string">
            <text:p text:style-name="P82">121,2</text:p>
          </table:table-cell>
          <table:table-cell table:style-name="Tableau10.B1" office:value-type="string">
            <text:p text:style-name="P82">121,3</text:p>
          </table:table-cell>
          <table:table-cell table:style-name="Tableau10.B1" office:value-type="string">
            <text:p text:style-name="P82">119,3</text:p>
          </table:table-cell>
          <table:table-cell table:style-name="Tableau10.B1" office:value-type="string">
            <text:p text:style-name="P82">114,1</text:p>
          </table:table-cell>
          <table:table-cell table:style-name="Tableau10.B1" office:value-type="string">
            <text:p text:style-name="P82">111,6</text:p>
          </table:table-cell>
          <table:table-cell table:style-name="Tableau10.B1" office:value-type="string">
            <text:p text:style-name="P82">109,6</text:p>
          </table:table-cell>
          <table:table-cell table:style-name="Tableau10.B1" office:value-type="string">
            <text:p text:style-name="P82">105,6</text:p>
          </table:table-cell>
          <table:table-cell table:style-name="Tableau10.B1" office:value-type="string">
            <text:p text:style-name="P82">102,0</text:p>
          </table:table-cell>
          <table:table-cell table:style-name="Tableau10.B1" office:value-type="string">
            <text:p text:style-name="P82">100,2</text:p>
          </table:table-cell>
          <table:table-cell table:style-name="Tableau10.L1" office:value-type="string">
            <text:p text:style-name="P82">100,0</text:p>
          </table:table-cell>
        </table:table-row>
      </table:table>
      <text:p text:style-name="P168">1 Quelle est l’année de référence de cet indice ?</text:p>
      <text:p text:style-name="P32">Le seul indice valant 100,0 est celui de février 1998. La seule année de référence possible au vu des données du tableau est donc l’année 1998.</text:p>
      <text:p text:style-name="P32"/>
      <text:p text:style-name="P168">2 Quel est le taux de variation des prix entre février 1998 et février 2001 ?</text:p>
      <text:p text:style-name="P165">Sachant que le taux de variation des prix entre février 1998 et février 2001 t vaut : </text:p>
      <text:p text:style-name="P165">t = I(2001/1998) – <text:span text:style-name="T54">I(1998/1998)</text:span></text:p>
      <text:p text:style-name="P165">=&gt; t = 105,6 – 100</text:p>
      <text:p text:style-name="P166"><text:span text:style-name="T29">=&gt; </text:span><text:span text:style-name="T17">t = </text:span><text:span text:style-name="T10">5,6 %</text:span></text:p>
      <text:p text:style-name="P167"/>
      <text:p text:style-name="P168">3 Quel est le taux de variation des prix entre février 2001 et février 2011 ?</text:p>
      <text:p text:style-name="P29">De même, le taux de variation des prix entre février 2001 et février 2011 vaut :</text:p>
      <text:p text:style-name="P29">t = I(2011/2001) – <text:span text:style-name="T54">I(2001/2001)</text:span></text:p>
      <text:p text:style-name="P29">D’après le principe de circularité, on a :</text:p>
      <text:p text:style-name="P29">t = (I(2011/1998)/I(2001/1998))*100 – 100</text:p>
      <text:p text:style-name="P30">=&gt; t = (120,7/105,6) * 100 - 100</text:p>
      <text:p text:style-name="P31"><text:span text:style-name="T30">=&gt;</text:span><text:span text:style-name="T18"> t = </text:span><text:span text:style-name="T10">14,3 %</text:span></text:p>
      <text:p text:style-name="P33"/>
      <text:p text:style-name="P168">4 Calculer les indices en prenant février 2003 comme base 100</text:p>
      <text:p text:style-name="P34"/>
      <text:p text:style-name="P30">L’indice de février 2011 en prenant février 2003 comme base 100 vaut, d’après le principe de circularité :</text:p>
      <text:p text:style-name="P30">I2011/2003 = (I2011/1998 / I2003/1998) * 100</text:p>
      <text:p text:style-name="P30">=&gt; I2011/2003 = (120,7/111,6) * 100</text:p>
      <text:p text:style-name="P30">=&gt;<text:span text:style-name="T10"> I2011/2003 = 108,2</text:span></text:p>
      <text:p text:style-name="P30">On applique ce même principe de circularité à toutes les autres années et on obtient les résultats suivants : </text:p>
      <text:p text:style-name="P23"><draw:frame draw:style-name="fr2" draw:name="Objet14" text:anchor-type="char" svg:x="0.326cm" svg:y="0.182cm" svg:width="16.753cm" svg:height="0.769cm" draw:z-index="12"><draw:object xlink:href="./Object 14" xlink:type="simple" xlink:show="embed" xlink:actuate="onLoad"/><draw:image xlink:href="./ObjectReplacements/Object 14" xlink:type="simple" xlink:show="embed" xlink:actuate="onLoad"/></draw:frame></text:p>
      <text:h text:style-name="P174" text:outline-level="2">Exercice 3 : Le prix de la baguette</text:h>
      <text:p text:style-name="P67">Le tableau suivant donne les évolutions de prix de la baguette (indice 1995=100) les prix sont en euros.</text:p>
      <table:table table:name="Tableau11" table:style-name="Tableau11">
        <table:table-column table:style-name="Tableau11.A"/>
        <table:table-column table:style-name="Tableau11.B" table:number-columns-repeated="2"/>
        <table:table-column table:style-name="Tableau11.D" table:number-columns-repeated="2"/>
        <table:table-column table:style-name="Tableau11.F"/>
        <table:table-row table:style-name="Tableau11.1">
          <table:table-cell table:style-name="Tableau11.A1" office:value-type="string">
            <text:p text:style-name="P72"/>
          </table:table-cell>
          <table:table-cell table:style-name="Tableau11.B1" office:value-type="string">
            <text:p text:style-name="P82">1996</text:p>
          </table:table-cell>
          <table:table-cell table:style-name="Tableau11.B1" office:value-type="string">
            <text:p text:style-name="P82">1998</text:p>
          </table:table-cell>
          <table:table-cell table:style-name="Tableau11.B1" office:value-type="string">
            <text:p text:style-name="P82">2000</text:p>
          </table:table-cell>
          <table:table-cell table:style-name="Tableau11.B1" office:value-type="string">
            <text:p text:style-name="P82">2002</text:p>
          </table:table-cell>
          <table:table-cell table:style-name="Tableau11.F1" office:value-type="string">
            <text:p text:style-name="P82">1995</text:p>
          </table:table-cell>
        </table:table-row>
        <table:table-row table:style-name="Tableau11.1">
          <table:table-cell table:style-name="Tableau11.B1" office:value-type="string">
            <text:p text:style-name="Standard">Baguette</text:p>
          </table:table-cell>
          <table:table-cell table:style-name="Tableau11.B1" office:value-type="string">
            <text:p text:style-name="P82">102,0</text:p>
          </table:table-cell>
          <table:table-cell table:style-name="Tableau11.B1" office:value-type="string">
            <text:p text:style-name="P82">112,0</text:p>
          </table:table-cell>
          <table:table-cell table:style-name="Tableau11.B1" office:value-type="string">
            <text:p text:style-name="P82">129,0</text:p>
          </table:table-cell>
          <table:table-cell table:style-name="Tableau11.B1" office:value-type="string">
            <text:p text:style-name="P82">132,8</text:p>
          </table:table-cell>
          <table:table-cell table:style-name="Tableau11.F1" office:value-type="string">
            <text:p text:style-name="P82">0,55 €</text:p>
          </table:table-cell>
        </table:table-row>
      </table:table>
      <text:p text:style-name="Standard"/>
      <text:p text:style-name="P74">1. calculer l’indice de prix de la baquette en 2000 base 100 en 1998</text:p>
      <text:p text:style-name="P74"/>
      <text:p text:style-name="P115"><text:soft-page-break/></text:p>
      <text:p text:style-name="P114">On applique le principe de circularité pour pouvoir changer de base. Ce principe dit que :</text:p>
      <text:p text:style-name="P114">I2000/1998 = (I2000/1995 / I1998/1995) * 100</text:p>
      <text:p text:style-name="P113"><text:s/><text:span text:style-name="T55">=&gt; I2000/1998 = </text:span><text:s/><text:span text:style-name="T55">(</text:span>129,0 / 112,0<text:span text:style-name="T55">)</text:span> *100</text:p>
      <text:p text:style-name="P113"><text:span text:style-name="T55">=&gt;</text:span><text:span text:style-name="T19"> I2000/1998 </text:span><text:span text:style-name="T10">= 115,2</text:span></text:p>
      <text:p text:style-name="P87"/>
      <text:p text:style-name="P74">2.calculer le prix du pain </text:p>
      <text:p text:style-name="P102"/>
      <text:p text:style-name="P104">Le prix du pain en 1996 vaut :</text:p>
      <text:p text:style-name="P104">p1996 = p 1995 * I1996/1995 / <text:span text:style-name="T56">I1995/1995</text:span></text:p>
      <text:p text:style-name="P105">=&gt; p1996 = 0,55 * 112 / 100</text:p>
      <text:p text:style-name="P105">=&gt; <text:span text:style-name="T10">p1996 = 0,56 euros</text:span>.</text:p>
      <text:p text:style-name="P105"/>
      <text:p text:style-name="P105">Le prix du pain pour les années suivantes, obtenu avec la même formule, est présenté dans le tableau ci-dessous : </text:p>
      <text:p text:style-name="Standard"><draw:frame draw:style-name="fr2" draw:name="Objet13" text:anchor-type="char" svg:x="0.379cm" svg:y="0.462cm" svg:width="8.975cm" svg:height="0.797cm" draw:z-index="22"><draw:object xlink:href="./Object 13" xlink:type="simple" xlink:show="embed" xlink:actuate="onLoad"/><draw:image xlink:href="./ObjectReplacements/Object 13" xlink:type="simple" xlink:show="embed" xlink:actuate="onLoad"/><svg:desc>Objet OL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Exercice 4 : Les bénéficiaires des minima sociaux en France métropolitaine</text:h>
      <text:p text:style-name="P67">Les bénéficiaires des minima sociaux en France métropolitaine à partir de 2005</text:p>
      <table:table table:name="Tableau12" table:style-name="Tableau12">
        <table:table-column table:style-name="Tableau12.A"/>
        <table:table-column table:style-name="Tableau12.B"/>
        <table:table-column table:style-name="Tableau12.C" table:number-columns-repeated="3"/>
        <table:table-column table:style-name="Tableau12.F"/>
        <table:table-row table:style-name="Tableau12.1">
          <table:table-cell table:style-name="Tableau12.A1" office:value-type="string">
            <text:p text:style-name="P72"/>
          </table:table-cell>
          <table:table-cell table:style-name="Tableau12.B1" office:value-type="string">
            <text:p text:style-name="P75">2005</text:p>
          </table:table-cell>
          <table:table-cell table:style-name="Tableau12.B1" office:value-type="string">
            <text:p text:style-name="P75">2006</text:p>
          </table:table-cell>
          <table:table-cell table:style-name="Tableau12.B1" office:value-type="string">
            <text:p text:style-name="P75">2007</text:p>
          </table:table-cell>
          <table:table-cell table:style-name="Tableau12.B1" office:value-type="string">
            <text:p text:style-name="P75">2008</text:p>
          </table:table-cell>
          <table:table-cell table:style-name="Tableau12.F1" office:value-type="string">
            <text:p text:style-name="P75">2009</text:p>
          </table:table-cell>
        </table:table-row>
        <table:table-row table:style-name="Tableau12.1">
          <table:table-cell table:style-name="Tableau12.A2" office:value-type="string">
            <text:p text:style-name="Standard"><text:bookmark text:name="OLE_LINK1"/>Revenu de solidarité active (RSA) socle</text:p>
          </table:table-cell>
          <table:table-cell table:style-name="Tableau12.A2" office:value-type="string">
            <text:p text:style-name="P69"/>
          </table:table-cell>
          <table:table-cell table:style-name="Tableau12.C2" office:value-type="string">
            <text:p text:style-name="P69"/>
          </table:table-cell>
          <table:table-cell table:style-name="Tableau12.C2" office:value-type="string">
            <text:p text:style-name="P69"/>
          </table:table-cell>
          <table:table-cell table:style-name="Tableau12.C2" office:value-type="string">
            <text:p text:style-name="P69"/>
          </table:table-cell>
          <table:table-cell table:style-name="Tableau12.F2" office:value-type="string">
            <text:p text:style-name="P82">1313,9</text:p>
          </table:table-cell>
        </table:table-row>
        <table:table-row table:style-name="Tableau12.3">
          <table:table-cell table:style-name="Tableau12.A3" office:value-type="string">
            <text:p text:style-name="Standard">Revenu minimum d'insertion (RMI)</text:p>
          </table:table-cell>
          <table:table-cell table:style-name="Tableau12.A3" office:value-type="string">
            <text:p text:style-name="P82">1 289,5</text:p>
          </table:table-cell>
          <table:table-cell table:style-name="Tableau12.C3" office:value-type="string">
            <text:p text:style-name="P82">1 278,8</text:p>
          </table:table-cell>
          <table:table-cell table:style-name="Tableau12.C3" office:value-type="string">
            <text:p text:style-name="P82">1 172,1</text:p>
          </table:table-cell>
          <table:table-cell table:style-name="Tableau12.C3" office:value-type="string">
            <text:p text:style-name="P82">1 141,9</text:p>
          </table:table-cell>
          <table:table-cell table:style-name="Tableau12.F3" office:value-type="string">
            <text:p text:style-name="P82">139,4</text:p>
          </table:table-cell>
        </table:table-row>
        <table:table-row table:style-name="Tableau12.3">
          <table:table-cell table:style-name="Tableau12.A3" office:value-type="string">
            <text:p text:style-name="Standard">Allocation parent isolé (API)</text:p>
          </table:table-cell>
          <table:table-cell table:style-name="Tableau12.A3" office:value-type="string">
            <text:p text:style-name="P82">206,1</text:p>
          </table:table-cell>
          <table:table-cell table:style-name="Tableau12.C3" office:value-type="string">
            <text:p text:style-name="P82">217,5</text:p>
          </table:table-cell>
          <table:table-cell table:style-name="Tableau12.C3" office:value-type="string">
            <text:p text:style-name="P82">205,4</text:p>
          </table:table-cell>
          <table:table-cell table:style-name="Tableau12.C3" office:value-type="string">
            <text:p text:style-name="P82">200,4</text:p>
          </table:table-cell>
          <table:table-cell table:style-name="Tableau12.F3" office:value-type="string">
            <text:p text:style-name="P82">29,8</text:p>
          </table:table-cell>
        </table:table-row>
        <table:table-row table:style-name="Tableau12.3">
          <table:table-cell table:style-name="Tableau12.A3" office:value-type="string">
            <text:p text:style-name="Standard">Allocation aux adultes handicapés (AAH)</text:p>
          </table:table-cell>
          <table:table-cell table:style-name="Tableau12.A3" office:value-type="string">
            <text:p text:style-name="P82">801,0</text:p>
          </table:table-cell>
          <table:table-cell table:style-name="Tableau12.C3" office:value-type="string">
            <text:p text:style-name="P82">804,0</text:p>
          </table:table-cell>
          <table:table-cell table:style-name="Tableau12.C3" office:value-type="string">
            <text:p text:style-name="P82">813,2</text:p>
          </table:table-cell>
          <table:table-cell table:style-name="Tableau12.C3" office:value-type="string">
            <text:p text:style-name="P82">848,8</text:p>
          </table:table-cell>
          <table:table-cell table:style-name="Tableau12.F3" office:value-type="string">
            <text:p text:style-name="P82">883,3</text:p>
          </table:table-cell>
        </table:table-row>
        <table:table-row table:style-name="Tableau12.3">
          <table:table-cell table:style-name="Tableau12.A3" office:value-type="string">
            <text:p text:style-name="Standard">Allocation supplémentaire d'invalidité (ASI)</text:p>
          </table:table-cell>
          <table:table-cell table:style-name="Tableau12.A3" office:value-type="string">
            <text:p text:style-name="P82">112,6</text:p>
          </table:table-cell>
          <table:table-cell table:style-name="Tableau12.C3" office:value-type="string">
            <text:p text:style-name="P82">101,5</text:p>
          </table:table-cell>
          <table:table-cell table:style-name="Tableau12.C3" office:value-type="string">
            <text:p text:style-name="P82">101,0</text:p>
          </table:table-cell>
          <table:table-cell table:style-name="Tableau12.C3" office:value-type="string">
            <text:p text:style-name="P82">97,0</text:p>
          </table:table-cell>
          <table:table-cell table:style-name="Tableau12.F3" office:value-type="string">
            <text:p text:style-name="P82">91,9</text:p>
          </table:table-cell>
        </table:table-row>
        <table:table-row table:style-name="Tableau12.3">
          <table:table-cell table:style-name="Tableau12.A3" office:value-type="string">
            <text:p text:style-name="Standard">Allocation de solidarité spécifique (ASS°</text:p>
          </table:table-cell>
          <table:table-cell table:style-name="Tableau12.A3" office:value-type="string">
            <text:p text:style-name="P82">401,6</text:p>
          </table:table-cell>
          <table:table-cell table:style-name="Tableau12.C3" office:value-type="string">
            <text:p text:style-name="P82">393,2</text:p>
          </table:table-cell>
          <table:table-cell table:style-name="Tableau12.C3" office:value-type="string">
            <text:p text:style-name="P82">348,9</text:p>
          </table:table-cell>
          <table:table-cell table:style-name="Tableau12.C3" office:value-type="string">
            <text:p text:style-name="P82">324,0</text:p>
          </table:table-cell>
          <table:table-cell table:style-name="Tableau12.F3" office:value-type="string">
            <text:p text:style-name="P82">348,4</text:p>
          </table:table-cell>
        </table:table-row>
        <table:table-row table:style-name="Tableau12.3">
          <table:table-cell table:style-name="Tableau12.A3" office:value-type="string">
            <text:p text:style-name="Standard">Allocation d'insertion (AI) ou allocation temporaire d'attente (ATA)</text:p>
          </table:table-cell>
          <table:table-cell table:style-name="Tableau12.A3" office:value-type="string">
            <text:p text:style-name="P82">34,6</text:p>
          </table:table-cell>
          <table:table-cell table:style-name="Tableau12.C3" office:value-type="string">
            <text:p text:style-name="P82">23,5</text:p>
          </table:table-cell>
          <table:table-cell table:style-name="Tableau12.C3" office:value-type="string">
            <text:p text:style-name="P82">22,7</text:p>
          </table:table-cell>
          <table:table-cell table:style-name="Tableau12.C3" office:value-type="string">
            <text:p text:style-name="P82">25,1</text:p>
          </table:table-cell>
          <table:table-cell table:style-name="Tableau12.F3" office:value-type="string">
            <text:p text:style-name="P82">35,7</text:p>
          </table:table-cell>
        </table:table-row>
        <table:table-row table:style-name="Tableau12.3">
          <table:table-cell table:style-name="Tableau12.A3" office:value-type="string">
            <text:p text:style-name="Standard">Allocation supplémentaire vieillesse (ASV)</text:p>
            <text:p text:style-name="P2"><text:span text:style-name="T6"><text:s/></text:span>ou allocation de solidarité aux personnes âgées (ASPA)</text:p>
          </table:table-cell>
          <table:table-cell table:style-name="Tableau12.A3" office:value-type="string">
            <text:p text:style-name="P82">609,4</text:p>
          </table:table-cell>
          <table:table-cell table:style-name="Tableau12.C3" office:value-type="string">
            <text:p text:style-name="P82">598,5</text:p>
          </table:table-cell>
          <table:table-cell table:style-name="Tableau12.C3" office:value-type="string">
            <text:p text:style-name="P82">585,6</text:p>
          </table:table-cell>
          <table:table-cell table:style-name="Tableau12.C3" office:value-type="string">
            <text:p text:style-name="P82">575,2</text:p>
          </table:table-cell>
          <table:table-cell table:style-name="Tableau12.F3" office:value-type="string">
            <text:p text:style-name="P82">583,2</text:p>
          </table:table-cell>
        </table:table-row>
        <table:table-row table:style-name="Tableau12.3">
          <table:table-cell table:style-name="Tableau12.A3" office:value-type="string">
            <text:p text:style-name="Standard">Allocation veuvage (AV)</text:p>
          </table:table-cell>
          <table:table-cell table:style-name="Tableau12.A3" office:value-type="string">
            <text:p text:style-name="P82">6,8</text:p>
          </table:table-cell>
          <table:table-cell table:style-name="Tableau12.C3" office:value-type="string">
            <text:p text:style-name="P82">6,2</text:p>
          </table:table-cell>
          <table:table-cell table:style-name="Tableau12.C3" office:value-type="string">
            <text:p text:style-name="P82">5,3</text:p>
          </table:table-cell>
          <table:table-cell table:style-name="Tableau12.C3" office:value-type="string">
            <text:p text:style-name="P82">5,1</text:p>
          </table:table-cell>
          <table:table-cell table:style-name="Tableau12.F3" office:value-type="string">
            <text:p text:style-name="P82">5,8</text:p>
          </table:table-cell>
        </table:table-row>
        <table:table-row table:style-name="Tableau12.3">
          <table:table-cell table:style-name="Tableau12.A3" office:value-type="string">
            <text:p text:style-name="Standard">Allocation équivalent retraite (AER)</text:p>
          </table:table-cell>
          <table:table-cell table:style-name="Tableau12.A3" office:value-type="string">
            <text:p text:style-name="P82">41,5</text:p>
          </table:table-cell>
          <table:table-cell table:style-name="Tableau12.C3" office:value-type="string">
            <text:p text:style-name="P82">60,0</text:p>
          </table:table-cell>
          <table:table-cell table:style-name="Tableau12.C3" office:value-type="string">
            <text:p text:style-name="P82">68,4</text:p>
          </table:table-cell>
          <table:table-cell table:style-name="Tableau12.C3" office:value-type="string">
            <text:p text:style-name="P82">67,3</text:p>
          </table:table-cell>
          <table:table-cell table:style-name="Tableau12.F3" office:value-type="string">
            <text:p text:style-name="P82">58,5</text:p>
          </table:table-cell>
        </table:table-row>
        <table:table-row table:style-name="Tableau12.3">
          <table:table-cell table:style-name="Tableau12.A12" office:value-type="string">
            <text:p text:style-name="Standard">Revenu de solidarité (RSO)</text:p>
          </table:table-cell>
          <table:table-cell table:style-name="Tableau12.A12" office:value-type="string">
            <text:p text:style-name="P82">10,0</text:p>
          </table:table-cell>
          <table:table-cell table:style-name="Tableau12.C12" office:value-type="string">
            <text:p text:style-name="P82">11,0</text:p>
          </table:table-cell>
          <table:table-cell table:style-name="Tableau12.C12" office:value-type="string">
            <text:p text:style-name="P82">12,0</text:p>
          </table:table-cell>
          <table:table-cell table:style-name="Tableau12.C12" office:value-type="string">
            <text:p text:style-name="P82">12,7</text:p>
          </table:table-cell>
          <table:table-cell table:style-name="Tableau12.F12" office:value-type="string">
            <text:p text:style-name="P82">12,8</text:p>
          </table:table-cell>
        </table:table-row>
        <table:table-row table:style-name="Tableau12.3">
          <table:table-cell table:style-name="Tableau12.A13" office:value-type="string">
            <text:p text:style-name="P74">Ensemble</text:p>
          </table:table-cell>
          <table:table-cell table:style-name="Tableau12.A13" office:value-type="string">
            <text:p text:style-name="P75">3 513,1</text:p>
          </table:table-cell>
          <table:table-cell table:style-name="Tableau12.C13" office:value-type="string">
            <text:p text:style-name="P75">3 494,2</text:p>
          </table:table-cell>
          <table:table-cell table:style-name="Tableau12.C13" office:value-type="string">
            <text:p text:style-name="P75">3 334,6</text:p>
          </table:table-cell>
          <table:table-cell table:style-name="Tableau12.C13" office:value-type="string">
            <text:p text:style-name="P75">3 297,5</text:p>
          </table:table-cell>
          <table:table-cell table:style-name="Tableau12.F13" office:value-type="string">
            <text:p text:style-name="P75">3 502,7</text:p>
          </table:table-cell>
        </table:table-row>
      </table:table>
      <text:p text:style-name="Standard"/>
      <text:p text:style-name="Standard">1 <text:span text:style-name="T10">Calculer pour le RMI et pour l’AAH les indices d’évolution pour chaque année en prenant comme base 100 2005.</text:span></text:p>
      <text:p text:style-name="P74"/>
      <text:p text:style-name="P118">L’indice de l’année 2006 ayant comme base 100 l’année 2005 du nombre de bénéficiaires du RMI vaut :</text:p>
      <text:p text:style-name="P118">I2006/2005 = (1 278,8/1 289,5) * 100</text:p>
      <text:p text:style-name="P118">=&gt; <text:span text:style-name="T10">I2006/2005 = 99,2.</text:span></text:p>
      <text:p text:style-name="Standard"/>
      <text:p text:style-name="P119">On obtient de la même manière, les résultats suivants :</text:p>
      <text:p text:style-name="Standard"><draw:frame draw:style-name="fr2" draw:name="Objet15" text:anchor-type="char" svg:x="0.485cm" svg:y="0.476cm" svg:width="15.06cm" svg:height="1.386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01"/>
      <text:p text:style-name="Standard"/>
      <text:p text:style-name="Standard"/>
      <text:p text:style-name="P74"><text:soft-page-break/>2 En déduire pour ces deux types d’allocation les taux d’évolutions entre 2005 et 2007</text:p>
      <text:p text:style-name="Standard"/>
      <text:p text:style-name="P120">Entre 2005 et 2007, le t<text:span text:style-name="T57">aux d’évolution du nombre d’allocataires du </text:span>RMI a <text:span text:style-name="T57">été</text:span> de :</text:p>
      <text:p text:style-name="P121">t = I2007/2005 – I2005/2005</text:p>
      <text:p text:style-name="P121">=&gt; t = 90,9 - 100</text:p>
      <text:p text:style-name="P120"><text:span text:style-name="T57">=&gt; </text:span><text:span text:style-name="T20">t = -</text:span><text:span text:style-name="T10">9,1%</text:span></text:p>
      <text:p text:style-name="P120"/>
      <text:p text:style-name="P121">Le nombre d’allocataires de l’AAH a lui évolué sur cette même période de :</text:p>
      <text:p text:style-name="P121">t = 101,5 – 100</text:p>
      <text:p text:style-name="P121">=&gt;<text:span text:style-name="T10"> t= 1,5 %</text:span></text:p>
      <text:h text:style-name="P178" text:outline-level="2">Exercice 5 : La répartition des disques par type de support</text:h>
      <text:p text:style-name="P126">1 La répartition des disques par type de support est indiquée pour chaque année dans le tableau ci-dessous : </text:p>
      <text:p text:style-name="Standard"/>
      <table:table table:name="Tableau13" table:style-name="Tableau13">
        <table:table-column table:style-name="Tableau13.A"/>
        <table:table-column table:style-name="Tableau13.B" table:number-columns-repeated="3"/>
        <table:table-column table:style-name="Tableau13.E" table:number-columns-repeated="2"/>
        <table:table-column table:style-name="Tableau13.G"/>
        <table:table-row table:style-name="Tableau13.1">
          <table:table-cell table:style-name="Tableau13.A1" office:value-type="string">
            <text:p text:style-name="P127">Vente de disques (en millions)</text:p>
          </table:table-cell>
          <table:table-cell table:style-name="Tableau13.A1" office:value-type="string">
            <text:p text:style-name="P136">2006</text:p>
          </table:table-cell>
          <table:table-cell table:style-name="Tableau13.C1" office:value-type="string">
            <text:p text:style-name="P136">2007</text:p>
          </table:table-cell>
          <table:table-cell table:style-name="Tableau13.C1" office:value-type="string">
            <text:p text:style-name="P136">2008</text:p>
          </table:table-cell>
          <table:table-cell table:style-name="Tableau13.A1" office:value-type="string">
            <text:p text:style-name="P136">2006</text:p>
          </table:table-cell>
          <table:table-cell table:style-name="Tableau13.C1" office:value-type="string">
            <text:p text:style-name="P136">2007</text:p>
          </table:table-cell>
          <table:table-cell table:style-name="Tableau13.G1" office:value-type="string">
            <text:p text:style-name="P136">2008</text:p>
          </table:table-cell>
        </table:table-row>
        <table:table-row table:style-name="Tableau13.1">
          <table:table-cell table:style-name="Tableau13.A2" office:value-type="string">
            <text:p text:style-name="P126">Albums</text:p>
          </table:table-cell>
          <table:table-cell table:style-name="Tableau13.A2" office:value-type="string">
            <text:p text:style-name="P137">73,3</text:p>
          </table:table-cell>
          <table:table-cell table:style-name="Tableau13.C2" office:value-type="string">
            <text:p text:style-name="P137">60,9</text:p>
          </table:table-cell>
          <table:table-cell table:style-name="Tableau13.C2" office:value-type="string">
            <text:p text:style-name="P137">52,4</text:p>
          </table:table-cell>
          <table:table-cell table:style-name="Tableau13.A2" office:value-type="string">
            <text:p text:style-name="P137">75,88%</text:p>
          </table:table-cell>
          <table:table-cell table:style-name="Tableau13.C2" office:value-type="string">
            <text:p text:style-name="P137">83,08%</text:p>
          </table:table-cell>
          <table:table-cell table:style-name="Tableau13.G2" office:value-type="string">
            <text:p text:style-name="P137">87,48%</text:p>
          </table:table-cell>
        </table:table-row>
        <table:table-row table:style-name="Tableau13.1">
          <table:table-cell table:style-name="Tableau13.A3" office:value-type="string">
            <text:p text:style-name="P126">Singles </text:p>
          </table:table-cell>
          <table:table-cell table:style-name="Tableau13.A3" office:value-type="string">
            <text:p text:style-name="P137">17,8</text:p>
          </table:table-cell>
          <table:table-cell table:style-name="Tableau13.C3" office:value-type="string">
            <text:p text:style-name="P137">7,7</text:p>
          </table:table-cell>
          <table:table-cell table:style-name="Tableau13.C3" office:value-type="string">
            <text:p text:style-name="P137">4,4</text:p>
          </table:table-cell>
          <table:table-cell table:style-name="Tableau13.A3" office:value-type="string">
            <text:p text:style-name="P137">18,43%</text:p>
          </table:table-cell>
          <table:table-cell table:style-name="Tableau13.C3" office:value-type="string">
            <text:p text:style-name="P137">10,50%</text:p>
          </table:table-cell>
          <table:table-cell table:style-name="Tableau13.G3" office:value-type="string">
            <text:p text:style-name="P137">7,35%</text:p>
          </table:table-cell>
        </table:table-row>
        <table:table-row table:style-name="Tableau13.1">
          <table:table-cell table:style-name="Tableau13.A4" office:value-type="string">
            <text:p text:style-name="P126">DVD musical</text:p>
          </table:table-cell>
          <table:table-cell table:style-name="Tableau13.A4" office:value-type="string">
            <text:p text:style-name="P137">5,5</text:p>
          </table:table-cell>
          <table:table-cell table:style-name="Tableau13.C4" office:value-type="string">
            <text:p text:style-name="P137">4,7</text:p>
          </table:table-cell>
          <table:table-cell table:style-name="Tableau13.C4" office:value-type="string">
            <text:p text:style-name="P137">3,1</text:p>
          </table:table-cell>
          <table:table-cell table:style-name="Tableau13.A4" office:value-type="string">
            <text:p text:style-name="P137">5,69%</text:p>
          </table:table-cell>
          <table:table-cell table:style-name="Tableau13.C4" office:value-type="string">
            <text:p text:style-name="P137">6,41%</text:p>
          </table:table-cell>
          <table:table-cell table:style-name="Tableau13.G4" office:value-type="string">
            <text:p text:style-name="P137">5,18%</text:p>
          </table:table-cell>
        </table:table-row>
        <table:table-row table:style-name="Tableau13.1">
          <table:table-cell table:style-name="Tableau13.A1" office:value-type="string">
            <text:p text:style-name="P133">Ensemble</text:p>
          </table:table-cell>
          <table:table-cell table:style-name="Tableau13.A1" office:value-type="string">
            <text:p text:style-name="P135">96,6</text:p>
          </table:table-cell>
          <table:table-cell table:style-name="Tableau13.C1" office:value-type="string">
            <text:p text:style-name="P135">73,3</text:p>
          </table:table-cell>
          <table:table-cell table:style-name="Tableau13.C1" office:value-type="string">
            <text:p text:style-name="P135">59,9</text:p>
          </table:table-cell>
          <table:table-cell table:style-name="Tableau13.A1" office:value-type="string">
            <text:p text:style-name="P135">100,00%</text:p>
          </table:table-cell>
          <table:table-cell table:style-name="Tableau13.C1" office:value-type="string">
            <text:p text:style-name="P135">100,00%</text:p>
          </table:table-cell>
          <table:table-cell table:style-name="Tableau13.G1" office:value-type="string">
            <text:p text:style-name="P135">100,00%</text:p>
          </table:table-cell>
        </table:table-row>
      </table:table>
      <text:p text:style-name="Standard"/>
      <text:p text:style-name="P74">1.Calculer les indices de ventes totales en base 100 en 2006</text:p>
      <text:p text:style-name="Standard"/>
      <text:p text:style-name="P122">L’indice en base 100 en 2006 de l’année 2007 pour l’ensemble des ventes de disque vaut :</text:p>
      <text:p text:style-name="P122">I = (V2007/V2006) * 100</text:p>
      <text:p text:style-name="P122">=&gt; I = (73,3/96,6) * 100</text:p>
      <text:p text:style-name="P122">=&gt; <text:span text:style-name="T10">I = 75,9</text:span>.</text:p>
      <text:p text:style-name="Standard"/>
      <text:p text:style-name="P122">De la même manière, on obtient les valeurs de l’indice en base 100 en 2006 des années 2006 et 2008 pour l’ensemble des ventes de disque présentées dans le tableau ci-dessous :</text:p>
      <text:p text:style-name="Standard"><draw:frame draw:style-name="fr2" draw:name="Objet16" text:anchor-type="char" svg:x="0.141cm" svg:y="0.295cm" svg:width="10.853cm" svg:height="0.882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P99"/>
      <text:p text:style-name="Standard"/>
      <text:p text:style-name="P74">2.Calculer l’évolution des ventes à partir des indices entre 2006 et 2007</text:p>
      <text:p text:style-name="P74"/>
      <text:p text:style-name="P102">Entre 2006 et 2007, les ventes d<text:span text:style-name="T58">e disques </text:span>baissent de :</text:p>
      <text:p text:style-name="P106">v = I2007/2006 – I 2006/2006</text:p>
      <text:h text:style-name="P179" text:outline-level="2">=&gt; v = 75,9 – 100</text:h>
      <text:p text:style-name="P60">=&gt; <text:span text:style-name="T10">v = -24,1 %</text:span></text:p>
      <text:h text:style-name="P175" text:outline-level="2">Exercice 6 : Calculs de prix à partir d’indices d’évolution</text:h>
      <table:table table:name="Tableau14" table:style-name="Tableau14">
        <table:table-column table:style-name="Tableau14.A"/>
        <table:table-column table:style-name="Tableau14.B" table:number-columns-repeated="4"/>
        <table:table-column table:style-name="Tableau14.F"/>
        <table:table-row table:style-name="Tableau14.1">
          <table:table-cell table:style-name="Tableau14.A1" office:value-type="string">
            <text:p text:style-name="P72"/>
          </table:table-cell>
          <table:table-cell table:style-name="Tableau14.B1" office:value-type="string">
            <text:p text:style-name="P76">2000</text:p>
          </table:table-cell>
          <table:table-cell table:style-name="Tableau14.B1" office:value-type="string">
            <text:p text:style-name="P76">2002</text:p>
          </table:table-cell>
          <table:table-cell table:style-name="Tableau14.B1" office:value-type="string">
            <text:p text:style-name="P76">2004</text:p>
          </table:table-cell>
          <table:table-cell table:style-name="Tableau14.B1" office:value-type="string">
            <text:p text:style-name="P76">2006</text:p>
          </table:table-cell>
          <table:table-cell table:style-name="Tableau14.F1" office:value-type="string">
            <text:p text:style-name="P76">Prix en 1998</text:p>
          </table:table-cell>
        </table:table-row>
        <table:table-row table:style-name="Tableau14.1">
          <table:table-cell table:style-name="Tableau14.A2" office:value-type="string">
            <text:p text:style-name="Standard">Pain</text:p>
          </table:table-cell>
          <table:table-cell table:style-name="Tableau14.A2" office:value-type="string">
            <text:p text:style-name="P82">102,0</text:p>
          </table:table-cell>
          <table:table-cell table:style-name="Tableau14.A2" office:value-type="string">
            <text:p text:style-name="P82">112,0</text:p>
          </table:table-cell>
          <table:table-cell table:style-name="Tableau14.A2" office:value-type="string">
            <text:p text:style-name="P82">129,0</text:p>
          </table:table-cell>
          <table:table-cell table:style-name="Tableau14.A2" office:value-type="string">
            <text:p text:style-name="P82">132,8</text:p>
          </table:table-cell>
          <table:table-cell table:style-name="Tableau14.F2" office:value-type="string">
            <text:p text:style-name="P82">0,65 €</text:p>
          </table:table-cell>
        </table:table-row>
        <table:table-row table:style-name="Tableau14.1">
          <table:table-cell table:style-name="Tableau14.A3" office:value-type="string">
            <text:p text:style-name="Standard">Lait</text:p>
          </table:table-cell>
          <table:table-cell table:style-name="Tableau14.A3" office:value-type="string">
            <text:p text:style-name="P82">101,0</text:p>
          </table:table-cell>
          <table:table-cell table:style-name="Tableau14.A3" office:value-type="string">
            <text:p text:style-name="P82">105,0</text:p>
          </table:table-cell>
          <table:table-cell table:style-name="Tableau14.A3" office:value-type="string">
            <text:p text:style-name="P82">123,0</text:p>
          </table:table-cell>
          <table:table-cell table:style-name="Tableau14.A3" office:value-type="string">
            <text:p text:style-name="P82">129,9</text:p>
          </table:table-cell>
          <table:table-cell table:style-name="Tableau14.F3" office:value-type="string">
            <text:p text:style-name="P82">0,70 €</text:p>
          </table:table-cell>
        </table:table-row>
        <table:table-row table:style-name="Tableau14.1">
          <table:table-cell table:style-name="Tableau14.A3" office:value-type="string">
            <text:p text:style-name="Standard">Œufs</text:p>
          </table:table-cell>
          <table:table-cell table:style-name="Tableau14.A3" office:value-type="string">
            <text:p text:style-name="P82">101,5</text:p>
          </table:table-cell>
          <table:table-cell table:style-name="Tableau14.A3" office:value-type="string">
            <text:p text:style-name="P82">113,4</text:p>
          </table:table-cell>
          <table:table-cell table:style-name="Tableau14.A3" office:value-type="string">
            <text:p text:style-name="P82">132,7</text:p>
          </table:table-cell>
          <table:table-cell table:style-name="Tableau14.A3" office:value-type="string">
            <text:p text:style-name="P82">138,4</text:p>
          </table:table-cell>
          <table:table-cell table:style-name="Tableau14.F3" office:value-type="string">
            <text:p text:style-name="P82">1,45 €</text:p>
          </table:table-cell>
        </table:table-row>
        <table:table-row table:style-name="Tableau14.1">
          <table:table-cell table:style-name="Tableau14.A3" office:value-type="string">
            <text:p text:style-name="Standard"><text:span text:style-name="T24">1k g de </text:span>bœuf</text:p>
          </table:table-cell>
          <table:table-cell table:style-name="Tableau14.A3" office:value-type="string">
            <text:p text:style-name="P82">101,9</text:p>
          </table:table-cell>
          <table:table-cell table:style-name="Tableau14.A3" office:value-type="string">
            <text:p text:style-name="P82">110,9</text:p>
          </table:table-cell>
          <table:table-cell table:style-name="Tableau14.A3" office:value-type="string">
            <text:p text:style-name="P82">124,9</text:p>
          </table:table-cell>
          <table:table-cell table:style-name="Tableau14.A3" office:value-type="string">
            <text:p text:style-name="P82">126,7</text:p>
          </table:table-cell>
          <table:table-cell table:style-name="Tableau14.F3" office:value-type="string">
            <text:p text:style-name="P82">12,85 €</text:p>
          </table:table-cell>
        </table:table-row>
        <table:table-row table:style-name="Tableau14.1">
          <table:table-cell table:style-name="Tableau14.A3" office:value-type="string">
            <text:p text:style-name="Standard">1 kg de pâtes</text:p>
          </table:table-cell>
          <table:table-cell table:style-name="Tableau14.A3" office:value-type="string">
            <text:p text:style-name="P82">102,3</text:p>
          </table:table-cell>
          <table:table-cell table:style-name="Tableau14.A3" office:value-type="string">
            <text:p text:style-name="P82">111,1</text:p>
          </table:table-cell>
          <table:table-cell table:style-name="Tableau14.A3" office:value-type="string">
            <text:p text:style-name="P82">123,9</text:p>
          </table:table-cell>
          <table:table-cell table:style-name="Tableau14.A3" office:value-type="string">
            <text:p text:style-name="P82">129,4</text:p>
          </table:table-cell>
          <table:table-cell table:style-name="Tableau14.F3" office:value-type="string">
            <text:p text:style-name="P82">3,20 €</text:p>
          </table:table-cell>
        </table:table-row>
        <table:table-row table:style-name="Tableau14.1">
          <table:table-cell table:style-name="Tableau14.A3" office:value-type="string">
            <text:p text:style-name="Standard">75 cl de vin</text:p>
          </table:table-cell>
          <table:table-cell table:style-name="Tableau14.A3" office:value-type="string">
            <text:p text:style-name="P82">99,9</text:p>
          </table:table-cell>
          <table:table-cell table:style-name="Tableau14.A3" office:value-type="string">
            <text:p text:style-name="P82">108,2</text:p>
          </table:table-cell>
          <table:table-cell table:style-name="Tableau14.A3" office:value-type="string">
            <text:p text:style-name="P82">112,9</text:p>
          </table:table-cell>
          <table:table-cell table:style-name="Tableau14.A3" office:value-type="string">
            <text:p text:style-name="P82">117,8</text:p>
          </table:table-cell>
          <table:table-cell table:style-name="Tableau14.F3" office:value-type="string">
            <text:p text:style-name="P82">6,15 €</text:p>
          </table:table-cell>
        </table:table-row>
        <table:table-row table:style-name="Tableau14.1">
          <table:table-cell table:style-name="Tableau14.A8" office:value-type="string">
            <text:p text:style-name="Standard">1 kg de farine</text:p>
          </table:table-cell>
          <table:table-cell table:style-name="Tableau14.A8" office:value-type="string">
            <text:p text:style-name="P82">103,3</text:p>
          </table:table-cell>
          <table:table-cell table:style-name="Tableau14.A8" office:value-type="string">
            <text:p text:style-name="P82">116,9</text:p>
          </table:table-cell>
          <table:table-cell table:style-name="Tableau14.A8" office:value-type="string">
            <text:p text:style-name="P82">140,0</text:p>
          </table:table-cell>
          <table:table-cell table:style-name="Tableau14.A8" office:value-type="string">
            <text:p text:style-name="P82">149,2</text:p>
          </table:table-cell>
          <table:table-cell table:style-name="Tableau14.F8" office:value-type="string">
            <text:p text:style-name="P82">0,70 €</text:p>
          </table:table-cell>
        </table:table-row>
      </table:table>
      <text:p text:style-name="Standard"/>
      <text:p text:style-name="P74">1. <text:span text:style-name="T59">R</text:span>emplacer les indices par les prix correspondants (les indices sont en référence 10 en 1998, les prix sont en euros)</text:p>
      <text:p text:style-name="Standard"/>
      <text:p text:style-name="P107">Le prix du pain en 2000 vaut : </text:p>
      <text:p text:style-name="P107">P2000 = P1998 * (I2000/1998 / I1998/1998)</text:p>
      <text:p text:style-name="P107">=&gt; <text:span text:style-name="T10">P2000 = 0,66 euros.</text:span></text:p>
      <text:p text:style-name="Standard"/>
      <text:p text:style-name="Standard"/>
      <text:p text:style-name="Standard"><draw:frame draw:style-name="fr2" draw:name="Objet18" text:anchor-type="char" svg:x="0.485cm" svg:y="0.009cm" svg:width="13.817cm" svg:height="3.868cm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4"><text:soft-page-break/>2 <text:span text:style-name="T60">C</text:span>alculer pour chaque produit l’évolution des prix entre 1998 et 2006 avec une décimale</text:p>
      <text:p text:style-name="Standard"/>
      <text:p text:style-name="P123">L’évolution du prix du pain entre 1998 et 2006 vaut :</text:p>
      <text:p text:style-name="P123">t = I2006/1998 – I1998/1998</text:p>
      <text:p text:style-name="P123">=&gt; t = 132,8 – 100</text:p>
      <text:p text:style-name="P123">=&gt; <text:span text:style-name="T10">t = 32,8 %</text:span></text:p>
      <text:p text:style-name="Standard"/>
      <text:p text:style-name="P123">De la même manière, on obtient l’évolution des prix entre 1998 et 2006 des autres produits. Les résultat sont présentés dans le tableau ci-dessous :</text:p>
      <text:p text:style-name="Standard"/>
      <text:p text:style-name="Standard"><draw:frame draw:style-name="fr2" draw:name="Objet20" text:anchor-type="char" svg:x="1.042cm" svg:y="0.153cm" svg:width="4.156cm" svg:height="4.288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4" text:outline-level="2">Exercice 7 : La consommation de soins médicaux en France</text:h>
      <text:p text:style-name="P81">Consommation de soins médicaux en France</text:p>
      <table:table table:name="Tableau15" table:style-name="Tableau15">
        <table:table-column table:style-name="Tableau15.A"/>
        <table:table-column table:style-name="Tableau15.B" table:number-columns-repeated="3"/>
        <table:table-column table:style-name="Tableau15.E"/>
        <table:table-row table:style-name="Tableau15.1">
          <table:table-cell table:style-name="Tableau15.A1" office:value-type="string">
            <text:p text:style-name="P72"/>
          </table:table-cell>
          <table:table-cell table:style-name="Tableau15.B1" office:value-type="string">
            <text:p text:style-name="P82">2000</text:p>
          </table:table-cell>
          <table:table-cell table:style-name="Tableau15.B1" office:value-type="string">
            <text:p text:style-name="P82">2002</text:p>
          </table:table-cell>
          <table:table-cell table:style-name="Tableau15.B1" office:value-type="string">
            <text:p text:style-name="P82">2004</text:p>
          </table:table-cell>
          <table:table-cell table:style-name="Tableau15.E1" office:value-type="string">
            <text:p text:style-name="P82">2006</text:p>
          </table:table-cell>
        </table:table-row>
        <table:table-row table:style-name="Tableau15.1">
          <table:table-cell table:style-name="Tableau15.A2" office:value-type="string">
            <text:p text:style-name="Standard">soins hospitaliers</text:p>
          </table:table-cell>
          <table:table-cell table:style-name="Tableau15.A2" office:value-type="string">
            <text:p text:style-name="P82">52,7</text:p>
          </table:table-cell>
          <table:table-cell table:style-name="Tableau15.A2" office:value-type="string">
            <text:p text:style-name="P82">58,0</text:p>
          </table:table-cell>
          <table:table-cell table:style-name="Tableau15.A2" office:value-type="string">
            <text:p text:style-name="P82">64,6</text:p>
          </table:table-cell>
          <table:table-cell table:style-name="Tableau15.E2" office:value-type="string">
            <text:p text:style-name="P82">69,9</text:p>
          </table:table-cell>
        </table:table-row>
        <table:table-row table:style-name="Tableau15.1">
          <table:table-cell table:style-name="Tableau15.A3" office:value-type="string">
            <text:p text:style-name="Standard">soins ambulatoires</text:p>
          </table:table-cell>
          <table:table-cell table:style-name="Tableau15.A3" office:value-type="string">
            <text:p text:style-name="P82">31,2</text:p>
          </table:table-cell>
          <table:table-cell table:style-name="Tableau15.A3" office:value-type="string">
            <text:p text:style-name="P82">35,4</text:p>
          </table:table-cell>
          <table:table-cell table:style-name="Tableau15.A3" office:value-type="string">
            <text:p text:style-name="P82">39,6</text:p>
          </table:table-cell>
          <table:table-cell table:style-name="Tableau15.E3" office:value-type="string">
            <text:p text:style-name="P82">42,8</text:p>
          </table:table-cell>
        </table:table-row>
        <table:table-row table:style-name="Tableau15.1">
          <table:table-cell table:style-name="Tableau15.A3" office:value-type="string">
            <text:p text:style-name="Standard">transports de malades</text:p>
          </table:table-cell>
          <table:table-cell table:style-name="Tableau15.A3" office:value-type="string">
            <text:p text:style-name="P82">1,9</text:p>
          </table:table-cell>
          <table:table-cell table:style-name="Tableau15.A3" office:value-type="string">
            <text:p text:style-name="P82">2,3</text:p>
          </table:table-cell>
          <table:table-cell table:style-name="Tableau15.A3" office:value-type="string">
            <text:p text:style-name="P82">2,6</text:p>
          </table:table-cell>
          <table:table-cell table:style-name="Tableau15.E3" office:value-type="string">
            <text:p text:style-name="P82">3,1</text:p>
          </table:table-cell>
        </table:table-row>
        <table:table-row table:style-name="Tableau15.1">
          <table:table-cell table:style-name="Tableau15.A3" office:value-type="string">
            <text:p text:style-name="Standard">médicaments</text:p>
          </table:table-cell>
          <table:table-cell table:style-name="Tableau15.A3" office:value-type="string">
            <text:p text:style-name="P82">23,6</text:p>
          </table:table-cell>
          <table:table-cell table:style-name="Tableau15.A3" office:value-type="string">
            <text:p text:style-name="P82">26,9</text:p>
          </table:table-cell>
          <table:table-cell table:style-name="Tableau15.A3" office:value-type="string">
            <text:p text:style-name="P82">30,1</text:p>
          </table:table-cell>
          <table:table-cell table:style-name="Tableau15.E3" office:value-type="string">
            <text:p text:style-name="P82">31,9</text:p>
          </table:table-cell>
        </table:table-row>
        <table:table-row table:style-name="Tableau15.1">
          <table:table-cell table:style-name="Tableau15.A6" office:value-type="string">
            <text:p text:style-name="Standard">autres biens médicaux</text:p>
          </table:table-cell>
          <table:table-cell table:style-name="Tableau15.A6" office:value-type="string">
            <text:p text:style-name="P82">5,7</text:p>
          </table:table-cell>
          <table:table-cell table:style-name="Tableau15.A6" office:value-type="string">
            <text:p text:style-name="P82">6,9</text:p>
          </table:table-cell>
          <table:table-cell table:style-name="Tableau15.A6" office:value-type="string">
            <text:p text:style-name="P82">8,1</text:p>
          </table:table-cell>
          <table:table-cell table:style-name="Tableau15.E6" office:value-type="string">
            <text:p text:style-name="P82">8,9</text:p>
          </table:table-cell>
        </table:table-row>
        <table:table-row table:style-name="Tableau15.1">
          <table:table-cell table:style-name="Tableau15.B1" office:value-type="string">
            <text:p text:style-name="P74">Consommation de soins et de biens médicaux</text:p>
          </table:table-cell>
          <table:table-cell table:style-name="Tableau15.B1" office:value-type="string">
            <text:p text:style-name="P75">115,1</text:p>
          </table:table-cell>
          <table:table-cell table:style-name="Tableau15.B1" office:value-type="string">
            <text:p text:style-name="P75">129,5</text:p>
          </table:table-cell>
          <table:table-cell table:style-name="Tableau15.B1" office:value-type="string">
            <text:p text:style-name="P75">145,0</text:p>
          </table:table-cell>
          <table:table-cell table:style-name="Tableau15.E1" office:value-type="string">
            <text:p text:style-name="P75">156,6</text:p>
          </table:table-cell>
        </table:table-row>
      </table:table>
      <text:p text:style-name="Standard"/>
      <text:p text:style-name="P74">Calculer pour chaque année les indices de consommations de soin et de bien médicaux en indice 100 en 2002</text:p>
      <text:p text:style-name="Standard"/>
      <text:p text:style-name="P108">L’<text:span text:style-name="T61">indice de l’année 2000 en base 100 en 2002 de consomment de soins hospitaliers est de :</text:span></text:p>
      <text:p text:style-name="P109">I2000/2002 = (V2000/V2002) * 100</text:p>
      <text:p text:style-name="P109">=&gt; I2000/2002 = (52,7/58) * 100</text:p>
      <text:p text:style-name="P109">=&gt; <text:span text:style-name="T10">I2000/2002 = 90,9</text:span></text:p>
      <text:p text:style-name="Standard"/>
      <text:p text:style-name="Standard"><draw:frame draw:style-name="fr2" draw:name="Objet21" text:anchor-type="char" svg:x="2.125cm" svg:y="0.009cm" svg:width="11.7cm" svg:height="3.577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4"/>
      <text:p text:style-name="P74">Calculer pour chaque poste le taux d’évolution entre 2000 et 2002 et celui entre 2002 et 2004</text:p>
      <text:p text:style-name="Standard"/>
      <text:p text:style-name="P124">Pour calculer le taux d’évolution des consommations de soin de chaque poste entre 2000 et 2002 et 2002 et 2004, nous pouvons utiliser les dépenses ou les indices calculés à la question précédente.</text:p>
      <text:p text:style-name="P100"/>
      <text:p text:style-name="P110">Pour les soins hospitaliers, le taux d’évolution entre 2000 et 2002 est</text:p>
      <text:p text:style-name="P110"/>
      <text:p text:style-name="P110">t = ((D2002 – D2000)/D2000) * 100</text:p>
      <text:p text:style-name="P110"><text:soft-page-break/>=&gt; t = ((58-52,7)/52,7) * 100</text:p>
      <text:p text:style-name="P110">=&gt; <text:span text:style-name="T10">t = 10,1 %</text:span></text:p>
      <text:p text:style-name="P110"/>
      <text:p text:style-name="P110">Par la méthode des indices, nous savons que</text:p>
      <text:p text:style-name="P111">t = I2002/2000-<text:span text:style-name="T62">I2000/2000</text:span></text:p>
      <text:p text:style-name="P110">D’après le principe de réversibilité , on a donc :</text:p>
      <text:p text:style-name="P110">t = 10 000 / I2000/2002 – 100</text:p>
      <text:p text:style-name="P110">=&gt; <text:span text:style-name="T10">t = </text:span><text:span text:style-name="T21">10,1 %</text:span></text:p>
      <text:p text:style-name="P110"/>
      <text:p text:style-name="P112">Nous obtenons bien deux résultats identiques avec les deux méthodes (parfois à l’arrondi près).</text:p>
      <text:p text:style-name="P112"/>
      <text:p text:style-name="P112">L’évolution de la consommation de soins hospitaliers entre 2002 et 2004 vaut :</text:p>
      <text:p text:style-name="P112">t = I2004/2002 – I2002/2002</text:p>
      <text:p text:style-name="P112">=&gt; t = 111,4-100</text:p>
      <text:p text:style-name="P112">=&gt;<text:span text:style-name="T10"> t=11,4 %</text:span></text:p>
      <text:p text:style-name="P110"/>
      <text:p text:style-name="P125">Les taux d’évolution des dépenses de consommation des autres postes sont obtenus de la même manière et présentés dans le tableau ci-dessous :</text:p>
      <text:p text:style-name="P97"/>
      <text:p text:style-name="P97"><draw:frame draw:style-name="fr2" draw:name="Objet24" text:anchor-type="char" svg:x="2.734cm" svg:y="0.316cm" svg:width="7.202cm" svg:height="3.575cm" draw:z-index="18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4" text:outline-level="2">Exercice 8 : Les licences sportives de 1991 à 2010</text:h>
      <text:p text:style-name="Standard">Licences sportives de 1991 à 2010</text:p>
      <table:table table:name="Tableau16" table:style-name="Tableau16">
        <table:table-column table:style-name="Tableau16.A"/>
        <table:table-column table:style-name="Tableau16.B" table:number-columns-repeated="8"/>
        <table:table-column table:style-name="Tableau16.J"/>
        <table:table-row table:style-name="Tableau16.1">
          <table:table-cell table:style-name="Tableau16.A1" office:value-type="string">
            <text:p text:style-name="P76">Fédérations françaises agréées</text:p>
          </table:table-cell>
          <table:table-cell table:style-name="Tableau16.A1" office:value-type="string">
            <text:p text:style-name="P76">1991</text:p>
          </table:table-cell>
          <table:table-cell table:style-name="Tableau16.A1" office:value-type="string">
            <text:p text:style-name="P76">1995</text:p>
          </table:table-cell>
          <table:table-cell table:style-name="Tableau16.A1" office:value-type="string">
            <text:p text:style-name="P76">2000</text:p>
          </table:table-cell>
          <table:table-cell table:style-name="Tableau16.A1" office:value-type="string">
            <text:p text:style-name="P76">2005 </text:p>
          </table:table-cell>
          <table:table-cell table:style-name="Tableau16.A1" office:value-type="string">
            <text:p text:style-name="P76">2006</text:p>
          </table:table-cell>
          <table:table-cell table:style-name="Tableau16.A1" office:value-type="string">
            <text:p text:style-name="P76">2007</text:p>
          </table:table-cell>
          <table:table-cell table:style-name="Tableau16.A1" office:value-type="string">
            <text:p text:style-name="P76">2008</text:p>
          </table:table-cell>
          <table:table-cell table:style-name="Tableau16.A1" office:value-type="string">
            <text:p text:style-name="P76">2009 </text:p>
          </table:table-cell>
          <table:table-cell table:style-name="Tableau16.J1" office:value-type="string">
            <text:p text:style-name="P76">2010</text:p>
          </table:table-cell>
        </table:table-row>
        <table:table-row table:style-name="Tableau16.1">
          <table:table-cell table:style-name="Tableau16.A1" office:value-type="string">
            <text:p text:style-name="P74">Fédérations unisport olympiques agréées</text:p>
          </table:table-cell>
          <table:table-cell table:style-name="Tableau16.A1" office:value-type="string">
            <text:p text:style-name="P75">6 467,3</text:p>
          </table:table-cell>
          <table:table-cell table:style-name="Tableau16.A1" office:value-type="string">
            <text:p text:style-name="P75">6 779,2</text:p>
          </table:table-cell>
          <table:table-cell table:style-name="Tableau16.A1" office:value-type="string">
            <text:p text:style-name="P75">6 955,8</text:p>
          </table:table-cell>
          <table:table-cell table:style-name="Tableau16.A1" office:value-type="string">
            <text:p text:style-name="P75">7 586,9</text:p>
          </table:table-cell>
          <table:table-cell table:style-name="Tableau16.A1" office:value-type="string">
            <text:p text:style-name="P75">7 629,7</text:p>
          </table:table-cell>
          <table:table-cell table:style-name="Tableau16.A1" office:value-type="string">
            <text:p text:style-name="P75">7 819,9</text:p>
          </table:table-cell>
          <table:table-cell table:style-name="Tableau16.A1" office:value-type="string">
            <text:p text:style-name="P75">7 812,3</text:p>
          </table:table-cell>
          <table:table-cell table:style-name="Tableau16.A1" office:value-type="string">
            <text:p text:style-name="P75">8 089,8</text:p>
          </table:table-cell>
          <table:table-cell table:style-name="Tableau16.J1" office:value-type="string">
            <text:p text:style-name="P75">8 962,8</text:p>
          </table:table-cell>
        </table:table-row>
        <table:table-row table:style-name="Tableau16.1">
          <table:table-cell table:style-name="Tableau16.A3" office:value-type="string">
            <text:p text:style-name="Standard"><text:span text:style-name="T9"><text:s/></text:span><text:span text:style-name="T8">dont :</text:span></text:p>
          </table:table-cell>
          <table:table-cell table:style-name="Tableau16.A3" office:value-type="string">
            <text:p text:style-name="P94"/>
          </table:table-cell>
          <table:table-cell table:style-name="Tableau16.A3" office:value-type="string">
            <text:p text:style-name="P94"/>
          </table:table-cell>
          <table:table-cell table:style-name="Tableau16.A3" office:value-type="string">
            <text:p text:style-name="P94"/>
          </table:table-cell>
          <table:table-cell table:style-name="Tableau16.A3" office:value-type="string">
            <text:p text:style-name="P94"/>
          </table:table-cell>
          <table:table-cell table:style-name="Tableau16.A3" office:value-type="string">
            <text:p text:style-name="P94"/>
          </table:table-cell>
          <table:table-cell table:style-name="Tableau16.A3" office:value-type="string">
            <text:p text:style-name="P94"/>
          </table:table-cell>
          <table:table-cell table:style-name="Tableau16.A3" office:value-type="string">
            <text:p text:style-name="P94"/>
          </table:table-cell>
          <table:table-cell table:style-name="Tableau16.A3" office:value-type="string">
            <text:p text:style-name="P94"/>
          </table:table-cell>
          <table:table-cell table:style-name="Tableau16.J3" office:value-type="string">
            <text:p text:style-name="P94"/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football</text:span></text:p>
          </table:table-cell>
          <table:table-cell table:style-name="Tableau16.A4" office:value-type="string">
            <text:p text:style-name="P93">1 891,2</text:p>
          </table:table-cell>
          <table:table-cell table:style-name="Tableau16.A4" office:value-type="string">
            <text:p text:style-name="P93">2 055,6</text:p>
          </table:table-cell>
          <table:table-cell table:style-name="Tableau16.A4" office:value-type="string">
            <text:p text:style-name="P93">2 150,4</text:p>
          </table:table-cell>
          <table:table-cell table:style-name="Tableau16.A4" office:value-type="string">
            <text:p text:style-name="P93">2 162,3</text:p>
          </table:table-cell>
          <table:table-cell table:style-name="Tableau16.A4" office:value-type="string">
            <text:p text:style-name="P93">2 143,7</text:p>
          </table:table-cell>
          <table:table-cell table:style-name="Tableau16.A4" office:value-type="string">
            <text:p text:style-name="P93">2 320,6</text:p>
          </table:table-cell>
          <table:table-cell table:style-name="Tableau16.A4" office:value-type="string">
            <text:p text:style-name="P93">2 278,7</text:p>
          </table:table-cell>
          <table:table-cell table:style-name="Tableau16.A4" office:value-type="string">
            <text:p text:style-name="P93">2 225,6</text:p>
          </table:table-cell>
          <table:table-cell table:style-name="Tableau16.J4" office:value-type="string">
            <text:p text:style-name="P93">2 107,9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tennis</text:span></text:p>
          </table:table-cell>
          <table:table-cell table:style-name="Tableau16.A4" office:value-type="string">
            <text:p text:style-name="P93">1 339,4</text:p>
          </table:table-cell>
          <table:table-cell table:style-name="Tableau16.A4" office:value-type="string">
            <text:p text:style-name="P93">1 093,4</text:p>
          </table:table-cell>
          <table:table-cell table:style-name="Tableau16.A4" office:value-type="string">
            <text:p text:style-name="P93">1 048,3</text:p>
          </table:table-cell>
          <table:table-cell table:style-name="Tableau16.A4" office:value-type="string">
            <text:p text:style-name="P93">1 054,5</text:p>
          </table:table-cell>
          <table:table-cell table:style-name="Tableau16.A4" office:value-type="string">
            <text:p text:style-name="P93">1 096,3</text:p>
          </table:table-cell>
          <table:table-cell table:style-name="Tableau16.A4" office:value-type="string">
            <text:p text:style-name="P93">1 094,6</text:p>
          </table:table-cell>
          <table:table-cell table:style-name="Tableau16.A4" office:value-type="string">
            <text:p text:style-name="P93">1 105,4</text:p>
          </table:table-cell>
          <table:table-cell table:style-name="Tableau16.A4" office:value-type="string">
            <text:p text:style-name="P93">1 125,2</text:p>
          </table:table-cell>
          <table:table-cell table:style-name="Tableau16.J4" office:value-type="string">
            <text:p text:style-name="P93">1 134,6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'équitation</text:span></text:p>
          </table:table-cell>
          <table:table-cell table:style-name="Tableau16.A4" office:value-type="string">
            <text:p text:style-name="P93">225,7</text:p>
          </table:table-cell>
          <table:table-cell table:style-name="Tableau16.A4" office:value-type="string">
            <text:p text:style-name="P93">320,0</text:p>
          </table:table-cell>
          <table:table-cell table:style-name="Tableau16.A4" office:value-type="string">
            <text:p text:style-name="P93">428,3</text:p>
          </table:table-cell>
          <table:table-cell table:style-name="Tableau16.A4" office:value-type="string">
            <text:p text:style-name="P93">513,6</text:p>
          </table:table-cell>
          <table:table-cell table:style-name="Tableau16.A4" office:value-type="string">
            <text:p text:style-name="P93">523,7</text:p>
          </table:table-cell>
          <table:table-cell table:style-name="Tableau16.A4" office:value-type="string">
            <text:p text:style-name="P93">553,6</text:p>
          </table:table-cell>
          <table:table-cell table:style-name="Tableau16.A4" office:value-type="string">
            <text:p text:style-name="P93">600,8</text:p>
          </table:table-cell>
          <table:table-cell table:style-name="Tableau16.A4" office:value-type="string">
            <text:p text:style-name="P93">650,4</text:p>
          </table:table-cell>
          <table:table-cell table:style-name="Tableau16.J4" office:value-type="string">
            <text:p text:style-name="P93">687,3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judo-jujitsu et disciplines associées</text:span></text:p>
          </table:table-cell>
          <table:table-cell table:style-name="Tableau16.A4" office:value-type="string">
            <text:p text:style-name="P93">424,4</text:p>
          </table:table-cell>
          <table:table-cell table:style-name="Tableau16.A4" office:value-type="string">
            <text:p text:style-name="P93">485,8</text:p>
          </table:table-cell>
          <table:table-cell table:style-name="Tableau16.A4" office:value-type="string">
            <text:p text:style-name="P93">530,3</text:p>
          </table:table-cell>
          <table:table-cell table:style-name="Tableau16.A4" office:value-type="string">
            <text:p text:style-name="P93">557,6</text:p>
          </table:table-cell>
          <table:table-cell table:style-name="Tableau16.A4" office:value-type="string">
            <text:p text:style-name="P93">561,9</text:p>
          </table:table-cell>
          <table:table-cell table:style-name="Tableau16.A4" office:value-type="string">
            <text:p text:style-name="P93">550,4</text:p>
          </table:table-cell>
          <table:table-cell table:style-name="Tableau16.A4" office:value-type="string">
            <text:p text:style-name="P93">553,4</text:p>
          </table:table-cell>
          <table:table-cell table:style-name="Tableau16.A4" office:value-type="string">
            <text:p text:style-name="P93">574,2</text:p>
          </table:table-cell>
          <table:table-cell table:style-name="Tableau16.J4" office:value-type="string">
            <text:p text:style-name="P93">580,3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basketball</text:span></text:p>
          </table:table-cell>
          <table:table-cell table:style-name="Tableau16.A4" office:value-type="string">
            <text:p text:style-name="P93">386,2</text:p>
          </table:table-cell>
          <table:table-cell table:style-name="Tableau16.A4" office:value-type="string">
            <text:p text:style-name="P93">464,0</text:p>
          </table:table-cell>
          <table:table-cell table:style-name="Tableau16.A4" office:value-type="string">
            <text:p text:style-name="P93">437,2</text:p>
          </table:table-cell>
          <table:table-cell table:style-name="Tableau16.A4" office:value-type="string">
            <text:p text:style-name="P93">448,1</text:p>
          </table:table-cell>
          <table:table-cell table:style-name="Tableau16.A4" office:value-type="string">
            <text:p text:style-name="P93">451,8</text:p>
          </table:table-cell>
          <table:table-cell table:style-name="Tableau16.A4" office:value-type="string">
            <text:p text:style-name="P93">457,1</text:p>
          </table:table-cell>
          <table:table-cell table:style-name="Tableau16.A4" office:value-type="string">
            <text:p text:style-name="P93">455,1</text:p>
          </table:table-cell>
          <table:table-cell table:style-name="Tableau16.A4" office:value-type="string">
            <text:p text:style-name="P93">449,3</text:p>
          </table:table-cell>
          <table:table-cell table:style-name="Tableau16.J4" office:value-type="string">
            <text:p text:style-name="P93">456,0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handball</text:span></text:p>
          </table:table-cell>
          <table:table-cell table:style-name="Tableau16.A4" office:value-type="string">
            <text:p text:style-name="P93">183,5</text:p>
          </table:table-cell>
          <table:table-cell table:style-name="Tableau16.A4" office:value-type="string">
            <text:p text:style-name="P93">233,7</text:p>
          </table:table-cell>
          <table:table-cell table:style-name="Tableau16.A4" office:value-type="string">
            <text:p text:style-name="P93">273,8</text:p>
          </table:table-cell>
          <table:table-cell table:style-name="Tableau16.A4" office:value-type="string">
            <text:p text:style-name="P93">364,4</text:p>
          </table:table-cell>
          <table:table-cell table:style-name="Tableau16.A4" office:value-type="string">
            <text:p text:style-name="P93">350,1</text:p>
          </table:table-cell>
          <table:table-cell table:style-name="Tableau16.A4" office:value-type="string">
            <text:p text:style-name="P93">367,0</text:p>
          </table:table-cell>
          <table:table-cell table:style-name="Tableau16.A4" office:value-type="string">
            <text:p text:style-name="P93">365,1</text:p>
          </table:table-cell>
          <table:table-cell table:style-name="Tableau16.A4" office:value-type="string">
            <text:p text:style-name="P93">392,8</text:p>
          </table:table-cell>
          <table:table-cell table:style-name="Tableau16.J4" office:value-type="string">
            <text:p text:style-name="P93">411,3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rugby</text:span></text:p>
          </table:table-cell>
          <table:table-cell table:style-name="Tableau16.A4" office:value-type="string">
            <text:p text:style-name="P93">238,6</text:p>
          </table:table-cell>
          <table:table-cell table:style-name="Tableau16.A4" office:value-type="string">
            <text:p text:style-name="P93">264,1</text:p>
          </table:table-cell>
          <table:table-cell table:style-name="Tableau16.A4" office:value-type="string">
            <text:p text:style-name="P93">264,6</text:p>
          </table:table-cell>
          <table:table-cell table:style-name="Tableau16.A4" office:value-type="string">
            <text:p text:style-name="P93">240,5</text:p>
          </table:table-cell>
          <table:table-cell table:style-name="Tableau16.A4" office:value-type="string">
            <text:p text:style-name="P93">251,5</text:p>
          </table:table-cell>
          <table:table-cell table:style-name="Tableau16.A4" office:value-type="string">
            <text:p text:style-name="P93">285,4</text:p>
          </table:table-cell>
          <table:table-cell table:style-name="Tableau16.A4" office:value-type="string">
            <text:p text:style-name="P93">359,7</text:p>
          </table:table-cell>
          <table:table-cell table:style-name="Tableau16.A4" office:value-type="string">
            <text:p text:style-name="P93">366,1</text:p>
          </table:table-cell>
          <table:table-cell table:style-name="Tableau16.J4" office:value-type="string">
            <text:p text:style-name="P93">(1) 390,2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golf</text:span></text:p>
          </table:table-cell>
          <table:table-cell table:style-name="Tableau16.A4" office:value-type="string">
            <text:p text:style-name="P93">195,2</text:p>
          </table:table-cell>
          <table:table-cell table:style-name="Tableau16.A4" office:value-type="string">
            <text:p text:style-name="P93">236,9</text:p>
          </table:table-cell>
          <table:table-cell table:style-name="Tableau16.A4" office:value-type="string">
            <text:p text:style-name="P93">291,8</text:p>
          </table:table-cell>
          <table:table-cell table:style-name="Tableau16.A4" office:value-type="string">
            <text:p text:style-name="P93">368,7</text:p>
          </table:table-cell>
          <table:table-cell table:style-name="Tableau16.A4" office:value-type="string">
            <text:p text:style-name="P93">378,3</text:p>
          </table:table-cell>
          <table:table-cell table:style-name="Tableau16.A4" office:value-type="string">
            <text:p text:style-name="P93">383,9</text:p>
          </table:table-cell>
          <table:table-cell table:style-name="Tableau16.A4" office:value-type="string">
            <text:p text:style-name="P93">397,0</text:p>
          </table:table-cell>
          <table:table-cell table:style-name="Tableau16.A4" office:value-type="string">
            <text:p text:style-name="P93">422,5</text:p>
          </table:table-cell>
          <table:table-cell table:style-name="Tableau16.J4" office:value-type="string">
            <text:p text:style-name="P93">(1) 418,9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canoë-kayak</text:span></text:p>
          </table:table-cell>
          <table:table-cell table:style-name="Tableau16.A4" office:value-type="string">
            <text:p text:style-name="P93">115,5</text:p>
          </table:table-cell>
          <table:table-cell table:style-name="Tableau16.A4" office:value-type="string">
            <text:p text:style-name="P93">94,9</text:p>
          </table:table-cell>
          <table:table-cell table:style-name="Tableau16.A4" office:value-type="string">
            <text:p text:style-name="P93">93,9</text:p>
          </table:table-cell>
          <table:table-cell table:style-name="Tableau16.A4" office:value-type="string">
            <text:p text:style-name="P93">268,0</text:p>
          </table:table-cell>
          <table:table-cell table:style-name="Tableau16.A4" office:value-type="string">
            <text:p text:style-name="P93">244,0</text:p>
          </table:table-cell>
          <table:table-cell table:style-name="Tableau16.A4" office:value-type="string">
            <text:p text:style-name="P93">235,1</text:p>
          </table:table-cell>
          <table:table-cell table:style-name="Tableau16.A4" office:value-type="string">
            <text:p text:style-name="P93">205,5</text:p>
          </table:table-cell>
          <table:table-cell table:style-name="Tableau16.A4" office:value-type="string">
            <text:p text:style-name="P93">338,8</text:p>
          </table:table-cell>
          <table:table-cell table:style-name="Tableau16.J4" office:value-type="string">
            <text:p text:style-name="P93">372,6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voile</text:span></text:p>
          </table:table-cell>
          <table:table-cell table:style-name="Tableau16.A4" office:value-type="string">
            <text:p text:style-name="P93">169,2</text:p>
          </table:table-cell>
          <table:table-cell table:style-name="Tableau16.A4" office:value-type="string">
            <text:p text:style-name="P93">214,3</text:p>
          </table:table-cell>
          <table:table-cell table:style-name="Tableau16.A4" office:value-type="string">
            <text:p text:style-name="P93">258,0</text:p>
          </table:table-cell>
          <table:table-cell table:style-name="Tableau16.A4" office:value-type="string">
            <text:p text:style-name="P93">285,3</text:p>
          </table:table-cell>
          <table:table-cell table:style-name="Tableau16.A4" office:value-type="string">
            <text:p text:style-name="P93">281,8</text:p>
          </table:table-cell>
          <table:table-cell table:style-name="Tableau16.A4" office:value-type="string">
            <text:p text:style-name="P93">279,8</text:p>
          </table:table-cell>
          <table:table-cell table:style-name="Tableau16.A4" office:value-type="string">
            <text:p text:style-name="P93">280,5</text:p>
          </table:table-cell>
          <table:table-cell table:style-name="Tableau16.A4" office:value-type="string">
            <text:p text:style-name="P93">286,8</text:p>
          </table:table-cell>
          <table:table-cell table:style-name="Tableau16.J4" office:value-type="string">
            <text:p text:style-name="P93">291,8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natation</text:span></text:p>
          </table:table-cell>
          <table:table-cell table:style-name="Tableau16.A4" office:value-type="string">
            <text:p text:style-name="P93">143,1</text:p>
          </table:table-cell>
          <table:table-cell table:style-name="Tableau16.A4" office:value-type="string">
            <text:p text:style-name="P93">167,9</text:p>
          </table:table-cell>
          <table:table-cell table:style-name="Tableau16.A4" office:value-type="string">
            <text:p text:style-name="P93">200,2</text:p>
          </table:table-cell>
          <table:table-cell table:style-name="Tableau16.A4" office:value-type="string">
            <text:p text:style-name="P93">246,3</text:p>
          </table:table-cell>
          <table:table-cell table:style-name="Tableau16.A4" office:value-type="string">
            <text:p text:style-name="P93">248,6</text:p>
          </table:table-cell>
          <table:table-cell table:style-name="Tableau16.A4" office:value-type="string">
            <text:p text:style-name="P93">257,6</text:p>
          </table:table-cell>
          <table:table-cell table:style-name="Tableau16.A4" office:value-type="string">
            <text:p text:style-name="P93">273,6</text:p>
          </table:table-cell>
          <table:table-cell table:style-name="Tableau16.A4" office:value-type="string">
            <text:p text:style-name="P93">286,4</text:p>
          </table:table-cell>
          <table:table-cell table:style-name="Tableau16.J4" office:value-type="string">
            <text:p text:style-name="P93">288,3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gymnastique</text:span></text:p>
          </table:table-cell>
          <table:table-cell table:style-name="Tableau16.A4" office:value-type="string">
            <text:p text:style-name="P93">157,6</text:p>
          </table:table-cell>
          <table:table-cell table:style-name="Tableau16.A4" office:value-type="string">
            <text:p text:style-name="P93">162,2</text:p>
          </table:table-cell>
          <table:table-cell table:style-name="Tableau16.A4" office:value-type="string">
            <text:p text:style-name="P93">214,0</text:p>
          </table:table-cell>
          <table:table-cell table:style-name="Tableau16.A4" office:value-type="string">
            <text:p text:style-name="P93">245,3</text:p>
          </table:table-cell>
          <table:table-cell table:style-name="Tableau16.A4" office:value-type="string">
            <text:p text:style-name="P93">246,5</text:p>
          </table:table-cell>
          <table:table-cell table:style-name="Tableau16.A4" office:value-type="string">
            <text:p text:style-name="P93">244,9</text:p>
          </table:table-cell>
          <table:table-cell table:style-name="Tableau16.A4" office:value-type="string">
            <text:p text:style-name="P93">250,8</text:p>
          </table:table-cell>
          <table:table-cell table:style-name="Tableau16.A4" office:value-type="string">
            <text:p text:style-name="P93">258,7</text:p>
          </table:table-cell>
          <table:table-cell table:style-name="Tableau16.J4" office:value-type="string">
            <text:p text:style-name="P93">263,7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'athlétisme</text:span></text:p>
          </table:table-cell>
          <table:table-cell table:style-name="Tableau16.A4" office:value-type="string">
            <text:p text:style-name="P93">135,2</text:p>
          </table:table-cell>
          <table:table-cell table:style-name="Tableau16.A4" office:value-type="string">
            <text:p text:style-name="P93">147,9</text:p>
          </table:table-cell>
          <table:table-cell table:style-name="Tableau16.A4" office:value-type="string">
            <text:p text:style-name="P93">161,4</text:p>
          </table:table-cell>
          <table:table-cell table:style-name="Tableau16.A4" office:value-type="string">
            <text:p text:style-name="P93">175,5</text:p>
          </table:table-cell>
          <table:table-cell table:style-name="Tableau16.A4" office:value-type="string">
            <text:p text:style-name="P93">179,2</text:p>
          </table:table-cell>
          <table:table-cell table:style-name="Tableau16.A4" office:value-type="string">
            <text:p text:style-name="P93">180,4</text:p>
          </table:table-cell>
          <table:table-cell table:style-name="Tableau16.A4" office:value-type="string">
            <text:p text:style-name="P93">186,6</text:p>
          </table:table-cell>
          <table:table-cell table:style-name="Tableau16.A4" office:value-type="string">
            <text:p text:style-name="P93">198,7</text:p>
          </table:table-cell>
          <table:table-cell table:style-name="Tableau16.J4" office:value-type="string">
            <text:p text:style-name="P93">213,7</text:p>
          </table:table-cell>
        </table:table-row>
        <table:table-row table:style-name="Tableau16.1">
          <table:table-cell table:style-name="Tableau16.A4" office:value-type="string">
            <text:p text:style-name="Standard"><text:span text:style-name="T9"><text:s/></text:span><text:span text:style-name="T8">Fédération française de tennis de table</text:span></text:p>
          </table:table-cell>
          <table:table-cell table:style-name="Tableau16.A4" office:value-type="string">
            <text:p text:style-name="P93">126,5</text:p>
          </table:table-cell>
          <table:table-cell table:style-name="Tableau16.A4" office:value-type="string">
            <text:p text:style-name="P93">145,4</text:p>
          </table:table-cell>
          <table:table-cell table:style-name="Tableau16.A4" office:value-type="string">
            <text:p text:style-name="P93">175,1</text:p>
          </table:table-cell>
          <table:table-cell table:style-name="Tableau16.A4" office:value-type="string">
            <text:p text:style-name="P93">178,6</text:p>
          </table:table-cell>
          <table:table-cell table:style-name="Tableau16.A4" office:value-type="string">
            <text:p text:style-name="P93">181,4</text:p>
          </table:table-cell>
          <table:table-cell table:style-name="Tableau16.A4" office:value-type="string">
            <text:p text:style-name="P93">178,6</text:p>
          </table:table-cell>
          <table:table-cell table:style-name="Tableau16.A4" office:value-type="string">
            <text:p text:style-name="P93">180,2</text:p>
          </table:table-cell>
          <table:table-cell table:style-name="Tableau16.A4" office:value-type="string">
            <text:p text:style-name="P93">189,9</text:p>
          </table:table-cell>
          <table:table-cell table:style-name="Tableau16.J4" office:value-type="string">
            <text:p text:style-name="P93">191,8</text:p>
          </table:table-cell>
        </table:table-row>
        <table:table-row table:style-name="Tableau16.1">
          <table:table-cell table:style-name="Tableau16.A18" office:value-type="string">
            <text:p text:style-name="Standard"><text:span text:style-name="T9"><text:s/></text:span><text:span text:style-name="T8">Fédération française de badminton</text:span></text:p>
          </table:table-cell>
          <table:table-cell table:style-name="Tableau16.A18" office:value-type="string">
            <text:p text:style-name="P93">18,6</text:p>
          </table:table-cell>
          <table:table-cell table:style-name="Tableau16.A18" office:value-type="string">
            <text:p text:style-name="P93">36,8</text:p>
          </table:table-cell>
          <table:table-cell table:style-name="Tableau16.A18" office:value-type="string">
            <text:p text:style-name="P93">70,6</text:p>
          </table:table-cell>
          <table:table-cell table:style-name="Tableau16.A18" office:value-type="string">
            <text:p text:style-name="P93">108,8</text:p>
          </table:table-cell>
          <table:table-cell table:style-name="Tableau16.A18" office:value-type="string">
            <text:p text:style-name="P93">114,7</text:p>
          </table:table-cell>
          <table:table-cell table:style-name="Tableau16.A18" office:value-type="string">
            <text:p text:style-name="P93">115,6</text:p>
          </table:table-cell>
          <table:table-cell table:style-name="Tableau16.A18" office:value-type="string">
            <text:p text:style-name="P93">122,7</text:p>
          </table:table-cell>
          <table:table-cell table:style-name="Tableau16.A18" office:value-type="string">
            <text:p text:style-name="P93">139,7</text:p>
          </table:table-cell>
          <table:table-cell table:style-name="Tableau16.J18" office:value-type="string">
            <text:p text:style-name="P93">145,1</text:p>
          </table:table-cell>
        </table:table-row>
      </table:table>
      <text:p text:style-name="Standard"/>
      <text:p text:style-name="P95">nd : donnée non disponible.</text:p>
      <text:p text:style-name="P95">r : donnée révisée.</text:p>
      <text:p text:style-name="P95">(1) : les fédérations unisport de golf et de rugby sont classées comme fédérations olympiques depuis 2010.</text:p>
      <text:p text:style-name="P95">Champ : licences et autres titres de participation délivrés par les fédérations sportives agréées par le Ministère des Sports.</text:p>
      <text:p text:style-name="P95">Source : mission des Études, de l'Observation et des Statistiques (Meos).</text:p>
      <text:p text:style-name="P3"><text:soft-page-break/></text:p>
      <text:p text:style-name="P9">1 calculer l’évolution entre 2000 et 2010 du nombre de licences sportives pour l’ensemble des Fédérations unisport olympiques agréées</text:p>
      <text:p text:style-name="P3"/>
      <text:p text:style-name="P14">L’évolution entre 2000 et 2010 du nombre de licences sportives pour l’ensemble des fédérations unisport olympiques agréées est de :</text:p>
      <text:p text:style-name="P14">t = ((V2010 – V2000) / V2000) * 100</text:p>
      <text:p text:style-name="P14">=&gt; t = (( 8 962,8 – 6 955,8) / 6 955,8) * 100</text:p>
      <text:p text:style-name="P14">=&gt; <text:span text:style-name="T10">t = 28,9 %</text:span></text:p>
      <text:p text:style-name="P2"/>
      <text:p text:style-name="P8">2 Calculer pour chaque année de 2000 à 2010, les indices des licences sportives de l’ensemble des fédérations, de football et de tennis de table en base 100 en 2000</text:p>
      <text:p text:style-name="P2"/>
      <text:p text:style-name="P16">L’<text:span text:style-name="T63">indice du nombre de licences sportives de l’ensemble des fédérations en base 100 en 2000 pour l’année 2005 est de :</text:span></text:p>
      <text:p text:style-name="P15">I2005/2000 = (V2005/V2000) * 100</text:p>
      <text:p text:style-name="P15">=&gt; I2005/2000 = (7 586,9/6 955,8) * 100</text:p>
      <text:p text:style-name="P15">=&gt;<text:span text:style-name="T10"> I2005/2000 = </text:span><text:span text:style-name="T22">109,1</text:span></text:p>
      <text:p text:style-name="P2"/>
      <text:p text:style-name="P18">Les taux d’évolution des autres années pour l’ensemble des fédérations, de football et de tennis de table sont calculés de la même manière et sont présentés dans le tableau ci-dessous :</text:p>
      <text:p text:style-name="P2"/>
      <text:p text:style-name="P2"><draw:frame draw:style-name="fr2" draw:name="Objet17" text:anchor-type="char" svg:x="-1.579cm" svg:y="0.392cm" svg:width="17.6cm" svg:height="1.923cm" draw:z-index="23"><draw:object xlink:href="./Object 19" xlink:type="simple" xlink:show="embed" xlink:actuate="onLoad"/><draw:image xlink:href="./ObjectReplacements/Object 19" xlink:type="simple" xlink:show="embed" xlink:actuate="onLoad"/><svg:desc>Objet O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22pt" fo:font-weight="bold" style:font-size-asian="22pt" style:font-weight-asian="bold" style:font-weight-complex="bold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break-before="pag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center" style:justify-single-word="false" style:text-autospace="none"/>
      <style:text-properties fo:color="#000000" fo:font-size="20pt" style:font-size-asian="20pt" style:font-size-complex="24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Footnote" style:family="paragraph" style:parent-style-name="Standard" style:class="extra"/>
    <style:style style:name="xl28" style:family="paragraph" style:parent-style-name="Standard">
      <style:paragraph-properties fo:margin-top="0.494cm" fo:margin-bottom="0.494cm" loext:contextual-spacing="false"/>
      <style:text-properties fo:color="#ff0000"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29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30" style:family="paragraph" style:parent-style-name="Standard">
      <style:paragraph-properties fo:margin-top="0.494cm" fo:margin-bottom="0.494cm" loext:contextual-spacing="false" style:vertical-align="middle"/>
      <style:text-properties fo:color="#ffffff"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31" style:family="paragraph" style:parent-style-name="Standard">
      <style:paragraph-properties fo:margin-top="0.494cm" fo:margin-bottom="0.494cm" loext:contextual-spacing="false" fo:text-align="end" style:justify-single-word="false" style:vertical-align="middle"/>
      <style:text-properties fo:color="#ffffff"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32" style:family="paragraph" style:parent-style-name="Standard">
      <style:paragraph-properties fo:margin-top="0.494cm" fo:margin-bottom="0.494cm" loext:contextual-spacing="false" fo:text-align="end" style:justify-single-word="false" style:vertical-align="middle"/>
      <style:text-properties style:font-name="Arial Unicode MS" fo:font-family="'Arial Unicode MS', Tahoma" style:font-family-generic="swiss" style:font-pitch="variable" fo:font-size="12pt" style:font-name-asian="Arial Unicode MS" style:font-family-asian="'Arial Unicode MS', Tahoma" style:font-family-generic-asian="swiss" style:font-pitch-asian="variable" style:font-size-asian="12pt" style:font-name-complex="Arial Unicode MS" style:font-family-complex="'Arial Unicode MS', Tahoma" style:font-family-generic-complex="swiss" style:font-pitch-complex="variable" style:font-size-complex="12pt"/>
    </style:style>
    <style:style style:name="xl33" style:family="paragraph" style:parent-style-name="Standard">
      <style:paragraph-properties fo:margin-top="0.494cm" fo:margin-bottom="0.494cm" loext:contextual-spacing="false" fo:text-align="end" style:justify-single-word="false" style:vertical-align="middle"/>
      <style:text-properties fo:color="#ffffff"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34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3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36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37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38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39" style:family="paragraph" style:parent-style-name="Standard">
      <style:paragraph-properties fo:margin-top="0.494cm" fo:margin-bottom="0.494cm" loext:contextual-spacing="false" fo:text-align="end" style:justify-single-word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40" style:family="paragraph" style:parent-style-name="Standard">
      <style:paragraph-properties fo:margin-top="0.494cm" fo:margin-bottom="0.494cm" loext:contextual-spacing="false" fo:text-align="end" style:justify-single-word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41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42" style:family="paragraph" style:parent-style-name="Standard">
      <style:paragraph-properties fo:margin-top="0.494cm" fo:margin-bottom="0.494cm" loext:contextual-spacing="false" fo:text-align="end" style:justify-single-word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43" style:family="paragraph" style:parent-style-name="Standard">
      <style:paragraph-properties fo:margin-top="0.494cm" fo:margin-bottom="0.494cm" loext:contextual-spacing="false" fo:text-align="end" style:justify-single-word="false"/>
      <style:text-properties style:font-name="Times New Roman" fo:font-family="'Times New Roman'" style:font-family-generic="roman" style:font-pitch="variable" fo:font-size="12pt" style:font-name-asian="Arial Unicode MS" style:font-family-asian="'Arial Unicode MS', Tahoma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xl44" style:family="paragraph" style:parent-style-name="Standard">
      <style:paragraph-properties fo:margin-top="0.494cm" fo:margin-bottom="0.494cm" loext:contextual-spacing="false" style:vertical-align="middle"/>
      <style:text-properties fo:color="#ffffff"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45" style:family="paragraph" style:parent-style-name="Standard">
      <style:paragraph-properties fo:margin-top="0.494cm" fo:margin-bottom="0.494cm" loext:contextual-spacing="false" fo:text-align="end" style:justify-single-word="false" style:vertical-align="middle"/>
      <style:text-properties fo:color="#ffffff"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46" style:family="paragraph" style:parent-style-name="Standard">
      <style:paragraph-properties fo:margin-top="0.494cm" fo:margin-bottom="0.494cm" loext:contextual-spacing="false" fo:text-align="center" style:justify-single-word="false" style:vertical-align="middle"/>
      <style:text-properties fo:color="#ffffff"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47" style:family="paragraph" style:parent-style-name="Standard">
      <style:paragraph-properties fo:margin-top="0.494cm" fo:margin-bottom="0.494cm" loext:contextual-spacing="false" fo:text-align="end" style:justify-single-word="false" style:vertical-align="middle"/>
      <style:text-properties fo:color="#ffffff"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48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49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, Tahoma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xl50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fo:font-style="italic" style:font-name-asian="Arial Unicode MS" style:font-family-asian="'Arial Unicode MS', Tahoma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xl51" style:family="paragraph" style:parent-style-name="Standard">
      <style:paragraph-properties fo:margin-top="0.494cm" fo:margin-bottom="0.494cm" loext:contextual-spacing="false" fo:text-align="end" style:justify-single-word="false" style:vertical-align="middle"/>
      <style:text-properties style:font-name="Times New Roman" fo:font-family="'Times New Roman'" style:font-family-generic="roman" style:font-pitch="variable" fo:font-size="8pt" fo:font-style="italic" style:font-name-asian="Arial Unicode MS" style:font-family-asian="'Arial Unicode MS', Tahoma" style:font-family-generic-asian="swiss" style:font-pitch-asian="variable" style:font-size-asian="8pt" style:font-style-asian="italic" style:font-name-complex="Times New Roman" style:font-family-complex="'Times New Roman'" style:font-family-generic-complex="roman" style:font-pitch-complex="variable" style:font-size-complex="8pt" style:font-style-complex="italic"/>
    </style:style>
    <style:style style:name="xl52" style:family="paragraph" style:parent-style-name="Standard">
      <style:paragraph-properties fo:margin-top="0.494cm" fo:margin-bottom="0.494cm" loext:contextual-spacing="false" style:vertical-align="middle"/>
      <style:text-properties style:font-name="Times New Roman" fo:font-family="'Times New Roman'" style:font-family-generic="roman" style:font-pitch="variable" fo:font-size="9pt" style:font-name-asian="Arial Unicode MS" style:font-family-asian="'Arial Unicode MS', Tahoma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xl53" style:family="paragraph" style:parent-style-name="Standard">
      <style:paragraph-properties fo:margin-top="0.494cm" fo:margin-bottom="0.494cm" loext:contextual-spacing="false" style:vertical-align="middle"/>
      <style:text-properties style:font-name="Times New Roman" fo:font-family="'Times New Roman'" style:font-family-generic="roman" style:font-pitch="variable" fo:font-size="9pt" style:font-name-asian="Arial Unicode MS" style:font-family-asian="'Arial Unicode MS', Tahoma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fo:font-style="italic" style:font-style-asian="italic" style:font-size-complex="8pt" style:font-style-complex="italic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tyle="italic" style:font-style-asian="italic" style:font-size-complex="8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Symbol" fo:font-family="Symbol" style:font-family-generic="roman" style:font-pitch="variable" style:font-name-asian="Calibri" style:font-family-asian="Calibri" style:font-family-generic-asian="swiss" style:font-pitch-asian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ya-q-text" style:family="text" style:parent-style-name="Police_20_par_20_défaut"/>
    <style:style style:name="Page_20_Number" style:display-name="Page Number" style:family="text" style:parent-style-name="Police_20_par_20_défau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  <style:text-properties fo:color="#ff3300" fo:font-weight="bold" officeooo:rsid="001fceb0" officeooo:paragraph-rsid="001fceb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urs de statistiques de la préparation au concours interne normal de contrôleurs 2016</dc:title>
    <dc:subject>cours de statistiques</dc:subject>
    <meta:initial-creator>Gérard Vittek</meta:initial-creator>
    <meta:creation-date>2015-05-19T17:11:00</meta:creation-date>
    <dc:date>2020-10-12T15:36:05.308000000</dc:date>
    <meta:print-date>2015-06-03T15:00:00</meta:print-date>
    <meta:editing-cycles>122</meta:editing-cycles>
    <meta:editing-duration>P5DT11H43M49S</meta:editing-duration>
    <meta:generator>LibreOffice/5.2.6.2$Windows_X86_64 LibreOffice_project/a3100ed2409ebf1c212f5048fbe377c281438fdc</meta:generator>
    <meta:document-statistic meta:table-count="16" meta:image-count="1" meta:object-count="23" meta:page-count="19" meta:paragraph-count="925" meta:word-count="4185" meta:character-count="23008" meta:non-whitespace-character-count="196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28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0.74pt solid #008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8000" style:diagonal-bl-tr="none" style:diagonal-tl-br="none" fo:border-left="0.74pt solid #008000" fo:padding="0.71mm" fo:border-right="none" style:rotation-align="none" fo:border-top="0.74pt solid #008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8000" style:diagonal-bl-tr="none" style:diagonal-tl-br="none" fo:border-left="0.74pt solid #008000" fo:padding="0.71mm" fo:border-right="none" style:rotation-align="none" fo:border-top="0.74pt solid #008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8000" style:diagonal-bl-tr="none" style:diagonal-tl-br="none" style:text-align-source="fix" style:repeat-content="false" fo:wrap-option="no-wrap" fo:border-left="0.74pt solid #008000" style:direction="ltr" fo:padding="0.71mm" fo:border-right="none" style:rotation-angle="0" style:rotation-align="none" style:shrink-to-fit="false" fo:border-top="0.74pt solid #008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8000" style:diagonal-bl-tr="none" style:diagonal-tl-br="none" style:text-align-source="fix" style:repeat-content="false" fo:wrap-option="no-wrap" fo:border-left="0.74pt solid #008000" style:direction="ltr" fo:padding="0.71mm" fo:border-right="none" style:rotation-angle="0" style:rotation-align="none" style:shrink-to-fit="false" fo:border-top="0.74pt solid #008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8000" style:diagonal-bl-tr="none" style:diagonal-tl-br="none" fo:border-left="0.74pt solid #008000" fo:padding="0.71mm" fo:border-right="0.74pt solid #008000" style:rotation-align="none" fo:border-top="0.74pt solid #008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8000" style:diagonal-bl-tr="none" style:diagonal-tl-br="none" style:text-align-source="fix" style:repeat-content="false" fo:wrap-option="no-wrap" fo:border-left="0.74pt solid #008000" style:direction="ltr" fo:padding="0.71mm" fo:border-right="0.74pt solid #008000" style:rotation-angle="0" style:rotation-align="none" style:shrink-to-fit="false" fo:border-top="0.74pt solid #008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4" office:value-type="string" calcext:value-type="string">
            <text:p>2002-2003</text:p>
          </table:table-cell>
          <table:table-cell table:style-name="ce7" office:value-type="string" calcext:value-type="string">
            <text:p>2003-2004</text:p>
          </table:table-cell>
          <table:table-cell table:style-name="ce7" office:value-type="string" calcext:value-type="string">
            <text:p>Ecart 2003-200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Premier degré</text:p>
          </table:table-cell>
          <table:table-cell table:style-name="ce5" office:value-type="float" office:value="17980" calcext:value-type="float">
            <text:p>17980</text:p>
          </table:table-cell>
          <table:table-cell table:style-name="ce8" office:value-type="float" office:value="18610" calcext:value-type="float">
            <text:p>18610</text:p>
          </table:table-cell>
          <table:table-cell table:style-name="ce8" table:formula="of:=[.G5]-[.F5]" office:value-type="float" office:value="630" calcext:value-type="float">
            <text:p>63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Collège</text:p>
          </table:table-cell>
          <table:table-cell table:style-name="ce5" office:value-type="float" office:value="18150" calcext:value-type="float">
            <text:p>18150</text:p>
          </table:table-cell>
          <table:table-cell table:style-name="ce8" office:value-type="float" office:value="17990" calcext:value-type="float">
            <text:p>17990</text:p>
          </table:table-cell>
          <table:table-cell table:style-name="ce8" table:formula="of:=[.G6]-[.F6]" office:value-type="float" office:value="-160" calcext:value-type="float">
            <text:p>-16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Lycée</text:p>
          </table:table-cell>
          <table:table-cell table:style-name="ce5" office:value-type="float" office:value="2100" calcext:value-type="float">
            <text:p>2100</text:p>
          </table:table-cell>
          <table:table-cell table:style-name="ce8" office:value-type="float" office:value="2540" calcext:value-type="float">
            <text:p>2540</text:p>
          </table:table-cell>
          <table:table-cell table:style-name="ce8" table:formula="of:=[.G7]-[.F7]" office:value-type="float" office:value="440" calcext:value-type="float">
            <text:p>44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6" office:value-type="float" office:value="38230" calcext:value-type="float">
            <text:p>38230</text:p>
          </table:table-cell>
          <table:table-cell table:style-name="ce6" office:value-type="float" office:value="39140" calcext:value-type="float">
            <text:p>39140</text:p>
          </table:table-cell>
          <table:table-cell table:style-name="ce6" table:formula="of:=[.G8]-[.F8]" office:value-type="float" office:value="910" calcext:value-type="float">
            <text:p>910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</style:style>
    <style:style style:name="ce4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3" office:value-type="float" office:value="1992" calcext:value-type="float">
            <text:p>1992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1994" calcext:value-type="float">
            <text:p>1994</text:p>
          </table:table-cell>
          <table:table-cell table:style-name="ce4"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utriche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elgique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55" calcext:value-type="float">
            <text:p>255</text:p>
          </table:table-cell>
          <table:table-cell table:style-name="ce4"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nemark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6" calcext:value-type="float">
            <text:p>236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nland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3" office:value-type="float" office:value="5183" calcext:value-type="float">
            <text:p>5183</text:p>
          </table:table-cell>
          <table:table-cell table:style-name="ce3" office:value-type="float" office:value="5514" calcext:value-type="float">
            <text:p>5514</text:p>
          </table:table-cell>
          <table:table-cell table:style-name="ce3" office:value-type="float" office:value="5737" calcext:value-type="float">
            <text:p>5737</text:p>
          </table:table-cell>
          <table:table-cell table:style-name="ce4" office:value-type="float" office:value="5253" calcext:value-type="float">
            <text:p>52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lemagne</text:p>
          </table:table-cell>
          <table:table-cell table:style-name="ce3" office:value-type="float" office:value="1823" calcext:value-type="float">
            <text:p>1823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1918" calcext:value-type="float">
            <text:p>1918</text:p>
          </table:table-cell>
          <table:table-cell table:style-name="ce4" office:value-type="float" office:value="1706" calcext:value-type="float">
            <text:p>17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èce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rlande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75" calcext:value-type="float">
            <text:p>75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alie</text:p>
          </table:table-cell>
          <table:table-cell table:style-name="ce3" office:value-type="float" office:value="4261" calcext:value-type="float">
            <text:p>4261</text:p>
          </table:table-cell>
          <table:table-cell table:style-name="ce3" office:value-type="float" office:value="4815" calcext:value-type="float">
            <text:p>4815</text:p>
          </table:table-cell>
          <table:table-cell table:style-name="ce3" office:value-type="float" office:value="5524" calcext:value-type="float">
            <text:p>5524</text:p>
          </table:table-cell>
          <table:table-cell table:style-name="ce4" office:value-type="float" office:value="5660" calcext:value-type="float">
            <text:p>56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uxembourg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ys-Bas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482" calcext:value-type="float">
            <text:p>482</text:p>
          </table:table-cell>
          <table:table-cell table:style-name="ce4"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pagne</text:p>
          </table:table-cell>
          <table:table-cell table:style-name="ce3" office:value-type="float" office:value="5013" calcext:value-type="float">
            <text:p>5013</text:p>
          </table:table-cell>
          <table:table-cell table:style-name="ce3" office:value-type="float" office:value="5429" calcext:value-type="float">
            <text:p>5429</text:p>
          </table:table-cell>
          <table:table-cell table:style-name="ce3" office:value-type="float" office:value="7282" calcext:value-type="float">
            <text:p>7282</text:p>
          </table:table-cell>
          <table:table-cell table:style-name="ce4" office:value-type="float" office:value="6967" calcext:value-type="float">
            <text:p>69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ède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7" calcext:value-type="float">
            <text:p>187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yaume-Uni</text:p>
          </table:table-cell>
          <table:table-cell table:style-name="ce3" office:value-type="float" office:value="1574" calcext:value-type="float">
            <text:p>1574</text:p>
          </table:table-cell>
          <table:table-cell table:style-name="ce3" office:value-type="float" office:value="1782" calcext:value-type="float">
            <text:p>1782</text:p>
          </table:table-cell>
          <table:table-cell table:style-name="ce3" office:value-type="float" office:value="1840" calcext:value-type="float">
            <text:p>1840</text:p>
          </table:table-cell>
          <table:table-cell table:style-name="ce4" office:value-type="float" office:value="1749" calcext:value-type="float">
            <text:p>1749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32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</style:style>
    <style:style style:name="ce4" style:family="table-cell" style:parent-style-name="Default" style:data-style-name="N113">
      <style:table-cell-properties style:diagonal-bl-tr="none" style:diagonal-tl-br="none" fo:border="0.74pt solid #000000" fo:padding="0.71mm" style:rotation-align="none"/>
    </style:style>
    <style:style style:name="ce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3" office:value-type="float" office:value="1992" calcext:value-type="float">
            <text:p>1992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Autriche</text:p>
          </table:table-cell>
          <table:table-cell table:style-name="ce4" office:value-type="percentage" office:value="0.00962701612903226" calcext:value-type="percentage">
            <text:p>1,0%</text:p>
          </table:table-cell>
          <table:table-cell table:style-name="ce4" office:value-type="percentage" office:value="0.00853299705758722" calcext:value-type="percentage">
            <text:p>0,9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Belgique</text:p>
          </table:table-cell>
          <table:table-cell table:style-name="ce4" office:value-type="percentage" office:value="0.0125" calcext:value-type="percentage">
            <text:p>1,3%</text:p>
          </table:table-cell>
          <table:table-cell table:style-name="ce4" office:value-type="percentage" office:value="0.0102564102564103" calcext:value-type="percentage">
            <text:p>1,0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Danemark</text:p>
          </table:table-cell>
          <table:table-cell table:style-name="ce4" office:value-type="percentage" office:value="0.0105342741935484" calcext:value-type="percentage">
            <text:p>1,1%</text:p>
          </table:table-cell>
          <table:table-cell table:style-name="ce4" office:value-type="percentage" office:value="0.00899537620849096" calcext:value-type="percentage">
            <text:p>0,9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Finlande</text:p>
          </table:table-cell>
          <table:table-cell table:style-name="ce4" office:value-type="percentage" office:value="0.00105846774193548" calcext:value-type="percentage">
            <text:p>0,1%</text:p>
          </table:table-cell>
          <table:table-cell table:style-name="ce4" office:value-type="percentage" office:value="0.00168137873055906" calcext:value-type="percentage">
            <text:p>0,2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France</text:p>
          </table:table-cell>
          <table:table-cell table:style-name="ce4" office:value-type="percentage" office:value="0.261239919354839" calcext:value-type="percentage">
            <text:p>26,1%</text:p>
          </table:table-cell>
          <table:table-cell table:style-name="ce4" office:value-type="percentage" office:value="0.220807061790668" calcext:value-type="percentage">
            <text:p>22,1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Allemagne</text:p>
          </table:table-cell>
          <table:table-cell table:style-name="ce4" office:value-type="percentage" office:value="0.0918850806451613" calcext:value-type="percentage">
            <text:p>9,2%</text:p>
          </table:table-cell>
          <table:table-cell table:style-name="ce4" office:value-type="percentage" office:value="0.0717108028583438" calcext:value-type="percentage">
            <text:p>7,2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Grèce</text:p>
          </table:table-cell>
          <table:table-cell table:style-name="ce4" office:value-type="percentage" office:value="0.00957661290322581" calcext:value-type="percentage">
            <text:p>1,0%</text:p>
          </table:table-cell>
          <table:table-cell table:style-name="ce4" office:value-type="percentage" office:value="0.00895334174022699" calcext:value-type="percentage">
            <text:p>0,9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Irlande</text:p>
          </table:table-cell>
          <table:table-cell table:style-name="ce4" office:value-type="percentage" office:value="0.00362903225806452" calcext:value-type="percentage">
            <text:p>0,4%</text:p>
          </table:table-cell>
          <table:table-cell table:style-name="ce4" office:value-type="percentage" office:value="0.00222782681799075" calcext:value-type="percentage">
            <text:p>0,2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Italie</text:p>
          </table:table-cell>
          <table:table-cell table:style-name="ce4" office:value-type="percentage" office:value="0.21476814516129" calcext:value-type="percentage">
            <text:p>21,5%</text:p>
          </table:table-cell>
          <table:table-cell table:style-name="ce4" office:value-type="percentage" office:value="0.237915090374107" calcext:value-type="percentage">
            <text:p>23,8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Luxembourg</text:p>
          </table:table-cell>
          <table:table-cell table:style-name="ce4" office:value-type="percentage" office:value="0.000604838709677419" calcext:value-type="percentage">
            <text:p>0,1%</text:p>
          </table:table-cell>
          <table:table-cell table:style-name="ce4" office:value-type="percentage" office:value="0.000630517023959647" calcext:value-type="percentage">
            <text:p>0,1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Pays-Bas</text:p>
          </table:table-cell>
          <table:table-cell table:style-name="ce4" office:value-type="percentage" office:value="0.0257560483870968" calcext:value-type="percentage">
            <text:p>2,6%</text:p>
          </table:table-cell>
          <table:table-cell table:style-name="ce4" office:value-type="percentage" office:value="0.0224043715846995" calcext:value-type="percentage">
            <text:p>2,2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Portugal</text:p>
          </table:table-cell>
          <table:table-cell table:style-name="ce4" office:value-type="percentage" office:value="0.0204133064516129" calcext:value-type="percentage">
            <text:p>2,0%</text:p>
          </table:table-cell>
          <table:table-cell table:style-name="ce4" office:value-type="percentage" office:value="0.0313577133249264" calcext:value-type="percentage">
            <text:p>3,1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Espagne</text:p>
          </table:table-cell>
          <table:table-cell table:style-name="ce4" office:value-type="percentage" office:value="0.252671370967742" calcext:value-type="percentage">
            <text:p>25,3%</text:p>
          </table:table-cell>
          <table:table-cell table:style-name="ce4" office:value-type="percentage" office:value="0.292854140395124" calcext:value-type="percentage">
            <text:p>29,3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Suède</text:p>
          </table:table-cell>
          <table:table-cell table:style-name="ce4" office:value-type="percentage" office:value="0.00640120967741936" calcext:value-type="percentage">
            <text:p>0,6%</text:p>
          </table:table-cell>
          <table:table-cell table:style-name="ce4" office:value-type="percentage" office:value="0.00815468684321144" calcext:value-type="percentage">
            <text:p>0,8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2">
          <table:table-cell table:number-columns-repeated="7"/>
          <table:table-cell table:style-name="ce2" office:value-type="string" calcext:value-type="string">
            <text:p>Royaume-Uni</text:p>
          </table:table-cell>
          <table:table-cell table:style-name="ce4" office:value-type="percentage" office:value="0.0793346774193548" calcext:value-type="percentage">
            <text:p>7,9%</text:p>
          </table:table-cell>
          <table:table-cell table:style-name="ce4" office:value-type="percentage" office:value="0.0735182849936948" calcext:value-type="percentage">
            <text:p>7,4%</text:p>
          </table:table-cell>
          <table:table-cell table:number-columns-repeated="245"/>
          <table:table-cell table:style-name="Default" table:number-columns-repeated="2"/>
          <table:table-cell table:number-columns-repeated="76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00/00/0000</text:date>, <text:time style:data-style-name="N2" text:time-value="15:18:03.5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5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4" style:family="table-cell" style:parent-style-name="Default">
      <style:table-cell-properties fo:border="0.06pt solid #000000" fo:padding="0.71mm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6" style:family="table-cell" style:parent-style-name="Default" style:data-style-name="N113">
      <style:table-cell-properties style:diagonal-bl-tr="none" style:diagonal-tl-br="none" fo:border="0.06pt soli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 table:number-rows-repeated="21">
          <table:table-cell table:number-columns-repeated="1024"/>
        </table:table-row>
        <table:table-row table:style-name="ro2">
          <table:table-cell table:number-columns-repeated="8"/>
          <table:table-cell table:style-name="ce14"/>
          <table:table-cell table:style-name="ce15" office:value-type="float" office:value="1992" calcext:value-type="float">
            <text:p>1992</text:p>
          </table:table-cell>
          <table:table-cell table:style-name="ce15" office:value-type="float" office:value="1993" calcext:value-type="float">
            <text:p>1993</text:p>
          </table:table-cell>
          <table:table-cell table:style-name="ce15" office:value-type="float" office:value="1994" calcext:value-type="float">
            <text:p>1994</text:p>
          </table:table-cell>
          <table:table-cell table:style-name="ce15" office:value-type="float" office:value="1995" calcext:value-type="float">
            <text:p>1995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15" office:value-type="string" calcext:value-type="string">
            <text:p>France</text:p>
          </table:table-cell>
          <table:table-cell table:style-name="ce16" office:value-type="float" office:value="100" calcext:value-type="float">
            <text:p>100,0</text:p>
          </table:table-cell>
          <table:table-cell table:style-name="ce16" office:value-type="float" office:value="106.386262782172" calcext:value-type="float">
            <text:p>106,4</text:p>
          </table:table-cell>
          <table:table-cell table:style-name="ce16" office:value-type="float" office:value="110.688790275902" calcext:value-type="float">
            <text:p>110,7</text:p>
          </table:table-cell>
          <table:table-cell table:style-name="ce16" office:value-type="float" office:value="101.350569168435" calcext:value-type="float">
            <text:p>101,4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15" office:value-type="string" calcext:value-type="string">
            <text:p>Suède</text:p>
          </table:table-cell>
          <table:table-cell table:style-name="ce16" office:value-type="float" office:value="100" calcext:value-type="float">
            <text:p>100,0</text:p>
          </table:table-cell>
          <table:table-cell table:style-name="ce16" office:value-type="float" office:value="143.307086614173" calcext:value-type="float">
            <text:p>143,3</text:p>
          </table:table-cell>
          <table:table-cell table:style-name="ce16" office:value-type="float" office:value="147.244094488189" calcext:value-type="float">
            <text:p>147,2</text:p>
          </table:table-cell>
          <table:table-cell table:style-name="ce16" office:value-type="float" office:value="152.755905511811" calcext:value-type="float">
            <text:p>152,8</text:p>
          </table:table-cell>
          <table:table-cell table:number-columns-repeated="1011"/>
        </table:table-row>
        <table:table-row table:style-name="ro2" table:number-rows-repeated="2">
          <table:table-cell table:number-columns-repeated="252"/>
          <table:table-cell table:style-name="Default" table:number-columns-repeated="5"/>
          <table:table-cell table:number-columns-repeated="76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4:17:28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14.48mm"/>
    </style:style>
    <style:style style:name="co4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9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border="0.06pt solid #000000"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style-name="ce10" office:value-type="float" office:value="1995" calcext:value-type="float">
            <text:p>1995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1998" calcext:value-type="float">
            <text:p>1998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02" calcext:value-type="float">
            <text:p>2002</text:p>
          </table:table-cell>
          <table:table-cell table:style-name="ce6" table:number-columns-repeated="6"/>
          <table:table-cell table:number-columns-repeated="1009"/>
        </table:table-row>
        <table:table-row table:style-name="ro2">
          <table:table-cell table:number-columns-repeated="3"/>
          <table:table-cell table:style-name="ce9" office:value-type="string" calcext:value-type="string">
            <text:p>Prix</text:p>
          </table:table-cell>
          <table:table-cell table:style-name="ce5" office:value-type="float" office:value="0.55" calcext:value-type="float">
            <text:p>0,55</text:p>
          </table:table-cell>
          <table:table-cell table:style-name="ce5" office:value-type="float" office:value="0.561" calcext:value-type="float">
            <text:p>0,56</text:p>
          </table:table-cell>
          <table:table-cell table:style-name="ce5" office:value-type="float" office:value="0.616" calcext:value-type="float">
            <text:p>0,62</text:p>
          </table:table-cell>
          <table:table-cell table:style-name="ce5" office:value-type="float" office:value="0.7095" calcext:value-type="float">
            <text:p>0,71</text:p>
          </table:table-cell>
          <table:table-cell table:style-name="ce5" office:value-type="float" office:value="0.7304" calcext:value-type="float">
            <text:p>0,73</text:p>
          </table:table-cell>
          <table:table-cell table:style-name="ce7" table:number-columns-repeated="6"/>
          <table:table-cell table:number-columns-repeated="100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4:36:18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14.48mm"/>
    </style:style>
    <style:style style:name="co4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9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3">
      <style:table-cell-properties style:diagonal-bl-tr="none" style:diagonal-tl-br="none" fo:border="0.06pt soli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style-name="ce10" office:value-type="string" calcext:value-type="string">
            <text:p>Fév.-11</text:p>
          </table:table-cell>
          <table:table-cell table:style-name="ce10" office:value-type="string" calcext:value-type="string">
            <text:p>Fév.-10</text:p>
          </table:table-cell>
          <table:table-cell table:style-name="ce10" office:value-type="string" calcext:value-type="string">
            <text:p>Fév.-09</text:p>
          </table:table-cell>
          <table:table-cell table:style-name="ce10" office:value-type="string" calcext:value-type="string">
            <text:p>Fév.-08</text:p>
          </table:table-cell>
          <table:table-cell table:style-name="ce10" office:value-type="string" calcext:value-type="string">
            <text:p>Fév.-07</text:p>
          </table:table-cell>
          <table:table-cell table:style-name="ce10" office:value-type="string" calcext:value-type="string">
            <text:p>Fév.-03</text:p>
          </table:table-cell>
          <table:table-cell table:style-name="ce10" office:value-type="string" calcext:value-type="string">
            <text:p>Fév.-02</text:p>
          </table:table-cell>
          <table:table-cell table:style-name="ce10" office:value-type="string" calcext:value-type="string">
            <text:p>Fév.-01</text:p>
          </table:table-cell>
          <table:table-cell table:style-name="ce10" office:value-type="string" calcext:value-type="string">
            <text:p>Fév.-00</text:p>
          </table:table-cell>
          <table:table-cell table:style-name="ce10" office:value-type="string" calcext:value-type="string">
            <text:p>Fév.-99</text:p>
          </table:table-cell>
          <table:table-cell table:style-name="ce10" office:value-type="string" calcext:value-type="string">
            <text:p>Fév.-98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 office:value-type="string" calcext:value-type="string">
            <text:p>Valeur</text:p>
          </table:table-cell>
          <table:table-cell table:style-name="ce11" office:value-type="float" office:value="108.154121863799" calcext:value-type="float">
            <text:p>108,2</text:p>
          </table:table-cell>
          <table:table-cell table:style-name="ce11" office:value-type="float" office:value="108.602150537634" calcext:value-type="float">
            <text:p>108,6</text:p>
          </table:table-cell>
          <table:table-cell table:style-name="ce11" office:value-type="float" office:value="108.691756272401" calcext:value-type="float">
            <text:p>108,7</text:p>
          </table:table-cell>
          <table:table-cell table:style-name="ce11" office:value-type="float" office:value="106.899641577061" calcext:value-type="float">
            <text:p>106,9</text:p>
          </table:table-cell>
          <table:table-cell table:style-name="ce11" office:value-type="float" office:value="102.240143369176" calcext:value-type="float">
            <text:p>102,2</text:p>
          </table:table-cell>
          <table:table-cell table:style-name="ce11" office:value-type="float" office:value="100" calcext:value-type="float">
            <text:p>100,0</text:p>
          </table:table-cell>
          <table:table-cell table:style-name="ce11" office:value-type="float" office:value="98.2078853046595" calcext:value-type="float">
            <text:p>98,2</text:p>
          </table:table-cell>
          <table:table-cell table:style-name="ce11" office:value-type="float" office:value="94.6236559139785" calcext:value-type="float">
            <text:p>94,6</text:p>
          </table:table-cell>
          <table:table-cell table:style-name="ce11" office:value-type="float" office:value="91.3978494623656" calcext:value-type="float">
            <text:p>91,4</text:p>
          </table:table-cell>
          <table:table-cell table:style-name="ce11" office:value-type="float" office:value="89.7849462365592" calcext:value-type="float">
            <text:p>89,8</text:p>
          </table:table-cell>
          <table:table-cell table:style-name="ce11" office:value-type="float" office:value="89.6057347670251" calcext:value-type="float">
            <text:p>89,6</text:p>
          </table:table-cell>
          <table:table-cell table:number-columns-repeated="100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4:28:59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2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12" table:number-columns-repeated="2"/>
          <table:table-cell table:style-name="ce14" office:value-type="float" office:value="2005" calcext:value-type="float">
            <text:p>2005</text:p>
          </table:table-cell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3" office:value-type="string" calcext:value-type="string">
            <text:p>RMI</text:p>
          </table:table-cell>
          <table:table-cell table:style-name="ce12" office:value-type="string" calcext:value-type="string">
            <text:p>Indice base 2005</text:p>
          </table:table-cell>
          <table:table-cell table:style-name="ce15" office:value-type="float" office:value="100" calcext:value-type="float">
            <text:p>100,0</text:p>
          </table:table-cell>
          <table:table-cell table:style-name="ce15" office:value-type="float" office:value="99.1702210158976" calcext:value-type="float">
            <text:p>99,2</text:p>
          </table:table-cell>
          <table:table-cell table:style-name="ce15" office:value-type="float" office:value="90.895696006204" calcext:value-type="float">
            <text:p>90,9</text:p>
          </table:table-cell>
          <table:table-cell table:style-name="ce15" office:value-type="float" office:value="88.5537029856534" calcext:value-type="float">
            <text:p>88,6</text:p>
          </table:table-cell>
          <table:table-cell table:style-name="ce15" office:value-type="float" office:value="10.8103916246607" calcext:value-type="float">
            <text:p>10,8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3" office:value-type="string" calcext:value-type="string">
            <text:p>AAH</text:p>
          </table:table-cell>
          <table:table-cell table:style-name="ce12" office:value-type="string" calcext:value-type="string">
            <text:p>Indice base 2005</text:p>
          </table:table-cell>
          <table:table-cell table:style-name="ce15" office:value-type="float" office:value="100" calcext:value-type="float">
            <text:p>100,0</text:p>
          </table:table-cell>
          <table:table-cell table:style-name="ce15" office:value-type="float" office:value="100.374531835206" calcext:value-type="float">
            <text:p>100,4</text:p>
          </table:table-cell>
          <table:table-cell table:style-name="ce15" office:value-type="float" office:value="101.523096129838" calcext:value-type="float">
            <text:p>101,5</text:p>
          </table:table-cell>
          <table:table-cell table:style-name="ce15" office:value-type="float" office:value="105.967540574282" calcext:value-type="float">
            <text:p>106,0</text:p>
          </table:table-cell>
          <table:table-cell table:style-name="ce15" office:value-type="float" office:value="110.274656679151" calcext:value-type="float">
            <text:p>110,3</text:p>
          </table:table-cell>
          <table:table-cell table:number-columns-repeated="101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5:14:35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45.23mm"/>
    </style:style>
    <style:style style:name="co3" style:family="table-column">
      <style:table-column-properties fo:break-before="auto" style:column-width="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7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="0.06pt solid #000000"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13">
      <style:table-cell-properties fo:border="0.06pt solid #000000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1" table:number-rows-repeated="23">
          <table:table-cell table:number-columns-repeated="1024"/>
        </table:table-row>
        <table:table-row table:style-name="ro2">
          <table:table-cell table:number-columns-repeated="3"/>
          <table:table-cell table:style-name="ce17" office:value-type="string" calcext:value-type="string">
            <text:p>Vente de disques (en millions)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office:value-type="float" office:value="2008" calcext:value-type="float">
            <text:p>200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8" office:value-type="string" calcext:value-type="string">
            <text:p>Indice ensemble des ventes</text:p>
          </table:table-cell>
          <table:table-cell table:style-name="ce20" office:value-type="float" office:value="100" calcext:value-type="float">
            <text:p>100,0</text:p>
          </table:table-cell>
          <table:table-cell table:style-name="ce20" office:value-type="float" office:value="75.879917184265" calcext:value-type="float">
            <text:p>75,9</text:p>
          </table:table-cell>
          <table:table-cell table:style-name="ce20" office:value-type="float" office:value="62.008281573499" calcext:value-type="float">
            <text:p>62,0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5:24:14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9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1" table:number-rows-repeated="72">
          <table:table-cell table:number-columns-repeated="1024"/>
        </table:table-row>
        <table:table-row table:style-name="ro2">
          <table:table-cell table:number-columns-repeated="2"/>
          <table:table-cell table:style-name="ce19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9" office:value-type="string" calcext:value-type="string">
            <text:p>soins hospitaliers</text:p>
          </table:table-cell>
          <table:table-cell table:style-name="ce22" table:formula="of:=52.7/58*100" office:value-type="float" office:value="90.8620689655173" calcext:value-type="float">
            <text:p>90,9</text:p>
          </table:table-cell>
          <table:table-cell table:style-name="ce22" table:formula="of:=58/58*100" office:value-type="float" office:value="100" calcext:value-type="float">
            <text:p>100,0</text:p>
          </table:table-cell>
          <table:table-cell table:style-name="ce22" table:formula="of:=64.6/58*100" office:value-type="float" office:value="111.379310344828" calcext:value-type="float">
            <text:p>111,4</text:p>
          </table:table-cell>
          <table:table-cell table:style-name="ce22" table:formula="of:=69.9/58*100" office:value-type="float" office:value="120.51724137931" calcext:value-type="float">
            <text:p>120,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9" office:value-type="string" calcext:value-type="string">
            <text:p>soins ambulatoires</text:p>
          </table:table-cell>
          <table:table-cell table:style-name="ce22" table:formula="of:=31.2/35.4*100" office:value-type="float" office:value="88.135593220339" calcext:value-type="float">
            <text:p>88,1</text:p>
          </table:table-cell>
          <table:table-cell table:style-name="ce22" table:formula="of:=35.4/35.4*100" office:value-type="float" office:value="100" calcext:value-type="float">
            <text:p>100,0</text:p>
          </table:table-cell>
          <table:table-cell table:style-name="ce22" table:formula="of:=39.6/35.4*100" office:value-type="float" office:value="111.864406779661" calcext:value-type="float">
            <text:p>111,9</text:p>
          </table:table-cell>
          <table:table-cell table:style-name="ce22" table:formula="of:=42.8/35.4*100" office:value-type="float" office:value="120.90395480226" calcext:value-type="float">
            <text:p>120,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9" office:value-type="string" calcext:value-type="string">
            <text:p>transports de malades</text:p>
          </table:table-cell>
          <table:table-cell table:style-name="ce22" table:formula="of:=1.9/2.3*100" office:value-type="float" office:value="82.6086956521739" calcext:value-type="float">
            <text:p>82,6</text:p>
          </table:table-cell>
          <table:table-cell table:style-name="ce22" table:formula="of:=2.3/2.3*100" office:value-type="float" office:value="100" calcext:value-type="float">
            <text:p>100,0</text:p>
          </table:table-cell>
          <table:table-cell table:style-name="ce22" table:formula="of:=2.6/2.3*100" office:value-type="float" office:value="113.04347826087" calcext:value-type="float">
            <text:p>113,0</text:p>
          </table:table-cell>
          <table:table-cell table:style-name="ce22" table:formula="of:=3.1/2.3*100" office:value-type="float" office:value="134.782608695652" calcext:value-type="float">
            <text:p>134,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9" office:value-type="string" calcext:value-type="string">
            <text:p>médicaments</text:p>
          </table:table-cell>
          <table:table-cell table:style-name="ce22" table:formula="of:=23.6/26.9*100" office:value-type="float" office:value="87.732342007435" calcext:value-type="float">
            <text:p>87,7</text:p>
          </table:table-cell>
          <table:table-cell table:style-name="ce22" table:formula="of:=26.9/26.9*100" office:value-type="float" office:value="100" calcext:value-type="float">
            <text:p>100,0</text:p>
          </table:table-cell>
          <table:table-cell table:style-name="ce22" table:formula="of:=30.1/26.9*100" office:value-type="float" office:value="111.895910780669" calcext:value-type="float">
            <text:p>111,9</text:p>
          </table:table-cell>
          <table:table-cell table:style-name="ce22" table:formula="of:=31.9/26.9*100" office:value-type="float" office:value="118.587360594796" calcext:value-type="float">
            <text:p>118,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9" office:value-type="string" calcext:value-type="string">
            <text:p>autres biens médicaux</text:p>
          </table:table-cell>
          <table:table-cell table:style-name="ce22" table:formula="of:=5.7/6.9*100" office:value-type="float" office:value="82.6086956521739" calcext:value-type="float">
            <text:p>82,6</text:p>
          </table:table-cell>
          <table:table-cell table:style-name="ce22" table:formula="of:=6.9/6.9*100" office:value-type="float" office:value="100" calcext:value-type="float">
            <text:p>100,0</text:p>
          </table:table-cell>
          <table:table-cell table:style-name="ce22" table:formula="of:=8.1/6.9*100" office:value-type="float" office:value="117.391304347826" calcext:value-type="float">
            <text:p>117,4</text:p>
          </table:table-cell>
          <table:table-cell table:style-name="ce22" table:formula="of:=8.9/6.9*100" office:value-type="float" office:value="128.985507246377" calcext:value-type="float">
            <text:p>129,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0" office:value-type="string" calcext:value-type="string">
            <text:p>Consommation de soins et de biens médicaux</text:p>
          </table:table-cell>
          <table:table-cell table:style-name="ce22" table:formula="of:=115.1/129.5*100" office:value-type="float" office:value="88.8803088803089" calcext:value-type="float">
            <text:p>88,9</text:p>
          </table:table-cell>
          <table:table-cell table:style-name="ce22" table:formula="of:=129.5/129.5*100" office:value-type="float" office:value="100" calcext:value-type="float">
            <text:p>100,0</text:p>
          </table:table-cell>
          <table:table-cell table:style-name="ce22" table:formula="of:=145/129.5*100" office:value-type="float" office:value="111.969111969112" calcext:value-type="float">
            <text:p>112,0</text:p>
          </table:table-cell>
          <table:table-cell table:style-name="ce22" table:formula="of:=156.6/129.5*100" office:value-type="float" office:value="120.926640926641" calcext:value-type="float">
            <text:p>120,9</text:p>
          </table:table-cell>
          <table:table-cell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6:31:13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1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13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1" table:number-rows-repeated="42">
          <table:table-cell table:number-columns-repeated="1024"/>
        </table:table-row>
        <table:table-row table:style-name="ro2">
          <table:table-cell table:number-columns-repeated="2"/>
          <table:table-cell table:style-name="ce11"/>
          <table:table-cell table:style-name="ce12" office:value-type="float" office:value="1998" calcext:value-type="float">
            <text:p>1998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2" calcext:value-type="float">
            <text:p>2002</text:p>
          </table:table-cell>
          <table:table-cell table:style-name="ce14" office:value-type="float" office:value="2004" calcext:value-type="float">
            <text:p>2004</text:p>
          </table:table-cell>
          <table:table-cell table:style-name="ce14" office:value-type="float" office:value="2006" calcext:value-type="float">
            <text:p>2006</text:p>
          </table:table-cell>
          <table:table-cell table:number-columns-repeated="249"/>
          <table:table-cell table:style-name="ce1"/>
          <table:table-cell table:number-columns-repeated="766"/>
        </table:table-row>
        <table:table-row table:style-name="ro2">
          <table:table-cell table:number-columns-repeated="2"/>
          <table:table-cell table:style-name="ce11" office:value-type="string" calcext:value-type="string">
            <text:p>Pain</text:p>
          </table:table-cell>
          <table:table-cell table:style-name="ce13" office:value-type="currency" office:currency="EUR" office:value="0.65" calcext:value-type="currency">
            <text:p>0,65 €</text:p>
          </table:table-cell>
          <table:table-cell table:style-name="ce15" table:formula="of:=[.$D44]*102/100" office:value-type="currency" office:currency="EUR" office:value="0.663" calcext:value-type="currency">
            <text:p>0,66 €</text:p>
          </table:table-cell>
          <table:table-cell table:style-name="ce15" table:formula="of:=[.$D44]*112/100" office:value-type="currency" office:currency="EUR" office:value="0.728" calcext:value-type="currency">
            <text:p>0,73 €</text:p>
          </table:table-cell>
          <table:table-cell table:style-name="ce15" table:formula="of:=[.$D44]*129/100" office:value-type="currency" office:currency="EUR" office:value="0.8385" calcext:value-type="currency">
            <text:p>0,84 €</text:p>
          </table:table-cell>
          <table:table-cell table:style-name="ce15" table:formula="of:=[.$D44]*132.8/100" office:value-type="currency" office:currency="EUR" office:value="0.8632" calcext:value-type="currency">
            <text:p>0,86 €</text:p>
          </table:table-cell>
          <table:table-cell table:number-columns-repeated="249"/>
          <table:table-cell table:style-name="ce1"/>
          <table:table-cell table:number-columns-repeated="766"/>
        </table:table-row>
        <table:table-row table:style-name="ro2">
          <table:table-cell table:number-columns-repeated="2"/>
          <table:table-cell table:style-name="ce11" office:value-type="string" calcext:value-type="string">
            <text:p>Lait</text:p>
          </table:table-cell>
          <table:table-cell table:style-name="ce13" office:value-type="currency" office:currency="EUR" office:value="0.7" calcext:value-type="currency">
            <text:p>0,70 €</text:p>
          </table:table-cell>
          <table:table-cell table:style-name="ce15" table:formula="of:=[.$D45]*101/100" office:value-type="currency" office:currency="EUR" office:value="0.707" calcext:value-type="currency">
            <text:p>0,71 €</text:p>
          </table:table-cell>
          <table:table-cell table:style-name="ce15" table:formula="of:=[.$D45]*105/100" office:value-type="currency" office:currency="EUR" office:value="0.735" calcext:value-type="currency">
            <text:p>0,74 €</text:p>
          </table:table-cell>
          <table:table-cell table:style-name="ce15" table:formula="of:=[.$D45]*123/100" office:value-type="currency" office:currency="EUR" office:value="0.861" calcext:value-type="currency">
            <text:p>0,86 €</text:p>
          </table:table-cell>
          <table:table-cell table:style-name="ce15" table:formula="of:=[.$D45]*129.9/100" office:value-type="currency" office:currency="EUR" office:value="0.9093" calcext:value-type="currency">
            <text:p>0,91 €</text:p>
          </table:table-cell>
          <table:table-cell table:number-columns-repeated="249"/>
          <table:table-cell table:style-name="ce1"/>
          <table:table-cell table:number-columns-repeated="766"/>
        </table:table-row>
        <table:table-row table:style-name="ro2">
          <table:table-cell table:number-columns-repeated="2"/>
          <table:table-cell table:style-name="ce11" office:value-type="string" calcext:value-type="string">
            <text:p>Œufs</text:p>
          </table:table-cell>
          <table:table-cell table:style-name="ce13" office:value-type="currency" office:currency="EUR" office:value="1.45" calcext:value-type="currency">
            <text:p>1,45 €</text:p>
          </table:table-cell>
          <table:table-cell table:style-name="ce15" table:formula="of:=[.$D46]*101.5/100" office:value-type="currency" office:currency="EUR" office:value="1.47175" calcext:value-type="currency">
            <text:p>1,47 €</text:p>
          </table:table-cell>
          <table:table-cell table:style-name="ce15" table:formula="of:=[.$D46]*113.4/100" office:value-type="currency" office:currency="EUR" office:value="1.6443" calcext:value-type="currency">
            <text:p>1,64 €</text:p>
          </table:table-cell>
          <table:table-cell table:style-name="ce15" table:formula="of:=[.$D46]*132.7/100" office:value-type="currency" office:currency="EUR" office:value="1.92415" calcext:value-type="currency">
            <text:p>1,92 €</text:p>
          </table:table-cell>
          <table:table-cell table:style-name="ce15" table:formula="of:=[.$D46]*138.4/100" office:value-type="currency" office:currency="EUR" office:value="2.0068" calcext:value-type="currency">
            <text:p>2,01 €</text:p>
          </table:table-cell>
          <table:table-cell table:number-columns-repeated="249"/>
          <table:table-cell table:style-name="ce1"/>
          <table:table-cell table:number-columns-repeated="766"/>
        </table:table-row>
        <table:table-row table:style-name="ro2">
          <table:table-cell table:number-columns-repeated="2"/>
          <table:table-cell table:style-name="ce11" office:value-type="string" calcext:value-type="string">
            <text:p>1k g de bœuf</text:p>
          </table:table-cell>
          <table:table-cell table:style-name="ce13" office:value-type="currency" office:currency="EUR" office:value="12.85" calcext:value-type="currency">
            <text:p>12,85 €</text:p>
          </table:table-cell>
          <table:table-cell table:style-name="ce15" table:formula="of:=[.$D47]*101.9/100" office:value-type="currency" office:currency="EUR" office:value="13.09415" calcext:value-type="currency">
            <text:p>13,09 €</text:p>
          </table:table-cell>
          <table:table-cell table:style-name="ce15" table:formula="of:=[.$D47]*110.9/100" office:value-type="currency" office:currency="EUR" office:value="14.25065" calcext:value-type="currency">
            <text:p>14,25 €</text:p>
          </table:table-cell>
          <table:table-cell table:style-name="ce15" table:formula="of:=[.$D47]*124.9/100" office:value-type="currency" office:currency="EUR" office:value="16.04965" calcext:value-type="currency">
            <text:p>16,05 €</text:p>
          </table:table-cell>
          <table:table-cell table:style-name="ce15" table:formula="of:=[.$D47]*126.7/100" office:value-type="currency" office:currency="EUR" office:value="16.28095" calcext:value-type="currency">
            <text:p>16,28 €</text:p>
          </table:table-cell>
          <table:table-cell table:number-columns-repeated="249"/>
          <table:table-cell table:style-name="ce1"/>
          <table:table-cell table:number-columns-repeated="766"/>
        </table:table-row>
        <table:table-row table:style-name="ro2">
          <table:table-cell table:number-columns-repeated="2"/>
          <table:table-cell table:style-name="ce11" office:value-type="string" calcext:value-type="string">
            <text:p>1 kg de pâtes</text:p>
          </table:table-cell>
          <table:table-cell table:style-name="ce13" office:value-type="currency" office:currency="EUR" office:value="3.2" calcext:value-type="currency">
            <text:p>3,20 €</text:p>
          </table:table-cell>
          <table:table-cell table:style-name="ce15" table:formula="of:=[.$D48]*102.3/100" office:value-type="currency" office:currency="EUR" office:value="3.2736" calcext:value-type="currency">
            <text:p>3,27 €</text:p>
          </table:table-cell>
          <table:table-cell table:style-name="ce15" table:formula="of:=[.$D48]*111.1/100" office:value-type="currency" office:currency="EUR" office:value="3.5552" calcext:value-type="currency">
            <text:p>3,56 €</text:p>
          </table:table-cell>
          <table:table-cell table:style-name="ce15" table:formula="of:=[.$D48]*123.9/100" office:value-type="currency" office:currency="EUR" office:value="3.9648" calcext:value-type="currency">
            <text:p>3,96 €</text:p>
          </table:table-cell>
          <table:table-cell table:style-name="ce15" table:formula="of:=[.$D48]*129.4/100" office:value-type="currency" office:currency="EUR" office:value="4.1408" calcext:value-type="currency">
            <text:p>4,14 €</text:p>
          </table:table-cell>
          <table:table-cell table:number-columns-repeated="249"/>
          <table:table-cell table:style-name="ce1"/>
          <table:table-cell table:number-columns-repeated="766"/>
        </table:table-row>
        <table:table-row table:style-name="ro2">
          <table:table-cell table:number-columns-repeated="2"/>
          <table:table-cell table:style-name="ce11" office:value-type="string" calcext:value-type="string">
            <text:p>75 cl de vin</text:p>
          </table:table-cell>
          <table:table-cell table:style-name="ce13" office:value-type="currency" office:currency="EUR" office:value="6.15" calcext:value-type="currency">
            <text:p>6,15 €</text:p>
          </table:table-cell>
          <table:table-cell table:style-name="ce15" table:formula="of:=[.$D49]*99.9/100" office:value-type="currency" office:currency="EUR" office:value="6.14385" calcext:value-type="currency">
            <text:p>6,14 €</text:p>
          </table:table-cell>
          <table:table-cell table:style-name="ce15" table:formula="of:=[.$D49]*108.2/100" office:value-type="currency" office:currency="EUR" office:value="6.6543" calcext:value-type="currency">
            <text:p>6,65 €</text:p>
          </table:table-cell>
          <table:table-cell table:style-name="ce15" table:formula="of:=[.$D49]*112.9/100" office:value-type="currency" office:currency="EUR" office:value="6.94335" calcext:value-type="currency">
            <text:p>6,94 €</text:p>
          </table:table-cell>
          <table:table-cell table:style-name="ce15" table:formula="of:=[.$D49]*117.8/100" office:value-type="currency" office:currency="EUR" office:value="7.2447" calcext:value-type="currency">
            <text:p>7,24 €</text:p>
          </table:table-cell>
          <table:table-cell table:number-columns-repeated="249"/>
          <table:table-cell table:style-name="ce1"/>
          <table:table-cell table:number-columns-repeated="766"/>
        </table:table-row>
        <table:table-row table:style-name="ro2">
          <table:table-cell table:number-columns-repeated="2"/>
          <table:table-cell table:style-name="ce11" office:value-type="string" calcext:value-type="string">
            <text:p>1 kg de farine</text:p>
          </table:table-cell>
          <table:table-cell table:style-name="ce13" office:value-type="currency" office:currency="EUR" office:value="0.7" calcext:value-type="currency">
            <text:p>0,70 €</text:p>
          </table:table-cell>
          <table:table-cell table:style-name="ce15" table:formula="of:=[.$D50]*103.3/100" office:value-type="currency" office:currency="EUR" office:value="0.7231" calcext:value-type="currency">
            <text:p>0,72 €</text:p>
          </table:table-cell>
          <table:table-cell table:style-name="ce15" table:formula="of:=[.$D50]*116.9/100" office:value-type="currency" office:currency="EUR" office:value="0.8183" calcext:value-type="currency">
            <text:p>0,82 €</text:p>
          </table:table-cell>
          <table:table-cell table:style-name="ce15" table:formula="of:=[.$D50]*140/100" office:value-type="currency" office:currency="EUR" office:value="0.98" calcext:value-type="currency">
            <text:p>0,98 €</text:p>
          </table:table-cell>
          <table:table-cell table:style-name="ce15" table:formula="of:=[.$D50]*149.2/100" office:value-type="currency" office:currency="EUR" office:value="1.0444" calcext:value-type="currency">
            <text:p>1,04 €</text:p>
          </table:table-cell>
          <table:table-cell table:number-columns-repeated="249"/>
          <table:table-cell table:style-name="ce1"/>
          <table:table-cell table:number-columns-repeated="76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5:31:43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71mm"/>
    </style:style>
    <style:style style:name="ce3" style:family="table-cell" style:parent-style-name="Default" style:data-style-name="N113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order="0.06pt solid #000000" fo:padding="0.71mm"/>
    </style:style>
    <style:style style:name="ce7" style:family="table-cell" style:parent-style-name="Default" style:data-style-name="N113">
      <style:table-cell-properties fo:border="0.06pt solid #000000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1" table:number-rows-repeated="72">
          <table:table-cell table:number-columns-repeated="1024"/>
        </table:table-row>
        <table:table-row table:style-name="ro2">
          <table:table-cell table:number-columns-repeated="2"/>
          <table:table-cell table:style-name="ce3"/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007" calcext:value-type="float">
            <text:p>2007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Fédérations unisport olympiques agréées</text:p>
          </table:table-cell>
          <table:table-cell table:style-name="ce22" office:value-type="float" office:value="100" calcext:value-type="float">
            <text:p>100,0</text:p>
          </table:table-cell>
          <table:table-cell table:style-name="ce22" table:formula="of:=7586.9/6955.8*100" office:value-type="float" office:value="109.073003824147" calcext:value-type="float">
            <text:p>109,1</text:p>
          </table:table-cell>
          <table:table-cell table:style-name="ce22" table:formula="of:=7629.7/6955.8*100" office:value-type="float" office:value="109.688317662958" calcext:value-type="float">
            <text:p>109,7</text:p>
          </table:table-cell>
          <table:table-cell table:style-name="ce22" table:formula="of:=7819.9/6955.8*100" office:value-type="float" office:value="112.42272635786" calcext:value-type="float">
            <text:p>112,4</text:p>
          </table:table-cell>
          <table:table-cell table:style-name="ce7" table:formula="of:=7812.3/6955.8*100" office:value-type="float" office:value="112.313465021996" calcext:value-type="float">
            <text:p>112,3</text:p>
          </table:table-cell>
          <table:table-cell table:style-name="ce7" table:formula="of:=8089.8/6955.8*100" office:value-type="float" office:value="116.302941430173" calcext:value-type="float">
            <text:p>116,3</text:p>
          </table:table-cell>
          <table:table-cell table:style-name="ce7" table:formula="of:=8962.8/6955.8*100" office:value-type="float" office:value="128.853618562926" calcext:value-type="float">
            <text:p>128,9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Fédération française de football</text:p>
          </table:table-cell>
          <table:table-cell table:style-name="ce22" office:value-type="float" office:value="100" calcext:value-type="float">
            <text:p>100,0</text:p>
          </table:table-cell>
          <table:table-cell table:style-name="ce22" table:formula="of:=2162.3/2150.4*100" office:value-type="float" office:value="100.553385416667" calcext:value-type="float">
            <text:p>100,6</text:p>
          </table:table-cell>
          <table:table-cell table:style-name="ce22" table:formula="of:=2143.7/2150.4*100" office:value-type="float" office:value="99.6884300595238" calcext:value-type="float">
            <text:p>99,7</text:p>
          </table:table-cell>
          <table:table-cell table:style-name="ce22" table:formula="of:=2320.6/2150.4*100" office:value-type="float" office:value="107.914806547619" calcext:value-type="float">
            <text:p>107,9</text:p>
          </table:table-cell>
          <table:table-cell table:style-name="ce7" table:formula="of:=2278.7/2150.4*100" office:value-type="float" office:value="105.966331845238" calcext:value-type="float">
            <text:p>106,0</text:p>
          </table:table-cell>
          <table:table-cell table:style-name="ce7" table:formula="of:=2225.6/2150.4*100" office:value-type="float" office:value="103.497023809524" calcext:value-type="float">
            <text:p>103,5</text:p>
          </table:table-cell>
          <table:table-cell table:style-name="ce7" table:formula="of:=2107.9/2150.4*100" office:value-type="float" office:value="98.0236235119048" calcext:value-type="float">
            <text:p>98,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Fédération française de tennis de table</text:p>
          </table:table-cell>
          <table:table-cell table:style-name="ce22" office:value-type="float" office:value="100" calcext:value-type="float">
            <text:p>100,0</text:p>
          </table:table-cell>
          <table:table-cell table:style-name="ce22" table:formula="of:=178.6/175.1*100" office:value-type="float" office:value="101.998857795545" calcext:value-type="float">
            <text:p>102,0</text:p>
          </table:table-cell>
          <table:table-cell table:style-name="ce22" table:formula="of:=181.4/175.1*100" office:value-type="float" office:value="103.597944031982" calcext:value-type="float">
            <text:p>103,6</text:p>
          </table:table-cell>
          <table:table-cell table:style-name="ce22" table:formula="of:=178.6/175.1*100" office:value-type="float" office:value="101.998857795545" calcext:value-type="float">
            <text:p>102,0</text:p>
          </table:table-cell>
          <table:table-cell table:style-name="ce7" table:formula="of:=180.2/175.1*100" office:value-type="float" office:value="102.912621359223" calcext:value-type="float">
            <text:p>102,9</text:p>
          </table:table-cell>
          <table:table-cell table:style-name="ce7" table:formula="of:=189.9/175.1*100" office:value-type="float" office:value="108.452312964021" calcext:value-type="float">
            <text:p>108,5</text:p>
          </table:table-cell>
          <table:table-cell table:style-name="ce7" table:formula="of:=191.8/175.1*100" office:value-type="float" office:value="109.537407195888" calcext:value-type="float">
            <text:p>109,5</text:p>
          </table:table-cell>
          <table:table-cell table:number-columns-repeated="1014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6:31:12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28.89mm"/>
    </style:style>
    <style:style style:name="co3" style:family="table-column">
      <style:table-column-properties fo:break-before="auto" style:column-width="1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0.74pt solid #008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8000" style:diagonal-bl-tr="none" style:diagonal-tl-br="none" fo:border-left="0.74pt solid #008000" fo:padding="0.71mm" fo:border-right="none" style:rotation-align="none" fo:border-top="0.74pt solid #008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8000" style:diagonal-bl-tr="none" style:diagonal-tl-br="none" fo:border-left="0.74pt solid #008000" fo:padding="0.71mm" fo:border-right="none" style:rotation-align="none" fo:border-top="0.74pt solid #008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8000" style:diagonal-bl-tr="none" style:diagonal-tl-br="none" style:text-align-source="fix" style:repeat-content="false" fo:wrap-option="no-wrap" fo:border-left="0.74pt solid #008000" style:direction="ltr" fo:padding="0.71mm" fo:border-right="none" style:rotation-angle="0" style:rotation-align="none" style:shrink-to-fit="false" fo:border-top="0.74pt solid #008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8000" style:diagonal-bl-tr="none" style:diagonal-tl-br="none" style:text-align-source="fix" style:repeat-content="false" fo:wrap-option="no-wrap" fo:border-left="0.74pt solid #008000" style:direction="ltr" fo:padding="0.71mm" fo:border-right="none" style:rotation-angle="0" style:rotation-align="none" style:shrink-to-fit="false" fo:border-top="0.74pt solid #008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8000" style:diagonal-bl-tr="none" style:diagonal-tl-br="none" fo:border-left="0.74pt solid #008000" fo:padding="0.71mm" fo:border-right="0.74pt solid #008000" style:rotation-align="none" fo:border-top="0.74pt solid #008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8000" style:diagonal-bl-tr="none" style:diagonal-tl-br="none" style:text-align-source="fix" style:repeat-content="false" fo:wrap-option="no-wrap" fo:border-left="0.74pt solid #008000" style:direction="ltr" fo:padding="0.71mm" fo:border-right="0.74pt solid #008000" style:rotation-angle="0" style:rotation-align="none" style:shrink-to-fit="false" fo:border-top="0.74pt solid #008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3">
      <style:table-cell-properties fo:border-bottom="0.06pt solid #008000" style:diagonal-bl-tr="none" style:diagonal-tl-br="none" fo:border-left="0.74pt solid #008000" fo:padding="0.71mm" fo:border-right="0.74pt solid #008000" style:rotation-align="none" fo:border-top="0.74pt solid #008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4" office:value-type="string" calcext:value-type="string">
            <text:p>2002-2003</text:p>
          </table:table-cell>
          <table:table-cell table:style-name="ce7" office:value-type="string" calcext:value-type="string">
            <text:p>2003-2004</text:p>
          </table:table-cell>
          <table:table-cell table:style-name="ce7" office:value-type="string" calcext:value-type="string">
            <text:p>Ecart 2003-2002</text:p>
          </table:table-cell>
          <table:table-cell table:style-name="ce7" office:value-type="string" calcext:value-type="string">
            <text:p>Evol en %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" office:value-type="string" calcext:value-type="string">
            <text:p>Premier degré</text:p>
          </table:table-cell>
          <table:table-cell table:style-name="ce5" office:value-type="float" office:value="17980" calcext:value-type="float">
            <text:p>17980</text:p>
          </table:table-cell>
          <table:table-cell table:style-name="ce8" office:value-type="float" office:value="18610" calcext:value-type="float">
            <text:p>18610</text:p>
          </table:table-cell>
          <table:table-cell table:style-name="ce8" table:formula="of:=[.G5]-[.F5]" office:value-type="float" office:value="630" calcext:value-type="float">
            <text:p>630</text:p>
          </table:table-cell>
          <table:table-cell table:style-name="ce18" table:formula="of:=[.G5]/[.F5]-1" office:value-type="percentage" office:value="0.0350389321468298" calcext:value-type="percentage">
            <text:p>3,5%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" office:value-type="string" calcext:value-type="string">
            <text:p>Collège</text:p>
          </table:table-cell>
          <table:table-cell table:style-name="ce5" office:value-type="float" office:value="18150" calcext:value-type="float">
            <text:p>18150</text:p>
          </table:table-cell>
          <table:table-cell table:style-name="ce8" office:value-type="float" office:value="17990" calcext:value-type="float">
            <text:p>17990</text:p>
          </table:table-cell>
          <table:table-cell table:style-name="ce8" table:formula="of:=[.G6]-[.F6]" office:value-type="float" office:value="-160" calcext:value-type="float">
            <text:p>-160</text:p>
          </table:table-cell>
          <table:table-cell table:style-name="ce18" table:formula="of:=[.G6]/[.F6]-1" office:value-type="percentage" office:value="-0.00881542699724514" calcext:value-type="percentage">
            <text:p>-0,9%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" office:value-type="string" calcext:value-type="string">
            <text:p>Lycée</text:p>
          </table:table-cell>
          <table:table-cell table:style-name="ce5" office:value-type="float" office:value="2100" calcext:value-type="float">
            <text:p>2100</text:p>
          </table:table-cell>
          <table:table-cell table:style-name="ce8" office:value-type="float" office:value="2540" calcext:value-type="float">
            <text:p>2540</text:p>
          </table:table-cell>
          <table:table-cell table:style-name="ce8" table:formula="of:=[.G7]-[.F7]" office:value-type="float" office:value="440" calcext:value-type="float">
            <text:p>440</text:p>
          </table:table-cell>
          <table:table-cell table:style-name="ce18" table:formula="of:=[.G7]/[.F7]-1" office:value-type="percentage" office:value="0.209523809523809" calcext:value-type="percentage">
            <text:p>21,0%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6" office:value-type="float" office:value="38230" calcext:value-type="float">
            <text:p>38230</text:p>
          </table:table-cell>
          <table:table-cell table:style-name="ce6" office:value-type="float" office:value="39140" calcext:value-type="float">
            <text:p>39140</text:p>
          </table:table-cell>
          <table:table-cell table:style-name="ce6" table:formula="of:=[.G8]-[.F8]" office:value-type="float" office:value="910" calcext:value-type="float">
            <text:p>910</text:p>
          </table:table-cell>
          <table:table-cell table:style-name="ce18" table:formula="of:=[.G8]/[.F8]-1" office:value-type="percentage" office:value="0.0238032958409626" calcext:value-type="percentage">
            <text:p>2,4%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01:20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1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="0.06pt solid #000000" fo:padding="0.71mm"/>
    </style:style>
    <style:style style:name="ce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113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53" table:default-cell-style-name="ce1"/>
        <table:table-column table:style-name="co1" table:number-columns-repeated="767" table:default-cell-style-name="Default"/>
        <table:table-row table:style-name="ro1" table:number-rows-repeated="51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style-name="ce4" office:value-type="string" calcext:value-type="string">
            <text:p>Evolution 98 et 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Pain</text:p>
          </table:table-cell>
          <table:table-cell table:style-name="ce5" office:value-type="percentage" office:value="0.328" calcext:value-type="percentage">
            <text:p>32,8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Lait</text:p>
          </table:table-cell>
          <table:table-cell table:style-name="ce5" office:value-type="percentage" office:value="0.299" calcext:value-type="percentage">
            <text:p>29,9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Œufs</text:p>
          </table:table-cell>
          <table:table-cell table:style-name="ce5" office:value-type="percentage" office:value="0.384" calcext:value-type="percentage">
            <text:p>38,4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1k g de bœuf</text:p>
          </table:table-cell>
          <table:table-cell table:style-name="ce5" office:value-type="percentage" office:value="0.267" calcext:value-type="percentage">
            <text:p>26,7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1 kg de pâtes</text:p>
          </table:table-cell>
          <table:table-cell table:style-name="ce5" office:value-type="percentage" office:value="0.294" calcext:value-type="percentage">
            <text:p>29,4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75 cl de vin</text:p>
          </table:table-cell>
          <table:table-cell table:style-name="ce5" office:value-type="percentage" office:value="0.178" calcext:value-type="percentage">
            <text:p>17,8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1 kg de farine</text:p>
          </table:table-cell>
          <table:table-cell table:style-name="ce5" office:value-type="percentage" office:value="0.492" calcext:value-type="percentage">
            <text:p>49,2%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00/00/0000</text:date>, <text:time style:data-style-name="N2" text:time-value="15:35:27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4" style:family="table-cell" style:parent-style-name="Default">
      <style:table-cell-properties fo:border="0.06pt solid #000000" fo:padding="0.71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14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4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1" table:number-rows-repeated="81">
          <table:table-cell table:number-columns-repeated="1024"/>
        </table:table-row>
        <table:table-row table:style-name="ro2">
          <table:table-cell table:number-columns-repeated="2"/>
          <table:table-cell table:style-name="ce14"/>
          <table:table-cell table:style-name="ce15" office:value-type="string" calcext:value-type="string">
            <text:p>Evol 2000 et 2002</text:p>
          </table:table-cell>
          <table:table-cell table:style-name="ce15" office:value-type="string" calcext:value-type="string">
            <text:p>Evol 2002 et 200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" office:value-type="string" calcext:value-type="string">
            <text:p>soins hospitaliers</text:p>
          </table:table-cell>
          <table:table-cell table:style-name="ce17" table:formula="of:=((58-52.7)/52.7)" office:value-type="percentage" office:value="0.100569259962049" calcext:value-type="percentage">
            <text:p>10,1%</text:p>
          </table:table-cell>
          <table:table-cell table:style-name="ce17" office:value-type="percentage" office:value="0.113793103448276" calcext:value-type="percentage">
            <text:p>11,4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" office:value-type="string" calcext:value-type="string">
            <text:p>soins ambulatoires</text:p>
          </table:table-cell>
          <table:table-cell table:style-name="ce17" table:formula="of:=((35.4-31.2)/31.2)" office:value-type="percentage" office:value="0.134615384615385" calcext:value-type="percentage">
            <text:p>13,5%</text:p>
          </table:table-cell>
          <table:table-cell table:style-name="ce17" office:value-type="percentage" office:value="0.11864406779661" calcext:value-type="percentage">
            <text:p>11,9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" office:value-type="string" calcext:value-type="string">
            <text:p>transports de malades</text:p>
          </table:table-cell>
          <table:table-cell table:style-name="ce17" table:formula="of:=((2.3-1.9)/1.9)" office:value-type="percentage" office:value="0.210526315789474" calcext:value-type="percentage">
            <text:p>21,1%</text:p>
          </table:table-cell>
          <table:table-cell table:style-name="ce17" office:value-type="percentage" office:value="0.130434782608696" calcext:value-type="percentage">
            <text:p>13,0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" office:value-type="string" calcext:value-type="string">
            <text:p>médicaments</text:p>
          </table:table-cell>
          <table:table-cell table:style-name="ce17" table:formula="of:=((26.9-23.6)/23.6)" office:value-type="percentage" office:value="0.139830508474576" calcext:value-type="percentage">
            <text:p>14,0%</text:p>
          </table:table-cell>
          <table:table-cell table:style-name="ce17" office:value-type="percentage" office:value="0.118959107806692" calcext:value-type="percentage">
            <text:p>11,9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" office:value-type="string" calcext:value-type="string">
            <text:p>autres biens médicaux</text:p>
          </table:table-cell>
          <table:table-cell table:style-name="ce17" table:formula="of:=((6.9-5.7)/5.7)" office:value-type="percentage" office:value="0.210526315789474" calcext:value-type="percentage">
            <text:p>21,1%</text:p>
          </table:table-cell>
          <table:table-cell table:style-name="ce17" office:value-type="percentage" office:value="0.173913043478261" calcext:value-type="percentage">
            <text:p>17,4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Consommation de soins et de biens médicaux</text:p>
          </table:table-cell>
          <table:table-cell table:style-name="ce18" table:formula="of:=((129.5-115.1)/115.1)" office:value-type="percentage" office:value="0.125108601216334" calcext:value-type="percentage">
            <text:p>12,5%</text:p>
          </table:table-cell>
          <table:table-cell table:style-name="ce18" office:value-type="percentage" office:value="0.11969111969112" calcext:value-type="percentage">
            <text:p>12,0%</text:p>
          </table:table-cell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percentage-style style:name="N114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6:04:50.7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18.19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6.28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2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6" style:family="table-cell" style:parent-style-name="Default">
      <style:table-cell-properties fo:border="0.06pt solid #000000" fo:padding="0.71mm"/>
    </style:style>
    <style:style style:name="ce8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46" table:default-cell-style-name="ce1"/>
        <table:table-column table:style-name="co1" table:number-columns-repeated="767" table:default-cell-style-name="Default"/>
        <table:table-row table:style-name="ro1" table:number-rows-repeated="32">
          <table:table-cell table:number-columns-repeated="1024"/>
        </table:table-row>
        <table:table-row table:style-name="ro2">
          <table:table-cell table:number-columns-repeated="4"/>
          <table:table-cell table:style-name="ce6"/>
          <table:table-cell table:style-name="ce11" office:value-type="string" calcext:value-type="string" table:number-columns-spanned="2" table:number-rows-spanned="1">
            <text:p>en millier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Evolution</text:p>
          </table:table-cell>
          <table:covered-table-cell table:style-name="ce11"/>
          <table:table-cell table:number-columns-repeated="1015"/>
        </table:table-row>
        <table:table-row table:style-name="ro2">
          <table:table-cell table:number-columns-repeated="4"/>
          <table:table-cell table:style-name="ce8"/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string" calcext:value-type="string" table:number-columns-spanned="2" table:number-rows-spanned="1">
            <text:p>2000/1980</text:p>
          </table:table-cell>
          <table:covered-table-cell table:style-name="ce12"/>
          <table:table-cell table:number-columns-repeated="1015"/>
        </table:table-row>
        <table:table-row table:style-name="ro3">
          <table:table-cell table:number-columns-repeated="4"/>
          <table:table-cell table:style-name="ce10" office:value-type="string" calcext:value-type="string">
            <text:p>Couples mariés</text:p>
          </table:table-cell>
          <table:table-cell table:style-name="ce13" office:value-type="float" office:value="10309" calcext:value-type="float">
            <text:p>10309</text:p>
          </table:table-cell>
          <table:table-cell table:style-name="ce13" office:value-type="float" office:value="12070" calcext:value-type="float">
            <text:p>12070</text:p>
          </table:table-cell>
          <table:table-cell table:style-name="ce14" table:formula="of:=([.G35]-[.F35])/[.F35]" office:value-type="percentage" office:value="0.170821612183529" calcext:value-type="percentage" table:number-columns-spanned="2" table:number-rows-spanned="1">
            <text:p>17,1%</text:p>
          </table:table-cell>
          <table:covered-table-cell table:style-name="ce14"/>
          <table:table-cell table:number-columns-repeated="1015"/>
        </table:table-row>
        <table:table-row table:style-name="ro3">
          <table:table-cell table:number-columns-repeated="4"/>
          <table:table-cell table:style-name="ce10" office:value-type="string" calcext:value-type="string">
            <text:p>couples non mariés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707" calcext:value-type="float">
            <text:p>1707</text:p>
          </table:table-cell>
          <table:table-cell table:style-name="ce14" table:formula="of:=([.G36]-[.F36])/[.F36]" office:value-type="percentage" office:value="4.50645161290323" calcext:value-type="percentage" table:number-columns-spanned="2" table:number-rows-spanned="1">
            <text:p>450,6%</text:p>
          </table:table-cell>
          <table:covered-table-cell table:style-name="ce14"/>
          <table:table-cell table:number-columns-repeated="1015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20:25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56.48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28.03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7.16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4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style:glyph-orientation-vertical="0" fo:border-bottom="0.74pt solid #008000" style:diagonal-bl-tr="none" style:diagonal-tl-br="none" style:text-align-source="fix" style:repeat-content="false" fo:wrap-option="no-wrap" fo:border-left="0.74pt solid #008000" style:direction="ltr" fo:padding="0.71mm" fo:border-right="0.74pt solid #008000" style:rotation-angle="0" style:rotation-align="none" style:shrink-to-fit="false" fo:border-top="0.06pt solid #008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6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1" table:number-columns-repeated="4" table:default-cell-style-name="ce41"/>
        <table:table-column table:style-name="co7" table:number-columns-repeated="2" table:default-cell-style-name="ce41"/>
        <table:table-column table:style-name="co1" table:number-columns-repeated="240" table:default-cell-style-name="ce41"/>
        <table:table-column table:style-name="co1" table:number-columns-repeated="767" table:default-cell-style-name="Default"/>
        <table:table-row table:style-name="ro1" table:number-rows-repeated="88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superficie en hectare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240"/>
          <table:table-cell table:style-name="Default" table:number-columns-repeated="6"/>
          <table:table-cell table:number-columns-repeated="767"/>
        </table:table-row>
        <table:table-row table:style-name="ro1">
          <table:table-cell table:number-columns-repeated="6"/>
          <table:table-cell table:style-name="ce3" office:value-type="string" calcext:value-type="string">
            <text:p>[0 ; 20[</text:p>
          </table:table-cell>
          <table:table-cell table:style-name="ce6" table:formula="of:=767/1263" office:value-type="percentage" office:value="0.607284243863816" calcext:value-type="percentage">
            <text:p>60,7%</text:p>
          </table:table-cell>
          <table:table-cell table:style-name="ce5" office:value-type="percentage" office:value="0.547689282202557" calcext:value-type="percentage">
            <text:p>54,8%</text:p>
          </table:table-cell>
          <table:table-cell table:style-name="ce5" office:value-type="percentage" office:value="0.490196078431373" calcext:value-type="percentage">
            <text:p>49,0%</text:p>
          </table:table-cell>
          <table:table-cell table:style-name="ce5" office:value-type="percentage" office:value="0.434065934065934" calcext:value-type="percentage">
            <text:p>43,4%</text:p>
          </table:table-cell>
          <table:table-cell table:number-columns-repeated="240"/>
          <table:table-cell table:style-name="Default" table:number-columns-repeated="6"/>
          <table:table-cell table:number-columns-repeated="767"/>
        </table:table-row>
        <table:table-row table:style-name="ro1">
          <table:table-cell table:number-columns-repeated="6"/>
          <table:table-cell table:style-name="ce3" office:value-type="string" calcext:value-type="string">
            <text:p>[20 ; 50[ </text:p>
          </table:table-cell>
          <table:table-cell table:style-name="ce6" table:formula="of:=347/1263" office:value-type="percentage" office:value="0.274742676167854" calcext:value-type="percentage">
            <text:p>27,5%</text:p>
          </table:table-cell>
          <table:table-cell table:style-name="ce5" office:value-type="percentage" office:value="0.283185840707965" calcext:value-type="percentage">
            <text:p>28,3%</text:p>
          </table:table-cell>
          <table:table-cell table:style-name="ce5" office:value-type="percentage" office:value="0.208144796380091" calcext:value-type="percentage">
            <text:p>20,8%</text:p>
          </table:table-cell>
          <table:table-cell table:style-name="ce5" office:value-type="percentage" office:value="0.1996336996337" calcext:value-type="percentage">
            <text:p>20,0%</text:p>
          </table:table-cell>
          <table:table-cell table:number-columns-repeated="240"/>
          <table:table-cell table:style-name="Default" table:number-columns-repeated="6"/>
          <table:table-cell table:number-columns-repeated="767"/>
        </table:table-row>
        <table:table-row table:style-name="ro1">
          <table:table-cell table:number-columns-repeated="6"/>
          <table:table-cell table:style-name="ce3" office:value-type="string" calcext:value-type="string">
            <text:p>[50 ; 100[ </text:p>
          </table:table-cell>
          <table:table-cell table:style-name="ce6" table:formula="of:=114/1263" office:value-type="percentage" office:value="0.0902612826603325" calcext:value-type="percentage">
            <text:p>9,0%</text:p>
          </table:table-cell>
          <table:table-cell table:style-name="ce5" office:value-type="percentage" office:value="0.125860373647984" calcext:value-type="percentage">
            <text:p>12,6%</text:p>
          </table:table-cell>
          <table:table-cell table:style-name="ce5" office:value-type="percentage" office:value="0.184012066365008" calcext:value-type="percentage">
            <text:p>18,4%</text:p>
          </table:table-cell>
          <table:table-cell table:style-name="ce5" office:value-type="percentage" office:value="0.206959706959707" calcext:value-type="percentage">
            <text:p>20,7%</text:p>
          </table:table-cell>
          <table:table-cell table:number-columns-repeated="240"/>
          <table:table-cell table:style-name="Default" table:number-columns-repeated="6"/>
          <table:table-cell table:number-columns-repeated="767"/>
        </table:table-row>
        <table:table-row table:style-name="ro1">
          <table:table-cell table:number-columns-repeated="6"/>
          <table:table-cell table:style-name="ce3" office:value-type="string" calcext:value-type="string">
            <text:p>[100 ; 200[ </text:p>
          </table:table-cell>
          <table:table-cell table:style-name="ce6" table:formula="of:=29/1263" office:value-type="percentage" office:value="0.0229612034837688" calcext:value-type="percentage">
            <text:p>2,3%</text:p>
          </table:table-cell>
          <table:table-cell table:style-name="ce5" office:value-type="percentage" office:value="0.0363815142576204" calcext:value-type="percentage">
            <text:p>3,6%</text:p>
          </table:table-cell>
          <table:table-cell table:style-name="ce5" office:value-type="percentage" office:value="0.0965309200603318" calcext:value-type="percentage">
            <text:p>9,7%</text:p>
          </table:table-cell>
          <table:table-cell table:style-name="ce5" office:value-type="percentage" office:value="0.128205128205128" calcext:value-type="percentage">
            <text:p>12,8%</text:p>
          </table:table-cell>
          <table:table-cell table:number-columns-repeated="240"/>
          <table:table-cell table:style-name="Default" table:number-columns-repeated="6"/>
          <table:table-cell table:number-columns-repeated="767"/>
        </table:table-row>
        <table:table-row table:style-name="ro1">
          <table:table-cell table:number-columns-repeated="6"/>
          <table:table-cell table:style-name="ce3" office:value-type="string" calcext:value-type="string">
            <text:p>&gt; 200</text:p>
          </table:table-cell>
          <table:table-cell table:style-name="ce6" table:formula="of:=6/1263" office:value-type="percentage" office:value="0.00475059382422803" calcext:value-type="percentage">
            <text:p>0,5%</text:p>
          </table:table-cell>
          <table:table-cell table:style-name="ce5" office:value-type="percentage" office:value="0.00688298918387414" calcext:value-type="percentage">
            <text:p>0,7%</text:p>
          </table:table-cell>
          <table:table-cell table:style-name="ce5" office:value-type="percentage" office:value="0.0211161387631976" calcext:value-type="percentage">
            <text:p>2,1%</text:p>
          </table:table-cell>
          <table:table-cell table:style-name="ce5" office:value-type="percentage" office:value="0.0311355311355311" calcext:value-type="percentage">
            <text:p>3,1%</text:p>
          </table:table-cell>
          <table:table-cell table:number-columns-repeated="240"/>
          <table:table-cell table:style-name="Default" table:number-columns-repeated="6"/>
          <table:table-cell table:number-columns-repeated="767"/>
        </table:table-row>
        <table:table-row table:style-name="ro1">
          <table:table-cell table:number-columns-repeated="6"/>
          <table:table-cell table:style-name="ce4" office:value-type="string" calcext:value-type="string">
            <text:p>Ensemble</text:p>
          </table:table-cell>
          <table:table-cell table:style-name="ce6" table:formula="of:=1263/1263" office:value-type="percentage" office:value="1" calcext:value-type="percentage">
            <text:p>100,0%</text:p>
          </table:table-cell>
          <table:table-cell table:number-columns-repeated="3" table:style-name="ce6" office:value-type="percentage" office:value="1" calcext:value-type="percentage">
            <text:p>100,0%</text:p>
          </table:table-cell>
          <table:table-cell table:style-name="ce60" table:number-columns-repeated="2"/>
          <table:table-cell table:number-columns-repeated="240"/>
          <table:table-cell table:style-name="Default" table:number-columns-repeated="4"/>
          <table:table-cell table:number-columns-repeated="76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4:50:32.4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20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4"/>
          <table:table-cell table:style-name="ce12" office:value-type="string" calcext:value-type="string">
            <text:p>Situation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string" calcext:value-type="string">
            <text:p>Evolution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3" office:value-type="string" calcext:value-type="string">
            <text:p>Scolarisées</text:p>
          </table:table-cell>
          <table:table-cell table:style-name="ce14" office:value-type="float" office:value="34.1" calcext:value-type="float">
            <text:p>34,1</text:p>
          </table:table-cell>
          <table:table-cell table:style-name="ce14" office:value-type="float" office:value="40.5" calcext:value-type="float">
            <text:p>40,5</text:p>
          </table:table-cell>
          <table:table-cell table:style-name="ce14" table:formula="of:=[.G16]-[.F16]" office:value-type="float" office:value="6.4" calcext:value-type="float">
            <text:p>6,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3" office:value-type="string" calcext:value-type="string">
            <text:p>Stagiaires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table:formula="of:=[.G17]-[.F17]" office:value-type="float" office:value="0.0999999999999999" calcext:value-type="float">
            <text:p>0,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3" office:value-type="string" calcext:value-type="string">
            <text:p>Actives avec emploi</text:p>
          </table:table-cell>
          <table:table-cell table:style-name="ce14" office:value-type="float" office:value="37.7" calcext:value-type="float">
            <text:p>37,7</text:p>
          </table:table-cell>
          <table:table-cell table:style-name="ce14" office:value-type="float" office:value="36.3" calcext:value-type="float">
            <text:p>36,3</text:p>
          </table:table-cell>
          <table:table-cell table:style-name="ce14" table:formula="of:=[.G18]-[.F18]" office:value-type="float" office:value="-1.40000000000001" calcext:value-type="float">
            <text:p>-1,4000000000000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3" office:value-type="string" calcext:value-type="string">
            <text:p>Chômeuses</text:p>
          </table:table-cell>
          <table:table-cell table:style-name="ce14" office:value-type="float" office:value="13.6" calcext:value-type="float">
            <text:p>13,6</text:p>
          </table:table-cell>
          <table:table-cell table:style-name="ce14" office:value-type="float" office:value="10.3" calcext:value-type="float">
            <text:p>10,3</text:p>
          </table:table-cell>
          <table:table-cell table:style-name="ce14" table:formula="of:=[.G19]-[.F19]" office:value-type="float" office:value="-3.3" calcext:value-type="float">
            <text:p>-3,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3" office:value-type="string" calcext:value-type="string">
            <text:p>Inactive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.4" calcext:value-type="float">
            <text:p>8,4</text:p>
          </table:table-cell>
          <table:table-cell table:style-name="ce14" table:formula="of:=[.G20]-[.F20]" office:value-type="float" office:value="-2.6" calcext:value-type="float">
            <text:p>-2,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3" office:value-type="string" calcext:value-type="string">
            <text:p>Non déclarées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table:formula="of:=[.G21]-[.F21]" office:value-type="float" office:value="0.8" calcext:value-type="float">
            <text:p>0,8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07:21.1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18.19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6.28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2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9.54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5" style:family="table-cell" style:parent-style-name="Default">
      <style:table-cell-properties fo:border="0.06pt solid #000000" fo:padding="0.71mm"/>
    </style:style>
    <style:style style:name="ce1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46" table:default-cell-style-name="ce1"/>
        <table:table-column table:style-name="co1" table:number-columns-repeated="767" table:default-cell-style-name="Default"/>
        <table:table-row table:style-name="ro1" table:number-rows-repeated="32">
          <table:table-cell table:number-columns-repeated="1024"/>
        </table:table-row>
        <table:table-row table:style-name="ro2">
          <table:table-cell table:number-columns-repeated="4"/>
          <table:table-cell table:style-name="ce15"/>
          <table:table-cell table:style-name="ce19" office:value-type="string" calcext:value-type="string" table:number-columns-spanned="2" table:number-rows-spanned="1">
            <text:p>en milliers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art</text:p>
          </table:table-cell>
          <table:covered-table-cell table:style-name="ce19"/>
          <table:table-cell table:number-columns-repeated="1015"/>
        </table:table-row>
        <table:table-row table:style-name="ro2">
          <table:table-cell table:number-columns-repeated="4"/>
          <table:table-cell table:style-name="ce16"/>
          <table:table-cell table:style-name="ce20" office:value-type="float" office:value="1980" calcext:value-type="float">
            <text:p>1980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1980" calcext:value-type="float">
            <text:p>1980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7" office:value-type="string" calcext:value-type="string">
            <text:p>Couples mariés</text:p>
          </table:table-cell>
          <table:table-cell table:style-name="ce21" office:value-type="float" office:value="10309" calcext:value-type="float">
            <text:p>10309</text:p>
          </table:table-cell>
          <table:table-cell table:style-name="ce21" office:value-type="float" office:value="12070" calcext:value-type="float">
            <text:p>12070</text:p>
          </table:table-cell>
          <table:table-cell table:style-name="ce22" table:formula="of:=[.F35]/[.F$37]" office:value-type="percentage" office:value="0.970807043977776" calcext:value-type="percentage">
            <text:p>97,1%</text:p>
          </table:table-cell>
          <table:table-cell table:style-name="ce22" table:formula="of:=[.G35]/[.G$37]" office:value-type="percentage" office:value="0.876097844233142" calcext:value-type="percentage">
            <text:p>87,6%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7" office:value-type="string" calcext:value-type="string">
            <text:p>couples non mariés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1707" calcext:value-type="float">
            <text:p>1707</text:p>
          </table:table-cell>
          <table:table-cell table:style-name="ce22" table:formula="of:=[.F36]/[.F$37]" office:value-type="percentage" office:value="0.0291929560222243" calcext:value-type="percentage">
            <text:p>2,9%</text:p>
          </table:table-cell>
          <table:table-cell table:style-name="ce22" table:formula="of:=[.G36]/[.G$37]" office:value-type="percentage" office:value="0.123902155766858" calcext:value-type="percentage">
            <text:p>12,4%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8" office:value-type="string" calcext:value-type="string">
            <text:p>Total</text:p>
          </table:table-cell>
          <table:table-cell table:style-name="ce21" table:formula="of:=[.F35]+[.F36]" office:value-type="float" office:value="10619" calcext:value-type="float">
            <text:p>10619</text:p>
          </table:table-cell>
          <table:table-cell table:style-name="ce21" table:formula="of:=[.G35]+[.G36]" office:value-type="float" office:value="13777" calcext:value-type="float">
            <text:p>13777</text:p>
          </table:table-cell>
          <table:table-cell table:style-name="ce22" table:formula="of:=[.F37]/[.F$37]" office:value-type="percentage" office:value="1" calcext:value-type="percentage">
            <text:p>100,0%</text:p>
          </table:table-cell>
          <table:table-cell table:style-name="ce22" table:formula="of:=[.G37]/[.G$37]" office:value-type="percentage" office:value="1" calcext:value-type="percentage">
            <text:p>100,0%</text:p>
          </table:table-cell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16:08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17.09mm"/>
    </style:style>
    <style:style style:name="co3" style:family="table-column">
      <style:table-column-properties fo:break-before="auto" style:column-width="16.28mm"/>
    </style:style>
    <style:style style:name="co4" style:family="table-column">
      <style:table-column-properties fo:break-before="auto" style:column-width="42.55mm"/>
    </style:style>
    <style:style style:name="co5" style:family="table-column">
      <style:table-column-properties fo:break-before="auto" style:column-width="2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46" table:default-cell-style-name="ce1"/>
        <table:table-column table:style-name="co1" table:number-columns-repeated="767" table:default-cell-style-name="Default"/>
        <table:table-row table:style-name="ro1" table:number-rows-repeated="42">
          <table:table-cell table:number-columns-repeated="1024"/>
        </table:table-row>
        <table:table-row table:style-name="ro2">
          <table:table-cell table:number-columns-repeated="6"/>
          <table:table-cell table:style-name="ce3" office:value-type="string" calcext:value-type="string" table:number-columns-spanned="4" table:number-rows-spanned="1">
            <text:p>Émission de gaz <text:s/>(hors utilisation des terres, <text:s/>leur changement et la forêt UTCF)</text:p>
          </table:table-cell>
          <table:covered-table-cell table:number-columns-repeated="3" table:style-name="ce3"/>
          <table:table-cell table:style-name="ce15" office:value-type="float" office:value="2008" calcext:value-type="float">
            <text:p>2008</text:p>
          </table:table-cell>
          <table:table-cell table:style-name="ce15" office:value-type="string" calcext:value-type="string">
            <text:p>1990/2008 (en %)</text:p>
          </table:table-cell>
          <table:table-cell table:style-name="ce15" office:value-type="float" office:value="1990" calcext:value-type="float">
            <text:p>199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4" office:value-type="string" calcext:value-type="string" table:number-columns-spanned="4" table:number-rows-spanned="1">
            <text:p>CO2</text:p>
          </table:table-cell>
          <table:covered-table-cell table:number-columns-repeated="3" table:style-name="ce4"/>
          <table:table-cell table:style-name="ce16" office:value-type="float" office:value="391" calcext:value-type="float">
            <text:p>391</text:p>
          </table:table-cell>
          <table:table-cell table:style-name="ce16" office:value-type="float" office:value="-1.1" calcext:value-type="float">
            <text:p>-1,1</text:p>
          </table:table-cell>
          <table:table-cell table:style-name="ce19" table:formula="of:=[.K44]/(1+[.L44]/100)" office:value-type="float" office:value="395.348837209302" calcext:value-type="float">
            <text:p>395,3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4" table:number-rows-spanned="1">
            <text:p>CH4</text:p>
          </table:table-cell>
          <table:covered-table-cell table:number-columns-repeated="3" table:style-name="ce5"/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-17" calcext:value-type="float">
            <text:p>-17</text:p>
          </table:table-cell>
          <table:table-cell table:style-name="ce19" table:formula="of:=[.K45]/(1+[.L45]/100)" office:value-type="float" office:value="65.0602409638554" calcext:value-type="float">
            <text:p>65,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4" table:number-rows-spanned="1">
            <text:p>N2O</text:p>
          </table:table-cell>
          <table:covered-table-cell table:number-columns-repeated="3" table:style-name="ce5"/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-29" calcext:value-type="float">
            <text:p>-29</text:p>
          </table:table-cell>
          <table:table-cell table:style-name="ce19" table:formula="of:=[.K46]/(1+[.L46]/100)" office:value-type="float" office:value="91.5492957746479" calcext:value-type="float">
            <text:p>91,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4" table:number-rows-spanned="1">
            <text:p>HFC</text:p>
          </table:table-cell>
          <table:covered-table-cell table:number-columns-repeated="3" table:style-name="ce5"/>
          <table:table-cell table:style-name="ce16" office:value-type="float" office:value="15.3" calcext:value-type="float">
            <text:p>15,3</text:p>
          </table:table-cell>
          <table:table-cell table:style-name="ce18" office:value-type="float" office:value="313" calcext:value-type="float">
            <text:p>313</text:p>
          </table:table-cell>
          <table:table-cell table:style-name="ce19" table:formula="of:=[.K47]/(1+[.L47]/100)" office:value-type="float" office:value="3.7046004842615" calcext:value-type="float">
            <text:p>3,7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4" table:number-rows-spanned="1">
            <text:p>PFC</text:p>
          </table:table-cell>
          <table:covered-table-cell table:number-columns-repeated="3" table:style-name="ce5"/>
          <table:table-cell table:style-name="ce16" office:value-type="float" office:value="0.6" calcext:value-type="float">
            <text:p>0,6</text:p>
          </table:table-cell>
          <table:table-cell table:style-name="ce18" office:value-type="float" office:value="-87" calcext:value-type="float">
            <text:p>-87</text:p>
          </table:table-cell>
          <table:table-cell table:style-name="ce19" table:formula="of:=[.K48]/(1+[.L48]/100)" office:value-type="float" office:value="4.61538461538462" calcext:value-type="float">
            <text:p>4,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string" calcext:value-type="string" table:number-columns-spanned="4" table:number-rows-spanned="1">
            <text:p>SF</text:p>
          </table:table-cell>
          <table:covered-table-cell table:number-columns-repeated="3" table:style-name="ce5"/>
          <table:table-cell table:style-name="ce16" office:value-type="float" office:value="0.7" calcext:value-type="float">
            <text:p>0,7</text:p>
          </table:table-cell>
          <table:table-cell table:style-name="ce18" office:value-type="float" office:value="-65" calcext:value-type="float">
            <text:p>-65</text:p>
          </table:table-cell>
          <table:table-cell table:style-name="ce19" table:formula="of:=[.K49]/(1+[.L49]/100)" office:value-type="float" office:value="2" calcext:value-type="float">
            <text:p>2,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4" table:number-rows-spanned="1">
            <text:p>Pouvoir de réchauffement global (PRG)</text:p>
          </table:table-cell>
          <table:covered-table-cell table:number-columns-repeated="2" table:style-name="ce6"/>
          <table:covered-table-cell table:style-name="ce6" office:value-type="string" calcext:value-type="string">
            <text:p>Pouvoir de réchauffement global (PRG)</text:p>
          </table:covered-table-cell>
          <table:table-cell table:style-name="ce17" office:value-type="float" office:value="526.6" calcext:value-type="float">
            <text:p>526,6</text:p>
          </table:table-cell>
          <table:table-cell table:style-name="ce17" office:value-type="float" office:value="-6.4" calcext:value-type="float">
            <text:p>-6,4</text:p>
          </table:table-cell>
          <table:table-cell table:style-name="ce20" table:formula="of:=[.K50]/(1+[.L50]/100)" office:value-type="float" office:value="562.606837606838" calcext:value-type="float">
            <text:p>562,6</text:p>
          </table:table-cell>
          <table:table-cell table:number-columns-repeated="101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05:41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74pt solid #008000" style:diagonal-bl-tr="none" style:diagonal-tl-br="none" style:text-align-source="fix" style:repeat-content="false" fo:wrap-option="no-wrap" fo:border-left="0.74pt solid #008000" style:direction="ltr" fo:padding="0.71mm" fo:border-right="none" style:rotation-angle="0" style:rotation-align="none" style:shrink-to-fit="false" fo:border-top="0.06pt solid #008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no-wrap" fo:border-left="0.74pt solid #008000" style:direction="ltr" fo:padding="0.71mm" fo:border-right="0.74pt solid #008000" style:rotation-angle="0" style:rotation-align="none" style:shrink-to-fit="false" fo:border-top="0.06pt solid #008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no-wrap" fo:border-left="0.74pt solid #008000" style:direction="ltr" fo:padding="0.71mm" fo:border-right="0.74pt solid #008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">
      <style:table-cell-properties style:glyph-orientation-vertical="0" fo:border-bottom="0.06pt solid #008000" style:diagonal-bl-tr="none" style:diagonal-tl-br="none" style:text-align-source="fix" style:repeat-content="false" fo:wrap-option="no-wrap" fo:border-left="0.74pt solid #008000" style:direction="ltr" fo:padding="0.71mm" fo:border-right="0.74pt solid #008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">
      <style:table-cell-properties style:glyph-orientation-vertical="0" fo:border-bottom="0.74pt solid #008000" style:diagonal-bl-tr="none" style:diagonal-tl-br="none" style:text-align-source="fix" style:repeat-content="false" fo:wrap-option="no-wrap" fo:border-left="0.74pt solid #008000" style:direction="ltr" fo:padding="0.71mm" fo:border-right="none" style:rotation-angle="0" style:rotation-align="none" style:shrink-to-fit="false" fo:border-top="0.06pt solid #008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row table:style-name="ro1" table:number-rows-repeated="88">
          <table:table-cell table:number-columns-repeated="12"/>
        </table:table-row>
        <table:table-row table:style-name="ro1">
          <table:table-cell table:number-columns-repeated="11"/>
          <table:table-cell table:style-name="ce2" office:value-type="float" office:value="1979" calcext:value-type="float">
            <text:p>1979</text:p>
          </table:table-cell>
        </table:table-row>
        <table:table-row table:style-name="ro1">
          <table:table-cell table:number-columns-repeated="11"/>
          <table:table-cell table:style-name="ce3" office:value-type="percentage" office:value="0.607284243863816" calcext:value-type="percentage">
            <text:p>60,73 %</text:p>
          </table:table-cell>
        </table:table-row>
        <table:table-row table:style-name="ro1">
          <table:table-cell table:number-columns-repeated="11"/>
          <table:table-cell table:style-name="ce4" office:value-type="percentage" office:value="0.274742676167854" calcext:value-type="percentage">
            <text:p>27,47 %</text:p>
          </table:table-cell>
        </table:table-row>
        <table:table-row table:style-name="ro1">
          <table:table-cell table:number-columns-repeated="11"/>
          <table:table-cell table:style-name="ce4" office:value-type="percentage" office:value="0.0902612826603325" calcext:value-type="percentage">
            <text:p>9,03 %</text:p>
          </table:table-cell>
        </table:table-row>
        <table:table-row table:style-name="ro1">
          <table:table-cell table:number-columns-repeated="11"/>
          <table:table-cell table:style-name="ce4" office:value-type="percentage" office:value="0.0229612034837688" calcext:value-type="percentage">
            <text:p>2,30 %</text:p>
          </table:table-cell>
        </table:table-row>
        <table:table-row table:style-name="ro1">
          <table:table-cell table:number-columns-repeated="11"/>
          <table:table-cell table:style-name="ce5" office:value-type="percentage" office:value="0.00475059382422803" calcext:value-type="percentage">
            <text:p>0,48 %</text:p>
          </table:table-cell>
        </table:table-row>
        <table:table-row table:style-name="ro1">
          <table:table-cell table:number-columns-repeated="11"/>
          <table:table-cell table:style-name="ce6" office:value-type="percentage" office:value="1" calcext:value-type="percentage">
            <text:p>100,00 %</text:p>
          </table:table-cell>
        </table:table-row>
        <table:table-row table:style-name="ro1" table:number-rows-repeated="104848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43:11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47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ff" fo:padding="0.71mm"/>
    </style:style>
    <style:style style:name="ce10" style:family="table-cell" style:parent-style-name="Default">
      <style:table-cell-properties fo:background-color="#ffffff" fo:border="0.06pt solid #000000" fo:padding="0.71mm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fo:background-color="#ffffff" style:diagonal-bl-tr="none" style:diagonal-tl-br="none" fo:border="0.74pt solid #000000" fo:padding="0.71mm" style:rotation-align="none"/>
    </style:style>
    <style:style style:name="ce8" style:family="table-cell" style:parent-style-name="Default" style:data-style-name="N3">
      <style:table-cell-properties fo:background-color="#ffffff" style:diagonal-bl-tr="none" style:diagonal-tl-br="none" fo:border="0.74pt soli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245" table:default-cell-style-name="ce1"/>
        <table:table-column table:style-name="co1" table:number-columns-repeated="767" table:default-cell-style-name="Default"/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 table:style-name="ce13" office:value-type="string" calcext:value-type="string" table:number-columns-spanned="2" table:number-rows-spanned="1">
            <text:p>Evolution relative 2010/09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Evolution absolue 2010/09</text:p>
          </table:table-cell>
          <table:covered-table-cell table:style-name="ce13"/>
          <table:table-cell table:number-columns-repeated="1008"/>
        </table:table-row>
        <table:table-row table:style-name="ro2">
          <table:table-cell table:number-columns-repeated="11"/>
          <table:table-cell table:style-name="ce11"/>
          <table:table-cell table:style-name="ce6" office:value-type="string" calcext:value-type="string">
            <text:p>métropole</text:p>
          </table:table-cell>
          <table:table-cell table:style-name="ce6" office:value-type="string" calcext:value-type="string">
            <text:p>Outre-mer</text:p>
          </table:table-cell>
          <table:table-cell table:style-name="ce6" office:value-type="string" calcext:value-type="string">
            <text:p>métropole</text:p>
          </table:table-cell>
          <table:table-cell table:style-name="ce6" office:value-type="string" calcext:value-type="string">
            <text:p>Outre-mer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 office:value-type="string" calcext:value-type="string">
            <text:p> Médecins</text:p>
          </table:table-cell>
          <table:table-cell table:style-name="ce15" table:formula="of:=(207457-209143)/209143" office:value-type="percentage" office:value="-0.00806146990336755" calcext:value-type="percentage">
            <text:p>-0,8%</text:p>
          </table:table-cell>
          <table:table-cell table:style-name="ce15" table:formula="of:=(4587-4678)/4678" office:value-type="percentage" office:value="-0.0194527575887131" calcext:value-type="percentage">
            <text:p>-1,9%</text:p>
          </table:table-cell>
          <table:table-cell table:style-name="ce8" office:value-type="float" office:value="-1686" calcext:value-type="float">
            <text:p>-1 686</text:p>
          </table:table-cell>
          <table:table-cell table:style-name="ce8" office:value-type="float" office:value="-91" calcext:value-type="float">
            <text:p>-91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 office:value-type="string" calcext:value-type="string">
            <text:p> Chirurgiens-dentistes</text:p>
          </table:table-cell>
          <table:table-cell table:style-name="ce15" table:formula="of:=(40930-41116)/41116" office:value-type="percentage" office:value="-0.00452378636054091" calcext:value-type="percentage">
            <text:p>-0,5%</text:p>
          </table:table-cell>
          <table:table-cell table:style-name="ce15" table:formula="of:=(869-852)/852" office:value-type="percentage" office:value="0.0199530516431925" calcext:value-type="percentage">
            <text:p>2,0%</text:p>
          </table:table-cell>
          <table:table-cell table:style-name="ce8" office:value-type="float" office:value="-186" calcext:value-type="float">
            <text:p>-186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 office:value-type="string" calcext:value-type="string">
            <text:p> Sages-femmes</text:p>
          </table:table-cell>
          <table:table-cell table:style-name="ce15" table:formula="of:=(19208-18847)/18847" office:value-type="percentage" office:value="0.0191542420544384" calcext:value-type="percentage">
            <text:p>1,9%</text:p>
          </table:table-cell>
          <table:table-cell table:style-name="ce15" table:formula="of:=(832-804)/804" office:value-type="percentage" office:value="0.0348258706467662" calcext:value-type="percentage">
            <text:p>3,5%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 office:value-type="string" calcext:value-type="string">
            <text:p> Pharmaciens</text:p>
          </table:table-cell>
          <table:table-cell table:style-name="ce15" table:formula="of:=(74059-73128)/73128" office:value-type="percentage" office:value="0.0127311016300186" calcext:value-type="percentage">
            <text:p>1,3%</text:p>
          </table:table-cell>
          <table:table-cell table:style-name="ce15" table:formula="of:=(1373-1337)/1337" office:value-type="percentage" office:value="0.0269259536275243" calcext:value-type="percentage">
            <text:p>2,7%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2" table:number-columns-repeated="5"/>
          <table:table-cell table:number-columns-repeated="100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05:40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17.09mm"/>
    </style:style>
    <style:style style:name="co3" style:family="table-column">
      <style:table-column-properties fo:break-before="auto" style:column-width="16.28mm"/>
    </style:style>
    <style:style style:name="co4" style:family="table-column">
      <style:table-column-properties fo:break-before="auto" style:column-width="20.09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47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padding="0.71mm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3">
      <style:table-cell-properties fo:border="0.06pt solid #000000" fo:padding="0.71mm"/>
    </style:style>
    <style:style style:name="ce22" style:family="table-cell" style:parent-style-name="Default">
      <style:table-cell-properties fo:border="0.06pt solid #000000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45" table:default-cell-style-name="ce1"/>
        <table:table-column table:style-name="co1" table:number-columns-repeated="767" table:default-cell-style-name="Default"/>
        <table:table-row table:style-name="ro1" table:number-rows-repeated="70">
          <table:table-cell table:number-columns-repeated="1024"/>
        </table:table-row>
        <table:table-row table:style-name="ro2">
          <table:table-cell table:number-columns-repeated="8"/>
          <table:table-cell table:style-name="ce5"/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string" calcext:value-type="string">
            <text:p>2011/2010 (en %)</text:p>
          </table:table-cell>
          <table:table-cell table:style-name="ce15" office:value-type="float" office:value="2010" calcext:value-type="float">
            <text:p>2010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14" office:value-type="string" calcext:value-type="string">
            <text:p>Budget (1)</text:p>
          </table:table-cell>
          <table:table-cell table:style-name="ce14" table:number-columns-repeated="4"/>
          <table:table-cell table:number-columns-repeated="1011"/>
        </table:table-row>
        <table:table-row table:style-name="ro2">
          <table:table-cell table:number-columns-repeated="8"/>
          <table:table-cell table:style-name="ce5" office:value-type="string" calcext:value-type="string">
            <text:p>Crédits de paiement</text:p>
          </table:table-cell>
          <table:table-cell table:style-name="ce16" office:value-type="float" office:value="6632.1" calcext:value-type="float">
            <text:p>6632,1</text:p>
          </table:table-cell>
          <table:table-cell table:style-name="ce17" office:value-type="float" office:value="7138.1" calcext:value-type="float">
            <text:p>7138,1</text:p>
          </table:table-cell>
          <table:table-cell table:style-name="ce18" office:value-type="percentage" office:value="0.043" calcext:value-type="percentage">
            <text:p>4,30%</text:p>
          </table:table-cell>
          <table:table-cell table:style-name="ce20" table:formula="of:=[.K73]/(1+[.L73])" office:value-type="float" office:value="6843.815915628" calcext:value-type="float">
            <text:p>6843,8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5" office:value-type="string" calcext:value-type="string">
            <text:p>dont dépenses de personnel</text:p>
          </table:table-cell>
          <table:table-cell table:style-name="ce17" office:value-type="float" office:value="4068.9" calcext:value-type="float">
            <text:p>4068,9</text:p>
          </table:table-cell>
          <table:table-cell table:style-name="ce17" office:value-type="float" office:value="4374.8" calcext:value-type="float">
            <text:p>4374,8</text:p>
          </table:table-cell>
          <table:table-cell table:style-name="ce18" office:value-type="percentage" office:value="0.038" calcext:value-type="percentage">
            <text:p>3,80%</text:p>
          </table:table-cell>
          <table:table-cell table:style-name="ce20" table:formula="of:=[.K74]/(1+[.L74])" office:value-type="float" office:value="4214.64354527938" calcext:value-type="float">
            <text:p>4214,6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14" office:value-type="string" calcext:value-type="string" table:number-columns-spanned="4" table:number-rows-spanned="1">
            <text:p>Frais de justice ,aide juridictionnelle (2)</text:p>
          </table:table-cell>
          <table:covered-table-cell table:number-columns-repeated="3" table:style-name="ce14"/>
          <table:table-cell table:style-name="ce21"/>
          <table:table-cell table:number-columns-repeated="1011"/>
        </table:table-row>
        <table:table-row table:style-name="ro2">
          <table:table-cell table:number-columns-repeated="8"/>
          <table:table-cell table:style-name="ce5" office:value-type="string" calcext:value-type="string">
            <text:p>Frais de justice</text:p>
          </table:table-cell>
          <table:table-cell table:style-name="ce17" office:value-type="float" office:value="432.5" calcext:value-type="float">
            <text:p>432,5</text:p>
          </table:table-cell>
          <table:table-cell table:style-name="ce17" office:value-type="float" office:value="400" calcext:value-type="float">
            <text:p>400</text:p>
          </table:table-cell>
          <table:table-cell table:style-name="ce19" office:value-type="percentage" office:value="0.046" calcext:value-type="percentage">
            <text:p>4,60 %</text:p>
          </table:table-cell>
          <table:table-cell table:style-name="ce20" table:formula="of:=[.K76]/(1+[.L76])" office:value-type="float" office:value="382.409177820268" calcext:value-type="float">
            <text:p>382,4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5" office:value-type="string" calcext:value-type="string">
            <text:p>aide juridictionnelle</text:p>
          </table:table-cell>
          <table:table-cell table:style-name="ce17" office:value-type="float" office:value="308.4" calcext:value-type="float">
            <text:p>308,4</text:p>
          </table:table-cell>
          <table:table-cell table:number-columns-repeated="3" table:style-name="ce17" office:value-type="string" calcext:value-type="string">
            <text:p>nd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14" office:value-type="string" calcext:value-type="string" table:number-columns-spanned="2" table:number-rows-spanned="1">
            <text:p>Effectifs réel (3)</text:p>
          </table:table-cell>
          <table:covered-table-cell table:style-name="ce14"/>
          <table:table-cell table:style-name="ce14" table:number-columns-repeated="2"/>
          <table:table-cell table:style-name="ce22"/>
          <table:table-cell table:number-columns-repeated="1011"/>
        </table:table-row>
        <table:table-row table:style-name="ro2">
          <table:table-cell table:number-columns-repeated="8"/>
          <table:table-cell table:style-name="ce5" office:value-type="string" calcext:value-type="string">
            <text:p>Ensemble de la justice</text:p>
          </table:table-cell>
          <table:table-cell table:style-name="ce17" office:value-type="float" office:value="72749" calcext:value-type="float">
            <text:p>72749</text:p>
          </table:table-cell>
          <table:table-cell table:style-name="ce17" office:value-type="float" office:value="76025" calcext:value-type="float">
            <text:p>76025</text:p>
          </table:table-cell>
          <table:table-cell table:style-name="ce19" office:value-type="percentage" office:value="0.033" calcext:value-type="percentage">
            <text:p>3,30 %</text:p>
          </table:table-cell>
          <table:table-cell table:style-name="ce20" table:formula="of:=[.K79]/(1+[.L79])" office:value-type="float" office:value="73596.3213939981" calcext:value-type="float">
            <text:p>73596,3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5" office:value-type="string" calcext:value-type="string">
            <text:p>dont justice judiciaire </text:p>
          </table:table-cell>
          <table:table-cell table:style-name="ce17" office:value-type="float" office:value="29295" calcext:value-type="float">
            <text:p>29295</text:p>
          </table:table-cell>
          <table:table-cell table:style-name="ce17" office:value-type="float" office:value="31018" calcext:value-type="float">
            <text:p>31018</text:p>
          </table:table-cell>
          <table:table-cell table:style-name="ce19" office:value-type="percentage" office:value="0.046" calcext:value-type="percentage">
            <text:p>4,60 %</text:p>
          </table:table-cell>
          <table:table-cell table:style-name="ce20" table:formula="of:=[.K80]/(1+[.L80])" office:value-type="float" office:value="29653.9196940727" calcext:value-type="float">
            <text:p>29653,9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5" office:value-type="string" calcext:value-type="string">
            <text:p>dont administration pénitentiaire</text:p>
          </table:table-cell>
          <table:table-cell table:style-name="ce17" office:value-type="float" office:value="33020" calcext:value-type="float">
            <text:p>33020</text:p>
          </table:table-cell>
          <table:table-cell table:style-name="ce17" office:value-type="float" office:value="35057" calcext:value-type="float">
            <text:p>35057</text:p>
          </table:table-cell>
          <table:table-cell table:style-name="ce19" office:value-type="percentage" office:value="0.035" calcext:value-type="percentage">
            <text:p>3,50 %</text:p>
          </table:table-cell>
          <table:table-cell table:style-name="ce20" table:formula="of:=[.K81]/(1+[.L81])" office:value-type="float" office:value="33871.4975845411" calcext:value-type="float">
            <text:p>33871,5</text:p>
          </table:table-cell>
          <table:table-cell table:number-columns-repeated="101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percentage-style style:name="N114">
      <number:number number:decimal-places="1" loext:min-decimal-places="1" number:min-integer-digits="1"/>
      <number:text>%</number:text>
    </number:percentage-style>
    <number:percentage-style style:name="N115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34:05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44.41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0.09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27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number-columns-repeated="2" table:default-cell-style-name="ce1"/>
        <table:table-column table:style-name="co1" table:number-columns-repeated="240" table:default-cell-style-name="ce1"/>
        <table:table-column table:style-name="co1" table:number-columns-repeated="767" table:default-cell-style-name="Default"/>
        <table:table-row table:style-name="ro1" table:number-rows-repeated="88">
          <table:table-cell table:number-columns-repeated="1024"/>
        </table:table-row>
        <table:table-row table:style-name="ro2">
          <table:table-cell table:number-columns-repeated="6"/>
          <table:table-cell table:style-name="ce22" office:value-type="string" calcext:value-type="string">
            <text:p>superficie en hectare</text:p>
          </table:table-cell>
          <table:table-cell table:style-name="ce22" office:value-type="string" calcext:value-type="string">
            <text:p>Evol 2005/1979</text:p>
          </table:table-cell>
          <table:table-cell table:style-name="ce22" office:value-type="string" calcext:value-type="string">
            <text:p>Evol 2000/2005</text:p>
          </table:table-cell>
          <table:table-cell table:number-columns-repeated="240"/>
          <table:table-cell table:style-name="Default" table:number-columns-repeated="8"/>
          <table:table-cell table:number-columns-repeated="767"/>
        </table:table-row>
        <table:table-row table:style-name="ro2">
          <table:table-cell table:number-columns-repeated="6"/>
          <table:table-cell table:style-name="ce23" office:value-type="string" calcext:value-type="string">
            <text:p>[0 ; 20[</text:p>
          </table:table-cell>
          <table:table-cell table:style-name="ce25" office:value-type="percentage" office:value="-0.691003911342894" calcext:value-type="percentage">
            <text:p>-69,1%</text:p>
          </table:table-cell>
          <table:table-cell table:style-name="ce25" office:value-type="percentage" office:value="-0.270769230769231" calcext:value-type="percentage">
            <text:p>-27,1%</text:p>
          </table:table-cell>
          <table:table-cell table:number-columns-repeated="240"/>
          <table:table-cell table:style-name="Default" table:number-columns-repeated="8"/>
          <table:table-cell table:number-columns-repeated="767"/>
        </table:table-row>
        <table:table-row table:style-name="ro2">
          <table:table-cell table:number-columns-repeated="6"/>
          <table:table-cell table:style-name="ce23" office:value-type="string" calcext:value-type="string">
            <text:p>[20 ; 50[ </text:p>
          </table:table-cell>
          <table:table-cell table:style-name="ce25" office:value-type="percentage" office:value="-0.685878962536023" calcext:value-type="percentage">
            <text:p>-68,6%</text:p>
          </table:table-cell>
          <table:table-cell table:style-name="ce25" office:value-type="percentage" office:value="-0.210144927536232" calcext:value-type="percentage">
            <text:p>-21,0%</text:p>
          </table:table-cell>
          <table:table-cell table:number-columns-repeated="240"/>
          <table:table-cell table:style-name="Default" table:number-columns-repeated="8"/>
          <table:table-cell table:number-columns-repeated="767"/>
        </table:table-row>
        <table:table-row table:style-name="ro2">
          <table:table-cell table:number-columns-repeated="6"/>
          <table:table-cell table:style-name="ce23" office:value-type="string" calcext:value-type="string">
            <text:p>[50 ; 100[ </text:p>
          </table:table-cell>
          <table:table-cell table:style-name="ce25" office:value-type="percentage" office:value="-0.00877192982456143" calcext:value-type="percentage">
            <text:p>-0,9%</text:p>
          </table:table-cell>
          <table:table-cell table:style-name="ce25" office:value-type="percentage" office:value="-0.0737704918032787" calcext:value-type="percentage">
            <text:p>-7,4%</text:p>
          </table:table-cell>
          <table:table-cell table:number-columns-repeated="240"/>
          <table:table-cell table:style-name="Default" table:number-columns-repeated="8"/>
          <table:table-cell table:number-columns-repeated="767"/>
        </table:table-row>
        <table:table-row table:style-name="ro2">
          <table:table-cell table:number-columns-repeated="6"/>
          <table:table-cell table:style-name="ce23" office:value-type="string" calcext:value-type="string">
            <text:p>[100 ; 200[ </text:p>
          </table:table-cell>
          <table:table-cell table:style-name="ce25" office:value-type="percentage" office:value="1.41379310344828" calcext:value-type="percentage">
            <text:p>141,4%</text:p>
          </table:table-cell>
          <table:table-cell table:style-name="ce25" office:value-type="percentage" office:value="0.09375" calcext:value-type="percentage">
            <text:p>9,4%</text:p>
          </table:table-cell>
          <table:table-cell table:number-columns-repeated="240"/>
          <table:table-cell table:style-name="Default" table:number-columns-repeated="8"/>
          <table:table-cell table:number-columns-repeated="767"/>
        </table:table-row>
        <table:table-row table:style-name="ro2">
          <table:table-cell table:number-columns-repeated="6"/>
          <table:table-cell table:style-name="ce23" office:value-type="string" calcext:value-type="string">
            <text:p>&gt; 200</text:p>
          </table:table-cell>
          <table:table-cell table:style-name="ce25" office:value-type="percentage" office:value="1.83333333333333" calcext:value-type="percentage">
            <text:p>183,3%</text:p>
          </table:table-cell>
          <table:table-cell table:style-name="ce25" office:value-type="percentage" office:value="0.214285714285714" calcext:value-type="percentage">
            <text:p>21,4%</text:p>
          </table:table-cell>
          <table:table-cell table:number-columns-repeated="240"/>
          <table:table-cell table:style-name="Default" table:number-columns-repeated="8"/>
          <table:table-cell table:number-columns-repeated="767"/>
        </table:table-row>
        <table:table-row table:style-name="ro2">
          <table:table-cell table:number-columns-repeated="6"/>
          <table:table-cell table:style-name="ce24" office:value-type="string" calcext:value-type="string">
            <text:p>Ensemble</text:p>
          </table:table-cell>
          <table:table-cell table:style-name="ce26" office:value-type="percentage" office:value="-0.567695961995249" calcext:value-type="percentage">
            <text:p>-56,8%</text:p>
          </table:table-cell>
          <table:table-cell table:style-name="ce26" office:value-type="percentage" office:value="-0.176470588235294" calcext:value-type="percentage">
            <text:p>-17,6%</text:p>
          </table:table-cell>
          <table:table-cell table:number-columns-repeated="240"/>
          <table:table-cell table:style-name="Default" table:number-columns-repeated="8"/>
          <table:table-cell table:number-columns-repeated="76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1:42:58.0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